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g₀</text:p>
          </table:table-cell>
          <table:table-cell office:value-type="string" calcext:value-type="string">
            <text:p>Mig₁</text:p>
          </table:table-cell>
          <table:table-cell office:value-type="string" calcext:value-type="string">
            <text:p>Mig₂</text:p>
          </table:table-cell>
          <table:table-cell office:value-type="string" calcext:value-type="string">
            <text:p>Mig₃</text:p>
          </table:table-cell>
          <table:table-cell office:value-type="string" calcext:value-type="string">
            <text:p>Mig₄</text:p>
          </table:table-cell>
          <table:table-cell office:value-type="string" calcext:value-type="string">
            <text:p>Mig₅</text:p>
          </table:table-cell>
        </table:table-row>
        <table:table-row table:style-name="ro1">
          <table:table-cell office:value-type="float" office:value="4347624" calcext:value-type="float">
            <text:p>4347624</text:p>
          </table:table-cell>
          <table:table-cell office:value-type="float" office:value="19533996" calcext:value-type="float">
            <text:p>19533996</text:p>
          </table:table-cell>
          <table:table-cell office:value-type="float" office:value="17038348" calcext:value-type="float">
            <text:p>17038348</text:p>
          </table:table-cell>
          <table:table-cell office:value-type="float" office:value="36499228" calcext:value-type="float">
            <text:p>36499228</text:p>
          </table:table-cell>
          <table:table-cell office:value-type="float" office:value="22997236" calcext:value-type="float">
            <text:p>22997236</text:p>
          </table:table-cell>
          <table:table-cell office:value-type="float" office:value="20163912" calcext:value-type="float">
            <text:p>20163912</text:p>
          </table:table-cell>
        </table:table-row>
        <table:table-row table:style-name="ro1">
          <table:table-cell office:value-type="float" office:value="4348628" calcext:value-type="float">
            <text:p>4348628</text:p>
          </table:table-cell>
          <table:table-cell office:value-type="float" office:value="19533932" calcext:value-type="float">
            <text:p>19533932</text:p>
          </table:table-cell>
          <table:table-cell office:value-type="float" office:value="17038252" calcext:value-type="float">
            <text:p>17038252</text:p>
          </table:table-cell>
          <table:table-cell office:value-type="float" office:value="36498988" calcext:value-type="float">
            <text:p>36498988</text:p>
          </table:table-cell>
          <table:table-cell office:value-type="float" office:value="22996980" calcext:value-type="float">
            <text:p>22996980</text:p>
          </table:table-cell>
          <table:table-cell office:value-type="float" office:value="20163384" calcext:value-type="float">
            <text:p>20163384</text:p>
          </table:table-cell>
        </table:table-row>
        <table:table-row table:style-name="ro1">
          <table:table-cell office:value-type="float" office:value="4348012" calcext:value-type="float">
            <text:p>4348012</text:p>
          </table:table-cell>
          <table:table-cell office:value-type="float" office:value="19535500" calcext:value-type="float">
            <text:p>19535500</text:p>
          </table:table-cell>
          <table:table-cell office:value-type="float" office:value="17038056" calcext:value-type="float">
            <text:p>17038056</text:p>
          </table:table-cell>
          <table:table-cell office:value-type="float" office:value="36499052" calcext:value-type="float">
            <text:p>36499052</text:p>
          </table:table-cell>
          <table:table-cell office:value-type="float" office:value="22996980" calcext:value-type="float">
            <text:p>22996980</text:p>
          </table:table-cell>
          <table:table-cell office:value-type="float" office:value="20164824" calcext:value-type="float">
            <text:p>20164824</text:p>
          </table:table-cell>
        </table:table-row>
        <table:table-row table:style-name="ro1">
          <table:table-cell office:value-type="float" office:value="4347996" calcext:value-type="float">
            <text:p>4347996</text:p>
          </table:table-cell>
          <table:table-cell office:value-type="float" office:value="19535500" calcext:value-type="float">
            <text:p>19535500</text:p>
          </table:table-cell>
          <table:table-cell office:value-type="float" office:value="17037860" calcext:value-type="float">
            <text:p>17037860</text:p>
          </table:table-cell>
          <table:table-cell office:value-type="float" office:value="36498636" calcext:value-type="float">
            <text:p>36498636</text:p>
          </table:table-cell>
          <table:table-cell office:value-type="float" office:value="22999072" calcext:value-type="float">
            <text:p>22999072</text:p>
          </table:table-cell>
          <table:table-cell office:value-type="float" office:value="20164708" calcext:value-type="float">
            <text:p>20164708</text:p>
          </table:table-cell>
        </table:table-row>
        <table:table-row table:style-name="ro1">
          <table:table-cell office:value-type="float" office:value="4347456" calcext:value-type="float">
            <text:p>4347456</text:p>
          </table:table-cell>
          <table:table-cell office:value-type="float" office:value="19535500" calcext:value-type="float">
            <text:p>19535500</text:p>
          </table:table-cell>
          <table:table-cell office:value-type="float" office:value="17037828" calcext:value-type="float">
            <text:p>17037828</text:p>
          </table:table-cell>
          <table:table-cell office:value-type="float" office:value="36498500" calcext:value-type="float">
            <text:p>36498500</text:p>
          </table:table-cell>
          <table:table-cell office:value-type="float" office:value="22999048" calcext:value-type="float">
            <text:p>22999048</text:p>
          </table:table-cell>
          <table:table-cell office:value-type="float" office:value="20164644" calcext:value-type="float">
            <text:p>20164644</text:p>
          </table:table-cell>
        </table:table-row>
        <table:table-row table:style-name="ro1">
          <table:table-cell office:value-type="float" office:value="4347208" calcext:value-type="float">
            <text:p>4347208</text:p>
          </table:table-cell>
          <table:table-cell office:value-type="float" office:value="19535500" calcext:value-type="float">
            <text:p>19535500</text:p>
          </table:table-cell>
          <table:table-cell office:value-type="float" office:value="17037416" calcext:value-type="float">
            <text:p>17037416</text:p>
          </table:table-cell>
          <table:table-cell office:value-type="float" office:value="36498488" calcext:value-type="float">
            <text:p>36498488</text:p>
          </table:table-cell>
          <table:table-cell office:value-type="float" office:value="22998668" calcext:value-type="float">
            <text:p>22998668</text:p>
          </table:table-cell>
          <table:table-cell office:value-type="float" office:value="20164364" calcext:value-type="float">
            <text:p>20164364</text:p>
          </table:table-cell>
        </table:table-row>
        <table:table-row table:style-name="ro1">
          <table:table-cell office:value-type="float" office:value="4347996" calcext:value-type="float">
            <text:p>4347996</text:p>
          </table:table-cell>
          <table:table-cell office:value-type="float" office:value="19535500" calcext:value-type="float">
            <text:p>19535500</text:p>
          </table:table-cell>
          <table:table-cell office:value-type="float" office:value="17037256" calcext:value-type="float">
            <text:p>17037256</text:p>
          </table:table-cell>
          <table:table-cell office:value-type="float" office:value="36498536" calcext:value-type="float">
            <text:p>36498536</text:p>
          </table:table-cell>
          <table:table-cell office:value-type="float" office:value="22998388" calcext:value-type="float">
            <text:p>22998388</text:p>
          </table:table-cell>
          <table:table-cell office:value-type="float" office:value="20164252" calcext:value-type="float">
            <text:p>20164252</text:p>
          </table:table-cell>
        </table:table-row>
        <table:table-row table:style-name="ro1">
          <table:table-cell office:value-type="float" office:value="4347860" calcext:value-type="float">
            <text:p>4347860</text:p>
          </table:table-cell>
          <table:table-cell office:value-type="float" office:value="19534036" calcext:value-type="float">
            <text:p>19534036</text:p>
          </table:table-cell>
          <table:table-cell office:value-type="float" office:value="17037056" calcext:value-type="float">
            <text:p>17037056</text:p>
          </table:table-cell>
          <table:table-cell office:value-type="float" office:value="36498820" calcext:value-type="float">
            <text:p>36498820</text:p>
          </table:table-cell>
          <table:table-cell office:value-type="float" office:value="22998388" calcext:value-type="float">
            <text:p>22998388</text:p>
          </table:table-cell>
          <table:table-cell office:value-type="float" office:value="20163884" calcext:value-type="float">
            <text:p>20163884</text:p>
          </table:table-cell>
        </table:table-row>
        <table:table-row table:style-name="ro1">
          <table:table-cell office:value-type="float" office:value="4347860" calcext:value-type="float">
            <text:p>4347860</text:p>
          </table:table-cell>
          <table:table-cell office:value-type="float" office:value="19533972" calcext:value-type="float">
            <text:p>19533972</text:p>
          </table:table-cell>
          <table:table-cell office:value-type="float" office:value="17036896" calcext:value-type="float">
            <text:p>17036896</text:p>
          </table:table-cell>
          <table:table-cell office:value-type="float" office:value="36498676" calcext:value-type="float">
            <text:p>36498676</text:p>
          </table:table-cell>
          <table:table-cell office:value-type="float" office:value="22997328" calcext:value-type="float">
            <text:p>22997328</text:p>
          </table:table-cell>
          <table:table-cell office:value-type="float" office:value="20163796" calcext:value-type="float">
            <text:p>20163796</text:p>
          </table:table-cell>
        </table:table-row>
        <table:table-row table:style-name="ro1">
          <table:table-cell office:value-type="float" office:value="4348132" calcext:value-type="float">
            <text:p>4348132</text:p>
          </table:table-cell>
          <table:table-cell office:value-type="float" office:value="19533944" calcext:value-type="float">
            <text:p>19533944</text:p>
          </table:table-cell>
          <table:table-cell office:value-type="float" office:value="17036768" calcext:value-type="float">
            <text:p>17036768</text:p>
          </table:table-cell>
          <table:table-cell office:value-type="float" office:value="36498604" calcext:value-type="float">
            <text:p>36498604</text:p>
          </table:table-cell>
          <table:table-cell office:value-type="float" office:value="22999800" calcext:value-type="float">
            <text:p>22999800</text:p>
          </table:table-cell>
          <table:table-cell office:value-type="float" office:value="20163700" calcext:value-type="float">
            <text:p>20163700</text:p>
          </table:table-cell>
        </table:table-row>
        <table:table-row table:style-name="ro1">
          <table:table-cell office:value-type="float" office:value="4348232" calcext:value-type="float">
            <text:p>4348232</text:p>
          </table:table-cell>
          <table:table-cell office:value-type="float" office:value="19533916" calcext:value-type="float">
            <text:p>19533916</text:p>
          </table:table-cell>
          <table:table-cell office:value-type="float" office:value="17036704" calcext:value-type="float">
            <text:p>17036704</text:p>
          </table:table-cell>
          <table:table-cell office:value-type="float" office:value="36498472" calcext:value-type="float">
            <text:p>36498472</text:p>
          </table:table-cell>
          <table:table-cell office:value-type="float" office:value="22999800" calcext:value-type="float">
            <text:p>22999800</text:p>
          </table:table-cell>
          <table:table-cell office:value-type="float" office:value="20163616" calcext:value-type="float">
            <text:p>20163616</text:p>
          </table:table-cell>
        </table:table-row>
        <table:table-row table:style-name="ro1">
          <table:table-cell office:value-type="float" office:value="4348232" calcext:value-type="float">
            <text:p>4348232</text:p>
          </table:table-cell>
          <table:table-cell office:value-type="float" office:value="19533852" calcext:value-type="float">
            <text:p>19533852</text:p>
          </table:table-cell>
          <table:table-cell office:value-type="float" office:value="17036448" calcext:value-type="float">
            <text:p>17036448</text:p>
          </table:table-cell>
          <table:table-cell office:value-type="float" office:value="36498068" calcext:value-type="float">
            <text:p>36498068</text:p>
          </table:table-cell>
          <table:table-cell office:value-type="float" office:value="22999676" calcext:value-type="float">
            <text:p>22999676</text:p>
          </table:table-cell>
          <table:table-cell office:value-type="float" office:value="20163616" calcext:value-type="float">
            <text:p>20163616</text:p>
          </table:table-cell>
        </table:table-row>
        <table:table-row table:style-name="ro1">
          <table:table-cell office:value-type="float" office:value="4348152" calcext:value-type="float">
            <text:p>4348152</text:p>
          </table:table-cell>
          <table:table-cell office:value-type="float" office:value="19533852" calcext:value-type="float">
            <text:p>19533852</text:p>
          </table:table-cell>
          <table:table-cell office:value-type="float" office:value="17036384" calcext:value-type="float">
            <text:p>17036384</text:p>
          </table:table-cell>
          <table:table-cell office:value-type="float" office:value="36498208" calcext:value-type="float">
            <text:p>36498208</text:p>
          </table:table-cell>
          <table:table-cell office:value-type="float" office:value="22999552" calcext:value-type="float">
            <text:p>22999552</text:p>
          </table:table-cell>
          <table:table-cell office:value-type="float" office:value="20163332" calcext:value-type="float">
            <text:p>20163332</text:p>
          </table:table-cell>
        </table:table-row>
        <table:table-row table:style-name="ro1">
          <table:table-cell office:value-type="float" office:value="4348256" calcext:value-type="float">
            <text:p>4348256</text:p>
          </table:table-cell>
          <table:table-cell office:value-type="float" office:value="19533852" calcext:value-type="float">
            <text:p>19533852</text:p>
          </table:table-cell>
          <table:table-cell office:value-type="float" office:value="17037760" calcext:value-type="float">
            <text:p>17037760</text:p>
          </table:table-cell>
          <table:table-cell office:value-type="float" office:value="36498244" calcext:value-type="float">
            <text:p>36498244</text:p>
          </table:table-cell>
          <table:table-cell office:value-type="float" office:value="22999552" calcext:value-type="float">
            <text:p>22999552</text:p>
          </table:table-cell>
          <table:table-cell office:value-type="float" office:value="20163208" calcext:value-type="float">
            <text:p>20163208</text:p>
          </table:table-cell>
        </table:table-row>
        <table:table-row table:style-name="ro1">
          <table:table-cell office:value-type="float" office:value="4348256" calcext:value-type="float">
            <text:p>4348256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37636" calcext:value-type="float">
            <text:p>17037636</text:p>
          </table:table-cell>
          <table:table-cell office:value-type="float" office:value="36496008" calcext:value-type="float">
            <text:p>36496008</text:p>
          </table:table-cell>
          <table:table-cell office:value-type="float" office:value="22999552" calcext:value-type="float">
            <text:p>22999552</text:p>
          </table:table-cell>
          <table:table-cell office:value-type="float" office:value="20163144" calcext:value-type="float">
            <text:p>20163144</text:p>
          </table:table-cell>
        </table:table-row>
        <table:table-row table:style-name="ro1">
          <table:table-cell office:value-type="float" office:value="4348216" calcext:value-type="float">
            <text:p>4348216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37540" calcext:value-type="float">
            <text:p>17037540</text:p>
          </table:table-cell>
          <table:table-cell office:value-type="float" office:value="36495952" calcext:value-type="float">
            <text:p>36495952</text:p>
          </table:table-cell>
          <table:table-cell office:value-type="float" office:value="22999552" calcext:value-type="float">
            <text:p>22999552</text:p>
          </table:table-cell>
          <table:table-cell office:value-type="float" office:value="20163140" calcext:value-type="float">
            <text:p>20163140</text:p>
          </table:table-cell>
        </table:table-row>
        <table:table-row table:style-name="ro1">
          <table:table-cell office:value-type="float" office:value="4348204" calcext:value-type="float">
            <text:p>4348204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40324" calcext:value-type="float">
            <text:p>17040324</text:p>
          </table:table-cell>
          <table:table-cell office:value-type="float" office:value="36495620" calcext:value-type="float">
            <text:p>36495620</text:p>
          </table:table-cell>
          <table:table-cell office:value-type="float" office:value="23002032" calcext:value-type="float">
            <text:p>23002032</text:p>
          </table:table-cell>
          <table:table-cell office:value-type="float" office:value="20162852" calcext:value-type="float">
            <text:p>20162852</text:p>
          </table:table-cell>
        </table:table-row>
        <table:table-row table:style-name="ro1">
          <table:table-cell office:value-type="float" office:value="4348080" calcext:value-type="float">
            <text:p>4348080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40324" calcext:value-type="float">
            <text:p>17040324</text:p>
          </table:table-cell>
          <table:table-cell office:value-type="float" office:value="36495656" calcext:value-type="float">
            <text:p>36495656</text:p>
          </table:table-cell>
          <table:table-cell office:value-type="float" office:value="23001464" calcext:value-type="float">
            <text:p>23001464</text:p>
          </table:table-cell>
          <table:table-cell office:value-type="float" office:value="20162820" calcext:value-type="float">
            <text:p>20162820</text:p>
          </table:table-cell>
        </table:table-row>
        <table:table-row table:style-name="ro1">
          <table:table-cell office:value-type="float" office:value="4348048" calcext:value-type="float">
            <text:p>4348048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40196" calcext:value-type="float">
            <text:p>17040196</text:p>
          </table:table-cell>
          <table:table-cell office:value-type="float" office:value="36495336" calcext:value-type="float">
            <text:p>36495336</text:p>
          </table:table-cell>
          <table:table-cell office:value-type="float" office:value="23001464" calcext:value-type="float">
            <text:p>23001464</text:p>
          </table:table-cell>
          <table:table-cell office:value-type="float" office:value="20162680" calcext:value-type="float">
            <text:p>20162680</text:p>
          </table:table-cell>
        </table:table-row>
        <table:table-row table:style-name="ro1">
          <table:table-cell office:value-type="float" office:value="4347800" calcext:value-type="float">
            <text:p>4347800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40040" calcext:value-type="float">
            <text:p>17040040</text:p>
          </table:table-cell>
          <table:table-cell office:value-type="float" office:value="36495528" calcext:value-type="float">
            <text:p>36495528</text:p>
          </table:table-cell>
          <table:table-cell office:value-type="float" office:value="23001464" calcext:value-type="float">
            <text:p>23001464</text:p>
          </table:table-cell>
          <table:table-cell office:value-type="float" office:value="20162648" calcext:value-type="float">
            <text:p>20162648</text:p>
          </table:table-cell>
        </table:table-row>
        <table:table-row table:style-name="ro1">
          <table:table-cell office:value-type="float" office:value="4347800" calcext:value-type="float">
            <text:p>4347800</text:p>
          </table:table-cell>
          <table:table-cell office:value-type="float" office:value="19533764" calcext:value-type="float">
            <text:p>19533764</text:p>
          </table:table-cell>
          <table:table-cell office:value-type="float" office:value="17039848" calcext:value-type="float">
            <text:p>17039848</text:p>
          </table:table-cell>
          <table:table-cell office:value-type="float" office:value="36495952" calcext:value-type="float">
            <text:p>36495952</text:p>
          </table:table-cell>
          <table:table-cell office:value-type="float" office:value="23001264" calcext:value-type="float">
            <text:p>23001264</text:p>
          </table:table-cell>
          <table:table-cell office:value-type="float" office:value="20162552" calcext:value-type="float">
            <text:p>20162552</text:p>
          </table:table-cell>
        </table:table-row>
        <table:table-row table:style-name="ro1">
          <table:table-cell office:value-type="float" office:value="4347232" calcext:value-type="float">
            <text:p>4347232</text:p>
          </table:table-cell>
          <table:table-cell office:value-type="float" office:value="19533720" calcext:value-type="float">
            <text:p>19533720</text:p>
          </table:table-cell>
          <table:table-cell office:value-type="float" office:value="17039564" calcext:value-type="float">
            <text:p>17039564</text:p>
          </table:table-cell>
          <table:table-cell office:value-type="float" office:value="36495272" calcext:value-type="float">
            <text:p>36495272</text:p>
          </table:table-cell>
          <table:table-cell office:value-type="float" office:value="23001072" calcext:value-type="float">
            <text:p>23001072</text:p>
          </table:table-cell>
          <table:table-cell office:value-type="float" office:value="20164176" calcext:value-type="float">
            <text:p>20164176</text:p>
          </table:table-cell>
        </table:table-row>
        <table:table-row table:style-name="ro1">
          <table:table-cell office:value-type="float" office:value="4346980" calcext:value-type="float">
            <text:p>4346980</text:p>
          </table:table-cell>
          <table:table-cell office:value-type="float" office:value="19533660" calcext:value-type="float">
            <text:p>19533660</text:p>
          </table:table-cell>
          <table:table-cell office:value-type="float" office:value="17039436" calcext:value-type="float">
            <text:p>17039436</text:p>
          </table:table-cell>
          <table:table-cell office:value-type="float" office:value="36495588" calcext:value-type="float">
            <text:p>36495588</text:p>
          </table:table-cell>
          <table:table-cell office:value-type="float" office:value="23001072" calcext:value-type="float">
            <text:p>23001072</text:p>
          </table:table-cell>
          <table:table-cell office:value-type="float" office:value="20164112" calcext:value-type="float">
            <text:p>20164112</text:p>
          </table:table-cell>
        </table:table-row>
        <table:table-row table:style-name="ro1">
          <table:table-cell office:value-type="float" office:value="4347104" calcext:value-type="float">
            <text:p>4347104</text:p>
          </table:table-cell>
          <table:table-cell office:value-type="float" office:value="19533660" calcext:value-type="float">
            <text:p>19533660</text:p>
          </table:table-cell>
          <table:table-cell office:value-type="float" office:value="17039340" calcext:value-type="float">
            <text:p>17039340</text:p>
          </table:table-cell>
          <table:table-cell office:value-type="float" office:value="36495152" calcext:value-type="float">
            <text:p>36495152</text:p>
          </table:table-cell>
          <table:table-cell office:value-type="float" office:value="23000512" calcext:value-type="float">
            <text:p>23000512</text:p>
          </table:table-cell>
          <table:table-cell office:value-type="float" office:value="20164104" calcext:value-type="float">
            <text:p>20164104</text:p>
          </table:table-cell>
        </table:table-row>
        <table:table-row table:style-name="ro1">
          <table:table-cell office:value-type="float" office:value="4348360" calcext:value-type="float">
            <text:p>4348360</text:p>
          </table:table-cell>
          <table:table-cell office:value-type="float" office:value="19533564" calcext:value-type="float">
            <text:p>19533564</text:p>
          </table:table-cell>
          <table:table-cell office:value-type="float" office:value="17039216" calcext:value-type="float">
            <text:p>17039216</text:p>
          </table:table-cell>
          <table:table-cell office:value-type="float" office:value="36495288" calcext:value-type="float">
            <text:p>36495288</text:p>
          </table:table-cell>
          <table:table-cell office:value-type="float" office:value="23000512" calcext:value-type="float">
            <text:p>23000512</text:p>
          </table:table-cell>
          <table:table-cell office:value-type="float" office:value="20164072" calcext:value-type="float">
            <text:p>20164072</text:p>
          </table:table-cell>
        </table:table-row>
        <table:table-row table:style-name="ro1">
          <table:table-cell office:value-type="float" office:value="4348160" calcext:value-type="float">
            <text:p>4348160</text:p>
          </table:table-cell>
          <table:table-cell office:value-type="float" office:value="19533536" calcext:value-type="float">
            <text:p>19533536</text:p>
          </table:table-cell>
          <table:table-cell office:value-type="float" office:value="17039212" calcext:value-type="float">
            <text:p>17039212</text:p>
          </table:table-cell>
          <table:table-cell office:value-type="float" office:value="36496868" calcext:value-type="float">
            <text:p>36496868</text:p>
          </table:table-cell>
          <table:table-cell office:value-type="float" office:value="23000512" calcext:value-type="float">
            <text:p>23000512</text:p>
          </table:table-cell>
          <table:table-cell office:value-type="float" office:value="20163480" calcext:value-type="float">
            <text:p>20163480</text:p>
          </table:table-cell>
        </table:table-row>
        <table:table-row table:style-name="ro1">
          <table:table-cell office:value-type="float" office:value="4348036" calcext:value-type="float">
            <text:p>4348036</text:p>
          </table:table-cell>
          <table:table-cell office:value-type="float" office:value="19533536" calcext:value-type="float">
            <text:p>19533536</text:p>
          </table:table-cell>
          <table:table-cell office:value-type="float" office:value="17039148" calcext:value-type="float">
            <text:p>17039148</text:p>
          </table:table-cell>
          <table:table-cell office:value-type="float" office:value="36496264" calcext:value-type="float">
            <text:p>36496264</text:p>
          </table:table-cell>
          <table:table-cell office:value-type="float" office:value="23002496" calcext:value-type="float">
            <text:p>23002496</text:p>
          </table:table-cell>
          <table:table-cell office:value-type="float" office:value="20164792" calcext:value-type="float">
            <text:p>20164792</text:p>
          </table:table-cell>
        </table:table-row>
        <table:table-row table:style-name="ro1">
          <table:table-cell office:value-type="float" office:value="4348576" calcext:value-type="float">
            <text:p>4348576</text:p>
          </table:table-cell>
          <table:table-cell office:value-type="float" office:value="19533440" calcext:value-type="float">
            <text:p>19533440</text:p>
          </table:table-cell>
          <table:table-cell office:value-type="float" office:value="17038956" calcext:value-type="float">
            <text:p>17038956</text:p>
          </table:table-cell>
          <table:table-cell office:value-type="float" office:value="36494580" calcext:value-type="float">
            <text:p>36494580</text:p>
          </table:table-cell>
          <table:table-cell office:value-type="float" office:value="23002496" calcext:value-type="float">
            <text:p>23002496</text:p>
          </table:table-cell>
          <table:table-cell office:value-type="float" office:value="20164760" calcext:value-type="float">
            <text:p>20164760</text:p>
          </table:table-cell>
        </table:table-row>
        <table:table-row table:style-name="ro1">
          <table:table-cell office:value-type="float" office:value="4485500" calcext:value-type="float">
            <text:p>4485500</text:p>
          </table:table-cell>
          <table:table-cell office:value-type="float" office:value="19533440" calcext:value-type="float">
            <text:p>19533440</text:p>
          </table:table-cell>
          <table:table-cell office:value-type="float" office:value="17038796" calcext:value-type="float">
            <text:p>17038796</text:p>
          </table:table-cell>
          <table:table-cell office:value-type="float" office:value="36494440" calcext:value-type="float">
            <text:p>36494440</text:p>
          </table:table-cell>
          <table:table-cell office:value-type="float" office:value="23004316" calcext:value-type="float">
            <text:p>23004316</text:p>
          </table:table-cell>
          <table:table-cell office:value-type="float" office:value="20164760" calcext:value-type="float">
            <text:p>20164760</text:p>
          </table:table-cell>
        </table:table-row>
        <table:table-row table:style-name="ro1">
          <table:table-cell office:value-type="float" office:value="4505604" calcext:value-type="float">
            <text:p>4505604</text:p>
          </table:table-cell>
          <table:table-cell office:value-type="float" office:value="19533440" calcext:value-type="float">
            <text:p>19533440</text:p>
          </table:table-cell>
          <table:table-cell office:value-type="float" office:value="17038700" calcext:value-type="float">
            <text:p>17038700</text:p>
          </table:table-cell>
          <table:table-cell office:value-type="float" office:value="36494100" calcext:value-type="float">
            <text:p>36494100</text:p>
          </table:table-cell>
          <table:table-cell office:value-type="float" office:value="23004440" calcext:value-type="float">
            <text:p>23004440</text:p>
          </table:table-cell>
          <table:table-cell office:value-type="float" office:value="20164632" calcext:value-type="float">
            <text:p>20164632</text:p>
          </table:table-cell>
        </table:table-row>
        <table:table-row table:style-name="ro1">
          <table:table-cell office:value-type="float" office:value="4515844" calcext:value-type="float">
            <text:p>4515844</text:p>
          </table:table-cell>
          <table:table-cell office:value-type="float" office:value="19533376" calcext:value-type="float">
            <text:p>19533376</text:p>
          </table:table-cell>
          <table:table-cell office:value-type="float" office:value="17038636" calcext:value-type="float">
            <text:p>17038636</text:p>
          </table:table-cell>
          <table:table-cell office:value-type="float" office:value="36494200" calcext:value-type="float">
            <text:p>36494200</text:p>
          </table:table-cell>
          <table:table-cell office:value-type="float" office:value="23006300" calcext:value-type="float">
            <text:p>23006300</text:p>
          </table:table-cell>
          <table:table-cell office:value-type="float" office:value="20164432" calcext:value-type="float">
            <text:p>20164432</text:p>
          </table:table-cell>
        </table:table-row>
        <table:table-row table:style-name="ro1">
          <table:table-cell office:value-type="float" office:value="4517908" calcext:value-type="float">
            <text:p>4517908</text:p>
          </table:table-cell>
          <table:table-cell office:value-type="float" office:value="19533376" calcext:value-type="float">
            <text:p>19533376</text:p>
          </table:table-cell>
          <table:table-cell office:value-type="float" office:value="17038476" calcext:value-type="float">
            <text:p>17038476</text:p>
          </table:table-cell>
          <table:table-cell office:value-type="float" office:value="36493820" calcext:value-type="float">
            <text:p>36493820</text:p>
          </table:table-cell>
          <table:table-cell office:value-type="float" office:value="23006176" calcext:value-type="float">
            <text:p>23006176</text:p>
          </table:table-cell>
          <table:table-cell office:value-type="float" office:value="20164148" calcext:value-type="float">
            <text:p>20164148</text:p>
          </table:table-cell>
        </table:table-row>
        <table:table-row table:style-name="ro1">
          <table:table-cell office:value-type="float" office:value="4500980" calcext:value-type="float">
            <text:p>4500980</text:p>
          </table:table-cell>
          <table:table-cell office:value-type="float" office:value="19533376" calcext:value-type="float">
            <text:p>19533376</text:p>
          </table:table-cell>
          <table:table-cell office:value-type="float" office:value="17038284" calcext:value-type="float">
            <text:p>17038284</text:p>
          </table:table-cell>
          <table:table-cell office:value-type="float" office:value="36493972" calcext:value-type="float">
            <text:p>36493972</text:p>
          </table:table-cell>
          <table:table-cell office:value-type="float" office:value="23006176" calcext:value-type="float">
            <text:p>23006176</text:p>
          </table:table-cell>
          <table:table-cell office:value-type="float" office:value="20164180" calcext:value-type="float">
            <text:p>20164180</text:p>
          </table:table-cell>
        </table:table-row>
        <table:table-row table:style-name="ro1">
          <table:table-cell office:value-type="float" office:value="4499628" calcext:value-type="float">
            <text:p>4499628</text:p>
          </table:table-cell>
          <table:table-cell office:value-type="float" office:value="19533376" calcext:value-type="float">
            <text:p>19533376</text:p>
          </table:table-cell>
          <table:table-cell office:value-type="float" office:value="17038124" calcext:value-type="float">
            <text:p>17038124</text:p>
          </table:table-cell>
          <table:table-cell office:value-type="float" office:value="36493912" calcext:value-type="float">
            <text:p>36493912</text:p>
          </table:table-cell>
          <table:table-cell office:value-type="float" office:value="23005944" calcext:value-type="float">
            <text:p>23005944</text:p>
          </table:table-cell>
          <table:table-cell office:value-type="float" office:value="20163892" calcext:value-type="float">
            <text:p>20163892</text:p>
          </table:table-cell>
        </table:table-row>
        <table:table-row table:style-name="ro1">
          <table:table-cell office:value-type="float" office:value="4492996" calcext:value-type="float">
            <text:p>4492996</text:p>
          </table:table-cell>
          <table:table-cell office:value-type="float" office:value="19531552" calcext:value-type="float">
            <text:p>19531552</text:p>
          </table:table-cell>
          <table:table-cell office:value-type="float" office:value="17037996" calcext:value-type="float">
            <text:p>17037996</text:p>
          </table:table-cell>
          <table:table-cell office:value-type="float" office:value="36493672" calcext:value-type="float">
            <text:p>36493672</text:p>
          </table:table-cell>
          <table:table-cell office:value-type="float" office:value="23005912" calcext:value-type="float">
            <text:p>23005912</text:p>
          </table:table-cell>
          <table:table-cell office:value-type="float" office:value="20163864" calcext:value-type="float">
            <text:p>20163864</text:p>
          </table:table-cell>
        </table:table-row>
        <table:table-row table:style-name="ro1">
          <table:table-cell office:value-type="float" office:value="4513476" calcext:value-type="float">
            <text:p>4513476</text:p>
          </table:table-cell>
          <table:table-cell office:value-type="float" office:value="19531520" calcext:value-type="float">
            <text:p>19531520</text:p>
          </table:table-cell>
          <table:table-cell office:value-type="float" office:value="17037932" calcext:value-type="float">
            <text:p>17037932</text:p>
          </table:table-cell>
          <table:table-cell office:value-type="float" office:value="36493628" calcext:value-type="float">
            <text:p>36493628</text:p>
          </table:table-cell>
          <table:table-cell office:value-type="float" office:value="23005912" calcext:value-type="float">
            <text:p>23005912</text:p>
          </table:table-cell>
          <table:table-cell office:value-type="float" office:value="20163704" calcext:value-type="float">
            <text:p>20163704</text:p>
          </table:table-cell>
        </table:table-row>
        <table:table-row table:style-name="ro1">
          <table:table-cell office:value-type="float" office:value="4497204" calcext:value-type="float">
            <text:p>4497204</text:p>
          </table:table-cell>
          <table:table-cell office:value-type="float" office:value="19531456" calcext:value-type="float">
            <text:p>19531456</text:p>
          </table:table-cell>
          <table:table-cell office:value-type="float" office:value="17037772" calcext:value-type="float">
            <text:p>17037772</text:p>
          </table:table-cell>
          <table:table-cell office:value-type="float" office:value="36493216" calcext:value-type="float">
            <text:p>36493216</text:p>
          </table:table-cell>
          <table:table-cell office:value-type="float" office:value="23006904" calcext:value-type="float">
            <text:p>23006904</text:p>
          </table:table-cell>
          <table:table-cell office:value-type="float" office:value="20163444" calcext:value-type="float">
            <text:p>20163444</text:p>
          </table:table-cell>
        </table:table-row>
        <table:table-row table:style-name="ro1">
          <table:table-cell office:value-type="float" office:value="4509300" calcext:value-type="float">
            <text:p>4509300</text:p>
          </table:table-cell>
          <table:table-cell office:value-type="float" office:value="19531332" calcext:value-type="float">
            <text:p>19531332</text:p>
          </table:table-cell>
          <table:table-cell office:value-type="float" office:value="17037612" calcext:value-type="float">
            <text:p>17037612</text:p>
          </table:table-cell>
          <table:table-cell office:value-type="float" office:value="36491796" calcext:value-type="float">
            <text:p>36491796</text:p>
          </table:table-cell>
          <table:table-cell office:value-type="float" office:value="23006284" calcext:value-type="float">
            <text:p>23006284</text:p>
          </table:table-cell>
          <table:table-cell office:value-type="float" office:value="20163320" calcext:value-type="float">
            <text:p>20163320</text:p>
          </table:table-cell>
        </table:table-row>
        <table:table-row table:style-name="ro1">
          <table:table-cell office:value-type="float" office:value="4493384" calcext:value-type="float">
            <text:p>4493384</text:p>
          </table:table-cell>
          <table:table-cell office:value-type="float" office:value="19531144" calcext:value-type="float">
            <text:p>19531144</text:p>
          </table:table-cell>
          <table:table-cell office:value-type="float" office:value="17037580" calcext:value-type="float">
            <text:p>17037580</text:p>
          </table:table-cell>
          <table:table-cell office:value-type="float" office:value="36491804" calcext:value-type="float">
            <text:p>36491804</text:p>
          </table:table-cell>
          <table:table-cell office:value-type="float" office:value="23006284" calcext:value-type="float">
            <text:p>23006284</text:p>
          </table:table-cell>
          <table:table-cell office:value-type="float" office:value="20163128" calcext:value-type="float">
            <text:p>20163128</text:p>
          </table:table-cell>
        </table:table-row>
        <table:table-row table:style-name="ro1">
          <table:table-cell office:value-type="float" office:value="4498204" calcext:value-type="float">
            <text:p>4498204</text:p>
          </table:table-cell>
          <table:table-cell office:value-type="float" office:value="19531052" calcext:value-type="float">
            <text:p>19531052</text:p>
          </table:table-cell>
          <table:table-cell office:value-type="float" office:value="17037512" calcext:value-type="float">
            <text:p>17037512</text:p>
          </table:table-cell>
          <table:table-cell office:value-type="float" office:value="36491732" calcext:value-type="float">
            <text:p>36491732</text:p>
          </table:table-cell>
          <table:table-cell office:value-type="float" office:value="23006160" calcext:value-type="float">
            <text:p>23006160</text:p>
          </table:table-cell>
          <table:table-cell office:value-type="float" office:value="20163096" calcext:value-type="float">
            <text:p>20163096</text:p>
          </table:table-cell>
        </table:table-row>
        <table:table-row table:style-name="ro1">
          <table:table-cell office:value-type="float" office:value="4494212" calcext:value-type="float">
            <text:p>4494212</text:p>
          </table:table-cell>
          <table:table-cell office:value-type="float" office:value="19530852" calcext:value-type="float">
            <text:p>19530852</text:p>
          </table:table-cell>
          <table:table-cell office:value-type="float" office:value="17037452" calcext:value-type="float">
            <text:p>17037452</text:p>
          </table:table-cell>
          <table:table-cell office:value-type="float" office:value="36491968" calcext:value-type="float">
            <text:p>36491968</text:p>
          </table:table-cell>
          <table:table-cell office:value-type="float" office:value="23005564" calcext:value-type="float">
            <text:p>23005564</text:p>
          </table:table-cell>
          <table:table-cell office:value-type="float" office:value="20163000" calcext:value-type="float">
            <text:p>20163000</text:p>
          </table:table-cell>
        </table:table-row>
        <table:table-row table:style-name="ro1">
          <table:table-cell office:value-type="float" office:value="4481840" calcext:value-type="float">
            <text:p>4481840</text:p>
          </table:table-cell>
          <table:table-cell office:value-type="float" office:value="19530724" calcext:value-type="float">
            <text:p>19530724</text:p>
          </table:table-cell>
          <table:table-cell office:value-type="float" office:value="17037260" calcext:value-type="float">
            <text:p>17037260</text:p>
          </table:table-cell>
          <table:table-cell office:value-type="float" office:value="36491292" calcext:value-type="float">
            <text:p>36491292</text:p>
          </table:table-cell>
          <table:table-cell office:value-type="float" office:value="23005564" calcext:value-type="float">
            <text:p>23005564</text:p>
          </table:table-cell>
          <table:table-cell office:value-type="float" office:value="20162848" calcext:value-type="float">
            <text:p>20162848</text:p>
          </table:table-cell>
        </table:table-row>
        <table:table-row table:style-name="ro1">
          <table:table-cell office:value-type="float" office:value="4498208" calcext:value-type="float">
            <text:p>4498208</text:p>
          </table:table-cell>
          <table:table-cell office:value-type="float" office:value="19530724" calcext:value-type="float">
            <text:p>19530724</text:p>
          </table:table-cell>
          <table:table-cell office:value-type="float" office:value="17038572" calcext:value-type="float">
            <text:p>17038572</text:p>
          </table:table-cell>
          <table:table-cell office:value-type="float" office:value="36490292" calcext:value-type="float">
            <text:p>36490292</text:p>
          </table:table-cell>
          <table:table-cell office:value-type="float" office:value="23005316" calcext:value-type="float">
            <text:p>23005316</text:p>
          </table:table-cell>
          <table:table-cell office:value-type="float" office:value="20162816" calcext:value-type="float">
            <text:p>20162816</text:p>
          </table:table-cell>
        </table:table-row>
        <table:table-row table:style-name="ro1">
          <table:table-cell office:value-type="float" office:value="4507016" calcext:value-type="float">
            <text:p>4507016</text:p>
          </table:table-cell>
          <table:table-cell office:value-type="float" office:value="19531216" calcext:value-type="float">
            <text:p>19531216</text:p>
          </table:table-cell>
          <table:table-cell office:value-type="float" office:value="17038508" calcext:value-type="float">
            <text:p>17038508</text:p>
          </table:table-cell>
          <table:table-cell office:value-type="float" office:value="36490288" calcext:value-type="float">
            <text:p>36490288</text:p>
          </table:table-cell>
          <table:table-cell office:value-type="float" office:value="23005316" calcext:value-type="float">
            <text:p>23005316</text:p>
          </table:table-cell>
          <table:table-cell office:value-type="float" office:value="20162688" calcext:value-type="float">
            <text:p>20162688</text:p>
          </table:table-cell>
        </table:table-row>
        <table:table-row table:style-name="ro1">
          <table:table-cell office:value-type="float" office:value="4508540" calcext:value-type="float">
            <text:p>4508540</text:p>
          </table:table-cell>
          <table:table-cell office:value-type="float" office:value="19531176" calcext:value-type="float">
            <text:p>19531176</text:p>
          </table:table-cell>
          <table:table-cell office:value-type="float" office:value="17040016" calcext:value-type="float">
            <text:p>17040016</text:p>
          </table:table-cell>
          <table:table-cell office:value-type="float" office:value="36490312" calcext:value-type="float">
            <text:p>36490312</text:p>
          </table:table-cell>
          <table:table-cell office:value-type="float" office:value="23005316" calcext:value-type="float">
            <text:p>23005316</text:p>
          </table:table-cell>
          <table:table-cell office:value-type="float" office:value="20163612" calcext:value-type="float">
            <text:p>20163612</text:p>
          </table:table-cell>
        </table:table-row>
        <table:table-row table:style-name="ro1">
          <table:table-cell office:value-type="float" office:value="4489256" calcext:value-type="float">
            <text:p>4489256</text:p>
          </table:table-cell>
          <table:table-cell office:value-type="float" office:value="19531176" calcext:value-type="float">
            <text:p>19531176</text:p>
          </table:table-cell>
          <table:table-cell office:value-type="float" office:value="17039952" calcext:value-type="float">
            <text:p>17039952</text:p>
          </table:table-cell>
          <table:table-cell office:value-type="float" office:value="36490192" calcext:value-type="float">
            <text:p>36490192</text:p>
          </table:table-cell>
          <table:table-cell office:value-type="float" office:value="23005176" calcext:value-type="float">
            <text:p>23005176</text:p>
          </table:table-cell>
          <table:table-cell office:value-type="float" office:value="20163700" calcext:value-type="float">
            <text:p>20163700</text:p>
          </table:table-cell>
        </table:table-row>
        <table:table-row table:style-name="ro1">
          <table:table-cell office:value-type="float" office:value="4494772" calcext:value-type="float">
            <text:p>4494772</text:p>
          </table:table-cell>
          <table:table-cell office:value-type="float" office:value="19531176" calcext:value-type="float">
            <text:p>19531176</text:p>
          </table:table-cell>
          <table:table-cell office:value-type="float" office:value="17039888" calcext:value-type="float">
            <text:p>17039888</text:p>
          </table:table-cell>
          <table:table-cell office:value-type="float" office:value="36491624" calcext:value-type="float">
            <text:p>36491624</text:p>
          </table:table-cell>
          <table:table-cell office:value-type="float" office:value="23005052" calcext:value-type="float">
            <text:p>23005052</text:p>
          </table:table-cell>
          <table:table-cell office:value-type="float" office:value="20162608" calcext:value-type="float">
            <text:p>20162608</text:p>
          </table:table-cell>
        </table:table-row>
        <table:table-row table:style-name="ro1">
          <table:table-cell office:value-type="float" office:value="4499840" calcext:value-type="float">
            <text:p>4499840</text:p>
          </table:table-cell>
          <table:table-cell office:value-type="float" office:value="19531144" calcext:value-type="float">
            <text:p>19531144</text:p>
          </table:table-cell>
          <table:table-cell office:value-type="float" office:value="17039664" calcext:value-type="float">
            <text:p>17039664</text:p>
          </table:table-cell>
          <table:table-cell office:value-type="float" office:value="36492756" calcext:value-type="float">
            <text:p>36492756</text:p>
          </table:table-cell>
          <table:table-cell office:value-type="float" office:value="23005052" calcext:value-type="float">
            <text:p>23005052</text:p>
          </table:table-cell>
          <table:table-cell office:value-type="float" office:value="20162568" calcext:value-type="float">
            <text:p>20162568</text:p>
          </table:table-cell>
        </table:table-row>
        <table:table-row table:style-name="ro1">
          <table:table-cell office:value-type="float" office:value="4496516" calcext:value-type="float">
            <text:p>4496516</text:p>
          </table:table-cell>
          <table:table-cell office:value-type="float" office:value="19529864" calcext:value-type="float">
            <text:p>19529864</text:p>
          </table:table-cell>
          <table:table-cell office:value-type="float" office:value="17039568" calcext:value-type="float">
            <text:p>17039568</text:p>
          </table:table-cell>
          <table:table-cell office:value-type="float" office:value="36492748" calcext:value-type="float">
            <text:p>36492748</text:p>
          </table:table-cell>
          <table:table-cell office:value-type="float" office:value="23005052" calcext:value-type="float">
            <text:p>23005052</text:p>
          </table:table-cell>
          <table:table-cell office:value-type="float" office:value="20162168" calcext:value-type="float">
            <text:p>20162168</text:p>
          </table:table-cell>
        </table:table-row>
        <table:table-row table:style-name="ro1">
          <table:table-cell office:value-type="float" office:value="4511220" calcext:value-type="float">
            <text:p>4511220</text:p>
          </table:table-cell>
          <table:table-cell office:value-type="float" office:value="19529832" calcext:value-type="float">
            <text:p>19529832</text:p>
          </table:table-cell>
          <table:table-cell office:value-type="float" office:value="17039436" calcext:value-type="float">
            <text:p>17039436</text:p>
          </table:table-cell>
          <table:table-cell office:value-type="float" office:value="36492848" calcext:value-type="float">
            <text:p>36492848</text:p>
          </table:table-cell>
          <table:table-cell office:value-type="float" office:value="23004892" calcext:value-type="float">
            <text:p>23004892</text:p>
          </table:table-cell>
          <table:table-cell office:value-type="float" office:value="20162136" calcext:value-type="float">
            <text:p>20162136</text:p>
          </table:table-cell>
        </table:table-row>
        <table:table-row table:style-name="ro1">
          <table:table-cell office:value-type="float" office:value="4500116" calcext:value-type="float">
            <text:p>4500116</text:p>
          </table:table-cell>
          <table:table-cell office:value-type="float" office:value="19529832" calcext:value-type="float">
            <text:p>19529832</text:p>
          </table:table-cell>
          <table:table-cell office:value-type="float" office:value="17039368" calcext:value-type="float">
            <text:p>17039368</text:p>
          </table:table-cell>
          <table:table-cell office:value-type="float" office:value="36493668" calcext:value-type="float">
            <text:p>36493668</text:p>
          </table:table-cell>
          <table:table-cell office:value-type="float" office:value="23004432" calcext:value-type="float">
            <text:p>23004432</text:p>
          </table:table-cell>
          <table:table-cell office:value-type="float" office:value="20162064" calcext:value-type="float">
            <text:p>20162064</text:p>
          </table:table-cell>
        </table:table-row>
        <table:table-row table:style-name="ro1">
          <table:table-cell office:value-type="float" office:value="4501160" calcext:value-type="float">
            <text:p>4501160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9400" calcext:value-type="float">
            <text:p>17039400</text:p>
          </table:table-cell>
          <table:table-cell office:value-type="float" office:value="36493552" calcext:value-type="float">
            <text:p>36493552</text:p>
          </table:table-cell>
          <table:table-cell office:value-type="float" office:value="23003856" calcext:value-type="float">
            <text:p>23003856</text:p>
          </table:table-cell>
          <table:table-cell office:value-type="float" office:value="20161840" calcext:value-type="float">
            <text:p>20161840</text:p>
          </table:table-cell>
        </table:table-row>
        <table:table-row table:style-name="ro1">
          <table:table-cell office:value-type="float" office:value="4495364" calcext:value-type="float">
            <text:p>4495364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9120" calcext:value-type="float">
            <text:p>17039120</text:p>
          </table:table-cell>
          <table:table-cell office:value-type="float" office:value="36492208" calcext:value-type="float">
            <text:p>36492208</text:p>
          </table:table-cell>
          <table:table-cell office:value-type="float" office:value="23003732" calcext:value-type="float">
            <text:p>23003732</text:p>
          </table:table-cell>
          <table:table-cell office:value-type="float" office:value="20161816" calcext:value-type="float">
            <text:p>20161816</text:p>
          </table:table-cell>
        </table:table-row>
        <table:table-row table:style-name="ro1">
          <table:table-cell office:value-type="float" office:value="4487712" calcext:value-type="float">
            <text:p>4487712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9088" calcext:value-type="float">
            <text:p>17039088</text:p>
          </table:table-cell>
          <table:table-cell office:value-type="float" office:value="36493604" calcext:value-type="float">
            <text:p>36493604</text:p>
          </table:table-cell>
          <table:table-cell office:value-type="float" office:value="23003732" calcext:value-type="float">
            <text:p>23003732</text:p>
          </table:table-cell>
          <table:table-cell office:value-type="float" office:value="20161580" calcext:value-type="float">
            <text:p>20161580</text:p>
          </table:table-cell>
        </table:table-row>
        <table:table-row table:style-name="ro1">
          <table:table-cell office:value-type="float" office:value="4504500" calcext:value-type="float">
            <text:p>4504500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8864" calcext:value-type="float">
            <text:p>17038864</text:p>
          </table:table-cell>
          <table:table-cell office:value-type="float" office:value="36493716" calcext:value-type="float">
            <text:p>36493716</text:p>
          </table:table-cell>
          <table:table-cell office:value-type="float" office:value="23003068" calcext:value-type="float">
            <text:p>23003068</text:p>
          </table:table-cell>
          <table:table-cell office:value-type="float" office:value="20161548" calcext:value-type="float">
            <text:p>20161548</text:p>
          </table:table-cell>
        </table:table-row>
        <table:table-row table:style-name="ro1">
          <table:table-cell office:value-type="float" office:value="4505940" calcext:value-type="float">
            <text:p>4505940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8800" calcext:value-type="float">
            <text:p>17038800</text:p>
          </table:table-cell>
          <table:table-cell office:value-type="float" office:value="36495048" calcext:value-type="float">
            <text:p>36495048</text:p>
          </table:table-cell>
          <table:table-cell office:value-type="float" office:value="23003068" calcext:value-type="float">
            <text:p>23003068</text:p>
          </table:table-cell>
          <table:table-cell office:value-type="float" office:value="20161516" calcext:value-type="float">
            <text:p>20161516</text:p>
          </table:table-cell>
        </table:table-row>
        <table:table-row table:style-name="ro1">
          <table:table-cell office:value-type="float" office:value="4486124" calcext:value-type="float">
            <text:p>4486124</text:p>
          </table:table-cell>
          <table:table-cell office:value-type="float" office:value="19529824" calcext:value-type="float">
            <text:p>19529824</text:p>
          </table:table-cell>
          <table:table-cell office:value-type="float" office:value="17038740" calcext:value-type="float">
            <text:p>17038740</text:p>
          </table:table-cell>
          <table:table-cell office:value-type="float" office:value="36496292" calcext:value-type="float">
            <text:p>36496292</text:p>
          </table:table-cell>
          <table:table-cell office:value-type="float" office:value="23005268" calcext:value-type="float">
            <text:p>23005268</text:p>
          </table:table-cell>
          <table:table-cell office:value-type="float" office:value="20161196" calcext:value-type="float">
            <text:p>20161196</text:p>
          </table:table-cell>
        </table:table-row>
        <table:table-row table:style-name="ro1">
          <table:table-cell office:value-type="float" office:value="4481868" calcext:value-type="float">
            <text:p>4481868</text:p>
          </table:table-cell>
          <table:table-cell office:value-type="float" office:value="19531360" calcext:value-type="float">
            <text:p>19531360</text:p>
          </table:table-cell>
          <table:table-cell office:value-type="float" office:value="17038612" calcext:value-type="float">
            <text:p>17038612</text:p>
          </table:table-cell>
          <table:table-cell office:value-type="float" office:value="36495972" calcext:value-type="float">
            <text:p>36495972</text:p>
          </table:table-cell>
          <table:table-cell office:value-type="float" office:value="23005248" calcext:value-type="float">
            <text:p>23005248</text:p>
          </table:table-cell>
          <table:table-cell office:value-type="float" office:value="20162700" calcext:value-type="float">
            <text:p>20162700</text:p>
          </table:table-cell>
        </table:table-row>
        <table:table-row table:style-name="ro1">
          <table:table-cell office:value-type="float" office:value="4479436" calcext:value-type="float">
            <text:p>4479436</text:p>
          </table:table-cell>
          <table:table-cell office:value-type="float" office:value="19531360" calcext:value-type="float">
            <text:p>19531360</text:p>
          </table:table-cell>
          <table:table-cell office:value-type="float" office:value="17038228" calcext:value-type="float">
            <text:p>17038228</text:p>
          </table:table-cell>
          <table:table-cell office:value-type="float" office:value="36495796" calcext:value-type="float">
            <text:p>36495796</text:p>
          </table:table-cell>
          <table:table-cell office:value-type="float" office:value="23004824" calcext:value-type="float">
            <text:p>23004824</text:p>
          </table:table-cell>
          <table:table-cell office:value-type="float" office:value="20164468" calcext:value-type="float">
            <text:p>20164468</text:p>
          </table:table-cell>
        </table:table-row>
        <table:table-row table:style-name="ro1">
          <table:table-cell office:value-type="float" office:value="4492688" calcext:value-type="float">
            <text:p>4492688</text:p>
          </table:table-cell>
          <table:table-cell office:value-type="float" office:value="19532896" calcext:value-type="float">
            <text:p>19532896</text:p>
          </table:table-cell>
          <table:table-cell office:value-type="float" office:value="17038128" calcext:value-type="float">
            <text:p>17038128</text:p>
          </table:table-cell>
          <table:table-cell office:value-type="float" office:value="36495716" calcext:value-type="float">
            <text:p>36495716</text:p>
          </table:table-cell>
          <table:table-cell office:value-type="float" office:value="23004824" calcext:value-type="float">
            <text:p>23004824</text:p>
          </table:table-cell>
          <table:table-cell office:value-type="float" office:value="20164436" calcext:value-type="float">
            <text:p>20164436</text:p>
          </table:table-cell>
        </table:table-row>
        <table:table-row table:style-name="ro1">
          <table:table-cell office:value-type="float" office:value="4502560" calcext:value-type="float">
            <text:p>4502560</text:p>
          </table:table-cell>
          <table:table-cell office:value-type="float" office:value="19532896" calcext:value-type="float">
            <text:p>19532896</text:p>
          </table:table-cell>
          <table:table-cell office:value-type="float" office:value="17038108" calcext:value-type="float">
            <text:p>17038108</text:p>
          </table:table-cell>
          <table:table-cell office:value-type="float" office:value="36495716" calcext:value-type="float">
            <text:p>36495716</text:p>
          </table:table-cell>
          <table:table-cell office:value-type="float" office:value="23004824" calcext:value-type="float">
            <text:p>23004824</text:p>
          </table:table-cell>
          <table:table-cell office:value-type="float" office:value="20164340" calcext:value-type="float">
            <text:p>20164340</text:p>
          </table:table-cell>
        </table:table-row>
        <table:table-row table:style-name="ro1">
          <table:table-cell office:value-type="float" office:value="4484672" calcext:value-type="float">
            <text:p>4484672</text:p>
          </table:table-cell>
          <table:table-cell office:value-type="float" office:value="19531424" calcext:value-type="float">
            <text:p>19531424</text:p>
          </table:table-cell>
          <table:table-cell office:value-type="float" office:value="17037900" calcext:value-type="float">
            <text:p>17037900</text:p>
          </table:table-cell>
          <table:table-cell office:value-type="float" office:value="36495384" calcext:value-type="float">
            <text:p>36495384</text:p>
          </table:table-cell>
          <table:table-cell office:value-type="float" office:value="23004824" calcext:value-type="float">
            <text:p>23004824</text:p>
          </table:table-cell>
          <table:table-cell office:value-type="float" office:value="20164308" calcext:value-type="float">
            <text:p>20164308</text:p>
          </table:table-cell>
        </table:table-row>
        <table:table-row table:style-name="ro1">
          <table:table-cell office:value-type="float" office:value="4515528" calcext:value-type="float">
            <text:p>4515528</text:p>
          </table:table-cell>
          <table:table-cell office:value-type="float" office:value="19531296" calcext:value-type="float">
            <text:p>19531296</text:p>
          </table:table-cell>
          <table:table-cell office:value-type="float" office:value="17037868" calcext:value-type="float">
            <text:p>17037868</text:p>
          </table:table-cell>
          <table:table-cell office:value-type="float" office:value="36495408" calcext:value-type="float">
            <text:p>36495408</text:p>
          </table:table-cell>
          <table:table-cell office:value-type="float" office:value="23004452" calcext:value-type="float">
            <text:p>23004452</text:p>
          </table:table-cell>
          <table:table-cell office:value-type="float" office:value="20163964" calcext:value-type="float">
            <text:p>20163964</text:p>
          </table:table-cell>
        </table:table-row>
        <table:table-row table:style-name="ro1">
          <table:table-cell office:value-type="float" office:value="4489664" calcext:value-type="float">
            <text:p>4489664</text:p>
          </table:table-cell>
          <table:table-cell office:value-type="float" office:value="19531264" calcext:value-type="float">
            <text:p>19531264</text:p>
          </table:table-cell>
          <table:table-cell office:value-type="float" office:value="17038796" calcext:value-type="float">
            <text:p>17038796</text:p>
          </table:table-cell>
          <table:table-cell office:value-type="float" office:value="36494864" calcext:value-type="float">
            <text:p>36494864</text:p>
          </table:table-cell>
          <table:table-cell office:value-type="float" office:value="23004452" calcext:value-type="float">
            <text:p>23004452</text:p>
          </table:table-cell>
          <table:table-cell office:value-type="float" office:value="20163808" calcext:value-type="float">
            <text:p>20163808</text:p>
          </table:table-cell>
        </table:table-row>
        <table:table-row table:style-name="ro1">
          <table:table-cell office:value-type="float" office:value="4500788" calcext:value-type="float">
            <text:p>4500788</text:p>
          </table:table-cell>
          <table:table-cell office:value-type="float" office:value="19532772" calcext:value-type="float">
            <text:p>19532772</text:p>
          </table:table-cell>
          <table:table-cell office:value-type="float" office:value="17037836" calcext:value-type="float">
            <text:p>17037836</text:p>
          </table:table-cell>
          <table:table-cell office:value-type="float" office:value="36494604" calcext:value-type="float">
            <text:p>36494604</text:p>
          </table:table-cell>
          <table:table-cell office:value-type="float" office:value="23004124" calcext:value-type="float">
            <text:p>23004124</text:p>
          </table:table-cell>
          <table:table-cell office:value-type="float" office:value="20163584" calcext:value-type="float">
            <text:p>20163584</text:p>
          </table:table-cell>
        </table:table-row>
        <table:table-row table:style-name="ro1">
          <table:table-cell office:value-type="float" office:value="4519496" calcext:value-type="float">
            <text:p>4519496</text:p>
          </table:table-cell>
          <table:table-cell office:value-type="float" office:value="19534244" calcext:value-type="float">
            <text:p>19534244</text:p>
          </table:table-cell>
          <table:table-cell office:value-type="float" office:value="17037676" calcext:value-type="float">
            <text:p>17037676</text:p>
          </table:table-cell>
          <table:table-cell office:value-type="float" office:value="36494436" calcext:value-type="float">
            <text:p>36494436</text:p>
          </table:table-cell>
          <table:table-cell office:value-type="float" office:value="23004124" calcext:value-type="float">
            <text:p>23004124</text:p>
          </table:table-cell>
          <table:table-cell office:value-type="float" office:value="20166656" calcext:value-type="float">
            <text:p>20166656</text:p>
          </table:table-cell>
        </table:table-row>
        <table:table-row table:style-name="ro1">
          <table:table-cell office:value-type="float" office:value="4501812" calcext:value-type="float">
            <text:p>4501812</text:p>
          </table:table-cell>
          <table:table-cell office:value-type="float" office:value="19534244" calcext:value-type="float">
            <text:p>19534244</text:p>
          </table:table-cell>
          <table:table-cell office:value-type="float" office:value="17037612" calcext:value-type="float">
            <text:p>17037612</text:p>
          </table:table-cell>
          <table:table-cell office:value-type="float" office:value="36494584" calcext:value-type="float">
            <text:p>36494584</text:p>
          </table:table-cell>
          <table:table-cell office:value-type="float" office:value="23004000" calcext:value-type="float">
            <text:p>23004000</text:p>
          </table:table-cell>
          <table:table-cell office:value-type="float" office:value="20167128" calcext:value-type="float">
            <text:p>20167128</text:p>
          </table:table-cell>
        </table:table-row>
        <table:table-row table:style-name="ro1">
          <table:table-cell office:value-type="float" office:value="4490764" calcext:value-type="float">
            <text:p>4490764</text:p>
          </table:table-cell>
          <table:table-cell office:value-type="float" office:value="19534244" calcext:value-type="float">
            <text:p>19534244</text:p>
          </table:table-cell>
          <table:table-cell office:value-type="float" office:value="17037580" calcext:value-type="float">
            <text:p>17037580</text:p>
          </table:table-cell>
          <table:table-cell office:value-type="float" office:value="36494656" calcext:value-type="float">
            <text:p>36494656</text:p>
          </table:table-cell>
          <table:table-cell office:value-type="float" office:value="23004000" calcext:value-type="float">
            <text:p>23004000</text:p>
          </table:table-cell>
          <table:table-cell office:value-type="float" office:value="20166344" calcext:value-type="float">
            <text:p>20166344</text:p>
          </table:table-cell>
        </table:table-row>
        <table:table-row table:style-name="ro1">
          <table:table-cell office:value-type="float" office:value="4497376" calcext:value-type="float">
            <text:p>4497376</text:p>
          </table:table-cell>
          <table:table-cell office:value-type="float" office:value="19535148" calcext:value-type="float">
            <text:p>19535148</text:p>
          </table:table-cell>
          <table:table-cell office:value-type="float" office:value="17037328" calcext:value-type="float">
            <text:p>17037328</text:p>
          </table:table-cell>
          <table:table-cell office:value-type="float" office:value="36492772" calcext:value-type="float">
            <text:p>36492772</text:p>
          </table:table-cell>
          <table:table-cell office:value-type="float" office:value="23003780" calcext:value-type="float">
            <text:p>23003780</text:p>
          </table:table-cell>
          <table:table-cell office:value-type="float" office:value="20166336" calcext:value-type="float">
            <text:p>20166336</text:p>
          </table:table-cell>
        </table:table-row>
        <table:table-row table:style-name="ro1">
          <table:table-cell office:value-type="float" office:value="4484280" calcext:value-type="float">
            <text:p>4484280</text:p>
          </table:table-cell>
          <table:table-cell office:value-type="float" office:value="19536140" calcext:value-type="float">
            <text:p>19536140</text:p>
          </table:table-cell>
          <table:table-cell office:value-type="float" office:value="17037200" calcext:value-type="float">
            <text:p>17037200</text:p>
          </table:table-cell>
          <table:table-cell office:value-type="float" office:value="36494100" calcext:value-type="float">
            <text:p>36494100</text:p>
          </table:table-cell>
          <table:table-cell office:value-type="float" office:value="23003780" calcext:value-type="float">
            <text:p>23003780</text:p>
          </table:table-cell>
          <table:table-cell office:value-type="float" office:value="20166240" calcext:value-type="float">
            <text:p>20166240</text:p>
          </table:table-cell>
        </table:table-row>
        <table:table-row table:style-name="ro1">
          <table:table-cell office:value-type="float" office:value="4493360" calcext:value-type="float">
            <text:p>4493360</text:p>
          </table:table-cell>
          <table:table-cell office:value-type="float" office:value="19534980" calcext:value-type="float">
            <text:p>19534980</text:p>
          </table:table-cell>
          <table:table-cell office:value-type="float" office:value="17037128" calcext:value-type="float">
            <text:p>17037128</text:p>
          </table:table-cell>
          <table:table-cell office:value-type="float" office:value="36494580" calcext:value-type="float">
            <text:p>36494580</text:p>
          </table:table-cell>
          <table:table-cell office:value-type="float" office:value="23003408" calcext:value-type="float">
            <text:p>23003408</text:p>
          </table:table-cell>
          <table:table-cell office:value-type="float" office:value="20166148" calcext:value-type="float">
            <text:p>20166148</text:p>
          </table:table-cell>
        </table:table-row>
        <table:table-row table:style-name="ro1">
          <table:table-cell office:value-type="float" office:value="4502984" calcext:value-type="float">
            <text:p>4502984</text:p>
          </table:table-cell>
          <table:table-cell office:value-type="float" office:value="19543412" calcext:value-type="float">
            <text:p>19543412</text:p>
          </table:table-cell>
          <table:table-cell office:value-type="float" office:value="17036996" calcext:value-type="float">
            <text:p>17036996</text:p>
          </table:table-cell>
          <table:table-cell office:value-type="float" office:value="36495372" calcext:value-type="float">
            <text:p>36495372</text:p>
          </table:table-cell>
          <table:table-cell office:value-type="float" office:value="23003368" calcext:value-type="float">
            <text:p>23003368</text:p>
          </table:table-cell>
          <table:table-cell office:value-type="float" office:value="20167492" calcext:value-type="float">
            <text:p>20167492</text:p>
          </table:table-cell>
        </table:table-row>
        <table:table-row table:style-name="ro1">
          <table:table-cell office:value-type="float" office:value="4497588" calcext:value-type="float">
            <text:p>4497588</text:p>
          </table:table-cell>
          <table:table-cell office:value-type="float" office:value="19543372" calcext:value-type="float">
            <text:p>19543372</text:p>
          </table:table-cell>
          <table:table-cell office:value-type="float" office:value="17036780" calcext:value-type="float">
            <text:p>17036780</text:p>
          </table:table-cell>
          <table:table-cell office:value-type="float" office:value="36495048" calcext:value-type="float">
            <text:p>36495048</text:p>
          </table:table-cell>
          <table:table-cell office:value-type="float" office:value="23003244" calcext:value-type="float">
            <text:p>23003244</text:p>
          </table:table-cell>
          <table:table-cell office:value-type="float" office:value="20167228" calcext:value-type="float">
            <text:p>20167228</text:p>
          </table:table-cell>
        </table:table-row>
        <table:table-row table:style-name="ro1">
          <table:table-cell office:value-type="float" office:value="4508160" calcext:value-type="float">
            <text:p>4508160</text:p>
          </table:table-cell>
          <table:table-cell office:value-type="float" office:value="19543348" calcext:value-type="float">
            <text:p>19543348</text:p>
          </table:table-cell>
          <table:table-cell office:value-type="float" office:value="17036748" calcext:value-type="float">
            <text:p>17036748</text:p>
          </table:table-cell>
          <table:table-cell office:value-type="float" office:value="36496212" calcext:value-type="float">
            <text:p>36496212</text:p>
          </table:table-cell>
          <table:table-cell office:value-type="float" office:value="23003244" calcext:value-type="float">
            <text:p>23003244</text:p>
          </table:table-cell>
          <table:table-cell office:value-type="float" office:value="20167196" calcext:value-type="float">
            <text:p>20167196</text:p>
          </table:table-cell>
        </table:table-row>
        <table:table-row table:style-name="ro1">
          <table:table-cell office:value-type="float" office:value="4507356" calcext:value-type="float">
            <text:p>4507356</text:p>
          </table:table-cell>
          <table:table-cell office:value-type="float" office:value="19543348" calcext:value-type="float">
            <text:p>19543348</text:p>
          </table:table-cell>
          <table:table-cell office:value-type="float" office:value="17036544" calcext:value-type="float">
            <text:p>17036544</text:p>
          </table:table-cell>
          <table:table-cell office:value-type="float" office:value="36496052" calcext:value-type="float">
            <text:p>36496052</text:p>
          </table:table-cell>
          <table:table-cell office:value-type="float" office:value="23003492" calcext:value-type="float">
            <text:p>23003492</text:p>
          </table:table-cell>
          <table:table-cell office:value-type="float" office:value="20168700" calcext:value-type="float">
            <text:p>20168700</text:p>
          </table:table-cell>
        </table:table-row>
        <table:table-row table:style-name="ro1">
          <table:table-cell office:value-type="float" office:value="4503492" calcext:value-type="float">
            <text:p>4503492</text:p>
          </table:table-cell>
          <table:table-cell office:value-type="float" office:value="19541848" calcext:value-type="float">
            <text:p>19541848</text:p>
          </table:table-cell>
          <table:table-cell office:value-type="float" office:value="17036292" calcext:value-type="float">
            <text:p>17036292</text:p>
          </table:table-cell>
          <table:table-cell office:value-type="float" office:value="36496128" calcext:value-type="float">
            <text:p>36496128</text:p>
          </table:table-cell>
          <table:table-cell office:value-type="float" office:value="23005628" calcext:value-type="float">
            <text:p>23005628</text:p>
          </table:table-cell>
          <table:table-cell office:value-type="float" office:value="20168700" calcext:value-type="float">
            <text:p>20168700</text:p>
          </table:table-cell>
        </table:table-row>
        <table:table-row table:style-name="ro1">
          <table:table-cell office:value-type="float" office:value="4517600" calcext:value-type="float">
            <text:p>4517600</text:p>
          </table:table-cell>
          <table:table-cell office:value-type="float" office:value="19541848" calcext:value-type="float">
            <text:p>19541848</text:p>
          </table:table-cell>
          <table:table-cell office:value-type="float" office:value="17036196" calcext:value-type="float">
            <text:p>17036196</text:p>
          </table:table-cell>
          <table:table-cell office:value-type="float" office:value="36496580" calcext:value-type="float">
            <text:p>36496580</text:p>
          </table:table-cell>
          <table:table-cell office:value-type="float" office:value="23004164" calcext:value-type="float">
            <text:p>23004164</text:p>
          </table:table-cell>
          <table:table-cell office:value-type="float" office:value="20168700" calcext:value-type="float">
            <text:p>20168700</text:p>
          </table:table-cell>
        </table:table-row>
        <table:table-row table:style-name="ro1">
          <table:table-cell office:value-type="float" office:value="4507360" calcext:value-type="float">
            <text:p>4507360</text:p>
          </table:table-cell>
          <table:table-cell office:value-type="float" office:value="19541848" calcext:value-type="float">
            <text:p>19541848</text:p>
          </table:table-cell>
          <table:table-cell office:value-type="float" office:value="17036100" calcext:value-type="float">
            <text:p>17036100</text:p>
          </table:table-cell>
          <table:table-cell office:value-type="float" office:value="36497208" calcext:value-type="float">
            <text:p>36497208</text:p>
          </table:table-cell>
          <table:table-cell office:value-type="float" office:value="23003984" calcext:value-type="float">
            <text:p>23003984</text:p>
          </table:table-cell>
          <table:table-cell office:value-type="float" office:value="20169592" calcext:value-type="float">
            <text:p>20169592</text:p>
          </table:table-cell>
        </table:table-row>
        <table:table-row table:style-name="ro1">
          <table:table-cell office:value-type="float" office:value="4500100" calcext:value-type="float">
            <text:p>4500100</text:p>
          </table:table-cell>
          <table:table-cell office:value-type="float" office:value="19541784" calcext:value-type="float">
            <text:p>19541784</text:p>
          </table:table-cell>
          <table:table-cell office:value-type="float" office:value="17036036" calcext:value-type="float">
            <text:p>17036036</text:p>
          </table:table-cell>
          <table:table-cell office:value-type="float" office:value="36496524" calcext:value-type="float">
            <text:p>36496524</text:p>
          </table:table-cell>
          <table:table-cell office:value-type="float" office:value="23003480" calcext:value-type="float">
            <text:p>23003480</text:p>
          </table:table-cell>
          <table:table-cell office:value-type="float" office:value="20171128" calcext:value-type="float">
            <text:p>20171128</text:p>
          </table:table-cell>
        </table:table-row>
        <table:table-row table:style-name="ro1">
          <table:table-cell office:value-type="float" office:value="4491080" calcext:value-type="float">
            <text:p>4491080</text:p>
          </table:table-cell>
          <table:table-cell office:value-type="float" office:value="19541784" calcext:value-type="float">
            <text:p>19541784</text:p>
          </table:table-cell>
          <table:table-cell office:value-type="float" office:value="17035908" calcext:value-type="float">
            <text:p>17035908</text:p>
          </table:table-cell>
          <table:table-cell office:value-type="float" office:value="36496476" calcext:value-type="float">
            <text:p>36496476</text:p>
          </table:table-cell>
          <table:table-cell office:value-type="float" office:value="23002688" calcext:value-type="float">
            <text:p>23002688</text:p>
          </table:table-cell>
          <table:table-cell office:value-type="float" office:value="20171128" calcext:value-type="float">
            <text:p>20171128</text:p>
          </table:table-cell>
        </table:table-row>
        <table:table-row table:style-name="ro1">
          <table:table-cell office:value-type="float" office:value="4483092" calcext:value-type="float">
            <text:p>4483092</text:p>
          </table:table-cell>
          <table:table-cell office:value-type="float" office:value="19541756" calcext:value-type="float">
            <text:p>19541756</text:p>
          </table:table-cell>
          <table:table-cell office:value-type="float" office:value="17035816" calcext:value-type="float">
            <text:p>17035816</text:p>
          </table:table-cell>
          <table:table-cell office:value-type="float" office:value="36498068" calcext:value-type="float">
            <text:p>36498068</text:p>
          </table:table-cell>
          <table:table-cell office:value-type="float" office:value="23002688" calcext:value-type="float">
            <text:p>23002688</text:p>
          </table:table-cell>
          <table:table-cell office:value-type="float" office:value="20171032" calcext:value-type="float">
            <text:p>20171032</text:p>
          </table:table-cell>
        </table:table-row>
        <table:table-row table:style-name="ro1">
          <table:table-cell office:value-type="float" office:value="4501164" calcext:value-type="float">
            <text:p>4501164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7224" calcext:value-type="float">
            <text:p>17037224</text:p>
          </table:table-cell>
          <table:table-cell office:value-type="float" office:value="36497548" calcext:value-type="float">
            <text:p>36497548</text:p>
          </table:table-cell>
          <table:table-cell office:value-type="float" office:value="23002316" calcext:value-type="float">
            <text:p>23002316</text:p>
          </table:table-cell>
          <table:table-cell office:value-type="float" office:value="20171032" calcext:value-type="float">
            <text:p>20171032</text:p>
          </table:table-cell>
        </table:table-row>
        <table:table-row table:style-name="ro1">
          <table:table-cell office:value-type="float" office:value="4493520" calcext:value-type="float">
            <text:p>4493520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6968" calcext:value-type="float">
            <text:p>17036968</text:p>
          </table:table-cell>
          <table:table-cell office:value-type="float" office:value="36497372" calcext:value-type="float">
            <text:p>36497372</text:p>
          </table:table-cell>
          <table:table-cell office:value-type="float" office:value="23002316" calcext:value-type="float">
            <text:p>23002316</text:p>
          </table:table-cell>
          <table:table-cell office:value-type="float" office:value="20170744" calcext:value-type="float">
            <text:p>20170744</text:p>
          </table:table-cell>
        </table:table-row>
        <table:table-row table:style-name="ro1">
          <table:table-cell office:value-type="float" office:value="4489980" calcext:value-type="float">
            <text:p>4489980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6828" calcext:value-type="float">
            <text:p>17036828</text:p>
          </table:table-cell>
          <table:table-cell office:value-type="float" office:value="36496860" calcext:value-type="float">
            <text:p>36496860</text:p>
          </table:table-cell>
          <table:table-cell office:value-type="float" office:value="23002316" calcext:value-type="float">
            <text:p>23002316</text:p>
          </table:table-cell>
          <table:table-cell office:value-type="float" office:value="20170620" calcext:value-type="float">
            <text:p>20170620</text:p>
          </table:table-cell>
        </table:table-row>
        <table:table-row table:style-name="ro1">
          <table:table-cell office:value-type="float" office:value="4490992" calcext:value-type="float">
            <text:p>4490992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6828" calcext:value-type="float">
            <text:p>17036828</text:p>
          </table:table-cell>
          <table:table-cell office:value-type="float" office:value="36498300" calcext:value-type="float">
            <text:p>36498300</text:p>
          </table:table-cell>
          <table:table-cell office:value-type="float" office:value="23004484" calcext:value-type="float">
            <text:p>23004484</text:p>
          </table:table-cell>
          <table:table-cell office:value-type="float" office:value="20170456" calcext:value-type="float">
            <text:p>20170456</text:p>
          </table:table-cell>
        </table:table-row>
        <table:table-row table:style-name="ro1">
          <table:table-cell office:value-type="float" office:value="4499488" calcext:value-type="float">
            <text:p>4499488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6664" calcext:value-type="float">
            <text:p>17036664</text:p>
          </table:table-cell>
          <table:table-cell office:value-type="float" office:value="36498084" calcext:value-type="float">
            <text:p>36498084</text:p>
          </table:table-cell>
          <table:table-cell office:value-type="float" office:value="23004244" calcext:value-type="float">
            <text:p>23004244</text:p>
          </table:table-cell>
          <table:table-cell office:value-type="float" office:value="20170456" calcext:value-type="float">
            <text:p>20170456</text:p>
          </table:table-cell>
        </table:table-row>
        <table:table-row table:style-name="ro1">
          <table:table-cell office:value-type="float" office:value="4497200" calcext:value-type="float">
            <text:p>4497200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7080" calcext:value-type="float">
            <text:p>17037080</text:p>
          </table:table-cell>
          <table:table-cell office:value-type="float" office:value="36497696" calcext:value-type="float">
            <text:p>36497696</text:p>
          </table:table-cell>
          <table:table-cell office:value-type="float" office:value="23001960" calcext:value-type="float">
            <text:p>23001960</text:p>
          </table:table-cell>
          <table:table-cell office:value-type="float" office:value="20170456" calcext:value-type="float">
            <text:p>20170456</text:p>
          </table:table-cell>
        </table:table-row>
        <table:table-row table:style-name="ro1">
          <table:table-cell office:value-type="float" office:value="4495012" calcext:value-type="float">
            <text:p>4495012</text:p>
          </table:table-cell>
          <table:table-cell office:value-type="float" office:value="19541724" calcext:value-type="float">
            <text:p>19541724</text:p>
          </table:table-cell>
          <table:table-cell office:value-type="float" office:value="17037680" calcext:value-type="float">
            <text:p>17037680</text:p>
          </table:table-cell>
          <table:table-cell office:value-type="float" office:value="36497336" calcext:value-type="float">
            <text:p>36497336</text:p>
          </table:table-cell>
          <table:table-cell office:value-type="float" office:value="23002060" calcext:value-type="float">
            <text:p>23002060</text:p>
          </table:table-cell>
          <table:table-cell office:value-type="float" office:value="20170168" calcext:value-type="float">
            <text:p>20170168</text:p>
          </table:table-cell>
        </table:table-row>
        <table:table-row table:style-name="ro1">
          <table:table-cell office:value-type="float" office:value="4500064" calcext:value-type="float">
            <text:p>4500064</text:p>
          </table:table-cell>
          <table:table-cell office:value-type="float" office:value="19540200" calcext:value-type="float">
            <text:p>19540200</text:p>
          </table:table-cell>
          <table:table-cell office:value-type="float" office:value="17037588" calcext:value-type="float">
            <text:p>17037588</text:p>
          </table:table-cell>
          <table:table-cell office:value-type="float" office:value="36497384" calcext:value-type="float">
            <text:p>36497384</text:p>
          </table:table-cell>
          <table:table-cell office:value-type="float" office:value="23001680" calcext:value-type="float">
            <text:p>23001680</text:p>
          </table:table-cell>
          <table:table-cell office:value-type="float" office:value="20170168" calcext:value-type="float">
            <text:p>20170168</text:p>
          </table:table-cell>
        </table:table-row>
        <table:table-row table:style-name="ro1">
          <table:table-cell office:value-type="float" office:value="4501024" calcext:value-type="float">
            <text:p>4501024</text:p>
          </table:table-cell>
          <table:table-cell office:value-type="float" office:value="19540072" calcext:value-type="float">
            <text:p>19540072</text:p>
          </table:table-cell>
          <table:table-cell office:value-type="float" office:value="17036696" calcext:value-type="float">
            <text:p>17036696</text:p>
          </table:table-cell>
          <table:table-cell office:value-type="float" office:value="36496492" calcext:value-type="float">
            <text:p>36496492</text:p>
          </table:table-cell>
          <table:table-cell office:value-type="float" office:value="23001680" calcext:value-type="float">
            <text:p>23001680</text:p>
          </table:table-cell>
          <table:table-cell office:value-type="float" office:value="20170168" calcext:value-type="float">
            <text:p>20170168</text:p>
          </table:table-cell>
        </table:table-row>
        <table:table-row table:style-name="ro1">
          <table:table-cell office:value-type="float" office:value="4495876" calcext:value-type="float">
            <text:p>4495876</text:p>
          </table:table-cell>
          <table:table-cell office:value-type="float" office:value="19540044" calcext:value-type="float">
            <text:p>19540044</text:p>
          </table:table-cell>
          <table:table-cell office:value-type="float" office:value="17038124" calcext:value-type="float">
            <text:p>17038124</text:p>
          </table:table-cell>
          <table:table-cell office:value-type="float" office:value="36495972" calcext:value-type="float">
            <text:p>36495972</text:p>
          </table:table-cell>
          <table:table-cell office:value-type="float" office:value="23001308" calcext:value-type="float">
            <text:p>23001308</text:p>
          </table:table-cell>
          <table:table-cell office:value-type="float" office:value="20169792" calcext:value-type="float">
            <text:p>20169792</text:p>
          </table:table-cell>
        </table:table-row>
        <table:table-row table:style-name="ro1">
          <table:table-cell office:value-type="float" office:value="4532232" calcext:value-type="float">
            <text:p>4532232</text:p>
          </table:table-cell>
          <table:table-cell office:value-type="float" office:value="19539884" calcext:value-type="float">
            <text:p>19539884</text:p>
          </table:table-cell>
          <table:table-cell office:value-type="float" office:value="17038060" calcext:value-type="float">
            <text:p>17038060</text:p>
          </table:table-cell>
          <table:table-cell office:value-type="float" office:value="36496192" calcext:value-type="float">
            <text:p>36496192</text:p>
          </table:table-cell>
          <table:table-cell office:value-type="float" office:value="23000824" calcext:value-type="float">
            <text:p>23000824</text:p>
          </table:table-cell>
          <table:table-cell office:value-type="float" office:value="20169696" calcext:value-type="float">
            <text:p>20169696</text:p>
          </table:table-cell>
        </table:table-row>
        <table:table-row table:style-name="ro1">
          <table:table-cell office:value-type="float" office:value="4505436" calcext:value-type="float">
            <text:p>4505436</text:p>
          </table:table-cell>
          <table:table-cell office:value-type="float" office:value="19539852" calcext:value-type="float">
            <text:p>19539852</text:p>
          </table:table-cell>
          <table:table-cell office:value-type="float" office:value="17037932" calcext:value-type="float">
            <text:p>17037932</text:p>
          </table:table-cell>
          <table:table-cell office:value-type="float" office:value="36495948" calcext:value-type="float">
            <text:p>36495948</text:p>
          </table:table-cell>
          <table:table-cell office:value-type="float" office:value="23000824" calcext:value-type="float">
            <text:p>23000824</text:p>
          </table:table-cell>
          <table:table-cell office:value-type="float" office:value="20169504" calcext:value-type="float">
            <text:p>20169504</text:p>
          </table:table-cell>
        </table:table-row>
        <table:table-row table:style-name="ro1">
          <table:table-cell office:value-type="float" office:value="4519848" calcext:value-type="float">
            <text:p>4519848</text:p>
          </table:table-cell>
          <table:table-cell office:value-type="float" office:value="19539852" calcext:value-type="float">
            <text:p>19539852</text:p>
          </table:table-cell>
          <table:table-cell office:value-type="float" office:value="17037900" calcext:value-type="float">
            <text:p>17037900</text:p>
          </table:table-cell>
          <table:table-cell office:value-type="float" office:value="36495876" calcext:value-type="float">
            <text:p>36495876</text:p>
          </table:table-cell>
          <table:table-cell office:value-type="float" office:value="23000752" calcext:value-type="float">
            <text:p>23000752</text:p>
          </table:table-cell>
          <table:table-cell office:value-type="float" office:value="20169412" calcext:value-type="float">
            <text:p>20169412</text:p>
          </table:table-cell>
        </table:table-row>
        <table:table-row table:style-name="ro1">
          <table:table-cell office:value-type="float" office:value="4526840" calcext:value-type="float">
            <text:p>4526840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7836" calcext:value-type="float">
            <text:p>17037836</text:p>
          </table:table-cell>
          <table:table-cell office:value-type="float" office:value="36497184" calcext:value-type="float">
            <text:p>36497184</text:p>
          </table:table-cell>
          <table:table-cell office:value-type="float" office:value="23000752" calcext:value-type="float">
            <text:p>23000752</text:p>
          </table:table-cell>
          <table:table-cell office:value-type="float" office:value="20169412" calcext:value-type="float">
            <text:p>20169412</text:p>
          </table:table-cell>
        </table:table-row>
        <table:table-row table:style-name="ro1">
          <table:table-cell office:value-type="float" office:value="4499288" calcext:value-type="float">
            <text:p>4499288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9048" calcext:value-type="float">
            <text:p>17039048</text:p>
          </table:table-cell>
          <table:table-cell office:value-type="float" office:value="36498404" calcext:value-type="float">
            <text:p>36498404</text:p>
          </table:table-cell>
          <table:table-cell office:value-type="float" office:value="23000752" calcext:value-type="float">
            <text:p>23000752</text:p>
          </table:table-cell>
          <table:table-cell office:value-type="float" office:value="20169412" calcext:value-type="float">
            <text:p>20169412</text:p>
          </table:table-cell>
        </table:table-row>
        <table:table-row table:style-name="ro1">
          <table:table-cell office:value-type="float" office:value="4495180" calcext:value-type="float">
            <text:p>4495180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8952" calcext:value-type="float">
            <text:p>17038952</text:p>
          </table:table-cell>
          <table:table-cell office:value-type="float" office:value="36498296" calcext:value-type="float">
            <text:p>36498296</text:p>
          </table:table-cell>
          <table:table-cell office:value-type="float" office:value="23000752" calcext:value-type="float">
            <text:p>23000752</text:p>
          </table:table-cell>
          <table:table-cell office:value-type="float" office:value="20169380" calcext:value-type="float">
            <text:p>20169380</text:p>
          </table:table-cell>
        </table:table-row>
        <table:table-row table:style-name="ro1">
          <table:table-cell office:value-type="float" office:value="4504956" calcext:value-type="float">
            <text:p>4504956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8808" calcext:value-type="float">
            <text:p>17038808</text:p>
          </table:table-cell>
          <table:table-cell office:value-type="float" office:value="36497812" calcext:value-type="float">
            <text:p>36497812</text:p>
          </table:table-cell>
          <table:table-cell office:value-type="float" office:value="23000380" calcext:value-type="float">
            <text:p>23000380</text:p>
          </table:table-cell>
          <table:table-cell office:value-type="float" office:value="20168932" calcext:value-type="float">
            <text:p>20168932</text:p>
          </table:table-cell>
        </table:table-row>
        <table:table-row table:style-name="ro1">
          <table:table-cell office:value-type="float" office:value="4513444" calcext:value-type="float">
            <text:p>4513444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8776" calcext:value-type="float">
            <text:p>17038776</text:p>
          </table:table-cell>
          <table:table-cell office:value-type="float" office:value="36497932" calcext:value-type="float">
            <text:p>36497932</text:p>
          </table:table-cell>
          <table:table-cell office:value-type="float" office:value="23000380" calcext:value-type="float">
            <text:p>23000380</text:p>
          </table:table-cell>
          <table:table-cell office:value-type="float" office:value="20168740" calcext:value-type="float">
            <text:p>20168740</text:p>
          </table:table-cell>
        </table:table-row>
        <table:table-row table:style-name="ro1">
          <table:table-cell office:value-type="float" office:value="4497360" calcext:value-type="float">
            <text:p>4497360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8520" calcext:value-type="float">
            <text:p>17038520</text:p>
          </table:table-cell>
          <table:table-cell office:value-type="float" office:value="36497648" calcext:value-type="float">
            <text:p>36497648</text:p>
          </table:table-cell>
          <table:table-cell office:value-type="float" office:value="23000380" calcext:value-type="float">
            <text:p>23000380</text:p>
          </table:table-cell>
          <table:table-cell office:value-type="float" office:value="20168740" calcext:value-type="float">
            <text:p>20168740</text:p>
          </table:table-cell>
        </table:table-row>
        <table:table-row table:style-name="ro1">
          <table:table-cell office:value-type="float" office:value="4501860" calcext:value-type="float">
            <text:p>4501860</text:p>
          </table:table-cell>
          <table:table-cell office:value-type="float" office:value="19539788" calcext:value-type="float">
            <text:p>19539788</text:p>
          </table:table-cell>
          <table:table-cell office:value-type="float" office:value="17038428" calcext:value-type="float">
            <text:p>17038428</text:p>
          </table:table-cell>
          <table:table-cell office:value-type="float" office:value="36497484" calcext:value-type="float">
            <text:p>36497484</text:p>
          </table:table-cell>
          <table:table-cell office:value-type="float" office:value="22999804" calcext:value-type="float">
            <text:p>22999804</text:p>
          </table:table-cell>
          <table:table-cell office:value-type="float" office:value="20168612" calcext:value-type="float">
            <text:p>20168612</text:p>
          </table:table-cell>
        </table:table-row>
        <table:table-row table:style-name="ro1">
          <table:table-cell office:value-type="float" office:value="4506968" calcext:value-type="float">
            <text:p>4506968</text:p>
          </table:table-cell>
          <table:table-cell office:value-type="float" office:value="19538572" calcext:value-type="float">
            <text:p>19538572</text:p>
          </table:table-cell>
          <table:table-cell office:value-type="float" office:value="17038364" calcext:value-type="float">
            <text:p>17038364</text:p>
          </table:table-cell>
          <table:table-cell office:value-type="float" office:value="36498896" calcext:value-type="float">
            <text:p>36498896</text:p>
          </table:table-cell>
          <table:table-cell office:value-type="float" office:value="22999804" calcext:value-type="float">
            <text:p>22999804</text:p>
          </table:table-cell>
          <table:table-cell office:value-type="float" office:value="20168548" calcext:value-type="float">
            <text:p>20168548</text:p>
          </table:table-cell>
        </table:table-row>
        <table:table-row table:style-name="ro1">
          <table:table-cell office:value-type="float" office:value="4510252" calcext:value-type="float">
            <text:p>4510252</text:p>
          </table:table-cell>
          <table:table-cell office:value-type="float" office:value="19538412" calcext:value-type="float">
            <text:p>19538412</text:p>
          </table:table-cell>
          <table:table-cell office:value-type="float" office:value="17038172" calcext:value-type="float">
            <text:p>17038172</text:p>
          </table:table-cell>
          <table:table-cell office:value-type="float" office:value="36500396" calcext:value-type="float">
            <text:p>36500396</text:p>
          </table:table-cell>
          <table:table-cell office:value-type="float" office:value="23000204" calcext:value-type="float">
            <text:p>23000204</text:p>
          </table:table-cell>
          <table:table-cell office:value-type="float" office:value="20168548" calcext:value-type="float">
            <text:p>20168548</text:p>
          </table:table-cell>
        </table:table-row>
        <table:table-row table:style-name="ro1">
          <table:table-cell office:value-type="float" office:value="4499532" calcext:value-type="float">
            <text:p>4499532</text:p>
          </table:table-cell>
          <table:table-cell office:value-type="float" office:value="19538388" calcext:value-type="float">
            <text:p>19538388</text:p>
          </table:table-cell>
          <table:table-cell office:value-type="float" office:value="17038076" calcext:value-type="float">
            <text:p>17038076</text:p>
          </table:table-cell>
          <table:table-cell office:value-type="float" office:value="36500652" calcext:value-type="float">
            <text:p>36500652</text:p>
          </table:table-cell>
          <table:table-cell office:value-type="float" office:value="23000080" calcext:value-type="float">
            <text:p>23000080</text:p>
          </table:table-cell>
          <table:table-cell office:value-type="float" office:value="20168324" calcext:value-type="float">
            <text:p>20168324</text:p>
          </table:table-cell>
        </table:table-row>
        <table:table-row table:style-name="ro1">
          <table:table-cell office:value-type="float" office:value="4508444" calcext:value-type="float">
            <text:p>4508444</text:p>
          </table:table-cell>
          <table:table-cell office:value-type="float" office:value="19538320" calcext:value-type="float">
            <text:p>19538320</text:p>
          </table:table-cell>
          <table:table-cell office:value-type="float" office:value="17037900" calcext:value-type="float">
            <text:p>17037900</text:p>
          </table:table-cell>
          <table:table-cell office:value-type="float" office:value="36500188" calcext:value-type="float">
            <text:p>36500188</text:p>
          </table:table-cell>
          <table:table-cell office:value-type="float" office:value="23000080" calcext:value-type="float">
            <text:p>23000080</text:p>
          </table:table-cell>
          <table:table-cell office:value-type="float" office:value="20167944" calcext:value-type="float">
            <text:p>20167944</text:p>
          </table:table-cell>
        </table:table-row>
        <table:table-row table:style-name="ro1">
          <table:table-cell office:value-type="float" office:value="4490556" calcext:value-type="float">
            <text:p>4490556</text:p>
          </table:table-cell>
          <table:table-cell office:value-type="float" office:value="19538320" calcext:value-type="float">
            <text:p>19538320</text:p>
          </table:table-cell>
          <table:table-cell office:value-type="float" office:value="17037708" calcext:value-type="float">
            <text:p>17037708</text:p>
          </table:table-cell>
          <table:table-cell office:value-type="float" office:value="36499896" calcext:value-type="float">
            <text:p>36499896</text:p>
          </table:table-cell>
          <table:table-cell office:value-type="float" office:value="22999908" calcext:value-type="float">
            <text:p>22999908</text:p>
          </table:table-cell>
          <table:table-cell office:value-type="float" office:value="20167944" calcext:value-type="float">
            <text:p>20167944</text:p>
          </table:table-cell>
        </table:table-row>
        <table:table-row table:style-name="ro1">
          <table:table-cell office:value-type="float" office:value="4498936" calcext:value-type="float">
            <text:p>4498936</text:p>
          </table:table-cell>
          <table:table-cell office:value-type="float" office:value="19538320" calcext:value-type="float">
            <text:p>19538320</text:p>
          </table:table-cell>
          <table:table-cell office:value-type="float" office:value="17037664" calcext:value-type="float">
            <text:p>17037664</text:p>
          </table:table-cell>
          <table:table-cell office:value-type="float" office:value="36500212" calcext:value-type="float">
            <text:p>36500212</text:p>
          </table:table-cell>
          <table:table-cell office:value-type="float" office:value="22999908" calcext:value-type="float">
            <text:p>22999908</text:p>
          </table:table-cell>
          <table:table-cell office:value-type="float" office:value="20167788" calcext:value-type="float">
            <text:p>20167788</text:p>
          </table:table-cell>
        </table:table-row>
        <table:table-row table:style-name="ro1">
          <table:table-cell office:value-type="float" office:value="4539672" calcext:value-type="float">
            <text:p>4539672</text:p>
          </table:table-cell>
          <table:table-cell office:value-type="float" office:value="19538352" calcext:value-type="float">
            <text:p>19538352</text:p>
          </table:table-cell>
          <table:table-cell office:value-type="float" office:value="17037596" calcext:value-type="float">
            <text:p>17037596</text:p>
          </table:table-cell>
          <table:table-cell office:value-type="float" office:value="36499632" calcext:value-type="float">
            <text:p>36499632</text:p>
          </table:table-cell>
          <table:table-cell office:value-type="float" office:value="22999388" calcext:value-type="float">
            <text:p>22999388</text:p>
          </table:table-cell>
          <table:table-cell office:value-type="float" office:value="20167696" calcext:value-type="float">
            <text:p>20167696</text:p>
          </table:table-cell>
        </table:table-row>
        <table:table-row table:style-name="ro1">
          <table:table-cell office:value-type="float" office:value="4519720" calcext:value-type="float">
            <text:p>4519720</text:p>
          </table:table-cell>
          <table:table-cell office:value-type="float" office:value="19539856" calcext:value-type="float">
            <text:p>19539856</text:p>
          </table:table-cell>
          <table:table-cell office:value-type="float" office:value="17037404" calcext:value-type="float">
            <text:p>17037404</text:p>
          </table:table-cell>
          <table:table-cell office:value-type="float" office:value="36499260" calcext:value-type="float">
            <text:p>36499260</text:p>
          </table:table-cell>
          <table:table-cell office:value-type="float" office:value="22999388" calcext:value-type="float">
            <text:p>22999388</text:p>
          </table:table-cell>
          <table:table-cell office:value-type="float" office:value="20167600" calcext:value-type="float">
            <text:p>20167600</text:p>
          </table:table-cell>
        </table:table-row>
        <table:table-row table:style-name="ro1">
          <table:table-cell office:value-type="float" office:value="4514680" calcext:value-type="float">
            <text:p>4514680</text:p>
          </table:table-cell>
          <table:table-cell office:value-type="float" office:value="19539856" calcext:value-type="float">
            <text:p>19539856</text:p>
          </table:table-cell>
          <table:table-cell office:value-type="float" office:value="17037300" calcext:value-type="float">
            <text:p>17037300</text:p>
          </table:table-cell>
          <table:table-cell office:value-type="float" office:value="36498880" calcext:value-type="float">
            <text:p>36498880</text:p>
          </table:table-cell>
          <table:table-cell office:value-type="float" office:value="22999388" calcext:value-type="float">
            <text:p>22999388</text:p>
          </table:table-cell>
          <table:table-cell office:value-type="float" office:value="20167436" calcext:value-type="float">
            <text:p>20167436</text:p>
          </table:table-cell>
        </table:table-row>
        <table:table-row table:style-name="ro1">
          <table:table-cell office:value-type="float" office:value="4520400" calcext:value-type="float">
            <text:p>4520400</text:p>
          </table:table-cell>
          <table:table-cell office:value-type="float" office:value="19539824" calcext:value-type="float">
            <text:p>19539824</text:p>
          </table:table-cell>
          <table:table-cell office:value-type="float" office:value="17037108" calcext:value-type="float">
            <text:p>17037108</text:p>
          </table:table-cell>
          <table:table-cell office:value-type="float" office:value="36498640" calcext:value-type="float">
            <text:p>36498640</text:p>
          </table:table-cell>
          <table:table-cell office:value-type="float" office:value="22999388" calcext:value-type="float">
            <text:p>22999388</text:p>
          </table:table-cell>
          <table:table-cell office:value-type="float" office:value="20167308" calcext:value-type="float">
            <text:p>20167308</text:p>
          </table:table-cell>
        </table:table-row>
        <table:table-row table:style-name="ro1">
          <table:table-cell office:value-type="float" office:value="4506548" calcext:value-type="float">
            <text:p>4506548</text:p>
          </table:table-cell>
          <table:table-cell office:value-type="float" office:value="19539824" calcext:value-type="float">
            <text:p>19539824</text:p>
          </table:table-cell>
          <table:table-cell office:value-type="float" office:value="17036892" calcext:value-type="float">
            <text:p>17036892</text:p>
          </table:table-cell>
          <table:table-cell office:value-type="float" office:value="36498276" calcext:value-type="float">
            <text:p>36498276</text:p>
          </table:table-cell>
          <table:table-cell office:value-type="float" office:value="22999512" calcext:value-type="float">
            <text:p>22999512</text:p>
          </table:table-cell>
          <table:table-cell office:value-type="float" office:value="20167244" calcext:value-type="float">
            <text:p>20167244</text:p>
          </table:table-cell>
        </table:table-row>
        <table:table-row table:style-name="ro1">
          <table:table-cell office:value-type="float" office:value="4508824" calcext:value-type="float">
            <text:p>4508824</text:p>
          </table:table-cell>
          <table:table-cell office:value-type="float" office:value="19539824" calcext:value-type="float">
            <text:p>19539824</text:p>
          </table:table-cell>
          <table:table-cell office:value-type="float" office:value="17036776" calcext:value-type="float">
            <text:p>17036776</text:p>
          </table:table-cell>
          <table:table-cell office:value-type="float" office:value="36497836" calcext:value-type="float">
            <text:p>36497836</text:p>
          </table:table-cell>
          <table:table-cell office:value-type="float" office:value="22999464" calcext:value-type="float">
            <text:p>22999464</text:p>
          </table:table-cell>
          <table:table-cell office:value-type="float" office:value="20167244" calcext:value-type="float">
            <text:p>20167244</text:p>
          </table:table-cell>
        </table:table-row>
        <table:table-row table:style-name="ro1">
          <table:table-cell office:value-type="float" office:value="4520660" calcext:value-type="float">
            <text:p>4520660</text:p>
          </table:table-cell>
          <table:table-cell office:value-type="float" office:value="19539824" calcext:value-type="float">
            <text:p>19539824</text:p>
          </table:table-cell>
          <table:table-cell office:value-type="float" office:value="17036680" calcext:value-type="float">
            <text:p>17036680</text:p>
          </table:table-cell>
          <table:table-cell office:value-type="float" office:value="36497660" calcext:value-type="float">
            <text:p>36497660</text:p>
          </table:table-cell>
          <table:table-cell office:value-type="float" office:value="22998676" calcext:value-type="float">
            <text:p>22998676</text:p>
          </table:table-cell>
          <table:table-cell office:value-type="float" office:value="20167020" calcext:value-type="float">
            <text:p>20167020</text:p>
          </table:table-cell>
        </table:table-row>
        <table:table-row table:style-name="ro1">
          <table:table-cell office:value-type="float" office:value="4498372" calcext:value-type="float">
            <text:p>4498372</text:p>
          </table:table-cell>
          <table:table-cell office:value-type="float" office:value="19539824" calcext:value-type="float">
            <text:p>19539824</text:p>
          </table:table-cell>
          <table:table-cell office:value-type="float" office:value="17036584" calcext:value-type="float">
            <text:p>17036584</text:p>
          </table:table-cell>
          <table:table-cell office:value-type="float" office:value="36497424" calcext:value-type="float">
            <text:p>36497424</text:p>
          </table:table-cell>
          <table:table-cell office:value-type="float" office:value="22998676" calcext:value-type="float">
            <text:p>22998676</text:p>
          </table:table-cell>
          <table:table-cell office:value-type="float" office:value="20166732" calcext:value-type="float">
            <text:p>20166732</text:p>
          </table:table-cell>
        </table:table-row>
        <table:table-row table:style-name="ro1">
          <table:table-cell office:value-type="float" office:value="4500852" calcext:value-type="float">
            <text:p>4500852</text:p>
          </table:table-cell>
          <table:table-cell office:value-type="float" office:value="19539956" calcext:value-type="float">
            <text:p>19539956</text:p>
          </table:table-cell>
          <table:table-cell office:value-type="float" office:value="17036328" calcext:value-type="float">
            <text:p>17036328</text:p>
          </table:table-cell>
          <table:table-cell office:value-type="float" office:value="36499300" calcext:value-type="float">
            <text:p>36499300</text:p>
          </table:table-cell>
          <table:table-cell office:value-type="float" office:value="22998676" calcext:value-type="float">
            <text:p>22998676</text:p>
          </table:table-cell>
          <table:table-cell office:value-type="float" office:value="20166700" calcext:value-type="float">
            <text:p>20166700</text:p>
          </table:table-cell>
        </table:table-row>
        <table:table-row table:style-name="ro1">
          <table:table-cell office:value-type="float" office:value="4513596" calcext:value-type="float">
            <text:p>4513596</text:p>
          </table:table-cell>
          <table:table-cell office:value-type="float" office:value="19539416" calcext:value-type="float">
            <text:p>19539416</text:p>
          </table:table-cell>
          <table:table-cell office:value-type="float" office:value="17036200" calcext:value-type="float">
            <text:p>17036200</text:p>
          </table:table-cell>
          <table:table-cell office:value-type="float" office:value="36499212" calcext:value-type="float">
            <text:p>36499212</text:p>
          </table:table-cell>
          <table:table-cell office:value-type="float" office:value="22998304" calcext:value-type="float">
            <text:p>22998304</text:p>
          </table:table-cell>
          <table:table-cell office:value-type="float" office:value="20167028" calcext:value-type="float">
            <text:p>20167028</text:p>
          </table:table-cell>
        </table:table-row>
        <table:table-row table:style-name="ro1">
          <table:table-cell office:value-type="float" office:value="4505844" calcext:value-type="float">
            <text:p>4505844</text:p>
          </table:table-cell>
          <table:table-cell office:value-type="float" office:value="19539352" calcext:value-type="float">
            <text:p>19539352</text:p>
          </table:table-cell>
          <table:table-cell office:value-type="float" office:value="17036136" calcext:value-type="float">
            <text:p>17036136</text:p>
          </table:table-cell>
          <table:table-cell office:value-type="float" office:value="36498252" calcext:value-type="float">
            <text:p>36498252</text:p>
          </table:table-cell>
          <table:table-cell office:value-type="float" office:value="22998304" calcext:value-type="float">
            <text:p>22998304</text:p>
          </table:table-cell>
          <table:table-cell office:value-type="float" office:value="20167028" calcext:value-type="float">
            <text:p>20167028</text:p>
          </table:table-cell>
        </table:table-row>
        <table:table-row table:style-name="ro1">
          <table:table-cell office:value-type="float" office:value="4500820" calcext:value-type="float">
            <text:p>4500820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7704" calcext:value-type="float">
            <text:p>17037704</text:p>
          </table:table-cell>
          <table:table-cell office:value-type="float" office:value="36498196" calcext:value-type="float">
            <text:p>36498196</text:p>
          </table:table-cell>
          <table:table-cell office:value-type="float" office:value="22997932" calcext:value-type="float">
            <text:p>22997932</text:p>
          </table:table-cell>
          <table:table-cell office:value-type="float" office:value="20167676" calcext:value-type="float">
            <text:p>20167676</text:p>
          </table:table-cell>
        </table:table-row>
        <table:table-row table:style-name="ro1">
          <table:table-cell office:value-type="float" office:value="4498340" calcext:value-type="float">
            <text:p>4498340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7540" calcext:value-type="float">
            <text:p>17037540</text:p>
          </table:table-cell>
          <table:table-cell office:value-type="float" office:value="36497668" calcext:value-type="float">
            <text:p>36497668</text:p>
          </table:table-cell>
          <table:table-cell office:value-type="float" office:value="22997932" calcext:value-type="float">
            <text:p>22997932</text:p>
          </table:table-cell>
          <table:table-cell office:value-type="float" office:value="20166464" calcext:value-type="float">
            <text:p>20166464</text:p>
          </table:table-cell>
        </table:table-row>
        <table:table-row table:style-name="ro1">
          <table:table-cell office:value-type="float" office:value="4511972" calcext:value-type="float">
            <text:p>4511972</text:p>
          </table:table-cell>
          <table:table-cell office:value-type="float" office:value="19539136" calcext:value-type="float">
            <text:p>19539136</text:p>
          </table:table-cell>
          <table:table-cell office:value-type="float" office:value="17037508" calcext:value-type="float">
            <text:p>17037508</text:p>
          </table:table-cell>
          <table:table-cell office:value-type="float" office:value="36497592" calcext:value-type="float">
            <text:p>36497592</text:p>
          </table:table-cell>
          <table:table-cell office:value-type="float" office:value="22998580" calcext:value-type="float">
            <text:p>22998580</text:p>
          </table:table-cell>
          <table:table-cell office:value-type="float" office:value="20166404" calcext:value-type="float">
            <text:p>20166404</text:p>
          </table:table-cell>
        </table:table-row>
        <table:table-row table:style-name="ro1">
          <table:table-cell office:value-type="float" office:value="4518120" calcext:value-type="float">
            <text:p>4518120</text:p>
          </table:table-cell>
          <table:table-cell office:value-type="float" office:value="19539592" calcext:value-type="float">
            <text:p>19539592</text:p>
          </table:table-cell>
          <table:table-cell office:value-type="float" office:value="17037252" calcext:value-type="float">
            <text:p>17037252</text:p>
          </table:table-cell>
          <table:table-cell office:value-type="float" office:value="36497472" calcext:value-type="float">
            <text:p>36497472</text:p>
          </table:table-cell>
          <table:table-cell office:value-type="float" office:value="22998580" calcext:value-type="float">
            <text:p>22998580</text:p>
          </table:table-cell>
          <table:table-cell office:value-type="float" office:value="20166212" calcext:value-type="float">
            <text:p>20166212</text:p>
          </table:table-cell>
        </table:table-row>
        <table:table-row table:style-name="ro1">
          <table:table-cell office:value-type="float" office:value="4511264" calcext:value-type="float">
            <text:p>4511264</text:p>
          </table:table-cell>
          <table:table-cell office:value-type="float" office:value="19539592" calcext:value-type="float">
            <text:p>19539592</text:p>
          </table:table-cell>
          <table:table-cell office:value-type="float" office:value="17037124" calcext:value-type="float">
            <text:p>17037124</text:p>
          </table:table-cell>
          <table:table-cell office:value-type="float" office:value="36497664" calcext:value-type="float">
            <text:p>36497664</text:p>
          </table:table-cell>
          <table:table-cell office:value-type="float" office:value="22998580" calcext:value-type="float">
            <text:p>22998580</text:p>
          </table:table-cell>
          <table:table-cell office:value-type="float" office:value="20166212" calcext:value-type="float">
            <text:p>20166212</text:p>
          </table:table-cell>
        </table:table-row>
        <table:table-row table:style-name="ro1">
          <table:table-cell office:value-type="float" office:value="4523564" calcext:value-type="float">
            <text:p>4523564</text:p>
          </table:table-cell>
          <table:table-cell office:value-type="float" office:value="19539068" calcext:value-type="float">
            <text:p>19539068</text:p>
          </table:table-cell>
          <table:table-cell office:value-type="float" office:value="17037124" calcext:value-type="float">
            <text:p>17037124</text:p>
          </table:table-cell>
          <table:table-cell office:value-type="float" office:value="36497060" calcext:value-type="float">
            <text:p>36497060</text:p>
          </table:table-cell>
          <table:table-cell office:value-type="float" office:value="22998484" calcext:value-type="float">
            <text:p>22998484</text:p>
          </table:table-cell>
          <table:table-cell office:value-type="float" office:value="20165904" calcext:value-type="float">
            <text:p>20165904</text:p>
          </table:table-cell>
        </table:table-row>
        <table:table-row table:style-name="ro1">
          <table:table-cell office:value-type="float" office:value="4506264" calcext:value-type="float">
            <text:p>4506264</text:p>
          </table:table-cell>
          <table:table-cell office:value-type="float" office:value="19539068" calcext:value-type="float">
            <text:p>19539068</text:p>
          </table:table-cell>
          <table:table-cell office:value-type="float" office:value="17036964" calcext:value-type="float">
            <text:p>17036964</text:p>
          </table:table-cell>
          <table:table-cell office:value-type="float" office:value="36496776" calcext:value-type="float">
            <text:p>36496776</text:p>
          </table:table-cell>
          <table:table-cell office:value-type="float" office:value="22998180" calcext:value-type="float">
            <text:p>22998180</text:p>
          </table:table-cell>
          <table:table-cell office:value-type="float" office:value="20165808" calcext:value-type="float">
            <text:p>20165808</text:p>
          </table:table-cell>
        </table:table-row>
        <table:table-row table:style-name="ro1">
          <table:table-cell office:value-type="float" office:value="4494576" calcext:value-type="float">
            <text:p>4494576</text:p>
          </table:table-cell>
          <table:table-cell office:value-type="float" office:value="19539036" calcext:value-type="float">
            <text:p>19539036</text:p>
          </table:table-cell>
          <table:table-cell office:value-type="float" office:value="17036840" calcext:value-type="float">
            <text:p>17036840</text:p>
          </table:table-cell>
          <table:table-cell office:value-type="float" office:value="36496960" calcext:value-type="float">
            <text:p>36496960</text:p>
          </table:table-cell>
          <table:table-cell office:value-type="float" office:value="22998180" calcext:value-type="float">
            <text:p>22998180</text:p>
          </table:table-cell>
          <table:table-cell office:value-type="float" office:value="20165776" calcext:value-type="float">
            <text:p>20165776</text:p>
          </table:table-cell>
        </table:table-row>
        <table:table-row table:style-name="ro1">
          <table:table-cell office:value-type="float" office:value="4499588" calcext:value-type="float">
            <text:p>4499588</text:p>
          </table:table-cell>
          <table:table-cell office:value-type="float" office:value="19539036" calcext:value-type="float">
            <text:p>19539036</text:p>
          </table:table-cell>
          <table:table-cell office:value-type="float" office:value="17036552" calcext:value-type="float">
            <text:p>17036552</text:p>
          </table:table-cell>
          <table:table-cell office:value-type="float" office:value="36496772" calcext:value-type="float">
            <text:p>36496772</text:p>
          </table:table-cell>
          <table:table-cell office:value-type="float" office:value="22997932" calcext:value-type="float">
            <text:p>22997932</text:p>
          </table:table-cell>
          <table:table-cell office:value-type="float" office:value="20165616" calcext:value-type="float">
            <text:p>20165616</text:p>
          </table:table-cell>
        </table:table-row>
        <table:table-row table:style-name="ro1">
          <table:table-cell office:value-type="float" office:value="4500936" calcext:value-type="float">
            <text:p>4500936</text:p>
          </table:table-cell>
          <table:table-cell office:value-type="float" office:value="19539004" calcext:value-type="float">
            <text:p>19539004</text:p>
          </table:table-cell>
          <table:table-cell office:value-type="float" office:value="17036520" calcext:value-type="float">
            <text:p>17036520</text:p>
          </table:table-cell>
          <table:table-cell office:value-type="float" office:value="36496480" calcext:value-type="float">
            <text:p>36496480</text:p>
          </table:table-cell>
          <table:table-cell office:value-type="float" office:value="22997932" calcext:value-type="float">
            <text:p>22997932</text:p>
          </table:table-cell>
          <table:table-cell office:value-type="float" office:value="20165584" calcext:value-type="float">
            <text:p>20165584</text:p>
          </table:table-cell>
        </table:table-row>
        <table:table-row table:style-name="ro1">
          <table:table-cell office:value-type="float" office:value="4522120" calcext:value-type="float">
            <text:p>4522120</text:p>
          </table:table-cell>
          <table:table-cell office:value-type="float" office:value="19538296" calcext:value-type="float">
            <text:p>19538296</text:p>
          </table:table-cell>
          <table:table-cell office:value-type="float" office:value="17036392" calcext:value-type="float">
            <text:p>17036392</text:p>
          </table:table-cell>
          <table:table-cell office:value-type="float" office:value="36496348" calcext:value-type="float">
            <text:p>36496348</text:p>
          </table:table-cell>
          <table:table-cell office:value-type="float" office:value="22997684" calcext:value-type="float">
            <text:p>22997684</text:p>
          </table:table-cell>
          <table:table-cell office:value-type="float" office:value="20165324" calcext:value-type="float">
            <text:p>20165324</text:p>
          </table:table-cell>
        </table:table-row>
        <table:table-row table:style-name="ro1">
          <table:table-cell office:value-type="float" office:value="4524948" calcext:value-type="float">
            <text:p>4524948</text:p>
          </table:table-cell>
          <table:table-cell office:value-type="float" office:value="19538296" calcext:value-type="float">
            <text:p>19538296</text:p>
          </table:table-cell>
          <table:table-cell office:value-type="float" office:value="17036264" calcext:value-type="float">
            <text:p>17036264</text:p>
          </table:table-cell>
          <table:table-cell office:value-type="float" office:value="36496384" calcext:value-type="float">
            <text:p>36496384</text:p>
          </table:table-cell>
          <table:table-cell office:value-type="float" office:value="22997644" calcext:value-type="float">
            <text:p>22997644</text:p>
          </table:table-cell>
          <table:table-cell office:value-type="float" office:value="20165068" calcext:value-type="float">
            <text:p>20165068</text:p>
          </table:table-cell>
        </table:table-row>
        <table:table-row table:style-name="ro1">
          <table:table-cell office:value-type="float" office:value="4524908" calcext:value-type="float">
            <text:p>4524908</text:p>
          </table:table-cell>
          <table:table-cell office:value-type="float" office:value="19538236" calcext:value-type="float">
            <text:p>19538236</text:p>
          </table:table-cell>
          <table:table-cell office:value-type="float" office:value="17036136" calcext:value-type="float">
            <text:p>17036136</text:p>
          </table:table-cell>
          <table:table-cell office:value-type="float" office:value="36497568" calcext:value-type="float">
            <text:p>36497568</text:p>
          </table:table-cell>
          <table:table-cell office:value-type="float" office:value="22997644" calcext:value-type="float">
            <text:p>22997644</text:p>
          </table:table-cell>
          <table:table-cell office:value-type="float" office:value="20165036" calcext:value-type="float">
            <text:p>20165036</text:p>
          </table:table-cell>
        </table:table-row>
        <table:table-row table:style-name="ro1">
          <table:table-cell office:value-type="float" office:value="4519660" calcext:value-type="float">
            <text:p>4519660</text:p>
          </table:table-cell>
          <table:table-cell office:value-type="float" office:value="19538220" calcext:value-type="float">
            <text:p>19538220</text:p>
          </table:table-cell>
          <table:table-cell office:value-type="float" office:value="17037612" calcext:value-type="float">
            <text:p>17037612</text:p>
          </table:table-cell>
          <table:table-cell office:value-type="float" office:value="36497804" calcext:value-type="float">
            <text:p>36497804</text:p>
          </table:table-cell>
          <table:table-cell office:value-type="float" office:value="22997644" calcext:value-type="float">
            <text:p>22997644</text:p>
          </table:table-cell>
          <table:table-cell office:value-type="float" office:value="20164872" calcext:value-type="float">
            <text:p>20164872</text:p>
          </table:table-cell>
        </table:table-row>
        <table:table-row table:style-name="ro1">
          <table:table-cell office:value-type="float" office:value="4500200" calcext:value-type="float">
            <text:p>4500200</text:p>
          </table:table-cell>
          <table:table-cell office:value-type="float" office:value="19538124" calcext:value-type="float">
            <text:p>19538124</text:p>
          </table:table-cell>
          <table:table-cell office:value-type="float" office:value="17037320" calcext:value-type="float">
            <text:p>17037320</text:p>
          </table:table-cell>
          <table:table-cell office:value-type="float" office:value="36497416" calcext:value-type="float">
            <text:p>36497416</text:p>
          </table:table-cell>
          <table:table-cell office:value-type="float" office:value="22996904" calcext:value-type="float">
            <text:p>22996904</text:p>
          </table:table-cell>
          <table:table-cell office:value-type="float" office:value="20164872" calcext:value-type="float">
            <text:p>20164872</text:p>
          </table:table-cell>
        </table:table-row>
        <table:table-row table:style-name="ro1">
          <table:table-cell office:value-type="float" office:value="4511648" calcext:value-type="float">
            <text:p>4511648</text:p>
          </table:table-cell>
          <table:table-cell office:value-type="float" office:value="19537996" calcext:value-type="float">
            <text:p>19537996</text:p>
          </table:table-cell>
          <table:table-cell office:value-type="float" office:value="17037256" calcext:value-type="float">
            <text:p>17037256</text:p>
          </table:table-cell>
          <table:table-cell office:value-type="float" office:value="36497148" calcext:value-type="float">
            <text:p>36497148</text:p>
          </table:table-cell>
          <table:table-cell office:value-type="float" office:value="22996112" calcext:value-type="float">
            <text:p>22996112</text:p>
          </table:table-cell>
          <table:table-cell office:value-type="float" office:value="20164648" calcext:value-type="float">
            <text:p>20164648</text:p>
          </table:table-cell>
        </table:table-row>
        <table:table-row table:style-name="ro1">
          <table:table-cell office:value-type="float" office:value="4516980" calcext:value-type="float">
            <text:p>4516980</text:p>
          </table:table-cell>
          <table:table-cell office:value-type="float" office:value="19537996" calcext:value-type="float">
            <text:p>19537996</text:p>
          </table:table-cell>
          <table:table-cell office:value-type="float" office:value="17037096" calcext:value-type="float">
            <text:p>17037096</text:p>
          </table:table-cell>
          <table:table-cell office:value-type="float" office:value="36497564" calcext:value-type="float">
            <text:p>36497564</text:p>
          </table:table-cell>
          <table:table-cell office:value-type="float" office:value="22996112" calcext:value-type="float">
            <text:p>22996112</text:p>
          </table:table-cell>
          <table:table-cell office:value-type="float" office:value="20164428" calcext:value-type="float">
            <text:p>20164428</text:p>
          </table:table-cell>
        </table:table-row>
        <table:table-row table:style-name="ro1">
          <table:table-cell office:value-type="float" office:value="4494560" calcext:value-type="float">
            <text:p>4494560</text:p>
          </table:table-cell>
          <table:table-cell office:value-type="float" office:value="19537968" calcext:value-type="float">
            <text:p>19537968</text:p>
          </table:table-cell>
          <table:table-cell office:value-type="float" office:value="17036968" calcext:value-type="float">
            <text:p>17036968</text:p>
          </table:table-cell>
          <table:table-cell office:value-type="float" office:value="36496584" calcext:value-type="float">
            <text:p>36496584</text:p>
          </table:table-cell>
          <table:table-cell office:value-type="float" office:value="22996112" calcext:value-type="float">
            <text:p>22996112</text:p>
          </table:table-cell>
          <table:table-cell office:value-type="float" office:value="20164428" calcext:value-type="float">
            <text:p>20164428</text:p>
          </table:table-cell>
        </table:table-row>
        <table:table-row table:style-name="ro1">
          <table:table-cell office:value-type="float" office:value="4483560" calcext:value-type="float">
            <text:p>4483560</text:p>
          </table:table-cell>
          <table:table-cell office:value-type="float" office:value="19537968" calcext:value-type="float">
            <text:p>19537968</text:p>
          </table:table-cell>
          <table:table-cell office:value-type="float" office:value="17036904" calcext:value-type="float">
            <text:p>17036904</text:p>
          </table:table-cell>
          <table:table-cell office:value-type="float" office:value="36497796" calcext:value-type="float">
            <text:p>36497796</text:p>
          </table:table-cell>
          <table:table-cell office:value-type="float" office:value="22995988" calcext:value-type="float">
            <text:p>22995988</text:p>
          </table:table-cell>
          <table:table-cell office:value-type="float" office:value="20164236" calcext:value-type="float">
            <text:p>20164236</text:p>
          </table:table-cell>
        </table:table-row>
        <table:table-row table:style-name="ro1">
          <table:table-cell office:value-type="float" office:value="4497708" calcext:value-type="float">
            <text:p>4497708</text:p>
          </table:table-cell>
          <table:table-cell office:value-type="float" office:value="19539504" calcext:value-type="float">
            <text:p>19539504</text:p>
          </table:table-cell>
          <table:table-cell office:value-type="float" office:value="17036680" calcext:value-type="float">
            <text:p>17036680</text:p>
          </table:table-cell>
          <table:table-cell office:value-type="float" office:value="36497696" calcext:value-type="float">
            <text:p>36497696</text:p>
          </table:table-cell>
          <table:table-cell office:value-type="float" office:value="22995900" calcext:value-type="float">
            <text:p>22995900</text:p>
          </table:table-cell>
          <table:table-cell office:value-type="float" office:value="20164172" calcext:value-type="float">
            <text:p>20164172</text:p>
          </table:table-cell>
        </table:table-row>
        <table:table-row table:style-name="ro1">
          <table:table-cell office:value-type="float" office:value="4497764" calcext:value-type="float">
            <text:p>4497764</text:p>
          </table:table-cell>
          <table:table-cell office:value-type="float" office:value="19539472" calcext:value-type="float">
            <text:p>19539472</text:p>
          </table:table-cell>
          <table:table-cell office:value-type="float" office:value="17036620" calcext:value-type="float">
            <text:p>17036620</text:p>
          </table:table-cell>
          <table:table-cell office:value-type="float" office:value="36497420" calcext:value-type="float">
            <text:p>36497420</text:p>
          </table:table-cell>
          <table:table-cell office:value-type="float" office:value="22995900" calcext:value-type="float">
            <text:p>22995900</text:p>
          </table:table-cell>
          <table:table-cell office:value-type="float" office:value="20164144" calcext:value-type="float">
            <text:p>20164144</text:p>
          </table:table-cell>
        </table:table-row>
        <table:table-row table:style-name="ro1">
          <table:table-cell office:value-type="float" office:value="4504848" calcext:value-type="float">
            <text:p>4504848</text:p>
          </table:table-cell>
          <table:table-cell office:value-type="float" office:value="19539472" calcext:value-type="float">
            <text:p>19539472</text:p>
          </table:table-cell>
          <table:table-cell office:value-type="float" office:value="17038060" calcext:value-type="float">
            <text:p>17038060</text:p>
          </table:table-cell>
          <table:table-cell office:value-type="float" office:value="36498860" calcext:value-type="float">
            <text:p>36498860</text:p>
          </table:table-cell>
          <table:table-cell office:value-type="float" office:value="22995900" calcext:value-type="float">
            <text:p>22995900</text:p>
          </table:table-cell>
          <table:table-cell office:value-type="float" office:value="20164144" calcext:value-type="float">
            <text:p>20164144</text:p>
          </table:table-cell>
        </table:table-row>
        <table:table-row table:style-name="ro1">
          <table:table-cell office:value-type="float" office:value="4516936" calcext:value-type="float">
            <text:p>4516936</text:p>
          </table:table-cell>
          <table:table-cell office:value-type="float" office:value="19539472" calcext:value-type="float">
            <text:p>19539472</text:p>
          </table:table-cell>
          <table:table-cell office:value-type="float" office:value="17037868" calcext:value-type="float">
            <text:p>17037868</text:p>
          </table:table-cell>
          <table:table-cell office:value-type="float" office:value="36498472" calcext:value-type="float">
            <text:p>36498472</text:p>
          </table:table-cell>
          <table:table-cell office:value-type="float" office:value="22995280" calcext:value-type="float">
            <text:p>22995280</text:p>
          </table:table-cell>
          <table:table-cell office:value-type="float" office:value="20163888" calcext:value-type="float">
            <text:p>20163888</text:p>
          </table:table-cell>
        </table:table-row>
        <table:table-row table:style-name="ro1">
          <table:table-cell office:value-type="float" office:value="4496456" calcext:value-type="float">
            <text:p>4496456</text:p>
          </table:table-cell>
          <table:table-cell office:value-type="float" office:value="19539472" calcext:value-type="float">
            <text:p>19539472</text:p>
          </table:table-cell>
          <table:table-cell office:value-type="float" office:value="17037868" calcext:value-type="float">
            <text:p>17037868</text:p>
          </table:table-cell>
          <table:table-cell office:value-type="float" office:value="36498172" calcext:value-type="float">
            <text:p>36498172</text:p>
          </table:table-cell>
          <table:table-cell office:value-type="float" office:value="22995212" calcext:value-type="float">
            <text:p>22995212</text:p>
          </table:table-cell>
          <table:table-cell office:value-type="float" office:value="20163728" calcext:value-type="float">
            <text:p>20163728</text:p>
          </table:table-cell>
        </table:table-row>
        <table:table-row table:style-name="ro1">
          <table:table-cell office:value-type="float" office:value="4511660" calcext:value-type="float">
            <text:p>4511660</text:p>
          </table:table-cell>
          <table:table-cell office:value-type="float" office:value="19537964" calcext:value-type="float">
            <text:p>19537964</text:p>
          </table:table-cell>
          <table:table-cell office:value-type="float" office:value="17037580" calcext:value-type="float">
            <text:p>17037580</text:p>
          </table:table-cell>
          <table:table-cell office:value-type="float" office:value="36500428" calcext:value-type="float">
            <text:p>36500428</text:p>
          </table:table-cell>
          <table:table-cell office:value-type="float" office:value="22995088" calcext:value-type="float">
            <text:p>22995088</text:p>
          </table:table-cell>
          <table:table-cell office:value-type="float" office:value="20163600" calcext:value-type="float">
            <text:p>20163600</text:p>
          </table:table-cell>
        </table:table-row>
        <table:table-row table:style-name="ro1">
          <table:table-cell office:value-type="float" office:value="4496328" calcext:value-type="float">
            <text:p>4496328</text:p>
          </table:table-cell>
          <table:table-cell office:value-type="float" office:value="19537936" calcext:value-type="float">
            <text:p>19537936</text:p>
          </table:table-cell>
          <table:table-cell office:value-type="float" office:value="17037548" calcext:value-type="float">
            <text:p>17037548</text:p>
          </table:table-cell>
          <table:table-cell office:value-type="float" office:value="36500048" calcext:value-type="float">
            <text:p>36500048</text:p>
          </table:table-cell>
          <table:table-cell office:value-type="float" office:value="22995312" calcext:value-type="float">
            <text:p>22995312</text:p>
          </table:table-cell>
          <table:table-cell office:value-type="float" office:value="20164320" calcext:value-type="float">
            <text:p>20164320</text:p>
          </table:table-cell>
        </table:table-row>
        <table:table-row table:style-name="ro1">
          <table:table-cell office:value-type="float" office:value="4495696" calcext:value-type="float">
            <text:p>4495696</text:p>
          </table:table-cell>
          <table:table-cell office:value-type="float" office:value="19537904" calcext:value-type="float">
            <text:p>19537904</text:p>
          </table:table-cell>
          <table:table-cell office:value-type="float" office:value="17037420" calcext:value-type="float">
            <text:p>17037420</text:p>
          </table:table-cell>
          <table:table-cell office:value-type="float" office:value="36499524" calcext:value-type="float">
            <text:p>36499524</text:p>
          </table:table-cell>
          <table:table-cell office:value-type="float" office:value="22994876" calcext:value-type="float">
            <text:p>22994876</text:p>
          </table:table-cell>
          <table:table-cell office:value-type="float" office:value="20164392" calcext:value-type="float">
            <text:p>20164392</text:p>
          </table:table-cell>
        </table:table-row>
        <table:table-row table:style-name="ro1">
          <table:table-cell office:value-type="float" office:value="4503644" calcext:value-type="float">
            <text:p>4503644</text:p>
          </table:table-cell>
          <table:table-cell office:value-type="float" office:value="19537776" calcext:value-type="float">
            <text:p>19537776</text:p>
          </table:table-cell>
          <table:table-cell office:value-type="float" office:value="17037948" calcext:value-type="float">
            <text:p>17037948</text:p>
          </table:table-cell>
          <table:table-cell office:value-type="float" office:value="36499444" calcext:value-type="float">
            <text:p>36499444</text:p>
          </table:table-cell>
          <table:table-cell office:value-type="float" office:value="22994876" calcext:value-type="float">
            <text:p>22994876</text:p>
          </table:table-cell>
          <table:table-cell office:value-type="float" office:value="20163368" calcext:value-type="float">
            <text:p>20163368</text:p>
          </table:table-cell>
        </table:table-row>
        <table:table-row table:style-name="ro1">
          <table:table-cell office:value-type="float" office:value="4490480" calcext:value-type="float">
            <text:p>4490480</text:p>
          </table:table-cell>
          <table:table-cell office:value-type="float" office:value="19537776" calcext:value-type="float">
            <text:p>19537776</text:p>
          </table:table-cell>
          <table:table-cell office:value-type="float" office:value="17037820" calcext:value-type="float">
            <text:p>17037820</text:p>
          </table:table-cell>
          <table:table-cell office:value-type="float" office:value="36499160" calcext:value-type="float">
            <text:p>36499160</text:p>
          </table:table-cell>
          <table:table-cell office:value-type="float" office:value="22994876" calcext:value-type="float">
            <text:p>22994876</text:p>
          </table:table-cell>
          <table:table-cell office:value-type="float" office:value="20163336" calcext:value-type="float">
            <text:p>20163336</text:p>
          </table:table-cell>
        </table:table-row>
        <table:table-row table:style-name="ro1">
          <table:table-cell office:value-type="float" office:value="4487928" calcext:value-type="float">
            <text:p>4487928</text:p>
          </table:table-cell>
          <table:table-cell office:value-type="float" office:value="19537756" calcext:value-type="float">
            <text:p>19537756</text:p>
          </table:table-cell>
          <table:table-cell office:value-type="float" office:value="17037696" calcext:value-type="float">
            <text:p>17037696</text:p>
          </table:table-cell>
          <table:table-cell office:value-type="float" office:value="36498732" calcext:value-type="float">
            <text:p>36498732</text:p>
          </table:table-cell>
          <table:table-cell office:value-type="float" office:value="22994876" calcext:value-type="float">
            <text:p>22994876</text:p>
          </table:table-cell>
          <table:table-cell office:value-type="float" office:value="20163080" calcext:value-type="float">
            <text:p>20163080</text:p>
          </table:table-cell>
        </table:table-row>
        <table:table-row table:style-name="ro1">
          <table:table-cell office:value-type="float" office:value="4487080" calcext:value-type="float">
            <text:p>4487080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7532" calcext:value-type="float">
            <text:p>17037532</text:p>
          </table:table-cell>
          <table:table-cell office:value-type="float" office:value="36498888" calcext:value-type="float">
            <text:p>36498888</text:p>
          </table:table-cell>
          <table:table-cell office:value-type="float" office:value="22994380" calcext:value-type="float">
            <text:p>22994380</text:p>
          </table:table-cell>
          <table:table-cell office:value-type="float" office:value="20164584" calcext:value-type="float">
            <text:p>20164584</text:p>
          </table:table-cell>
        </table:table-row>
        <table:table-row table:style-name="ro1">
          <table:table-cell office:value-type="float" office:value="4495536" calcext:value-type="float">
            <text:p>4495536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7372" calcext:value-type="float">
            <text:p>17037372</text:p>
          </table:table-cell>
          <table:table-cell office:value-type="float" office:value="36498176" calcext:value-type="float">
            <text:p>36498176</text:p>
          </table:table-cell>
          <table:table-cell office:value-type="float" office:value="22994380" calcext:value-type="float">
            <text:p>22994380</text:p>
          </table:table-cell>
          <table:table-cell office:value-type="float" office:value="20164520" calcext:value-type="float">
            <text:p>20164520</text:p>
          </table:table-cell>
        </table:table-row>
        <table:table-row table:style-name="ro1">
          <table:table-cell office:value-type="float" office:value="4514228" calcext:value-type="float">
            <text:p>4514228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7276" calcext:value-type="float">
            <text:p>17037276</text:p>
          </table:table-cell>
          <table:table-cell office:value-type="float" office:value="36497900" calcext:value-type="float">
            <text:p>36497900</text:p>
          </table:table-cell>
          <table:table-cell office:value-type="float" office:value="22994380" calcext:value-type="float">
            <text:p>22994380</text:p>
          </table:table-cell>
          <table:table-cell office:value-type="float" office:value="20164312" calcext:value-type="float">
            <text:p>20164312</text:p>
          </table:table-cell>
        </table:table-row>
        <table:table-row table:style-name="ro1">
          <table:table-cell office:value-type="float" office:value="4481568" calcext:value-type="float">
            <text:p>4481568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7180" calcext:value-type="float">
            <text:p>17037180</text:p>
          </table:table-cell>
          <table:table-cell office:value-type="float" office:value="36499880" calcext:value-type="float">
            <text:p>36499880</text:p>
          </table:table-cell>
          <table:table-cell office:value-type="float" office:value="22994200" calcext:value-type="float">
            <text:p>22994200</text:p>
          </table:table-cell>
          <table:table-cell office:value-type="float" office:value="20164312" calcext:value-type="float">
            <text:p>20164312</text:p>
          </table:table-cell>
        </table:table-row>
        <table:table-row table:style-name="ro1">
          <table:table-cell office:value-type="float" office:value="4494108" calcext:value-type="float">
            <text:p>4494108</text:p>
          </table:table-cell>
          <table:table-cell office:value-type="float" office:value="19537660" calcext:value-type="float">
            <text:p>19537660</text:p>
          </table:table-cell>
          <table:table-cell office:value-type="float" office:value="17037052" calcext:value-type="float">
            <text:p>17037052</text:p>
          </table:table-cell>
          <table:table-cell office:value-type="float" office:value="36499244" calcext:value-type="float">
            <text:p>36499244</text:p>
          </table:table-cell>
          <table:table-cell office:value-type="float" office:value="22993988" calcext:value-type="float">
            <text:p>22993988</text:p>
          </table:table-cell>
          <table:table-cell office:value-type="float" office:value="20164088" calcext:value-type="float">
            <text:p>20164088</text:p>
          </table:table-cell>
        </table:table-row>
        <table:table-row table:style-name="ro1">
          <table:table-cell office:value-type="float" office:value="4505516" calcext:value-type="float">
            <text:p>4505516</text:p>
          </table:table-cell>
          <table:table-cell office:value-type="float" office:value="19537660" calcext:value-type="float">
            <text:p>19537660</text:p>
          </table:table-cell>
          <table:table-cell office:value-type="float" office:value="17036768" calcext:value-type="float">
            <text:p>17036768</text:p>
          </table:table-cell>
          <table:table-cell office:value-type="float" office:value="36499028" calcext:value-type="float">
            <text:p>36499028</text:p>
          </table:table-cell>
          <table:table-cell office:value-type="float" office:value="22993616" calcext:value-type="float">
            <text:p>22993616</text:p>
          </table:table-cell>
          <table:table-cell office:value-type="float" office:value="20164056" calcext:value-type="float">
            <text:p>20164056</text:p>
          </table:table-cell>
        </table:table-row>
        <table:table-row table:style-name="ro1">
          <table:table-cell office:value-type="float" office:value="4496860" calcext:value-type="float">
            <text:p>4496860</text:p>
          </table:table-cell>
          <table:table-cell office:value-type="float" office:value="19537660" calcext:value-type="float">
            <text:p>19537660</text:p>
          </table:table-cell>
          <table:table-cell office:value-type="float" office:value="17038304" calcext:value-type="float">
            <text:p>17038304</text:p>
          </table:table-cell>
          <table:table-cell office:value-type="float" office:value="36498736" calcext:value-type="float">
            <text:p>36498736</text:p>
          </table:table-cell>
          <table:table-cell office:value-type="float" office:value="22993616" calcext:value-type="float">
            <text:p>22993616</text:p>
          </table:table-cell>
          <table:table-cell office:value-type="float" office:value="20163832" calcext:value-type="float">
            <text:p>20163832</text:p>
          </table:table-cell>
        </table:table-row>
        <table:table-row table:style-name="ro1">
          <table:table-cell office:value-type="float" office:value="4509364" calcext:value-type="float">
            <text:p>4509364</text:p>
          </table:table-cell>
          <table:table-cell office:value-type="float" office:value="19536300" calcext:value-type="float">
            <text:p>19536300</text:p>
          </table:table-cell>
          <table:table-cell office:value-type="float" office:value="17038176" calcext:value-type="float">
            <text:p>17038176</text:p>
          </table:table-cell>
          <table:table-cell office:value-type="float" office:value="36498768" calcext:value-type="float">
            <text:p>36498768</text:p>
          </table:table-cell>
          <table:table-cell office:value-type="float" office:value="22993308" calcext:value-type="float">
            <text:p>22993308</text:p>
          </table:table-cell>
          <table:table-cell office:value-type="float" office:value="20163672" calcext:value-type="float">
            <text:p>20163672</text:p>
          </table:table-cell>
        </table:table-row>
        <table:table-row table:style-name="ro1">
          <table:table-cell office:value-type="float" office:value="4502240" calcext:value-type="float">
            <text:p>4502240</text:p>
          </table:table-cell>
          <table:table-cell office:value-type="float" office:value="19536268" calcext:value-type="float">
            <text:p>19536268</text:p>
          </table:table-cell>
          <table:table-cell office:value-type="float" office:value="17038080" calcext:value-type="float">
            <text:p>17038080</text:p>
          </table:table-cell>
          <table:table-cell office:value-type="float" office:value="36501700" calcext:value-type="float">
            <text:p>36501700</text:p>
          </table:table-cell>
          <table:table-cell office:value-type="float" office:value="22993188" calcext:value-type="float">
            <text:p>22993188</text:p>
          </table:table-cell>
          <table:table-cell office:value-type="float" office:value="20163608" calcext:value-type="float">
            <text:p>20163608</text:p>
          </table:table-cell>
        </table:table-row>
        <table:table-row table:style-name="ro1">
          <table:table-cell office:value-type="float" office:value="4504040" calcext:value-type="float">
            <text:p>4504040</text:p>
          </table:table-cell>
          <table:table-cell office:value-type="float" office:value="19536124" calcext:value-type="float">
            <text:p>19536124</text:p>
          </table:table-cell>
          <table:table-cell office:value-type="float" office:value="17038016" calcext:value-type="float">
            <text:p>17038016</text:p>
          </table:table-cell>
          <table:table-cell office:value-type="float" office:value="36501528" calcext:value-type="float">
            <text:p>36501528</text:p>
          </table:table-cell>
          <table:table-cell office:value-type="float" office:value="22993188" calcext:value-type="float">
            <text:p>22993188</text:p>
          </table:table-cell>
          <table:table-cell office:value-type="float" office:value="20163324" calcext:value-type="float">
            <text:p>20163324</text:p>
          </table:table-cell>
        </table:table-row>
        <table:table-row table:style-name="ro1">
          <table:table-cell office:value-type="float" office:value="4511172" calcext:value-type="float">
            <text:p>4511172</text:p>
          </table:table-cell>
          <table:table-cell office:value-type="float" office:value="19535964" calcext:value-type="float">
            <text:p>19535964</text:p>
          </table:table-cell>
          <table:table-cell office:value-type="float" office:value="17037792" calcext:value-type="float">
            <text:p>17037792</text:p>
          </table:table-cell>
          <table:table-cell office:value-type="float" office:value="36501836" calcext:value-type="float">
            <text:p>36501836</text:p>
          </table:table-cell>
          <table:table-cell office:value-type="float" office:value="22993084" calcext:value-type="float">
            <text:p>22993084</text:p>
          </table:table-cell>
          <table:table-cell office:value-type="float" office:value="20163292" calcext:value-type="float">
            <text:p>20163292</text:p>
          </table:table-cell>
        </table:table-row>
        <table:table-row table:style-name="ro1">
          <table:table-cell office:value-type="float" office:value="4499348" calcext:value-type="float">
            <text:p>4499348</text:p>
          </table:table-cell>
          <table:table-cell office:value-type="float" office:value="19535996" calcext:value-type="float">
            <text:p>19535996</text:p>
          </table:table-cell>
          <table:table-cell office:value-type="float" office:value="17038460" calcext:value-type="float">
            <text:p>17038460</text:p>
          </table:table-cell>
          <table:table-cell office:value-type="float" office:value="36501132" calcext:value-type="float">
            <text:p>36501132</text:p>
          </table:table-cell>
          <table:table-cell office:value-type="float" office:value="22993084" calcext:value-type="float">
            <text:p>22993084</text:p>
          </table:table-cell>
          <table:table-cell office:value-type="float" office:value="20163132" calcext:value-type="float">
            <text:p>20163132</text:p>
          </table:table-cell>
        </table:table-row>
        <table:table-row table:style-name="ro1">
          <table:table-cell office:value-type="float" office:value="4511912" calcext:value-type="float">
            <text:p>4511912</text:p>
          </table:table-cell>
          <table:table-cell office:value-type="float" office:value="19535996" calcext:value-type="float">
            <text:p>19535996</text:p>
          </table:table-cell>
          <table:table-cell office:value-type="float" office:value="17038332" calcext:value-type="float">
            <text:p>17038332</text:p>
          </table:table-cell>
          <table:table-cell office:value-type="float" office:value="36500540" calcext:value-type="float">
            <text:p>36500540</text:p>
          </table:table-cell>
          <table:table-cell office:value-type="float" office:value="22993084" calcext:value-type="float">
            <text:p>22993084</text:p>
          </table:table-cell>
          <table:table-cell office:value-type="float" office:value="20166108" calcext:value-type="float">
            <text:p>20166108</text:p>
          </table:table-cell>
        </table:table-row>
        <table:table-row table:style-name="ro1">
          <table:table-cell office:value-type="float" office:value="4496740" calcext:value-type="float">
            <text:p>4496740</text:p>
          </table:table-cell>
          <table:table-cell office:value-type="float" office:value="19535964" calcext:value-type="float">
            <text:p>19535964</text:p>
          </table:table-cell>
          <table:table-cell office:value-type="float" office:value="17037244" calcext:value-type="float">
            <text:p>17037244</text:p>
          </table:table-cell>
          <table:table-cell office:value-type="float" office:value="36500456" calcext:value-type="float">
            <text:p>36500456</text:p>
          </table:table-cell>
          <table:table-cell office:value-type="float" office:value="22992836" calcext:value-type="float">
            <text:p>22992836</text:p>
          </table:table-cell>
          <table:table-cell office:value-type="float" office:value="20166044" calcext:value-type="float">
            <text:p>20166044</text:p>
          </table:table-cell>
        </table:table-row>
        <table:table-row table:style-name="ro1">
          <table:table-cell office:value-type="float" office:value="4492888" calcext:value-type="float">
            <text:p>4492888</text:p>
          </table:table-cell>
          <table:table-cell office:value-type="float" office:value="19535900" calcext:value-type="float">
            <text:p>19535900</text:p>
          </table:table-cell>
          <table:table-cell office:value-type="float" office:value="17037148" calcext:value-type="float">
            <text:p>17037148</text:p>
          </table:table-cell>
          <table:table-cell office:value-type="float" office:value="36500364" calcext:value-type="float">
            <text:p>36500364</text:p>
          </table:table-cell>
          <table:table-cell office:value-type="float" office:value="22992836" calcext:value-type="float">
            <text:p>22992836</text:p>
          </table:table-cell>
          <table:table-cell office:value-type="float" office:value="20167520" calcext:value-type="float">
            <text:p>20167520</text:p>
          </table:table-cell>
        </table:table-row>
        <table:table-row table:style-name="ro1">
          <table:table-cell office:value-type="float" office:value="4516904" calcext:value-type="float">
            <text:p>4516904</text:p>
          </table:table-cell>
          <table:table-cell office:value-type="float" office:value="19536924" calcext:value-type="float">
            <text:p>19536924</text:p>
          </table:table-cell>
          <table:table-cell office:value-type="float" office:value="17036956" calcext:value-type="float">
            <text:p>17036956</text:p>
          </table:table-cell>
          <table:table-cell office:value-type="float" office:value="36499936" calcext:value-type="float">
            <text:p>36499936</text:p>
          </table:table-cell>
          <table:table-cell office:value-type="float" office:value="22992812" calcext:value-type="float">
            <text:p>22992812</text:p>
          </table:table-cell>
          <table:table-cell office:value-type="float" office:value="20167488" calcext:value-type="float">
            <text:p>20167488</text:p>
          </table:table-cell>
        </table:table-row>
        <table:table-row table:style-name="ro1">
          <table:table-cell office:value-type="float" office:value="4490308" calcext:value-type="float">
            <text:p>4490308</text:p>
          </table:table-cell>
          <table:table-cell office:value-type="float" office:value="19536924" calcext:value-type="float">
            <text:p>19536924</text:p>
          </table:table-cell>
          <table:table-cell office:value-type="float" office:value="17036860" calcext:value-type="float">
            <text:p>17036860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22992812" calcext:value-type="float">
            <text:p>22992812</text:p>
          </table:table-cell>
          <table:table-cell office:value-type="float" office:value="20167456" calcext:value-type="float">
            <text:p>20167456</text:p>
          </table:table-cell>
        </table:table-row>
        <table:table-row table:style-name="ro1">
          <table:table-cell office:value-type="float" office:value="4509820" calcext:value-type="float">
            <text:p>4509820</text:p>
          </table:table-cell>
          <table:table-cell office:value-type="float" office:value="19536924" calcext:value-type="float">
            <text:p>19536924</text:p>
          </table:table-cell>
          <table:table-cell office:value-type="float" office:value="17036860" calcext:value-type="float">
            <text:p>17036860</text:p>
          </table:table-cell>
          <table:table-cell office:value-type="float" office:value="36500048" calcext:value-type="float">
            <text:p>36500048</text:p>
          </table:table-cell>
          <table:table-cell office:value-type="float" office:value="22992564" calcext:value-type="float">
            <text:p>22992564</text:p>
          </table:table-cell>
          <table:table-cell office:value-type="float" office:value="20168768" calcext:value-type="float">
            <text:p>20168768</text:p>
          </table:table-cell>
        </table:table-row>
        <table:table-row table:style-name="ro1">
          <table:table-cell office:value-type="float" office:value="4491828" calcext:value-type="float">
            <text:p>4491828</text:p>
          </table:table-cell>
          <table:table-cell office:value-type="float" office:value="19536924" calcext:value-type="float">
            <text:p>19536924</text:p>
          </table:table-cell>
          <table:table-cell office:value-type="float" office:value="17036732" calcext:value-type="float">
            <text:p>17036732</text:p>
          </table:table-cell>
          <table:table-cell office:value-type="float" office:value="36502956" calcext:value-type="float">
            <text:p>36502956</text:p>
          </table:table-cell>
          <table:table-cell office:value-type="float" office:value="22992564" calcext:value-type="float">
            <text:p>22992564</text:p>
          </table:table-cell>
          <table:table-cell office:value-type="float" office:value="20168992" calcext:value-type="float">
            <text:p>20168992</text:p>
          </table:table-cell>
        </table:table-row>
        <table:table-row table:style-name="ro1">
          <table:table-cell office:value-type="float" office:value="4491652" calcext:value-type="float">
            <text:p>4491652</text:p>
          </table:table-cell>
          <table:table-cell office:value-type="float" office:value="19536956" calcext:value-type="float">
            <text:p>19536956</text:p>
          </table:table-cell>
          <table:table-cell office:value-type="float" office:value="17036604" calcext:value-type="float">
            <text:p>17036604</text:p>
          </table:table-cell>
          <table:table-cell office:value-type="float" office:value="36502956" calcext:value-type="float">
            <text:p>36502956</text:p>
          </table:table-cell>
          <table:table-cell office:value-type="float" office:value="22991944" calcext:value-type="float">
            <text:p>22991944</text:p>
          </table:table-cell>
          <table:table-cell office:value-type="float" office:value="20168460" calcext:value-type="float">
            <text:p>20168460</text:p>
          </table:table-cell>
        </table:table-row>
        <table:table-row table:style-name="ro1">
          <table:table-cell office:value-type="float" office:value="4502916" calcext:value-type="float">
            <text:p>4502916</text:p>
          </table:table-cell>
          <table:table-cell office:value-type="float" office:value="19536136" calcext:value-type="float">
            <text:p>19536136</text:p>
          </table:table-cell>
          <table:table-cell office:value-type="float" office:value="17027368" calcext:value-type="float">
            <text:p>17027368</text:p>
          </table:table-cell>
          <table:table-cell office:value-type="float" office:value="36502576" calcext:value-type="float">
            <text:p>36502576</text:p>
          </table:table-cell>
          <table:table-cell office:value-type="float" office:value="22991736" calcext:value-type="float">
            <text:p>22991736</text:p>
          </table:table-cell>
          <table:table-cell office:value-type="float" office:value="20168364" calcext:value-type="float">
            <text:p>20168364</text:p>
          </table:table-cell>
        </table:table-row>
        <table:table-row table:style-name="ro1">
          <table:table-cell office:value-type="float" office:value="4503296" calcext:value-type="float">
            <text:p>4503296</text:p>
          </table:table-cell>
          <table:table-cell office:value-type="float" office:value="19536096" calcext:value-type="float">
            <text:p>19536096</text:p>
          </table:table-cell>
          <table:table-cell office:value-type="float" office:value="17027272" calcext:value-type="float">
            <text:p>17027272</text:p>
          </table:table-cell>
          <table:table-cell office:value-type="float" office:value="36502164" calcext:value-type="float">
            <text:p>36502164</text:p>
          </table:table-cell>
          <table:table-cell office:value-type="float" office:value="22993944" calcext:value-type="float">
            <text:p>22993944</text:p>
          </table:table-cell>
          <table:table-cell office:value-type="float" office:value="20168236" calcext:value-type="float">
            <text:p>20168236</text:p>
          </table:table-cell>
        </table:table-row>
        <table:table-row table:style-name="ro1">
          <table:table-cell office:value-type="float" office:value="4498988" calcext:value-type="float">
            <text:p>4498988</text:p>
          </table:table-cell>
          <table:table-cell office:value-type="float" office:value="19538604" calcext:value-type="float">
            <text:p>19538604</text:p>
          </table:table-cell>
          <table:table-cell office:value-type="float" office:value="17027240" calcext:value-type="float">
            <text:p>17027240</text:p>
          </table:table-cell>
          <table:table-cell office:value-type="float" office:value="36502180" calcext:value-type="float">
            <text:p>36502180</text:p>
          </table:table-cell>
          <table:table-cell office:value-type="float" office:value="22992052" calcext:value-type="float">
            <text:p>22992052</text:p>
          </table:table-cell>
          <table:table-cell office:value-type="float" office:value="20168140" calcext:value-type="float">
            <text:p>20168140</text:p>
          </table:table-cell>
        </table:table-row>
        <table:table-row table:style-name="ro1">
          <table:table-cell office:value-type="float" office:value="4510692" calcext:value-type="float">
            <text:p>4510692</text:p>
          </table:table-cell>
          <table:table-cell office:value-type="float" office:value="19538604" calcext:value-type="float">
            <text:p>19538604</text:p>
          </table:table-cell>
          <table:table-cell office:value-type="float" office:value="17027104" calcext:value-type="float">
            <text:p>17027104</text:p>
          </table:table-cell>
          <table:table-cell office:value-type="float" office:value="36503720" calcext:value-type="float">
            <text:p>36503720</text:p>
          </table:table-cell>
          <table:table-cell office:value-type="float" office:value="22991624" calcext:value-type="float">
            <text:p>22991624</text:p>
          </table:table-cell>
          <table:table-cell office:value-type="float" office:value="20167836" calcext:value-type="float">
            <text:p>20167836</text:p>
          </table:table-cell>
        </table:table-row>
        <table:table-row table:style-name="ro1">
          <table:table-cell office:value-type="float" office:value="4491456" calcext:value-type="float">
            <text:p>4491456</text:p>
          </table:table-cell>
          <table:table-cell office:value-type="float" office:value="19539704" calcext:value-type="float">
            <text:p>19539704</text:p>
          </table:table-cell>
          <table:table-cell office:value-type="float" office:value="17026912" calcext:value-type="float">
            <text:p>17026912</text:p>
          </table:table-cell>
          <table:table-cell office:value-type="float" office:value="36503496" calcext:value-type="float">
            <text:p>36503496</text:p>
          </table:table-cell>
          <table:table-cell office:value-type="float" office:value="22991376" calcext:value-type="float">
            <text:p>22991376</text:p>
          </table:table-cell>
          <table:table-cell office:value-type="float" office:value="20167808" calcext:value-type="float">
            <text:p>20167808</text:p>
          </table:table-cell>
        </table:table-row>
        <table:table-row table:style-name="ro1">
          <table:table-cell office:value-type="float" office:value="4492436" calcext:value-type="float">
            <text:p>4492436</text:p>
          </table:table-cell>
          <table:table-cell office:value-type="float" office:value="19538808" calcext:value-type="float">
            <text:p>19538808</text:p>
          </table:table-cell>
          <table:table-cell office:value-type="float" office:value="17026780" calcext:value-type="float">
            <text:p>17026780</text:p>
          </table:table-cell>
          <table:table-cell office:value-type="float" office:value="36502392" calcext:value-type="float">
            <text:p>36502392</text:p>
          </table:table-cell>
          <table:table-cell office:value-type="float" office:value="22991252" calcext:value-type="float">
            <text:p>22991252</text:p>
          </table:table-cell>
          <table:table-cell office:value-type="float" office:value="20167776" calcext:value-type="float">
            <text:p>20167776</text:p>
          </table:table-cell>
        </table:table-row>
        <table:table-row table:style-name="ro1">
          <table:table-cell office:value-type="float" office:value="4496568" calcext:value-type="float">
            <text:p>4496568</text:p>
          </table:table-cell>
          <table:table-cell office:value-type="float" office:value="19538776" calcext:value-type="float">
            <text:p>19538776</text:p>
          </table:table-cell>
          <table:table-cell office:value-type="float" office:value="17026560" calcext:value-type="float">
            <text:p>17026560</text:p>
          </table:table-cell>
          <table:table-cell office:value-type="float" office:value="36502316" calcext:value-type="float">
            <text:p>36502316</text:p>
          </table:table-cell>
          <table:table-cell office:value-type="float" office:value="22991032" calcext:value-type="float">
            <text:p>22991032</text:p>
          </table:table-cell>
          <table:table-cell office:value-type="float" office:value="20167712" calcext:value-type="float">
            <text:p>20167712</text:p>
          </table:table-cell>
        </table:table-row>
        <table:table-row table:style-name="ro1">
          <table:table-cell office:value-type="float" office:value="4510848" calcext:value-type="float">
            <text:p>4510848</text:p>
          </table:table-cell>
          <table:table-cell office:value-type="float" office:value="19537660" calcext:value-type="float">
            <text:p>19537660</text:p>
          </table:table-cell>
          <table:table-cell office:value-type="float" office:value="17026496" calcext:value-type="float">
            <text:p>17026496</text:p>
          </table:table-cell>
          <table:table-cell office:value-type="float" office:value="36501936" calcext:value-type="float">
            <text:p>36501936</text:p>
          </table:table-cell>
          <table:table-cell office:value-type="float" office:value="22990540" calcext:value-type="float">
            <text:p>22990540</text:p>
          </table:table-cell>
          <table:table-cell office:value-type="float" office:value="20167492" calcext:value-type="float">
            <text:p>20167492</text:p>
          </table:table-cell>
        </table:table-row>
        <table:table-row table:style-name="ro1">
          <table:table-cell office:value-type="float" office:value="4513648" calcext:value-type="float">
            <text:p>4513648</text:p>
          </table:table-cell>
          <table:table-cell office:value-type="float" office:value="19537628" calcext:value-type="float">
            <text:p>19537628</text:p>
          </table:table-cell>
          <table:table-cell office:value-type="float" office:value="17026352" calcext:value-type="float">
            <text:p>17026352</text:p>
          </table:table-cell>
          <table:table-cell office:value-type="float" office:value="36501856" calcext:value-type="float">
            <text:p>36501856</text:p>
          </table:table-cell>
          <table:table-cell office:value-type="float" office:value="22990540" calcext:value-type="float">
            <text:p>22990540</text:p>
          </table:table-cell>
          <table:table-cell office:value-type="float" office:value="20167364" calcext:value-type="float">
            <text:p>20167364</text:p>
          </table:table-cell>
        </table:table-row>
        <table:table-row table:style-name="ro1">
          <table:table-cell office:value-type="float" office:value="4492452" calcext:value-type="float">
            <text:p>4492452</text:p>
          </table:table-cell>
          <table:table-cell office:value-type="float" office:value="19537596" calcext:value-type="float">
            <text:p>19537596</text:p>
          </table:table-cell>
          <table:table-cell office:value-type="float" office:value="17026192" calcext:value-type="float">
            <text:p>17026192</text:p>
          </table:table-cell>
          <table:table-cell office:value-type="float" office:value="36503140" calcext:value-type="float">
            <text:p>36503140</text:p>
          </table:table-cell>
          <table:table-cell office:value-type="float" office:value="22990416" calcext:value-type="float">
            <text:p>22990416</text:p>
          </table:table-cell>
          <table:table-cell office:value-type="float" office:value="20167132" calcext:value-type="float">
            <text:p>20167132</text:p>
          </table:table-cell>
        </table:table-row>
        <table:table-row table:style-name="ro1">
          <table:table-cell office:value-type="float" office:value="4493908" calcext:value-type="float">
            <text:p>4493908</text:p>
          </table:table-cell>
          <table:table-cell office:value-type="float" office:value="19537532" calcext:value-type="float">
            <text:p>19537532</text:p>
          </table:table-cell>
          <table:table-cell office:value-type="float" office:value="17026128" calcext:value-type="float">
            <text:p>17026128</text:p>
          </table:table-cell>
          <table:table-cell office:value-type="float" office:value="36504664" calcext:value-type="float">
            <text:p>36504664</text:p>
          </table:table-cell>
          <table:table-cell office:value-type="float" office:value="22990168" calcext:value-type="float">
            <text:p>22990168</text:p>
          </table:table-cell>
          <table:table-cell office:value-type="float" office:value="20166940" calcext:value-type="float">
            <text:p>20166940</text:p>
          </table:table-cell>
        </table:table-row>
        <table:table-row table:style-name="ro1">
          <table:table-cell office:value-type="float" office:value="4506952" calcext:value-type="float">
            <text:p>4506952</text:p>
          </table:table-cell>
          <table:table-cell office:value-type="float" office:value="19537484" calcext:value-type="float">
            <text:p>19537484</text:p>
          </table:table-cell>
          <table:table-cell office:value-type="float" office:value="17025960" calcext:value-type="float">
            <text:p>17025960</text:p>
          </table:table-cell>
          <table:table-cell office:value-type="float" office:value="36504332" calcext:value-type="float">
            <text:p>36504332</text:p>
          </table:table-cell>
          <table:table-cell office:value-type="float" office:value="22990168" calcext:value-type="float">
            <text:p>22990168</text:p>
          </table:table-cell>
          <table:table-cell office:value-type="float" office:value="20166912" calcext:value-type="float">
            <text:p>20166912</text:p>
          </table:table-cell>
        </table:table-row>
        <table:table-row table:style-name="ro1">
          <table:table-cell office:value-type="float" office:value="4498376" calcext:value-type="float">
            <text:p>4498376</text:p>
          </table:table-cell>
          <table:table-cell office:value-type="float" office:value="19537484" calcext:value-type="float">
            <text:p>19537484</text:p>
          </table:table-cell>
          <table:table-cell office:value-type="float" office:value="17025864" calcext:value-type="float">
            <text:p>17025864</text:p>
          </table:table-cell>
          <table:table-cell office:value-type="float" office:value="36503884" calcext:value-type="float">
            <text:p>36503884</text:p>
          </table:table-cell>
          <table:table-cell office:value-type="float" office:value="22990168" calcext:value-type="float">
            <text:p>22990168</text:p>
          </table:table-cell>
          <table:table-cell office:value-type="float" office:value="20168416" calcext:value-type="float">
            <text:p>20168416</text:p>
          </table:table-cell>
        </table:table-row>
        <table:table-row table:style-name="ro1">
          <table:table-cell office:value-type="float" office:value="4514060" calcext:value-type="float">
            <text:p>4514060</text:p>
          </table:table-cell>
          <table:table-cell office:value-type="float" office:value="19537484" calcext:value-type="float">
            <text:p>19537484</text:p>
          </table:table-cell>
          <table:table-cell office:value-type="float" office:value="17025800" calcext:value-type="float">
            <text:p>17025800</text:p>
          </table:table-cell>
          <table:table-cell office:value-type="float" office:value="36504056" calcext:value-type="float">
            <text:p>36504056</text:p>
          </table:table-cell>
          <table:table-cell office:value-type="float" office:value="22992048" calcext:value-type="float">
            <text:p>22992048</text:p>
          </table:table-cell>
          <table:table-cell office:value-type="float" office:value="20168164" calcext:value-type="float">
            <text:p>20168164</text:p>
          </table:table-cell>
        </table:table-row>
        <table:table-row table:style-name="ro1">
          <table:table-cell office:value-type="float" office:value="4519460" calcext:value-type="float">
            <text:p>4519460</text:p>
          </table:table-cell>
          <table:table-cell office:value-type="float" office:value="19536664" calcext:value-type="float">
            <text:p>19536664</text:p>
          </table:table-cell>
          <table:table-cell office:value-type="float" office:value="17025736" calcext:value-type="float">
            <text:p>17025736</text:p>
          </table:table-cell>
          <table:table-cell office:value-type="float" office:value="36503676" calcext:value-type="float">
            <text:p>36503676</text:p>
          </table:table-cell>
          <table:table-cell office:value-type="float" office:value="22991512" calcext:value-type="float">
            <text:p>22991512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16288" calcext:value-type="float">
            <text:p>4516288</text:p>
          </table:table-cell>
          <table:table-cell office:value-type="float" office:value="19536632" calcext:value-type="float">
            <text:p>19536632</text:p>
          </table:table-cell>
          <table:table-cell office:value-type="float" office:value="17025576" calcext:value-type="float">
            <text:p>17025576</text:p>
          </table:table-cell>
          <table:table-cell office:value-type="float" office:value="36503608" calcext:value-type="float">
            <text:p>36503608</text:p>
          </table:table-cell>
          <table:table-cell office:value-type="float" office:value="22991084" calcext:value-type="float">
            <text:p>22991084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06416" calcext:value-type="float">
            <text:p>4506416</text:p>
          </table:table-cell>
          <table:table-cell office:value-type="float" office:value="19536664" calcext:value-type="float">
            <text:p>19536664</text:p>
          </table:table-cell>
          <table:table-cell office:value-type="float" office:value="17028076" calcext:value-type="float">
            <text:p>17028076</text:p>
          </table:table-cell>
          <table:table-cell office:value-type="float" office:value="36503288" calcext:value-type="float">
            <text:p>36503288</text:p>
          </table:table-cell>
          <table:table-cell office:value-type="float" office:value="22990696" calcext:value-type="float">
            <text:p>22990696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11676" calcext:value-type="float">
            <text:p>4511676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7952" calcext:value-type="float">
            <text:p>17027952</text:p>
          </table:table-cell>
          <table:table-cell office:value-type="float" office:value="36503668" calcext:value-type="float">
            <text:p>36503668</text:p>
          </table:table-cell>
          <table:table-cell office:value-type="float" office:value="22989928" calcext:value-type="float">
            <text:p>22989928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19452" calcext:value-type="float">
            <text:p>4519452</text:p>
          </table:table-cell>
          <table:table-cell office:value-type="float" office:value="19536568" calcext:value-type="float">
            <text:p>19536568</text:p>
          </table:table-cell>
          <table:table-cell office:value-type="float" office:value="17027032" calcext:value-type="float">
            <text:p>17027032</text:p>
          </table:table-cell>
          <table:table-cell office:value-type="float" office:value="36502900" calcext:value-type="float">
            <text:p>36502900</text:p>
          </table:table-cell>
          <table:table-cell office:value-type="float" office:value="22989460" calcext:value-type="float">
            <text:p>22989460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03708" calcext:value-type="float">
            <text:p>4503708</text:p>
          </table:table-cell>
          <table:table-cell office:value-type="float" office:value="19536568" calcext:value-type="float">
            <text:p>19536568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36502896" calcext:value-type="float">
            <text:p>36502896</text:p>
          </table:table-cell>
          <table:table-cell office:value-type="float" office:value="22989308" calcext:value-type="float">
            <text:p>22989308</text:p>
          </table:table-cell>
          <table:table-cell office:value-type="float" office:value="20168072" calcext:value-type="float">
            <text:p>20168072</text:p>
          </table:table-cell>
        </table:table-row>
        <table:table-row table:style-name="ro1">
          <table:table-cell office:value-type="float" office:value="4512932" calcext:value-type="float">
            <text:p>4512932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8404" calcext:value-type="float">
            <text:p>17028404</text:p>
          </table:table-cell>
          <table:table-cell office:value-type="float" office:value="36502692" calcext:value-type="float">
            <text:p>36502692</text:p>
          </table:table-cell>
          <table:table-cell office:value-type="float" office:value="22989308" calcext:value-type="float">
            <text:p>22989308</text:p>
          </table:table-cell>
          <table:table-cell office:value-type="float" office:value="20167404" calcext:value-type="float">
            <text:p>20167404</text:p>
          </table:table-cell>
        </table:table-row>
        <table:table-row table:style-name="ro1">
          <table:table-cell office:value-type="float" office:value="4504428" calcext:value-type="float">
            <text:p>4504428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8272" calcext:value-type="float">
            <text:p>17028272</text:p>
          </table:table-cell>
          <table:table-cell office:value-type="float" office:value="36502620" calcext:value-type="float">
            <text:p>36502620</text:p>
          </table:table-cell>
          <table:table-cell office:value-type="float" office:value="22989184" calcext:value-type="float">
            <text:p>22989184</text:p>
          </table:table-cell>
          <table:table-cell office:value-type="float" office:value="20167244" calcext:value-type="float">
            <text:p>20167244</text:p>
          </table:table-cell>
        </table:table-row>
        <table:table-row table:style-name="ro1">
          <table:table-cell office:value-type="float" office:value="4493344" calcext:value-type="float">
            <text:p>4493344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8176" calcext:value-type="float">
            <text:p>17028176</text:p>
          </table:table-cell>
          <table:table-cell office:value-type="float" office:value="36502124" calcext:value-type="float">
            <text:p>36502124</text:p>
          </table:table-cell>
          <table:table-cell office:value-type="float" office:value="22989184" calcext:value-type="float">
            <text:p>22989184</text:p>
          </table:table-cell>
          <table:table-cell office:value-type="float" office:value="20167116" calcext:value-type="float">
            <text:p>20167116</text:p>
          </table:table-cell>
        </table:table-row>
        <table:table-row table:style-name="ro1">
          <table:table-cell office:value-type="float" office:value="4505792" calcext:value-type="float">
            <text:p>4505792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8140" calcext:value-type="float">
            <text:p>17028140</text:p>
          </table:table-cell>
          <table:table-cell office:value-type="float" office:value="36501820" calcext:value-type="float">
            <text:p>36501820</text:p>
          </table:table-cell>
          <table:table-cell office:value-type="float" office:value="22989184" calcext:value-type="float">
            <text:p>22989184</text:p>
          </table:table-cell>
          <table:table-cell office:value-type="float" office:value="20166956" calcext:value-type="float">
            <text:p>20166956</text:p>
          </table:table-cell>
        </table:table-row>
        <table:table-row table:style-name="ro1">
          <table:table-cell office:value-type="float" office:value="4510440" calcext:value-type="float">
            <text:p>4510440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7984" calcext:value-type="float">
            <text:p>17027984</text:p>
          </table:table-cell>
          <table:table-cell office:value-type="float" office:value="36501616" calcext:value-type="float">
            <text:p>36501616</text:p>
          </table:table-cell>
          <table:table-cell office:value-type="float" office:value="22988888" calcext:value-type="float">
            <text:p>22988888</text:p>
          </table:table-cell>
          <table:table-cell office:value-type="float" office:value="20166892" calcext:value-type="float">
            <text:p>20166892</text:p>
          </table:table-cell>
        </table:table-row>
        <table:table-row table:style-name="ro1">
          <table:table-cell office:value-type="float" office:value="4514032" calcext:value-type="float">
            <text:p>4514032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7792" calcext:value-type="float">
            <text:p>17027792</text:p>
          </table:table-cell>
          <table:table-cell office:value-type="float" office:value="36501652" calcext:value-type="float">
            <text:p>36501652</text:p>
          </table:table-cell>
          <table:table-cell office:value-type="float" office:value="22988936" calcext:value-type="float">
            <text:p>22988936</text:p>
          </table:table-cell>
          <table:table-cell office:value-type="float" office:value="20166828" calcext:value-type="float">
            <text:p>20166828</text:p>
          </table:table-cell>
        </table:table-row>
        <table:table-row table:style-name="ro1">
          <table:table-cell office:value-type="float" office:value="4509020" calcext:value-type="float">
            <text:p>4509020</text:p>
          </table:table-cell>
          <table:table-cell office:value-type="float" office:value="19536600" calcext:value-type="float">
            <text:p>19536600</text:p>
          </table:table-cell>
          <table:table-cell office:value-type="float" office:value="17027728" calcext:value-type="float">
            <text:p>17027728</text:p>
          </table:table-cell>
          <table:table-cell office:value-type="float" office:value="36503392" calcext:value-type="float">
            <text:p>36503392</text:p>
          </table:table-cell>
          <table:table-cell office:value-type="float" office:value="22988764" calcext:value-type="float">
            <text:p>22988764</text:p>
          </table:table-cell>
          <table:table-cell office:value-type="float" office:value="20168140" calcext:value-type="float">
            <text:p>20168140</text:p>
          </table:table-cell>
        </table:table-row>
        <table:table-row table:style-name="ro1">
          <table:table-cell office:value-type="float" office:value="4501228" calcext:value-type="float">
            <text:p>4501228</text:p>
          </table:table-cell>
          <table:table-cell office:value-type="float" office:value="19535036" calcext:value-type="float">
            <text:p>19535036</text:p>
          </table:table-cell>
          <table:table-cell office:value-type="float" office:value="17027944" calcext:value-type="float">
            <text:p>17027944</text:p>
          </table:table-cell>
          <table:table-cell office:value-type="float" office:value="36503164" calcext:value-type="float">
            <text:p>36503164</text:p>
          </table:table-cell>
          <table:table-cell office:value-type="float" office:value="22988888" calcext:value-type="float">
            <text:p>22988888</text:p>
          </table:table-cell>
          <table:table-cell office:value-type="float" office:value="20168108" calcext:value-type="float">
            <text:p>20168108</text:p>
          </table:table-cell>
        </table:table-row>
        <table:table-row table:style-name="ro1">
          <table:table-cell office:value-type="float" office:value="4504028" calcext:value-type="float">
            <text:p>4504028</text:p>
          </table:table-cell>
          <table:table-cell office:value-type="float" office:value="19535004" calcext:value-type="float">
            <text:p>19535004</text:p>
          </table:table-cell>
          <table:table-cell office:value-type="float" office:value="17027840" calcext:value-type="float">
            <text:p>17027840</text:p>
          </table:table-cell>
          <table:table-cell office:value-type="float" office:value="36502980" calcext:value-type="float">
            <text:p>36502980</text:p>
          </table:table-cell>
          <table:table-cell office:value-type="float" office:value="22988544" calcext:value-type="float">
            <text:p>22988544</text:p>
          </table:table-cell>
          <table:table-cell office:value-type="float" office:value="20167948" calcext:value-type="float">
            <text:p>20167948</text:p>
          </table:table-cell>
        </table:table-row>
        <table:table-row table:style-name="ro1">
          <table:table-cell office:value-type="float" office:value="4517568" calcext:value-type="float">
            <text:p>4517568</text:p>
          </table:table-cell>
          <table:table-cell office:value-type="float" office:value="19534972" calcext:value-type="float">
            <text:p>19534972</text:p>
          </table:table-cell>
          <table:table-cell office:value-type="float" office:value="17027652" calcext:value-type="float">
            <text:p>17027652</text:p>
          </table:table-cell>
          <table:table-cell office:value-type="float" office:value="36502880" calcext:value-type="float">
            <text:p>36502880</text:p>
          </table:table-cell>
          <table:table-cell office:value-type="float" office:value="22990380" calcext:value-type="float">
            <text:p>22990380</text:p>
          </table:table-cell>
          <table:table-cell office:value-type="float" office:value="20167948" calcext:value-type="float">
            <text:p>20167948</text:p>
          </table:table-cell>
        </table:table-row>
        <table:table-row table:style-name="ro1">
          <table:table-cell office:value-type="float" office:value="4519184" calcext:value-type="float">
            <text:p>4519184</text:p>
          </table:table-cell>
          <table:table-cell office:value-type="float" office:value="19534972" calcext:value-type="float">
            <text:p>19534972</text:p>
          </table:table-cell>
          <table:table-cell office:value-type="float" office:value="17027516" calcext:value-type="float">
            <text:p>17027516</text:p>
          </table:table-cell>
          <table:table-cell office:value-type="float" office:value="36502536" calcext:value-type="float">
            <text:p>36502536</text:p>
          </table:table-cell>
          <table:table-cell office:value-type="float" office:value="22990380" calcext:value-type="float">
            <text:p>22990380</text:p>
          </table:table-cell>
          <table:table-cell office:value-type="float" office:value="20167916" calcext:value-type="float">
            <text:p>20167916</text:p>
          </table:table-cell>
        </table:table-row>
        <table:table-row table:style-name="ro1">
          <table:table-cell office:value-type="float" office:value="4508228" calcext:value-type="float">
            <text:p>4508228</text:p>
          </table:table-cell>
          <table:table-cell office:value-type="float" office:value="19534972" calcext:value-type="float">
            <text:p>19534972</text:p>
          </table:table-cell>
          <table:table-cell office:value-type="float" office:value="17027480" calcext:value-type="float">
            <text:p>17027480</text:p>
          </table:table-cell>
          <table:table-cell office:value-type="float" office:value="36504020" calcext:value-type="float">
            <text:p>36504020</text:p>
          </table:table-cell>
          <table:table-cell office:value-type="float" office:value="22990704" calcext:value-type="float">
            <text:p>22990704</text:p>
          </table:table-cell>
          <table:table-cell office:value-type="float" office:value="20167600" calcext:value-type="float">
            <text:p>20167600</text:p>
          </table:table-cell>
        </table:table-row>
        <table:table-row table:style-name="ro1">
          <table:table-cell office:value-type="float" office:value="4504228" calcext:value-type="float">
            <text:p>4504228</text:p>
          </table:table-cell>
          <table:table-cell office:value-type="float" office:value="19534972" calcext:value-type="float">
            <text:p>19534972</text:p>
          </table:table-cell>
          <table:table-cell office:value-type="float" office:value="17027312" calcext:value-type="float">
            <text:p>17027312</text:p>
          </table:table-cell>
          <table:table-cell office:value-type="float" office:value="36503736" calcext:value-type="float">
            <text:p>36503736</text:p>
          </table:table-cell>
          <table:table-cell office:value-type="float" office:value="22990560" calcext:value-type="float">
            <text:p>22990560</text:p>
          </table:table-cell>
          <table:table-cell office:value-type="float" office:value="20167592" calcext:value-type="float">
            <text:p>20167592</text:p>
          </table:table-cell>
        </table:table-row>
        <table:table-row table:style-name="ro1">
          <table:table-cell office:value-type="float" office:value="4499724" calcext:value-type="float">
            <text:p>4499724</text:p>
          </table:table-cell>
          <table:table-cell office:value-type="float" office:value="19534972" calcext:value-type="float">
            <text:p>19534972</text:p>
          </table:table-cell>
          <table:table-cell office:value-type="float" office:value="17027280" calcext:value-type="float">
            <text:p>17027280</text:p>
          </table:table-cell>
          <table:table-cell office:value-type="float" office:value="36505064" calcext:value-type="float">
            <text:p>36505064</text:p>
          </table:table-cell>
          <table:table-cell office:value-type="float" office:value="22990560" calcext:value-type="float">
            <text:p>22990560</text:p>
          </table:table-cell>
          <table:table-cell office:value-type="float" office:value="20167464" calcext:value-type="float">
            <text:p>20167464</text:p>
          </table:table-cell>
        </table:table-row>
        <table:table-row table:style-name="ro1">
          <table:table-cell office:value-type="float" office:value="4500108" calcext:value-type="float">
            <text:p>4500108</text:p>
          </table:table-cell>
          <table:table-cell office:value-type="float" office:value="19534940" calcext:value-type="float">
            <text:p>19534940</text:p>
          </table:table-cell>
          <table:table-cell office:value-type="float" office:value="17027152" calcext:value-type="float">
            <text:p>17027152</text:p>
          </table:table-cell>
          <table:table-cell office:value-type="float" office:value="36504732" calcext:value-type="float">
            <text:p>36504732</text:p>
          </table:table-cell>
          <table:table-cell office:value-type="float" office:value="22990176" calcext:value-type="float">
            <text:p>22990176</text:p>
          </table:table-cell>
          <table:table-cell office:value-type="float" office:value="20167276" calcext:value-type="float">
            <text:p>20167276</text:p>
          </table:table-cell>
        </table:table-row>
        <table:table-row table:style-name="ro1">
          <table:table-cell office:value-type="float" office:value="4506692" calcext:value-type="float">
            <text:p>4506692</text:p>
          </table:table-cell>
          <table:table-cell office:value-type="float" office:value="19536476" calcext:value-type="float">
            <text:p>19536476</text:p>
          </table:table-cell>
          <table:table-cell office:value-type="float" office:value="17026964" calcext:value-type="float">
            <text:p>17026964</text:p>
          </table:table-cell>
          <table:table-cell office:value-type="float" office:value="36505324" calcext:value-type="float">
            <text:p>36505324</text:p>
          </table:table-cell>
          <table:table-cell office:value-type="float" office:value="22989996" calcext:value-type="float">
            <text:p>22989996</text:p>
          </table:table-cell>
          <table:table-cell office:value-type="float" office:value="20166988" calcext:value-type="float">
            <text:p>20166988</text:p>
          </table:table-cell>
        </table:table-row>
        <table:table-row table:style-name="ro1">
          <table:table-cell office:value-type="float" office:value="4510176" calcext:value-type="float">
            <text:p>4510176</text:p>
          </table:table-cell>
          <table:table-cell office:value-type="float" office:value="19536444" calcext:value-type="float">
            <text:p>19536444</text:p>
          </table:table-cell>
          <table:table-cell office:value-type="float" office:value="17026960" calcext:value-type="float">
            <text:p>17026960</text:p>
          </table:table-cell>
          <table:table-cell office:value-type="float" office:value="36504592" calcext:value-type="float">
            <text:p>36504592</text:p>
          </table:table-cell>
          <table:table-cell office:value-type="float" office:value="22989872" calcext:value-type="float">
            <text:p>22989872</text:p>
          </table:table-cell>
          <table:table-cell office:value-type="float" office:value="20166796" calcext:value-type="float">
            <text:p>20166796</text:p>
          </table:table-cell>
        </table:table-row>
        <table:table-row table:style-name="ro1">
          <table:table-cell office:value-type="float" office:value="4493792" calcext:value-type="float">
            <text:p>4493792</text:p>
          </table:table-cell>
          <table:table-cell office:value-type="float" office:value="19536444" calcext:value-type="float">
            <text:p>19536444</text:p>
          </table:table-cell>
          <table:table-cell office:value-type="float" office:value="17026768" calcext:value-type="float">
            <text:p>17026768</text:p>
          </table:table-cell>
          <table:table-cell office:value-type="float" office:value="36505692" calcext:value-type="float">
            <text:p>36505692</text:p>
          </table:table-cell>
          <table:table-cell office:value-type="float" office:value="22989872" calcext:value-type="float">
            <text:p>22989872</text:p>
          </table:table-cell>
          <table:table-cell office:value-type="float" office:value="20166604" calcext:value-type="float">
            <text:p>20166604</text:p>
          </table:table-cell>
        </table:table-row>
        <table:table-row table:style-name="ro1">
          <table:table-cell office:value-type="float" office:value="4507912" calcext:value-type="float">
            <text:p>4507912</text:p>
          </table:table-cell>
          <table:table-cell office:value-type="float" office:value="19536444" calcext:value-type="float">
            <text:p>19536444</text:p>
          </table:table-cell>
          <table:table-cell office:value-type="float" office:value="17026580" calcext:value-type="float">
            <text:p>17026580</text:p>
          </table:table-cell>
          <table:table-cell office:value-type="float" office:value="36507848" calcext:value-type="float">
            <text:p>36507848</text:p>
          </table:table-cell>
          <table:table-cell office:value-type="float" office:value="22989624" calcext:value-type="float">
            <text:p>22989624</text:p>
          </table:table-cell>
          <table:table-cell office:value-type="float" office:value="20166572" calcext:value-type="float">
            <text:p>20166572</text:p>
          </table:table-cell>
        </table:table-row>
        <table:table-row table:style-name="ro1">
          <table:table-cell office:value-type="float" office:value="4496612" calcext:value-type="float">
            <text:p>4496612</text:p>
          </table:table-cell>
          <table:table-cell office:value-type="float" office:value="19536412" calcext:value-type="float">
            <text:p>19536412</text:p>
          </table:table-cell>
          <table:table-cell office:value-type="float" office:value="17026516" calcext:value-type="float">
            <text:p>17026516</text:p>
          </table:table-cell>
          <table:table-cell office:value-type="float" office:value="36507712" calcext:value-type="float">
            <text:p>36507712</text:p>
          </table:table-cell>
          <table:table-cell office:value-type="float" office:value="22989624" calcext:value-type="float">
            <text:p>22989624</text:p>
          </table:table-cell>
          <table:table-cell office:value-type="float" office:value="20166540" calcext:value-type="float">
            <text:p>20166540</text:p>
          </table:table-cell>
        </table:table-row>
        <table:table-row table:style-name="ro1">
          <table:table-cell office:value-type="float" office:value="4510232" calcext:value-type="float">
            <text:p>4510232</text:p>
          </table:table-cell>
          <table:table-cell office:value-type="float" office:value="19536412" calcext:value-type="float">
            <text:p>19536412</text:p>
          </table:table-cell>
          <table:table-cell office:value-type="float" office:value="17026484" calcext:value-type="float">
            <text:p>17026484</text:p>
          </table:table-cell>
          <table:table-cell office:value-type="float" office:value="36507552" calcext:value-type="float">
            <text:p>36507552</text:p>
          </table:table-cell>
          <table:table-cell office:value-type="float" office:value="22989496" calcext:value-type="float">
            <text:p>22989496</text:p>
          </table:table-cell>
          <table:table-cell office:value-type="float" office:value="20166508" calcext:value-type="float">
            <text:p>20166508</text:p>
          </table:table-cell>
        </table:table-row>
        <table:table-row table:style-name="ro1">
          <table:table-cell office:value-type="float" office:value="4507456" calcext:value-type="float">
            <text:p>4507456</text:p>
          </table:table-cell>
          <table:table-cell office:value-type="float" office:value="19536528" calcext:value-type="float">
            <text:p>19536528</text:p>
          </table:table-cell>
          <table:table-cell office:value-type="float" office:value="17026324" calcext:value-type="float">
            <text:p>17026324</text:p>
          </table:table-cell>
          <table:table-cell office:value-type="float" office:value="36507160" calcext:value-type="float">
            <text:p>36507160</text:p>
          </table:table-cell>
          <table:table-cell office:value-type="float" office:value="22989432" calcext:value-type="float">
            <text:p>22989432</text:p>
          </table:table-cell>
          <table:table-cell office:value-type="float" office:value="20166348" calcext:value-type="float">
            <text:p>20166348</text:p>
          </table:table-cell>
        </table:table-row>
        <table:table-row table:style-name="ro1">
          <table:table-cell office:value-type="float" office:value="4497616" calcext:value-type="float">
            <text:p>4497616</text:p>
          </table:table-cell>
          <table:table-cell office:value-type="float" office:value="19536400" calcext:value-type="float">
            <text:p>19536400</text:p>
          </table:table-cell>
          <table:table-cell office:value-type="float" office:value="17027636" calcext:value-type="float">
            <text:p>17027636</text:p>
          </table:table-cell>
          <table:table-cell office:value-type="float" office:value="36506808" calcext:value-type="float">
            <text:p>36506808</text:p>
          </table:table-cell>
          <table:table-cell office:value-type="float" office:value="22989432" calcext:value-type="float">
            <text:p>22989432</text:p>
          </table:table-cell>
          <table:table-cell office:value-type="float" office:value="20166284" calcext:value-type="float">
            <text:p>20166284</text:p>
          </table:table-cell>
        </table:table-row>
        <table:table-row table:style-name="ro1">
          <table:table-cell office:value-type="float" office:value="4494544" calcext:value-type="float">
            <text:p>4494544</text:p>
          </table:table-cell>
          <table:table-cell office:value-type="float" office:value="19536400" calcext:value-type="float">
            <text:p>19536400</text:p>
          </table:table-cell>
          <table:table-cell office:value-type="float" office:value="17027504" calcext:value-type="float">
            <text:p>17027504</text:p>
          </table:table-cell>
          <table:table-cell office:value-type="float" office:value="36506804" calcext:value-type="float">
            <text:p>36506804</text:p>
          </table:table-cell>
          <table:table-cell office:value-type="float" office:value="22989432" calcext:value-type="float">
            <text:p>22989432</text:p>
          </table:table-cell>
          <table:table-cell office:value-type="float" office:value="20166124" calcext:value-type="float">
            <text:p>20166124</text:p>
          </table:table-cell>
        </table:table-row>
        <table:table-row table:style-name="ro1">
          <table:table-cell office:value-type="float" office:value="4497224" calcext:value-type="float">
            <text:p>4497224</text:p>
          </table:table-cell>
          <table:table-cell office:value-type="float" office:value="19536144" calcext:value-type="float">
            <text:p>19536144</text:p>
          </table:table-cell>
          <table:table-cell office:value-type="float" office:value="17027376" calcext:value-type="float">
            <text:p>17027376</text:p>
          </table:table-cell>
          <table:table-cell office:value-type="float" office:value="36506624" calcext:value-type="float">
            <text:p>36506624</text:p>
          </table:table-cell>
          <table:table-cell office:value-type="float" office:value="22988840" calcext:value-type="float">
            <text:p>22988840</text:p>
          </table:table-cell>
          <table:table-cell office:value-type="float" office:value="20166124" calcext:value-type="float">
            <text:p>20166124</text:p>
          </table:table-cell>
        </table:table-row>
        <table:table-row table:style-name="ro1">
          <table:table-cell office:value-type="float" office:value="4516576" calcext:value-type="float">
            <text:p>4516576</text:p>
          </table:table-cell>
          <table:table-cell office:value-type="float" office:value="19536144" calcext:value-type="float">
            <text:p>19536144</text:p>
          </table:table-cell>
          <table:table-cell office:value-type="float" office:value="17027248" calcext:value-type="float">
            <text:p>17027248</text:p>
          </table:table-cell>
          <table:table-cell office:value-type="float" office:value="36506700" calcext:value-type="float">
            <text:p>36506700</text:p>
          </table:table-cell>
          <table:table-cell office:value-type="float" office:value="22988684" calcext:value-type="float">
            <text:p>22988684</text:p>
          </table:table-cell>
          <table:table-cell office:value-type="float" office:value="20166504" calcext:value-type="float">
            <text:p>20166504</text:p>
          </table:table-cell>
        </table:table-row>
        <table:table-row table:style-name="ro1">
          <table:table-cell office:value-type="float" office:value="4498564" calcext:value-type="float">
            <text:p>4498564</text:p>
          </table:table-cell>
          <table:table-cell office:value-type="float" office:value="19536144" calcext:value-type="float">
            <text:p>19536144</text:p>
          </table:table-cell>
          <table:table-cell office:value-type="float" office:value="17027156" calcext:value-type="float">
            <text:p>17027156</text:p>
          </table:table-cell>
          <table:table-cell office:value-type="float" office:value="36506744" calcext:value-type="float">
            <text:p>36506744</text:p>
          </table:table-cell>
          <table:table-cell office:value-type="float" office:value="22988684" calcext:value-type="float">
            <text:p>22988684</text:p>
          </table:table-cell>
          <table:table-cell office:value-type="float" office:value="20168832" calcext:value-type="float">
            <text:p>20168832</text:p>
          </table:table-cell>
        </table:table-row>
        <table:table-row table:style-name="ro1">
          <table:table-cell office:value-type="float" office:value="4500788" calcext:value-type="float">
            <text:p>4500788</text:p>
          </table:table-cell>
          <table:table-cell office:value-type="float" office:value="19536144" calcext:value-type="float">
            <text:p>19536144</text:p>
          </table:table-cell>
          <table:table-cell office:value-type="float" office:value="17030584" calcext:value-type="float">
            <text:p>17030584</text:p>
          </table:table-cell>
          <table:table-cell office:value-type="float" office:value="36507552" calcext:value-type="float">
            <text:p>36507552</text:p>
          </table:table-cell>
          <table:table-cell office:value-type="float" office:value="22988684" calcext:value-type="float">
            <text:p>22988684</text:p>
          </table:table-cell>
          <table:table-cell office:value-type="float" office:value="20168800" calcext:value-type="float">
            <text:p>20168800</text:p>
          </table:table-cell>
        </table:table-row>
        <table:table-row table:style-name="ro1">
          <table:table-cell office:value-type="float" office:value="4514104" calcext:value-type="float">
            <text:p>4514104</text:p>
          </table:table-cell>
          <table:table-cell office:value-type="float" office:value="19536112" calcext:value-type="float">
            <text:p>19536112</text:p>
          </table:table-cell>
          <table:table-cell office:value-type="float" office:value="17030488" calcext:value-type="float">
            <text:p>17030488</text:p>
          </table:table-cell>
          <table:table-cell office:value-type="float" office:value="36507556" calcext:value-type="float">
            <text:p>36507556</text:p>
          </table:table-cell>
          <table:table-cell office:value-type="float" office:value="22988312" calcext:value-type="float">
            <text:p>22988312</text:p>
          </table:table-cell>
          <table:table-cell office:value-type="float" office:value="20168484" calcext:value-type="float">
            <text:p>20168484</text:p>
          </table:table-cell>
        </table:table-row>
        <table:table-row table:style-name="ro1">
          <table:table-cell office:value-type="float" office:value="4516276" calcext:value-type="float">
            <text:p>4516276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0412" calcext:value-type="float">
            <text:p>17030412</text:p>
          </table:table-cell>
          <table:table-cell office:value-type="float" office:value="36507460" calcext:value-type="float">
            <text:p>36507460</text:p>
          </table:table-cell>
          <table:table-cell office:value-type="float" office:value="22988312" calcext:value-type="float">
            <text:p>22988312</text:p>
          </table:table-cell>
          <table:table-cell office:value-type="float" office:value="20168568" calcext:value-type="float">
            <text:p>20168568</text:p>
          </table:table-cell>
        </table:table-row>
        <table:table-row table:style-name="ro1">
          <table:table-cell office:value-type="float" office:value="4493472" calcext:value-type="float">
            <text:p>4493472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0284" calcext:value-type="float">
            <text:p>17030284</text:p>
          </table:table-cell>
          <table:table-cell office:value-type="float" office:value="36508444" calcext:value-type="float">
            <text:p>36508444</text:p>
          </table:table-cell>
          <table:table-cell office:value-type="float" office:value="22988312" calcext:value-type="float">
            <text:p>22988312</text:p>
          </table:table-cell>
          <table:table-cell office:value-type="float" office:value="20170500" calcext:value-type="float">
            <text:p>20170500</text:p>
          </table:table-cell>
        </table:table-row>
        <table:table-row table:style-name="ro1">
          <table:table-cell office:value-type="float" office:value="4522008" calcext:value-type="float">
            <text:p>4522008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0220" calcext:value-type="float">
            <text:p>17030220</text:p>
          </table:table-cell>
          <table:table-cell office:value-type="float" office:value="36508124" calcext:value-type="float">
            <text:p>36508124</text:p>
          </table:table-cell>
          <table:table-cell office:value-type="float" office:value="22988312" calcext:value-type="float">
            <text:p>22988312</text:p>
          </table:table-cell>
          <table:table-cell office:value-type="float" office:value="20170348" calcext:value-type="float">
            <text:p>20170348</text:p>
          </table:table-cell>
        </table:table-row>
        <table:table-row table:style-name="ro1">
          <table:table-cell office:value-type="float" office:value="4501912" calcext:value-type="float">
            <text:p>4501912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0024" calcext:value-type="float">
            <text:p>17030024</text:p>
          </table:table-cell>
          <table:table-cell office:value-type="float" office:value="36507908" calcext:value-type="float">
            <text:p>36507908</text:p>
          </table:table-cell>
          <table:table-cell office:value-type="float" office:value="22988312" calcext:value-type="float">
            <text:p>22988312</text:p>
          </table:table-cell>
          <table:table-cell office:value-type="float" office:value="20170148" calcext:value-type="float">
            <text:p>20170148</text:p>
          </table:table-cell>
        </table:table-row>
        <table:table-row table:style-name="ro1">
          <table:table-cell office:value-type="float" office:value="4514000" calcext:value-type="float">
            <text:p>4514000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29800" calcext:value-type="float">
            <text:p>17029800</text:p>
          </table:table-cell>
          <table:table-cell office:value-type="float" office:value="36507672" calcext:value-type="float">
            <text:p>36507672</text:p>
          </table:table-cell>
          <table:table-cell office:value-type="float" office:value="22988112" calcext:value-type="float">
            <text:p>22988112</text:p>
          </table:table-cell>
          <table:table-cell office:value-type="float" office:value="20169948" calcext:value-type="float">
            <text:p>20169948</text:p>
          </table:table-cell>
        </table:table-row>
        <table:table-row table:style-name="ro1">
          <table:table-cell office:value-type="float" office:value="4490400" calcext:value-type="float">
            <text:p>4490400</text:p>
          </table:table-cell>
          <table:table-cell office:value-type="float" office:value="19535244" calcext:value-type="float">
            <text:p>19535244</text:p>
          </table:table-cell>
          <table:table-cell office:value-type="float" office:value="17029796" calcext:value-type="float">
            <text:p>17029796</text:p>
          </table:table-cell>
          <table:table-cell office:value-type="float" office:value="36507416" calcext:value-type="float">
            <text:p>36507416</text:p>
          </table:table-cell>
          <table:table-cell office:value-type="float" office:value="22987988" calcext:value-type="float">
            <text:p>22987988</text:p>
          </table:table-cell>
          <table:table-cell office:value-type="float" office:value="20169856" calcext:value-type="float">
            <text:p>20169856</text:p>
          </table:table-cell>
        </table:table-row>
        <table:table-row table:style-name="ro1">
          <table:table-cell office:value-type="float" office:value="4501020" calcext:value-type="float">
            <text:p>4501020</text:p>
          </table:table-cell>
          <table:table-cell office:value-type="float" office:value="19535144" calcext:value-type="float">
            <text:p>19535144</text:p>
          </table:table-cell>
          <table:table-cell office:value-type="float" office:value="17031108" calcext:value-type="float">
            <text:p>17031108</text:p>
          </table:table-cell>
          <table:table-cell office:value-type="float" office:value="36507488" calcext:value-type="float">
            <text:p>36507488</text:p>
          </table:table-cell>
          <table:table-cell office:value-type="float" office:value="22987988" calcext:value-type="float">
            <text:p>22987988</text:p>
          </table:table-cell>
          <table:table-cell office:value-type="float" office:value="20169600" calcext:value-type="float">
            <text:p>20169600</text:p>
          </table:table-cell>
        </table:table-row>
        <table:table-row table:style-name="ro1">
          <table:table-cell office:value-type="float" office:value="4510744" calcext:value-type="float">
            <text:p>4510744</text:p>
          </table:table-cell>
          <table:table-cell office:value-type="float" office:value="19535144" calcext:value-type="float">
            <text:p>19535144</text:p>
          </table:table-cell>
          <table:table-cell office:value-type="float" office:value="17032580" calcext:value-type="float">
            <text:p>17032580</text:p>
          </table:table-cell>
          <table:table-cell office:value-type="float" office:value="36507472" calcext:value-type="float">
            <text:p>36507472</text:p>
          </table:table-cell>
          <table:table-cell office:value-type="float" office:value="22987988" calcext:value-type="float">
            <text:p>22987988</text:p>
          </table:table-cell>
          <table:table-cell office:value-type="float" office:value="20169468" calcext:value-type="float">
            <text:p>20169468</text:p>
          </table:table-cell>
        </table:table-row>
        <table:table-row table:style-name="ro1">
          <table:table-cell office:value-type="float" office:value="4507508" calcext:value-type="float">
            <text:p>4507508</text:p>
          </table:table-cell>
          <table:table-cell office:value-type="float" office:value="19535144" calcext:value-type="float">
            <text:p>19535144</text:p>
          </table:table-cell>
          <table:table-cell office:value-type="float" office:value="17032452" calcext:value-type="float">
            <text:p>17032452</text:p>
          </table:table-cell>
          <table:table-cell office:value-type="float" office:value="36506980" calcext:value-type="float">
            <text:p>36506980</text:p>
          </table:table-cell>
          <table:table-cell office:value-type="float" office:value="22987740" calcext:value-type="float">
            <text:p>22987740</text:p>
          </table:table-cell>
          <table:table-cell office:value-type="float" office:value="20169468" calcext:value-type="float">
            <text:p>20169468</text:p>
          </table:table-cell>
        </table:table-row>
        <table:table-row table:style-name="ro1">
          <table:table-cell office:value-type="float" office:value="4506036" calcext:value-type="float">
            <text:p>4506036</text:p>
          </table:table-cell>
          <table:table-cell office:value-type="float" office:value="19534984" calcext:value-type="float">
            <text:p>19534984</text:p>
          </table:table-cell>
          <table:table-cell office:value-type="float" office:value="17032356" calcext:value-type="float">
            <text:p>17032356</text:p>
          </table:table-cell>
          <table:table-cell office:value-type="float" office:value="36506668" calcext:value-type="float">
            <text:p>36506668</text:p>
          </table:table-cell>
          <table:table-cell office:value-type="float" office:value="22987140" calcext:value-type="float">
            <text:p>22987140</text:p>
          </table:table-cell>
          <table:table-cell office:value-type="float" office:value="20169212" calcext:value-type="float">
            <text:p>20169212</text:p>
          </table:table-cell>
        </table:table-row>
        <table:table-row table:style-name="ro1">
          <table:table-cell office:value-type="float" office:value="4509788" calcext:value-type="float">
            <text:p>4509788</text:p>
          </table:table-cell>
          <table:table-cell office:value-type="float" office:value="19534924" calcext:value-type="float">
            <text:p>19534924</text:p>
          </table:table-cell>
          <table:table-cell office:value-type="float" office:value="17032260" calcext:value-type="float">
            <text:p>17032260</text:p>
          </table:table-cell>
          <table:table-cell office:value-type="float" office:value="36506696" calcext:value-type="float">
            <text:p>36506696</text:p>
          </table:table-cell>
          <table:table-cell office:value-type="float" office:value="22987140" calcext:value-type="float">
            <text:p>22987140</text:p>
          </table:table-cell>
          <table:table-cell office:value-type="float" office:value="20169184" calcext:value-type="float">
            <text:p>20169184</text:p>
          </table:table-cell>
        </table:table-row>
        <table:table-row table:style-name="ro1">
          <table:table-cell office:value-type="float" office:value="4496736" calcext:value-type="float">
            <text:p>4496736</text:p>
          </table:table-cell>
          <table:table-cell office:value-type="float" office:value="19534892" calcext:value-type="float">
            <text:p>19534892</text:p>
          </table:table-cell>
          <table:table-cell office:value-type="float" office:value="17032168" calcext:value-type="float">
            <text:p>17032168</text:p>
          </table:table-cell>
          <table:table-cell office:value-type="float" office:value="36506512" calcext:value-type="float">
            <text:p>36506512</text:p>
          </table:table-cell>
          <table:table-cell office:value-type="float" office:value="22987140" calcext:value-type="float">
            <text:p>22987140</text:p>
          </table:table-cell>
          <table:table-cell office:value-type="float" office:value="20169152" calcext:value-type="float">
            <text:p>20169152</text:p>
          </table:table-cell>
        </table:table-row>
        <table:table-row table:style-name="ro1">
          <table:table-cell office:value-type="float" office:value="4500416" calcext:value-type="float">
            <text:p>4500416</text:p>
          </table:table-cell>
          <table:table-cell office:value-type="float" office:value="19534828" calcext:value-type="float">
            <text:p>19534828</text:p>
          </table:table-cell>
          <table:table-cell office:value-type="float" office:value="17032076" calcext:value-type="float">
            <text:p>17032076</text:p>
          </table:table-cell>
          <table:table-cell office:value-type="float" office:value="36506520" calcext:value-type="float">
            <text:p>36506520</text:p>
          </table:table-cell>
          <table:table-cell office:value-type="float" office:value="22986464" calcext:value-type="float">
            <text:p>22986464</text:p>
          </table:table-cell>
          <table:table-cell office:value-type="float" office:value="20168988" calcext:value-type="float">
            <text:p>20168988</text:p>
          </table:table-cell>
        </table:table-row>
        <table:table-row table:style-name="ro1">
          <table:table-cell office:value-type="float" office:value="4499056" calcext:value-type="float">
            <text:p>4499056</text:p>
          </table:table-cell>
          <table:table-cell office:value-type="float" office:value="19534828" calcext:value-type="float">
            <text:p>19534828</text:p>
          </table:table-cell>
          <table:table-cell office:value-type="float" office:value="17033420" calcext:value-type="float">
            <text:p>17033420</text:p>
          </table:table-cell>
          <table:table-cell office:value-type="float" office:value="36506484" calcext:value-type="float">
            <text:p>36506484</text:p>
          </table:table-cell>
          <table:table-cell office:value-type="float" office:value="22986464" calcext:value-type="float">
            <text:p>22986464</text:p>
          </table:table-cell>
          <table:table-cell office:value-type="float" office:value="20168708" calcext:value-type="float">
            <text:p>20168708</text:p>
          </table:table-cell>
        </table:table-row>
        <table:table-row table:style-name="ro1">
          <table:table-cell office:value-type="float" office:value="4507160" calcext:value-type="float">
            <text:p>4507160</text:p>
          </table:table-cell>
          <table:table-cell office:value-type="float" office:value="19534828" calcext:value-type="float">
            <text:p>19534828</text:p>
          </table:table-cell>
          <table:table-cell office:value-type="float" office:value="17033388" calcext:value-type="float">
            <text:p>17033388</text:p>
          </table:table-cell>
          <table:table-cell office:value-type="float" office:value="36506688" calcext:value-type="float">
            <text:p>36506688</text:p>
          </table:table-cell>
          <table:table-cell office:value-type="float" office:value="22986464" calcext:value-type="float">
            <text:p>22986464</text:p>
          </table:table-cell>
          <table:table-cell office:value-type="float" office:value="20168520" calcext:value-type="float">
            <text:p>20168520</text:p>
          </table:table-cell>
        </table:table-row>
        <table:table-row table:style-name="ro1">
          <table:table-cell office:value-type="float" office:value="4499856" calcext:value-type="float">
            <text:p>4499856</text:p>
          </table:table-cell>
          <table:table-cell office:value-type="float" office:value="19534828" calcext:value-type="float">
            <text:p>19534828</text:p>
          </table:table-cell>
          <table:table-cell office:value-type="float" office:value="17033100" calcext:value-type="float">
            <text:p>17033100</text:p>
          </table:table-cell>
          <table:table-cell office:value-type="float" office:value="36506168" calcext:value-type="float">
            <text:p>36506168</text:p>
          </table:table-cell>
          <table:table-cell office:value-type="float" office:value="22986096" calcext:value-type="float">
            <text:p>22986096</text:p>
          </table:table-cell>
          <table:table-cell office:value-type="float" office:value="20168456" calcext:value-type="float">
            <text:p>20168456</text:p>
          </table:table-cell>
        </table:table-row>
        <table:table-row table:style-name="ro1">
          <table:table-cell office:value-type="float" office:value="4500240" calcext:value-type="float">
            <text:p>4500240</text:p>
          </table:table-cell>
          <table:table-cell office:value-type="float" office:value="19534828" calcext:value-type="float">
            <text:p>19534828</text:p>
          </table:table-cell>
          <table:table-cell office:value-type="float" office:value="17032940" calcext:value-type="float">
            <text:p>17032940</text:p>
          </table:table-cell>
          <table:table-cell office:value-type="float" office:value="36506196" calcext:value-type="float">
            <text:p>36506196</text:p>
          </table:table-cell>
          <table:table-cell office:value-type="float" office:value="22986096" calcext:value-type="float">
            <text:p>22986096</text:p>
          </table:table-cell>
          <table:table-cell office:value-type="float" office:value="20168904" calcext:value-type="float">
            <text:p>20168904</text:p>
          </table:table-cell>
        </table:table-row>
        <table:table-row table:style-name="ro1">
          <table:table-cell office:value-type="float" office:value="4496208" calcext:value-type="float">
            <text:p>4496208</text:p>
          </table:table-cell>
          <table:table-cell office:value-type="float" office:value="19536364" calcext:value-type="float">
            <text:p>19536364</text:p>
          </table:table-cell>
          <table:table-cell office:value-type="float" office:value="17032908" calcext:value-type="float">
            <text:p>17032908</text:p>
          </table:table-cell>
          <table:table-cell office:value-type="float" office:value="36506128" calcext:value-type="float">
            <text:p>36506128</text:p>
          </table:table-cell>
          <table:table-cell office:value-type="float" office:value="22986096" calcext:value-type="float">
            <text:p>22986096</text:p>
          </table:table-cell>
          <table:table-cell office:value-type="float" office:value="20169404" calcext:value-type="float">
            <text:p>20169404</text:p>
          </table:table-cell>
        </table:table-row>
        <table:table-row table:style-name="ro1">
          <table:table-cell office:value-type="float" office:value="4505224" calcext:value-type="float">
            <text:p>4505224</text:p>
          </table:table-cell>
          <table:table-cell office:value-type="float" office:value="19536364" calcext:value-type="float">
            <text:p>19536364</text:p>
          </table:table-cell>
          <table:table-cell office:value-type="float" office:value="17032840" calcext:value-type="float">
            <text:p>17032840</text:p>
          </table:table-cell>
          <table:table-cell office:value-type="float" office:value="36506000" calcext:value-type="float">
            <text:p>36506000</text:p>
          </table:table-cell>
          <table:table-cell office:value-type="float" office:value="22985988" calcext:value-type="float">
            <text:p>22985988</text:p>
          </table:table-cell>
          <table:table-cell office:value-type="float" office:value="20168680" calcext:value-type="float">
            <text:p>20168680</text:p>
          </table:table-cell>
        </table:table-row>
        <table:table-row table:style-name="ro1">
          <table:table-cell office:value-type="float" office:value="4505892" calcext:value-type="float">
            <text:p>4505892</text:p>
          </table:table-cell>
          <table:table-cell office:value-type="float" office:value="19534816" calcext:value-type="float">
            <text:p>19534816</text:p>
          </table:table-cell>
          <table:table-cell office:value-type="float" office:value="17032680" calcext:value-type="float">
            <text:p>17032680</text:p>
          </table:table-cell>
          <table:table-cell office:value-type="float" office:value="36508376" calcext:value-type="float">
            <text:p>36508376</text:p>
          </table:table-cell>
          <table:table-cell office:value-type="float" office:value="22985988" calcext:value-type="float">
            <text:p>22985988</text:p>
          </table:table-cell>
          <table:table-cell office:value-type="float" office:value="20168528" calcext:value-type="float">
            <text:p>20168528</text:p>
          </table:table-cell>
        </table:table-row>
        <table:table-row table:style-name="ro1">
          <table:table-cell office:value-type="float" office:value="4512756" calcext:value-type="float">
            <text:p>4512756</text:p>
          </table:table-cell>
          <table:table-cell office:value-type="float" office:value="19534784" calcext:value-type="float">
            <text:p>19534784</text:p>
          </table:table-cell>
          <table:table-cell office:value-type="float" office:value="17032452" calcext:value-type="float">
            <text:p>17032452</text:p>
          </table:table-cell>
          <table:table-cell office:value-type="float" office:value="36512076" calcext:value-type="float">
            <text:p>36512076</text:p>
          </table:table-cell>
          <table:table-cell office:value-type="float" office:value="22985864" calcext:value-type="float">
            <text:p>22985864</text:p>
          </table:table-cell>
          <table:table-cell office:value-type="float" office:value="20168528" calcext:value-type="float">
            <text:p>20168528</text:p>
          </table:table-cell>
        </table:table-row>
        <table:table-row table:style-name="ro1">
          <table:table-cell office:value-type="float" office:value="4524256" calcext:value-type="float">
            <text:p>4524256</text:p>
          </table:table-cell>
          <table:table-cell office:value-type="float" office:value="19534784" calcext:value-type="float">
            <text:p>19534784</text:p>
          </table:table-cell>
          <table:table-cell office:value-type="float" office:value="17032356" calcext:value-type="float">
            <text:p>17032356</text:p>
          </table:table-cell>
          <table:table-cell office:value-type="float" office:value="36513692" calcext:value-type="float">
            <text:p>36513692</text:p>
          </table:table-cell>
          <table:table-cell office:value-type="float" office:value="22985796" calcext:value-type="float">
            <text:p>22985796</text:p>
          </table:table-cell>
          <table:table-cell office:value-type="float" office:value="20168336" calcext:value-type="float">
            <text:p>20168336</text:p>
          </table:table-cell>
        </table:table-row>
        <table:table-row table:style-name="ro1">
          <table:table-cell office:value-type="float" office:value="4508324" calcext:value-type="float">
            <text:p>4508324</text:p>
          </table:table-cell>
          <table:table-cell office:value-type="float" office:value="19534720" calcext:value-type="float">
            <text:p>19534720</text:p>
          </table:table-cell>
          <table:table-cell office:value-type="float" office:value="17032260" calcext:value-type="float">
            <text:p>17032260</text:p>
          </table:table-cell>
          <table:table-cell office:value-type="float" office:value="36513464" calcext:value-type="float">
            <text:p>36513464</text:p>
          </table:table-cell>
          <table:table-cell office:value-type="float" office:value="22985796" calcext:value-type="float">
            <text:p>22985796</text:p>
          </table:table-cell>
          <table:table-cell office:value-type="float" office:value="20168004" calcext:value-type="float">
            <text:p>20168004</text:p>
          </table:table-cell>
        </table:table-row>
        <table:table-row table:style-name="ro1">
          <table:table-cell office:value-type="float" office:value="4514264" calcext:value-type="float">
            <text:p>4514264</text:p>
          </table:table-cell>
          <table:table-cell office:value-type="float" office:value="19536224" calcext:value-type="float">
            <text:p>19536224</text:p>
          </table:table-cell>
          <table:table-cell office:value-type="float" office:value="17032232" calcext:value-type="float">
            <text:p>17032232</text:p>
          </table:table-cell>
          <table:table-cell office:value-type="float" office:value="36513308" calcext:value-type="float">
            <text:p>36513308</text:p>
          </table:table-cell>
          <table:table-cell office:value-type="float" office:value="22985780" calcext:value-type="float">
            <text:p>22985780</text:p>
          </table:table-cell>
          <table:table-cell office:value-type="float" office:value="20168004" calcext:value-type="float">
            <text:p>20168004</text:p>
          </table:table-cell>
        </table:table-row>
        <table:table-row table:style-name="ro1">
          <table:table-cell office:value-type="float" office:value="4514476" calcext:value-type="float">
            <text:p>4514476</text:p>
          </table:table-cell>
          <table:table-cell office:value-type="float" office:value="19536192" calcext:value-type="float">
            <text:p>19536192</text:p>
          </table:table-cell>
          <table:table-cell office:value-type="float" office:value="17032072" calcext:value-type="float">
            <text:p>17032072</text:p>
          </table:table-cell>
          <table:table-cell office:value-type="float" office:value="36513152" calcext:value-type="float">
            <text:p>36513152</text:p>
          </table:table-cell>
          <table:table-cell office:value-type="float" office:value="22985780" calcext:value-type="float">
            <text:p>22985780</text:p>
          </table:table-cell>
          <table:table-cell office:value-type="float" office:value="20167824" calcext:value-type="float">
            <text:p>20167824</text:p>
          </table:table-cell>
        </table:table-row>
        <table:table-row table:style-name="ro1">
          <table:table-cell office:value-type="float" office:value="4514840" calcext:value-type="float">
            <text:p>4514840</text:p>
          </table:table-cell>
          <table:table-cell office:value-type="float" office:value="19537696" calcext:value-type="float">
            <text:p>19537696</text:p>
          </table:table-cell>
          <table:table-cell office:value-type="float" office:value="17031976" calcext:value-type="float">
            <text:p>17031976</text:p>
          </table:table-cell>
          <table:table-cell office:value-type="float" office:value="36510728" calcext:value-type="float">
            <text:p>36510728</text:p>
          </table:table-cell>
          <table:table-cell office:value-type="float" office:value="22985600" calcext:value-type="float">
            <text:p>22985600</text:p>
          </table:table-cell>
          <table:table-cell office:value-type="float" office:value="20167696" calcext:value-type="float">
            <text:p>20167696</text:p>
          </table:table-cell>
        </table:table-row>
        <table:table-row table:style-name="ro1">
          <table:table-cell office:value-type="float" office:value="4515380" calcext:value-type="float">
            <text:p>4515380</text:p>
          </table:table-cell>
          <table:table-cell office:value-type="float" office:value="19537696" calcext:value-type="float">
            <text:p>19537696</text:p>
          </table:table-cell>
          <table:table-cell office:value-type="float" office:value="17031660" calcext:value-type="float">
            <text:p>17031660</text:p>
          </table:table-cell>
          <table:table-cell office:value-type="float" office:value="36510428" calcext:value-type="float">
            <text:p>36510428</text:p>
          </table:table-cell>
          <table:table-cell office:value-type="float" office:value="22987584" calcext:value-type="float">
            <text:p>22987584</text:p>
          </table:table-cell>
          <table:table-cell office:value-type="float" office:value="20167600" calcext:value-type="float">
            <text:p>20167600</text:p>
          </table:table-cell>
        </table:table-row>
        <table:table-row table:style-name="ro1">
          <table:table-cell office:value-type="float" office:value="4502088" calcext:value-type="float">
            <text:p>4502088</text:p>
          </table:table-cell>
          <table:table-cell office:value-type="float" office:value="19537696" calcext:value-type="float">
            <text:p>19537696</text:p>
          </table:table-cell>
          <table:table-cell office:value-type="float" office:value="17031564" calcext:value-type="float">
            <text:p>17031564</text:p>
          </table:table-cell>
          <table:table-cell office:value-type="float" office:value="36512048" calcext:value-type="float">
            <text:p>36512048</text:p>
          </table:table-cell>
          <table:table-cell office:value-type="float" office:value="22987584" calcext:value-type="float">
            <text:p>22987584</text:p>
          </table:table-cell>
          <table:table-cell office:value-type="float" office:value="20167412" calcext:value-type="float">
            <text:p>20167412</text:p>
          </table:table-cell>
        </table:table-row>
        <table:table-row table:style-name="ro1">
          <table:table-cell office:value-type="float" office:value="4519852" calcext:value-type="float">
            <text:p>4519852</text:p>
          </table:table-cell>
          <table:table-cell office:value-type="float" office:value="19537696" calcext:value-type="float">
            <text:p>19537696</text:p>
          </table:table-cell>
          <table:table-cell office:value-type="float" office:value="17031556" calcext:value-type="float">
            <text:p>17031556</text:p>
          </table:table-cell>
          <table:table-cell office:value-type="float" office:value="36510880" calcext:value-type="float">
            <text:p>36510880</text:p>
          </table:table-cell>
          <table:table-cell office:value-type="float" office:value="22987584" calcext:value-type="float">
            <text:p>22987584</text:p>
          </table:table-cell>
          <table:table-cell office:value-type="float" office:value="20167124" calcext:value-type="float">
            <text:p>20167124</text:p>
          </table:table-cell>
        </table:table-row>
        <table:table-row table:style-name="ro1">
          <table:table-cell office:value-type="float" office:value="4520360" calcext:value-type="float">
            <text:p>4520360</text:p>
          </table:table-cell>
          <table:table-cell office:value-type="float" office:value="19537664" calcext:value-type="float">
            <text:p>19537664</text:p>
          </table:table-cell>
          <table:table-cell office:value-type="float" office:value="17031744" calcext:value-type="float">
            <text:p>17031744</text:p>
          </table:table-cell>
          <table:table-cell office:value-type="float" office:value="36510720" calcext:value-type="float">
            <text:p>36510720</text:p>
          </table:table-cell>
          <table:table-cell office:value-type="float" office:value="22987304" calcext:value-type="float">
            <text:p>22987304</text:p>
          </table:table-cell>
          <table:table-cell office:value-type="float" office:value="20167060" calcext:value-type="float">
            <text:p>20167060</text:p>
          </table:table-cell>
        </table:table-row>
        <table:table-row table:style-name="ro1">
          <table:table-cell office:value-type="float" office:value="4520972" calcext:value-type="float">
            <text:p>4520972</text:p>
          </table:table-cell>
          <table:table-cell office:value-type="float" office:value="19537632" calcext:value-type="float">
            <text:p>19537632</text:p>
          </table:table-cell>
          <table:table-cell office:value-type="float" office:value="17031428" calcext:value-type="float">
            <text:p>17031428</text:p>
          </table:table-cell>
          <table:table-cell office:value-type="float" office:value="36511284" calcext:value-type="float">
            <text:p>36511284</text:p>
          </table:table-cell>
          <table:table-cell office:value-type="float" office:value="22987740" calcext:value-type="float">
            <text:p>22987740</text:p>
          </table:table-cell>
          <table:table-cell office:value-type="float" office:value="20166772" calcext:value-type="float">
            <text:p>20166772</text:p>
          </table:table-cell>
        </table:table-row>
        <table:table-row table:style-name="ro1">
          <table:table-cell office:value-type="float" office:value="4546956" calcext:value-type="float">
            <text:p>4546956</text:p>
          </table:table-cell>
          <table:table-cell office:value-type="float" office:value="19537632" calcext:value-type="float">
            <text:p>19537632</text:p>
          </table:table-cell>
          <table:table-cell office:value-type="float" office:value="17031336" calcext:value-type="float">
            <text:p>17031336</text:p>
          </table:table-cell>
          <table:table-cell office:value-type="float" office:value="36511260" calcext:value-type="float">
            <text:p>36511260</text:p>
          </table:table-cell>
          <table:table-cell office:value-type="float" office:value="22987740" calcext:value-type="float">
            <text:p>22987740</text:p>
          </table:table-cell>
          <table:table-cell office:value-type="float" office:value="20166708" calcext:value-type="float">
            <text:p>20166708</text:p>
          </table:table-cell>
        </table:table-row>
        <table:table-row table:style-name="ro1">
          <table:table-cell office:value-type="float" office:value="4518736" calcext:value-type="float">
            <text:p>4518736</text:p>
          </table:table-cell>
          <table:table-cell office:value-type="float" office:value="19536384" calcext:value-type="float">
            <text:p>19536384</text:p>
          </table:table-cell>
          <table:table-cell office:value-type="float" office:value="17031176" calcext:value-type="float">
            <text:p>17031176</text:p>
          </table:table-cell>
          <table:table-cell office:value-type="float" office:value="36511408" calcext:value-type="float">
            <text:p>36511408</text:p>
          </table:table-cell>
          <table:table-cell office:value-type="float" office:value="22987336" calcext:value-type="float">
            <text:p>22987336</text:p>
          </table:table-cell>
          <table:table-cell office:value-type="float" office:value="20168244" calcext:value-type="float">
            <text:p>20168244</text:p>
          </table:table-cell>
        </table:table-row>
        <table:table-row table:style-name="ro1">
          <table:table-cell office:value-type="float" office:value="4518988" calcext:value-type="float">
            <text:p>4518988</text:p>
          </table:table-cell>
          <table:table-cell office:value-type="float" office:value="19536352" calcext:value-type="float">
            <text:p>19536352</text:p>
          </table:table-cell>
          <table:table-cell office:value-type="float" office:value="17031048" calcext:value-type="float">
            <text:p>17031048</text:p>
          </table:table-cell>
          <table:table-cell office:value-type="float" office:value="36511632" calcext:value-type="float">
            <text:p>36511632</text:p>
          </table:table-cell>
          <table:table-cell office:value-type="float" office:value="22987336" calcext:value-type="float">
            <text:p>22987336</text:p>
          </table:table-cell>
          <table:table-cell office:value-type="float" office:value="20167892" calcext:value-type="float">
            <text:p>20167892</text:p>
          </table:table-cell>
        </table:table-row>
        <table:table-row table:style-name="ro1">
          <table:table-cell office:value-type="float" office:value="4510188" calcext:value-type="float">
            <text:p>4510188</text:p>
          </table:table-cell>
          <table:table-cell office:value-type="float" office:value="19536324" calcext:value-type="float">
            <text:p>19536324</text:p>
          </table:table-cell>
          <table:table-cell office:value-type="float" office:value="17030848" calcext:value-type="float">
            <text:p>17030848</text:p>
          </table:table-cell>
          <table:table-cell office:value-type="float" office:value="36511560" calcext:value-type="float">
            <text:p>36511560</text:p>
          </table:table-cell>
          <table:table-cell office:value-type="float" office:value="22989608" calcext:value-type="float">
            <text:p>22989608</text:p>
          </table:table-cell>
          <table:table-cell office:value-type="float" office:value="20167768" calcext:value-type="float">
            <text:p>20167768</text:p>
          </table:table-cell>
        </table:table-row>
        <table:table-row table:style-name="ro1">
          <table:table-cell office:value-type="float" office:value="4522776" calcext:value-type="float">
            <text:p>4522776</text:p>
          </table:table-cell>
          <table:table-cell office:value-type="float" office:value="19536260" calcext:value-type="float">
            <text:p>19536260</text:p>
          </table:table-cell>
          <table:table-cell office:value-type="float" office:value="17031780" calcext:value-type="float">
            <text:p>17031780</text:p>
          </table:table-cell>
          <table:table-cell office:value-type="float" office:value="36511376" calcext:value-type="float">
            <text:p>36511376</text:p>
          </table:table-cell>
          <table:table-cell office:value-type="float" office:value="22989576" calcext:value-type="float">
            <text:p>22989576</text:p>
          </table:table-cell>
          <table:table-cell office:value-type="float" office:value="20167704" calcext:value-type="float">
            <text:p>20167704</text:p>
          </table:table-cell>
        </table:table-row>
        <table:table-row table:style-name="ro1">
          <table:table-cell office:value-type="float" office:value="4500424" calcext:value-type="float">
            <text:p>4500424</text:p>
          </table:table-cell>
          <table:table-cell office:value-type="float" office:value="19536260" calcext:value-type="float">
            <text:p>19536260</text:p>
          </table:table-cell>
          <table:table-cell office:value-type="float" office:value="17031744" calcext:value-type="float">
            <text:p>17031744</text:p>
          </table:table-cell>
          <table:table-cell office:value-type="float" office:value="36511544" calcext:value-type="float">
            <text:p>36511544</text:p>
          </table:table-cell>
          <table:table-cell office:value-type="float" office:value="22990180" calcext:value-type="float">
            <text:p>22990180</text:p>
          </table:table-cell>
          <table:table-cell office:value-type="float" office:value="20167548" calcext:value-type="float">
            <text:p>20167548</text:p>
          </table:table-cell>
        </table:table-row>
        <table:table-row table:style-name="ro1">
          <table:table-cell office:value-type="float" office:value="4517928" calcext:value-type="float">
            <text:p>4517928</text:p>
          </table:table-cell>
          <table:table-cell office:value-type="float" office:value="19536260" calcext:value-type="float">
            <text:p>19536260</text:p>
          </table:table-cell>
          <table:table-cell office:value-type="float" office:value="17030708" calcext:value-type="float">
            <text:p>17030708</text:p>
          </table:table-cell>
          <table:table-cell office:value-type="float" office:value="36511296" calcext:value-type="float">
            <text:p>36511296</text:p>
          </table:table-cell>
          <table:table-cell office:value-type="float" office:value="22989768" calcext:value-type="float">
            <text:p>22989768</text:p>
          </table:table-cell>
          <table:table-cell office:value-type="float" office:value="20167484" calcext:value-type="float">
            <text:p>20167484</text:p>
          </table:table-cell>
        </table:table-row>
        <table:table-row table:style-name="ro1">
          <table:table-cell office:value-type="float" office:value="4513864" calcext:value-type="float">
            <text:p>4513864</text:p>
          </table:table-cell>
          <table:table-cell office:value-type="float" office:value="19536260" calcext:value-type="float">
            <text:p>19536260</text:p>
          </table:table-cell>
          <table:table-cell office:value-type="float" office:value="17030572" calcext:value-type="float">
            <text:p>17030572</text:p>
          </table:table-cell>
          <table:table-cell office:value-type="float" office:value="36510708" calcext:value-type="float">
            <text:p>36510708</text:p>
          </table:table-cell>
          <table:table-cell office:value-type="float" office:value="22989768" calcext:value-type="float">
            <text:p>22989768</text:p>
          </table:table-cell>
          <table:table-cell office:value-type="float" office:value="20167204" calcext:value-type="float">
            <text:p>20167204</text:p>
          </table:table-cell>
        </table:table-row>
        <table:table-row table:style-name="ro1">
          <table:table-cell office:value-type="float" office:value="4514016" calcext:value-type="float">
            <text:p>4514016</text:p>
          </table:table-cell>
          <table:table-cell office:value-type="float" office:value="19536228" calcext:value-type="float">
            <text:p>19536228</text:p>
          </table:table-cell>
          <table:table-cell office:value-type="float" office:value="17031852" calcext:value-type="float">
            <text:p>17031852</text:p>
          </table:table-cell>
          <table:table-cell office:value-type="float" office:value="36508052" calcext:value-type="float">
            <text:p>36508052</text:p>
          </table:table-cell>
          <table:table-cell office:value-type="float" office:value="22989272" calcext:value-type="float">
            <text:p>22989272</text:p>
          </table:table-cell>
          <table:table-cell office:value-type="float" office:value="20167108" calcext:value-type="float">
            <text:p>20167108</text:p>
          </table:table-cell>
        </table:table-row>
        <table:table-row table:style-name="ro1">
          <table:table-cell office:value-type="float" office:value="4523296" calcext:value-type="float">
            <text:p>4523296</text:p>
          </table:table-cell>
          <table:table-cell office:value-type="float" office:value="19536228" calcext:value-type="float">
            <text:p>19536228</text:p>
          </table:table-cell>
          <table:table-cell office:value-type="float" office:value="17033260" calcext:value-type="float">
            <text:p>17033260</text:p>
          </table:table-cell>
          <table:table-cell office:value-type="float" office:value="36508284" calcext:value-type="float">
            <text:p>36508284</text:p>
          </table:table-cell>
          <table:table-cell office:value-type="float" office:value="22989272" calcext:value-type="float">
            <text:p>22989272</text:p>
          </table:table-cell>
          <table:table-cell office:value-type="float" office:value="20167048" calcext:value-type="float">
            <text:p>20167048</text:p>
          </table:table-cell>
        </table:table-row>
        <table:table-row table:style-name="ro1">
          <table:table-cell office:value-type="float" office:value="4520288" calcext:value-type="float">
            <text:p>4520288</text:p>
          </table:table-cell>
          <table:table-cell office:value-type="float" office:value="19536228" calcext:value-type="float">
            <text:p>19536228</text:p>
          </table:table-cell>
          <table:table-cell office:value-type="float" office:value="17033196" calcext:value-type="float">
            <text:p>17033196</text:p>
          </table:table-cell>
          <table:table-cell office:value-type="float" office:value="36508256" calcext:value-type="float">
            <text:p>36508256</text:p>
          </table:table-cell>
          <table:table-cell office:value-type="float" office:value="22989272" calcext:value-type="float">
            <text:p>22989272</text:p>
          </table:table-cell>
          <table:table-cell office:value-type="float" office:value="20166924" calcext:value-type="float">
            <text:p>20166924</text:p>
          </table:table-cell>
        </table:table-row>
        <table:table-row table:style-name="ro1">
          <table:table-cell office:value-type="float" office:value="4523980" calcext:value-type="float">
            <text:p>4523980</text:p>
          </table:table-cell>
          <table:table-cell office:value-type="float" office:value="19536228" calcext:value-type="float">
            <text:p>19536228</text:p>
          </table:table-cell>
          <table:table-cell office:value-type="float" office:value="17033164" calcext:value-type="float">
            <text:p>17033164</text:p>
          </table:table-cell>
          <table:table-cell office:value-type="float" office:value="36508376" calcext:value-type="float">
            <text:p>36508376</text:p>
          </table:table-cell>
          <table:table-cell office:value-type="float" office:value="22989000" calcext:value-type="float">
            <text:p>22989000</text:p>
          </table:table-cell>
          <table:table-cell office:value-type="float" office:value="20166640" calcext:value-type="float">
            <text:p>20166640</text:p>
          </table:table-cell>
        </table:table-row>
        <table:table-row table:style-name="ro1">
          <table:table-cell office:value-type="float" office:value="4524600" calcext:value-type="float">
            <text:p>4524600</text:p>
          </table:table-cell>
          <table:table-cell office:value-type="float" office:value="19536228" calcext:value-type="float">
            <text:p>19536228</text:p>
          </table:table-cell>
          <table:table-cell office:value-type="float" office:value="17033068" calcext:value-type="float">
            <text:p>17033068</text:p>
          </table:table-cell>
          <table:table-cell office:value-type="float" office:value="36508432" calcext:value-type="float">
            <text:p>36508432</text:p>
          </table:table-cell>
          <table:table-cell office:value-type="float" office:value="22987548" calcext:value-type="float">
            <text:p>22987548</text:p>
          </table:table-cell>
          <table:table-cell office:value-type="float" office:value="20166576" calcext:value-type="float">
            <text:p>20166576</text:p>
          </table:table-cell>
        </table:table-row>
        <table:table-row table:style-name="ro1">
          <table:table-cell office:value-type="float" office:value="4511548" calcext:value-type="float">
            <text:p>4511548</text:p>
          </table:table-cell>
          <table:table-cell office:value-type="float" office:value="19537252" calcext:value-type="float">
            <text:p>19537252</text:p>
          </table:table-cell>
          <table:table-cell office:value-type="float" office:value="17032812" calcext:value-type="float">
            <text:p>17032812</text:p>
          </table:table-cell>
          <table:table-cell office:value-type="float" office:value="36508132" calcext:value-type="float">
            <text:p>36508132</text:p>
          </table:table-cell>
          <table:table-cell office:value-type="float" office:value="22987512" calcext:value-type="float">
            <text:p>22987512</text:p>
          </table:table-cell>
          <table:table-cell office:value-type="float" office:value="20166348" calcext:value-type="float">
            <text:p>20166348</text:p>
          </table:table-cell>
        </table:table-row>
        <table:table-row table:style-name="ro1">
          <table:table-cell office:value-type="float" office:value="4507560" calcext:value-type="float">
            <text:p>4507560</text:p>
          </table:table-cell>
          <table:table-cell office:value-type="float" office:value="19537096" calcext:value-type="float">
            <text:p>19537096</text:p>
          </table:table-cell>
          <table:table-cell office:value-type="float" office:value="17032716" calcext:value-type="float">
            <text:p>17032716</text:p>
          </table:table-cell>
          <table:table-cell office:value-type="float" office:value="36509344" calcext:value-type="float">
            <text:p>36509344</text:p>
          </table:table-cell>
          <table:table-cell office:value-type="float" office:value="22987388" calcext:value-type="float">
            <text:p>22987388</text:p>
          </table:table-cell>
          <table:table-cell office:value-type="float" office:value="20166316" calcext:value-type="float">
            <text:p>20166316</text:p>
          </table:table-cell>
        </table:table-row>
        <table:table-row table:style-name="ro1">
          <table:table-cell office:value-type="float" office:value="4518756" calcext:value-type="float">
            <text:p>4518756</text:p>
          </table:table-cell>
          <table:table-cell office:value-type="float" office:value="19537064" calcext:value-type="float">
            <text:p>19537064</text:p>
          </table:table-cell>
          <table:table-cell office:value-type="float" office:value="17032652" calcext:value-type="float">
            <text:p>17032652</text:p>
          </table:table-cell>
          <table:table-cell office:value-type="float" office:value="36510832" calcext:value-type="float">
            <text:p>36510832</text:p>
          </table:table-cell>
          <table:table-cell office:value-type="float" office:value="22987240" calcext:value-type="float">
            <text:p>22987240</text:p>
          </table:table-cell>
          <table:table-cell office:value-type="float" office:value="20166284" calcext:value-type="float">
            <text:p>20166284</text:p>
          </table:table-cell>
        </table:table-row>
        <table:table-row table:style-name="ro1">
          <table:table-cell office:value-type="float" office:value="4511728" calcext:value-type="float">
            <text:p>4511728</text:p>
          </table:table-cell>
          <table:table-cell office:value-type="float" office:value="19536316" calcext:value-type="float">
            <text:p>19536316</text:p>
          </table:table-cell>
          <table:table-cell office:value-type="float" office:value="17032556" calcext:value-type="float">
            <text:p>17032556</text:p>
          </table:table-cell>
          <table:table-cell office:value-type="float" office:value="36510944" calcext:value-type="float">
            <text:p>36510944</text:p>
          </table:table-cell>
          <table:table-cell office:value-type="float" office:value="22987240" calcext:value-type="float">
            <text:p>22987240</text:p>
          </table:table-cell>
          <table:table-cell office:value-type="float" office:value="20166252" calcext:value-type="float">
            <text:p>20166252</text:p>
          </table:table-cell>
        </table:table-row>
        <table:table-row table:style-name="ro1">
          <table:table-cell office:value-type="float" office:value="4522364" calcext:value-type="float">
            <text:p>4522364</text:p>
          </table:table-cell>
          <table:table-cell office:value-type="float" office:value="19537884" calcext:value-type="float">
            <text:p>19537884</text:p>
          </table:table-cell>
          <table:table-cell office:value-type="float" office:value="17032460" calcext:value-type="float">
            <text:p>17032460</text:p>
          </table:table-cell>
          <table:table-cell office:value-type="float" office:value="36510760" calcext:value-type="float">
            <text:p>36510760</text:p>
          </table:table-cell>
          <table:table-cell office:value-type="float" office:value="22989696" calcext:value-type="float">
            <text:p>22989696</text:p>
          </table:table-cell>
          <table:table-cell office:value-type="float" office:value="20166028" calcext:value-type="float">
            <text:p>20166028</text:p>
          </table:table-cell>
        </table:table-row>
        <table:table-row table:style-name="ro1">
          <table:table-cell office:value-type="float" office:value="4518684" calcext:value-type="float">
            <text:p>4518684</text:p>
          </table:table-cell>
          <table:table-cell office:value-type="float" office:value="19537788" calcext:value-type="float">
            <text:p>19537788</text:p>
          </table:table-cell>
          <table:table-cell office:value-type="float" office:value="17032204" calcext:value-type="float">
            <text:p>17032204</text:p>
          </table:table-cell>
          <table:table-cell office:value-type="float" office:value="36510876" calcext:value-type="float">
            <text:p>36510876</text:p>
          </table:table-cell>
          <table:table-cell office:value-type="float" office:value="22989696" calcext:value-type="float">
            <text:p>22989696</text:p>
          </table:table-cell>
          <table:table-cell office:value-type="float" office:value="20165952" calcext:value-type="float">
            <text:p>20165952</text:p>
          </table:table-cell>
        </table:table-row>
        <table:table-row table:style-name="ro1">
          <table:table-cell office:value-type="float" office:value="4533228" calcext:value-type="float">
            <text:p>4533228</text:p>
          </table:table-cell>
          <table:table-cell office:value-type="float" office:value="19537760" calcext:value-type="float">
            <text:p>19537760</text:p>
          </table:table-cell>
          <table:table-cell office:value-type="float" office:value="17032112" calcext:value-type="float">
            <text:p>17032112</text:p>
          </table:table-cell>
          <table:table-cell office:value-type="float" office:value="36509060" calcext:value-type="float">
            <text:p>36509060</text:p>
          </table:table-cell>
          <table:table-cell office:value-type="float" office:value="22987920" calcext:value-type="float">
            <text:p>22987920</text:p>
          </table:table-cell>
          <table:table-cell office:value-type="float" office:value="20165912" calcext:value-type="float">
            <text:p>20165912</text:p>
          </table:table-cell>
        </table:table-row>
        <table:table-row table:style-name="ro1">
          <table:table-cell office:value-type="float" office:value="4518700" calcext:value-type="float">
            <text:p>4518700</text:p>
          </table:table-cell>
          <table:table-cell office:value-type="float" office:value="19537728" calcext:value-type="float">
            <text:p>19537728</text:p>
          </table:table-cell>
          <table:table-cell office:value-type="float" office:value="17032016" calcext:value-type="float">
            <text:p>17032016</text:p>
          </table:table-cell>
          <table:table-cell office:value-type="float" office:value="36508668" calcext:value-type="float">
            <text:p>36508668</text:p>
          </table:table-cell>
          <table:table-cell office:value-type="float" office:value="22987896" calcext:value-type="float">
            <text:p>22987896</text:p>
          </table:table-cell>
          <table:table-cell office:value-type="float" office:value="20165492" calcext:value-type="float">
            <text:p>20165492</text:p>
          </table:table-cell>
        </table:table-row>
        <table:table-row table:style-name="ro1">
          <table:table-cell office:value-type="float" office:value="4516072" calcext:value-type="float">
            <text:p>4516072</text:p>
          </table:table-cell>
          <table:table-cell office:value-type="float" office:value="19538148" calcext:value-type="float">
            <text:p>19538148</text:p>
          </table:table-cell>
          <table:table-cell office:value-type="float" office:value="17031892" calcext:value-type="float">
            <text:p>17031892</text:p>
          </table:table-cell>
          <table:table-cell office:value-type="float" office:value="36508572" calcext:value-type="float">
            <text:p>36508572</text:p>
          </table:table-cell>
          <table:table-cell office:value-type="float" office:value="22987324" calcext:value-type="float">
            <text:p>22987324</text:p>
          </table:table-cell>
          <table:table-cell office:value-type="float" office:value="20165340" calcext:value-type="float">
            <text:p>20165340</text:p>
          </table:table-cell>
        </table:table-row>
        <table:table-row table:style-name="ro1">
          <table:table-cell office:value-type="float" office:value="4522544" calcext:value-type="float">
            <text:p>4522544</text:p>
          </table:table-cell>
          <table:table-cell office:value-type="float" office:value="19538148" calcext:value-type="float">
            <text:p>19538148</text:p>
          </table:table-cell>
          <table:table-cell office:value-type="float" office:value="17031764" calcext:value-type="float">
            <text:p>17031764</text:p>
          </table:table-cell>
          <table:table-cell office:value-type="float" office:value="36508820" calcext:value-type="float">
            <text:p>36508820</text:p>
          </table:table-cell>
          <table:table-cell office:value-type="float" office:value="22987200" calcext:value-type="float">
            <text:p>22987200</text:p>
          </table:table-cell>
          <table:table-cell office:value-type="float" office:value="20165116" calcext:value-type="float">
            <text:p>20165116</text:p>
          </table:table-cell>
        </table:table-row>
        <table:table-row table:style-name="ro1">
          <table:table-cell office:value-type="float" office:value="4524940" calcext:value-type="float">
            <text:p>4524940</text:p>
          </table:table-cell>
          <table:table-cell office:value-type="float" office:value="19537988" calcext:value-type="float">
            <text:p>19537988</text:p>
          </table:table-cell>
          <table:table-cell office:value-type="float" office:value="17031636" calcext:value-type="float">
            <text:p>17031636</text:p>
          </table:table-cell>
          <table:table-cell office:value-type="float" office:value="36510604" calcext:value-type="float">
            <text:p>36510604</text:p>
          </table:table-cell>
          <table:table-cell office:value-type="float" office:value="22986788" calcext:value-type="float">
            <text:p>22986788</text:p>
          </table:table-cell>
          <table:table-cell office:value-type="float" office:value="20164956" calcext:value-type="float">
            <text:p>20164956</text:p>
          </table:table-cell>
        </table:table-row>
        <table:table-row table:style-name="ro1">
          <table:table-cell office:value-type="float" office:value="4532948" calcext:value-type="float">
            <text:p>4532948</text:p>
          </table:table-cell>
          <table:table-cell office:value-type="float" office:value="19538984" calcext:value-type="float">
            <text:p>19538984</text:p>
          </table:table-cell>
          <table:table-cell office:value-type="float" office:value="17031476" calcext:value-type="float">
            <text:p>17031476</text:p>
          </table:table-cell>
          <table:table-cell office:value-type="float" office:value="36512048" calcext:value-type="float">
            <text:p>36512048</text:p>
          </table:table-cell>
          <table:table-cell office:value-type="float" office:value="22986788" calcext:value-type="float">
            <text:p>22986788</text:p>
          </table:table-cell>
          <table:table-cell office:value-type="float" office:value="20164892" calcext:value-type="float">
            <text:p>20164892</text:p>
          </table:table-cell>
        </table:table-row>
        <table:table-row table:style-name="ro1">
          <table:table-cell office:value-type="float" office:value="4502208" calcext:value-type="float">
            <text:p>4502208</text:p>
          </table:table-cell>
          <table:table-cell office:value-type="float" office:value="19538984" calcext:value-type="float">
            <text:p>19538984</text:p>
          </table:table-cell>
          <table:table-cell office:value-type="float" office:value="17031348" calcext:value-type="float">
            <text:p>17031348</text:p>
          </table:table-cell>
          <table:table-cell office:value-type="float" office:value="36512048" calcext:value-type="float">
            <text:p>36512048</text:p>
          </table:table-cell>
          <table:table-cell office:value-type="float" office:value="22986664" calcext:value-type="float">
            <text:p>22986664</text:p>
          </table:table-cell>
          <table:table-cell office:value-type="float" office:value="20164892" calcext:value-type="float">
            <text:p>20164892</text:p>
          </table:table-cell>
        </table:table-row>
        <table:table-row table:style-name="ro1">
          <table:table-cell office:value-type="float" office:value="4525620" calcext:value-type="float">
            <text:p>4525620</text:p>
          </table:table-cell>
          <table:table-cell office:value-type="float" office:value="19538952" calcext:value-type="float">
            <text:p>19538952</text:p>
          </table:table-cell>
          <table:table-cell office:value-type="float" office:value="17032808" calcext:value-type="float">
            <text:p>17032808</text:p>
          </table:table-cell>
          <table:table-cell office:value-type="float" office:value="36512564" calcext:value-type="float">
            <text:p>36512564</text:p>
          </table:table-cell>
          <table:table-cell office:value-type="float" office:value="22986540" calcext:value-type="float">
            <text:p>22986540</text:p>
          </table:table-cell>
          <table:table-cell office:value-type="float" office:value="20164892" calcext:value-type="float">
            <text:p>20164892</text:p>
          </table:table-cell>
        </table:table-row>
        <table:table-row table:style-name="ro1">
          <table:table-cell office:value-type="float" office:value="4518688" calcext:value-type="float">
            <text:p>4518688</text:p>
          </table:table-cell>
          <table:table-cell office:value-type="float" office:value="19538952" calcext:value-type="float">
            <text:p>19538952</text:p>
          </table:table-cell>
          <table:table-cell office:value-type="float" office:value="17032744" calcext:value-type="float">
            <text:p>17032744</text:p>
          </table:table-cell>
          <table:table-cell office:value-type="float" office:value="36513828" calcext:value-type="float">
            <text:p>36513828</text:p>
          </table:table-cell>
          <table:table-cell office:value-type="float" office:value="22986260" calcext:value-type="float">
            <text:p>22986260</text:p>
          </table:table-cell>
          <table:table-cell office:value-type="float" office:value="20164540" calcext:value-type="float">
            <text:p>20164540</text:p>
          </table:table-cell>
        </table:table-row>
        <table:table-row table:style-name="ro1">
          <table:table-cell office:value-type="float" office:value="4512460" calcext:value-type="float">
            <text:p>4512460</text:p>
          </table:table-cell>
          <table:table-cell office:value-type="float" office:value="19536352" calcext:value-type="float">
            <text:p>19536352</text:p>
          </table:table-cell>
          <table:table-cell office:value-type="float" office:value="17032584" calcext:value-type="float">
            <text:p>17032584</text:p>
          </table:table-cell>
          <table:table-cell office:value-type="float" office:value="36511428" calcext:value-type="float">
            <text:p>36511428</text:p>
          </table:table-cell>
          <table:table-cell office:value-type="float" office:value="22986260" calcext:value-type="float">
            <text:p>22986260</text:p>
          </table:table-cell>
          <table:table-cell office:value-type="float" office:value="20164344" calcext:value-type="float">
            <text:p>20164344</text:p>
          </table:table-cell>
        </table:table-row>
        <table:table-row table:style-name="ro1">
          <table:table-cell office:value-type="float" office:value="4521236" calcext:value-type="float">
            <text:p>4521236</text:p>
          </table:table-cell>
          <table:table-cell office:value-type="float" office:value="19536256" calcext:value-type="float">
            <text:p>19536256</text:p>
          </table:table-cell>
          <table:table-cell office:value-type="float" office:value="17033328" calcext:value-type="float">
            <text:p>17033328</text:p>
          </table:table-cell>
          <table:table-cell office:value-type="float" office:value="36512940" calcext:value-type="float">
            <text:p>36512940</text:p>
          </table:table-cell>
          <table:table-cell office:value-type="float" office:value="22986260" calcext:value-type="float">
            <text:p>22986260</text:p>
          </table:table-cell>
          <table:table-cell office:value-type="float" office:value="20164280" calcext:value-type="float">
            <text:p>20164280</text:p>
          </table:table-cell>
        </table:table-row>
        <table:table-row table:style-name="ro1">
          <table:table-cell office:value-type="float" office:value="4505232" calcext:value-type="float">
            <text:p>4505232</text:p>
          </table:table-cell>
          <table:table-cell office:value-type="float" office:value="19536256" calcext:value-type="float">
            <text:p>19536256</text:p>
          </table:table-cell>
          <table:table-cell office:value-type="float" office:value="17033528" calcext:value-type="float">
            <text:p>17033528</text:p>
          </table:table-cell>
          <table:table-cell office:value-type="float" office:value="36512868" calcext:value-type="float">
            <text:p>36512868</text:p>
          </table:table-cell>
          <table:table-cell office:value-type="float" office:value="22987084" calcext:value-type="float">
            <text:p>22987084</text:p>
          </table:table-cell>
          <table:table-cell office:value-type="float" office:value="20164232" calcext:value-type="float">
            <text:p>20164232</text:p>
          </table:table-cell>
        </table:table-row>
        <table:table-row table:style-name="ro1">
          <table:table-cell office:value-type="float" office:value="4529784" calcext:value-type="float">
            <text:p>4529784</text:p>
          </table:table-cell>
          <table:table-cell office:value-type="float" office:value="19536176" calcext:value-type="float">
            <text:p>19536176</text:p>
          </table:table-cell>
          <table:table-cell office:value-type="float" office:value="17032520" calcext:value-type="float">
            <text:p>17032520</text:p>
          </table:table-cell>
          <table:table-cell office:value-type="float" office:value="36513232" calcext:value-type="float">
            <text:p>36513232</text:p>
          </table:table-cell>
          <table:table-cell office:value-type="float" office:value="22988556" calcext:value-type="float">
            <text:p>22988556</text:p>
          </table:table-cell>
          <table:table-cell office:value-type="float" office:value="20167304" calcext:value-type="float">
            <text:p>20167304</text:p>
          </table:table-cell>
        </table:table-row>
        <table:table-row table:style-name="ro1">
          <table:table-cell office:value-type="float" office:value="4543012" calcext:value-type="float">
            <text:p>4543012</text:p>
          </table:table-cell>
          <table:table-cell office:value-type="float" office:value="19536176" calcext:value-type="float">
            <text:p>19536176</text:p>
          </table:table-cell>
          <table:table-cell office:value-type="float" office:value="17032424" calcext:value-type="float">
            <text:p>17032424</text:p>
          </table:table-cell>
          <table:table-cell office:value-type="float" office:value="36513384" calcext:value-type="float">
            <text:p>36513384</text:p>
          </table:table-cell>
          <table:table-cell office:value-type="float" office:value="22988032" calcext:value-type="float">
            <text:p>22988032</text:p>
          </table:table-cell>
          <table:table-cell office:value-type="float" office:value="20167272" calcext:value-type="float">
            <text:p>20167272</text:p>
          </table:table-cell>
        </table:table-row>
        <table:table-row table:style-name="ro1">
          <table:table-cell office:value-type="float" office:value="4507856" calcext:value-type="float">
            <text:p>4507856</text:p>
          </table:table-cell>
          <table:table-cell office:value-type="float" office:value="19536112" calcext:value-type="float">
            <text:p>19536112</text:p>
          </table:table-cell>
          <table:table-cell office:value-type="float" office:value="17032296" calcext:value-type="float">
            <text:p>17032296</text:p>
          </table:table-cell>
          <table:table-cell office:value-type="float" office:value="36513404" calcext:value-type="float">
            <text:p>36513404</text:p>
          </table:table-cell>
          <table:table-cell office:value-type="float" office:value="22987544" calcext:value-type="float">
            <text:p>22987544</text:p>
          </table:table-cell>
          <table:table-cell office:value-type="float" office:value="20166792" calcext:value-type="float">
            <text:p>20166792</text:p>
          </table:table-cell>
        </table:table-row>
        <table:table-row table:style-name="ro1">
          <table:table-cell office:value-type="float" office:value="4504704" calcext:value-type="float">
            <text:p>4504704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2176" calcext:value-type="float">
            <text:p>17032176</text:p>
          </table:table-cell>
          <table:table-cell office:value-type="float" office:value="36511880" calcext:value-type="float">
            <text:p>36511880</text:p>
          </table:table-cell>
          <table:table-cell office:value-type="float" office:value="22990124" calcext:value-type="float">
            <text:p>22990124</text:p>
          </table:table-cell>
          <table:table-cell office:value-type="float" office:value="20168264" calcext:value-type="float">
            <text:p>20168264</text:p>
          </table:table-cell>
        </table:table-row>
        <table:table-row table:style-name="ro1">
          <table:table-cell office:value-type="float" office:value="4494912" calcext:value-type="float">
            <text:p>4494912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2012" calcext:value-type="float">
            <text:p>17032012</text:p>
          </table:table-cell>
          <table:table-cell office:value-type="float" office:value="36511864" calcext:value-type="float">
            <text:p>36511864</text:p>
          </table:table-cell>
          <table:table-cell office:value-type="float" office:value="22990124" calcext:value-type="float">
            <text:p>22990124</text:p>
          </table:table-cell>
          <table:table-cell office:value-type="float" office:value="20169832" calcext:value-type="float">
            <text:p>20169832</text:p>
          </table:table-cell>
        </table:table-row>
        <table:table-row table:style-name="ro1">
          <table:table-cell office:value-type="float" office:value="4526968" calcext:value-type="float">
            <text:p>4526968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1788" calcext:value-type="float">
            <text:p>17031788</text:p>
          </table:table-cell>
          <table:table-cell office:value-type="float" office:value="36511492" calcext:value-type="float">
            <text:p>36511492</text:p>
          </table:table-cell>
          <table:table-cell office:value-type="float" office:value="22990000" calcext:value-type="float">
            <text:p>22990000</text:p>
          </table:table-cell>
          <table:table-cell office:value-type="float" office:value="20169832" calcext:value-type="float">
            <text:p>20169832</text:p>
          </table:table-cell>
        </table:table-row>
        <table:table-row table:style-name="ro1">
          <table:table-cell office:value-type="float" office:value="4531060" calcext:value-type="float">
            <text:p>4531060</text:p>
          </table:table-cell>
          <table:table-cell office:value-type="float" office:value="19536080" calcext:value-type="float">
            <text:p>19536080</text:p>
          </table:table-cell>
          <table:table-cell office:value-type="float" office:value="17031688" calcext:value-type="float">
            <text:p>17031688</text:p>
          </table:table-cell>
          <table:table-cell office:value-type="float" office:value="36511220" calcext:value-type="float">
            <text:p>36511220</text:p>
          </table:table-cell>
          <table:table-cell office:value-type="float" office:value="22990000" calcext:value-type="float">
            <text:p>22990000</text:p>
          </table:table-cell>
          <table:table-cell office:value-type="float" office:value="20169544" calcext:value-type="float">
            <text:p>20169544</text:p>
          </table:table-cell>
        </table:table-row>
        <table:table-row table:style-name="ro1">
          <table:table-cell office:value-type="float" office:value="4513936" calcext:value-type="float">
            <text:p>4513936</text:p>
          </table:table-cell>
          <table:table-cell office:value-type="float" office:value="19537616" calcext:value-type="float">
            <text:p>19537616</text:p>
          </table:table-cell>
          <table:table-cell office:value-type="float" office:value="17031684" calcext:value-type="float">
            <text:p>17031684</text:p>
          </table:table-cell>
          <table:table-cell office:value-type="float" office:value="36511560" calcext:value-type="float">
            <text:p>36511560</text:p>
          </table:table-cell>
          <table:table-cell office:value-type="float" office:value="22989876" calcext:value-type="float">
            <text:p>22989876</text:p>
          </table:table-cell>
          <table:table-cell office:value-type="float" office:value="20169544" calcext:value-type="float">
            <text:p>20169544</text:p>
          </table:table-cell>
        </table:table-row>
        <table:table-row table:style-name="ro1">
          <table:table-cell office:value-type="float" office:value="4527784" calcext:value-type="float">
            <text:p>4527784</text:p>
          </table:table-cell>
          <table:table-cell office:value-type="float" office:value="19537584" calcext:value-type="float">
            <text:p>19537584</text:p>
          </table:table-cell>
          <table:table-cell office:value-type="float" office:value="17031556" calcext:value-type="float">
            <text:p>17031556</text:p>
          </table:table-cell>
          <table:table-cell office:value-type="float" office:value="36511032" calcext:value-type="float">
            <text:p>36511032</text:p>
          </table:table-cell>
          <table:table-cell office:value-type="float" office:value="22989736" calcext:value-type="float">
            <text:p>22989736</text:p>
          </table:table-cell>
          <table:table-cell office:value-type="float" office:value="20169512" calcext:value-type="float">
            <text:p>20169512</text:p>
          </table:table-cell>
        </table:table-row>
        <table:table-row table:style-name="ro1">
          <table:table-cell office:value-type="float" office:value="4519128" calcext:value-type="float">
            <text:p>4519128</text:p>
          </table:table-cell>
          <table:table-cell office:value-type="float" office:value="19537584" calcext:value-type="float">
            <text:p>19537584</text:p>
          </table:table-cell>
          <table:table-cell office:value-type="float" office:value="17031460" calcext:value-type="float">
            <text:p>17031460</text:p>
          </table:table-cell>
          <table:table-cell office:value-type="float" office:value="36511020" calcext:value-type="float">
            <text:p>36511020</text:p>
          </table:table-cell>
          <table:table-cell office:value-type="float" office:value="22989736" calcext:value-type="float">
            <text:p>22989736</text:p>
          </table:table-cell>
          <table:table-cell office:value-type="float" office:value="20169152" calcext:value-type="float">
            <text:p>20169152</text:p>
          </table:table-cell>
        </table:table-row>
        <table:table-row table:style-name="ro1">
          <table:table-cell office:value-type="float" office:value="4495228" calcext:value-type="float">
            <text:p>4495228</text:p>
          </table:table-cell>
          <table:table-cell office:value-type="float" office:value="19536380" calcext:value-type="float">
            <text:p>19536380</text:p>
          </table:table-cell>
          <table:table-cell office:value-type="float" office:value="17031280" calcext:value-type="float">
            <text:p>17031280</text:p>
          </table:table-cell>
          <table:table-cell office:value-type="float" office:value="36510968" calcext:value-type="float">
            <text:p>36510968</text:p>
          </table:table-cell>
          <table:table-cell office:value-type="float" office:value="22989240" calcext:value-type="float">
            <text:p>22989240</text:p>
          </table:table-cell>
          <table:table-cell office:value-type="float" office:value="20169120" calcext:value-type="float">
            <text:p>20169120</text:p>
          </table:table-cell>
        </table:table-row>
        <table:table-row table:style-name="ro1">
          <table:table-cell office:value-type="float" office:value="4501536" calcext:value-type="float">
            <text:p>4501536</text:p>
          </table:table-cell>
          <table:table-cell office:value-type="float" office:value="19536284" calcext:value-type="float">
            <text:p>19536284</text:p>
          </table:table-cell>
          <table:table-cell office:value-type="float" office:value="17031024" calcext:value-type="float">
            <text:p>17031024</text:p>
          </table:table-cell>
          <table:table-cell office:value-type="float" office:value="36510756" calcext:value-type="float">
            <text:p>36510756</text:p>
          </table:table-cell>
          <table:table-cell office:value-type="float" office:value="22988000" calcext:value-type="float">
            <text:p>22988000</text:p>
          </table:table-cell>
          <table:table-cell office:value-type="float" office:value="20168772" calcext:value-type="float">
            <text:p>20168772</text:p>
          </table:table-cell>
        </table:table-row>
        <table:table-row table:style-name="ro1">
          <table:table-cell office:value-type="float" office:value="4529572" calcext:value-type="float">
            <text:p>4529572</text:p>
          </table:table-cell>
          <table:table-cell office:value-type="float" office:value="19536284" calcext:value-type="float">
            <text:p>19536284</text:p>
          </table:table-cell>
          <table:table-cell office:value-type="float" office:value="17030900" calcext:value-type="float">
            <text:p>17030900</text:p>
          </table:table-cell>
          <table:table-cell office:value-type="float" office:value="36511544" calcext:value-type="float">
            <text:p>36511544</text:p>
          </table:table-cell>
          <table:table-cell office:value-type="float" office:value="22987604" calcext:value-type="float">
            <text:p>22987604</text:p>
          </table:table-cell>
          <table:table-cell office:value-type="float" office:value="20168584" calcext:value-type="float">
            <text:p>20168584</text:p>
          </table:table-cell>
        </table:table-row>
        <table:table-row table:style-name="ro1">
          <table:table-cell office:value-type="float" office:value="4511700" calcext:value-type="float">
            <text:p>4511700</text:p>
          </table:table-cell>
          <table:table-cell office:value-type="float" office:value="19536284" calcext:value-type="float">
            <text:p>19536284</text:p>
          </table:table-cell>
          <table:table-cell office:value-type="float" office:value="17030868" calcext:value-type="float">
            <text:p>17030868</text:p>
          </table:table-cell>
          <table:table-cell office:value-type="float" office:value="36512296" calcext:value-type="float">
            <text:p>36512296</text:p>
          </table:table-cell>
          <table:table-cell office:value-type="float" office:value="22987604" calcext:value-type="float">
            <text:p>22987604</text:p>
          </table:table-cell>
          <table:table-cell office:value-type="float" office:value="20168492" calcext:value-type="float">
            <text:p>20168492</text:p>
          </table:table-cell>
        </table:table-row>
        <table:table-row table:style-name="ro1">
          <table:table-cell office:value-type="float" office:value="4508284" calcext:value-type="float">
            <text:p>4508284</text:p>
          </table:table-cell>
          <table:table-cell office:value-type="float" office:value="19536188" calcext:value-type="float">
            <text:p>19536188</text:p>
          </table:table-cell>
          <table:table-cell office:value-type="float" office:value="17032308" calcext:value-type="float">
            <text:p>17032308</text:p>
          </table:table-cell>
          <table:table-cell office:value-type="float" office:value="36512300" calcext:value-type="float">
            <text:p>36512300</text:p>
          </table:table-cell>
          <table:table-cell office:value-type="float" office:value="22987232" calcext:value-type="float">
            <text:p>22987232</text:p>
          </table:table-cell>
          <table:table-cell office:value-type="float" office:value="20168492" calcext:value-type="float">
            <text:p>20168492</text:p>
          </table:table-cell>
        </table:table-row>
        <table:table-row table:style-name="ro1">
          <table:table-cell office:value-type="float" office:value="4512540" calcext:value-type="float">
            <text:p>4512540</text:p>
          </table:table-cell>
          <table:table-cell office:value-type="float" office:value="19537724" calcext:value-type="float">
            <text:p>19537724</text:p>
          </table:table-cell>
          <table:table-cell office:value-type="float" office:value="17032148" calcext:value-type="float">
            <text:p>17032148</text:p>
          </table:table-cell>
          <table:table-cell office:value-type="float" office:value="36512280" calcext:value-type="float">
            <text:p>36512280</text:p>
          </table:table-cell>
          <table:table-cell office:value-type="float" office:value="22986736" calcext:value-type="float">
            <text:p>22986736</text:p>
          </table:table-cell>
          <table:table-cell office:value-type="float" office:value="20168460" calcext:value-type="float">
            <text:p>20168460</text:p>
          </table:table-cell>
        </table:table-row>
        <table:table-row table:style-name="ro1">
          <table:table-cell office:value-type="float" office:value="4518368" calcext:value-type="float">
            <text:p>4518368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2084" calcext:value-type="float">
            <text:p>17032084</text:p>
          </table:table-cell>
          <table:table-cell office:value-type="float" office:value="36512520" calcext:value-type="float">
            <text:p>36512520</text:p>
          </table:table-cell>
          <table:table-cell office:value-type="float" office:value="22986736" calcext:value-type="float">
            <text:p>22986736</text:p>
          </table:table-cell>
          <table:table-cell office:value-type="float" office:value="20168428" calcext:value-type="float">
            <text:p>20168428</text:p>
          </table:table-cell>
        </table:table-row>
        <table:table-row table:style-name="ro1">
          <table:table-cell office:value-type="float" office:value="4519920" calcext:value-type="float">
            <text:p>4519920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1936" calcext:value-type="float">
            <text:p>17031936</text:p>
          </table:table-cell>
          <table:table-cell office:value-type="float" office:value="36510124" calcext:value-type="float">
            <text:p>36510124</text:p>
          </table:table-cell>
          <table:table-cell office:value-type="float" office:value="22986720" calcext:value-type="float">
            <text:p>22986720</text:p>
          </table:table-cell>
          <table:table-cell office:value-type="float" office:value="20168136" calcext:value-type="float">
            <text:p>20168136</text:p>
          </table:table-cell>
        </table:table-row>
        <table:table-row table:style-name="ro1">
          <table:table-cell office:value-type="float" office:value="4529056" calcext:value-type="float">
            <text:p>4529056</text:p>
          </table:table-cell>
          <table:table-cell office:value-type="float" office:value="19537692" calcext:value-type="float">
            <text:p>19537692</text:p>
          </table:table-cell>
          <table:table-cell office:value-type="float" office:value="17031872" calcext:value-type="float">
            <text:p>17031872</text:p>
          </table:table-cell>
          <table:table-cell office:value-type="float" office:value="36510060" calcext:value-type="float">
            <text:p>36510060</text:p>
          </table:table-cell>
          <table:table-cell office:value-type="float" office:value="22986720" calcext:value-type="float">
            <text:p>22986720</text:p>
          </table:table-cell>
          <table:table-cell office:value-type="float" office:value="20168104" calcext:value-type="float">
            <text:p>20168104</text:p>
          </table:table-cell>
        </table:table-row>
        <table:table-row table:style-name="ro1">
          <table:table-cell office:value-type="float" office:value="4510828" calcext:value-type="float">
            <text:p>4510828</text:p>
          </table:table-cell>
          <table:table-cell office:value-type="float" office:value="19537660" calcext:value-type="float">
            <text:p>19537660</text:p>
          </table:table-cell>
          <table:table-cell office:value-type="float" office:value="17031740" calcext:value-type="float">
            <text:p>17031740</text:p>
          </table:table-cell>
          <table:table-cell office:value-type="float" office:value="36512904" calcext:value-type="float">
            <text:p>36512904</text:p>
          </table:table-cell>
          <table:table-cell office:value-type="float" office:value="22988332" calcext:value-type="float">
            <text:p>22988332</text:p>
          </table:table-cell>
          <table:table-cell office:value-type="float" office:value="20167876" calcext:value-type="float">
            <text:p>20167876</text:p>
          </table:table-cell>
        </table:table-row>
        <table:table-row table:style-name="ro1">
          <table:table-cell office:value-type="float" office:value="4511748" calcext:value-type="float">
            <text:p>4511748</text:p>
          </table:table-cell>
          <table:table-cell office:value-type="float" office:value="19537628" calcext:value-type="float">
            <text:p>19537628</text:p>
          </table:table-cell>
          <table:table-cell office:value-type="float" office:value="17031644" calcext:value-type="float">
            <text:p>17031644</text:p>
          </table:table-cell>
          <table:table-cell office:value-type="float" office:value="36513100" calcext:value-type="float">
            <text:p>36513100</text:p>
          </table:table-cell>
          <table:table-cell office:value-type="float" office:value="22988332" calcext:value-type="float">
            <text:p>22988332</text:p>
          </table:table-cell>
          <table:table-cell office:value-type="float" office:value="20167844" calcext:value-type="float">
            <text:p>20167844</text:p>
          </table:table-cell>
        </table:table-row>
        <table:table-row table:style-name="ro1">
          <table:table-cell office:value-type="float" office:value="4516616" calcext:value-type="float">
            <text:p>4516616</text:p>
          </table:table-cell>
          <table:table-cell office:value-type="float" office:value="19537340" calcext:value-type="float">
            <text:p>19537340</text:p>
          </table:table-cell>
          <table:table-cell office:value-type="float" office:value="17035244" calcext:value-type="float">
            <text:p>17035244</text:p>
          </table:table-cell>
          <table:table-cell office:value-type="float" office:value="36513092" calcext:value-type="float">
            <text:p>36513092</text:p>
          </table:table-cell>
          <table:table-cell office:value-type="float" office:value="22988208" calcext:value-type="float">
            <text:p>22988208</text:p>
          </table:table-cell>
          <table:table-cell office:value-type="float" office:value="20167844" calcext:value-type="float">
            <text:p>20167844</text:p>
          </table:table-cell>
        </table:table-row>
        <table:table-row table:style-name="ro1">
          <table:table-cell office:value-type="float" office:value="4518216" calcext:value-type="float">
            <text:p>4518216</text:p>
          </table:table-cell>
          <table:table-cell office:value-type="float" office:value="19537340" calcext:value-type="float">
            <text:p>19537340</text:p>
          </table:table-cell>
          <table:table-cell office:value-type="float" office:value="17035148" calcext:value-type="float">
            <text:p>17035148</text:p>
          </table:table-cell>
          <table:table-cell office:value-type="float" office:value="36513320" calcext:value-type="float">
            <text:p>36513320</text:p>
          </table:table-cell>
          <table:table-cell office:value-type="float" office:value="22988208" calcext:value-type="float">
            <text:p>22988208</text:p>
          </table:table-cell>
          <table:table-cell office:value-type="float" office:value="20167448" calcext:value-type="float">
            <text:p>20167448</text:p>
          </table:table-cell>
        </table:table-row>
        <table:table-row table:style-name="ro1">
          <table:table-cell office:value-type="float" office:value="4517128" calcext:value-type="float">
            <text:p>4517128</text:p>
          </table:table-cell>
          <table:table-cell office:value-type="float" office:value="19537340" calcext:value-type="float">
            <text:p>19537340</text:p>
          </table:table-cell>
          <table:table-cell office:value-type="float" office:value="17035112" calcext:value-type="float">
            <text:p>17035112</text:p>
          </table:table-cell>
          <table:table-cell office:value-type="float" office:value="36514760" calcext:value-type="float">
            <text:p>36514760</text:p>
          </table:table-cell>
          <table:table-cell office:value-type="float" office:value="22987728" calcext:value-type="float">
            <text:p>22987728</text:p>
          </table:table-cell>
          <table:table-cell office:value-type="float" office:value="20167416" calcext:value-type="float">
            <text:p>20167416</text:p>
          </table:table-cell>
        </table:table-row>
        <table:table-row table:style-name="ro1">
          <table:table-cell office:value-type="float" office:value="4518740" calcext:value-type="float">
            <text:p>4518740</text:p>
          </table:table-cell>
          <table:table-cell office:value-type="float" office:value="19536316" calcext:value-type="float">
            <text:p>19536316</text:p>
          </table:table-cell>
          <table:table-cell office:value-type="float" office:value="17034952" calcext:value-type="float">
            <text:p>17034952</text:p>
          </table:table-cell>
          <table:table-cell office:value-type="float" office:value="36514796" calcext:value-type="float">
            <text:p>36514796</text:p>
          </table:table-cell>
          <table:table-cell office:value-type="float" office:value="22987696" calcext:value-type="float">
            <text:p>22987696</text:p>
          </table:table-cell>
          <table:table-cell office:value-type="float" office:value="20167256" calcext:value-type="float">
            <text:p>20167256</text:p>
          </table:table-cell>
        </table:table-row>
        <table:table-row table:style-name="ro1">
          <table:table-cell office:value-type="float" office:value="4520816" calcext:value-type="float">
            <text:p>4520816</text:p>
          </table:table-cell>
          <table:table-cell office:value-type="float" office:value="19536288" calcext:value-type="float">
            <text:p>19536288</text:p>
          </table:table-cell>
          <table:table-cell office:value-type="float" office:value="17034824" calcext:value-type="float">
            <text:p>17034824</text:p>
          </table:table-cell>
          <table:table-cell office:value-type="float" office:value="36514384" calcext:value-type="float">
            <text:p>36514384</text:p>
          </table:table-cell>
          <table:table-cell office:value-type="float" office:value="22987696" calcext:value-type="float">
            <text:p>22987696</text:p>
          </table:table-cell>
          <table:table-cell office:value-type="float" office:value="20167256" calcext:value-type="float">
            <text:p>20167256</text:p>
          </table:table-cell>
        </table:table-row>
        <table:table-row table:style-name="ro1">
          <table:table-cell office:value-type="float" office:value="4522096" calcext:value-type="float">
            <text:p>4522096</text:p>
          </table:table-cell>
          <table:table-cell office:value-type="float" office:value="19539352" calcext:value-type="float">
            <text:p>19539352</text:p>
          </table:table-cell>
          <table:table-cell office:value-type="float" office:value="17034720" calcext:value-type="float">
            <text:p>17034720</text:p>
          </table:table-cell>
          <table:table-cell office:value-type="float" office:value="36514256" calcext:value-type="float">
            <text:p>36514256</text:p>
          </table:table-cell>
          <table:table-cell office:value-type="float" office:value="22987076" calcext:value-type="float">
            <text:p>22987076</text:p>
          </table:table-cell>
          <table:table-cell office:value-type="float" office:value="20167040" calcext:value-type="float">
            <text:p>20167040</text:p>
          </table:table-cell>
        </table:table-row>
        <table:table-row table:style-name="ro1">
          <table:table-cell office:value-type="float" office:value="4519876" calcext:value-type="float">
            <text:p>4519876</text:p>
          </table:table-cell>
          <table:table-cell office:value-type="float" office:value="19539288" calcext:value-type="float">
            <text:p>19539288</text:p>
          </table:table-cell>
          <table:table-cell office:value-type="float" office:value="17034564" calcext:value-type="float">
            <text:p>17034564</text:p>
          </table:table-cell>
          <table:table-cell office:value-type="float" office:value="36514640" calcext:value-type="float">
            <text:p>36514640</text:p>
          </table:table-cell>
          <table:table-cell office:value-type="float" office:value="22987076" calcext:value-type="float">
            <text:p>22987076</text:p>
          </table:table-cell>
          <table:table-cell office:value-type="float" office:value="20166880" calcext:value-type="float">
            <text:p>20166880</text:p>
          </table:table-cell>
        </table:table-row>
        <table:table-row table:style-name="ro1">
          <table:table-cell office:value-type="float" office:value="4523700" calcext:value-type="float">
            <text:p>4523700</text:p>
          </table:table-cell>
          <table:table-cell office:value-type="float" office:value="19539288" calcext:value-type="float">
            <text:p>19539288</text:p>
          </table:table-cell>
          <table:table-cell office:value-type="float" office:value="17034436" calcext:value-type="float">
            <text:p>17034436</text:p>
          </table:table-cell>
          <table:table-cell office:value-type="float" office:value="36514720" calcext:value-type="float">
            <text:p>36514720</text:p>
          </table:table-cell>
          <table:table-cell office:value-type="float" office:value="22986988" calcext:value-type="float">
            <text:p>22986988</text:p>
          </table:table-cell>
          <table:table-cell office:value-type="float" office:value="20166876" calcext:value-type="float">
            <text:p>20166876</text:p>
          </table:table-cell>
        </table:table-row>
        <table:table-row table:style-name="ro1">
          <table:table-cell office:value-type="float" office:value="4508428" calcext:value-type="float">
            <text:p>4508428</text:p>
          </table:table-cell>
          <table:table-cell office:value-type="float" office:value="19539256" calcext:value-type="float">
            <text:p>19539256</text:p>
          </table:table-cell>
          <table:table-cell office:value-type="float" office:value="17034308" calcext:value-type="float">
            <text:p>17034308</text:p>
          </table:table-cell>
          <table:table-cell office:value-type="float" office:value="36514708" calcext:value-type="float">
            <text:p>36514708</text:p>
          </table:table-cell>
          <table:table-cell office:value-type="float" office:value="22986988" calcext:value-type="float">
            <text:p>22986988</text:p>
          </table:table-cell>
          <table:table-cell office:value-type="float" office:value="20166684" calcext:value-type="float">
            <text:p>20166684</text:p>
          </table:table-cell>
        </table:table-row>
        <table:table-row table:style-name="ro1">
          <table:table-cell office:value-type="float" office:value="4529428" calcext:value-type="float">
            <text:p>4529428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4128" calcext:value-type="float">
            <text:p>17034128</text:p>
          </table:table-cell>
          <table:table-cell office:value-type="float" office:value="36512436" calcext:value-type="float">
            <text:p>36512436</text:p>
          </table:table-cell>
          <table:table-cell office:value-type="float" office:value="22986988" calcext:value-type="float">
            <text:p>22986988</text:p>
          </table:table-cell>
          <table:table-cell office:value-type="float" office:value="20166660" calcext:value-type="float">
            <text:p>20166660</text:p>
          </table:table-cell>
        </table:table-row>
        <table:table-row table:style-name="ro1">
          <table:table-cell office:value-type="float" office:value="4517500" calcext:value-type="float">
            <text:p>4517500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3876" calcext:value-type="float">
            <text:p>17033876</text:p>
          </table:table-cell>
          <table:table-cell office:value-type="float" office:value="36512360" calcext:value-type="float">
            <text:p>36512360</text:p>
          </table:table-cell>
          <table:table-cell office:value-type="float" office:value="22986864" calcext:value-type="float">
            <text:p>22986864</text:p>
          </table:table-cell>
          <table:table-cell office:value-type="float" office:value="20167632" calcext:value-type="float">
            <text:p>20167632</text:p>
          </table:table-cell>
        </table:table-row>
        <table:table-row table:style-name="ro1">
          <table:table-cell office:value-type="float" office:value="4509944" calcext:value-type="float">
            <text:p>4509944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3844" calcext:value-type="float">
            <text:p>17033844</text:p>
          </table:table-cell>
          <table:table-cell office:value-type="float" office:value="36511968" calcext:value-type="float">
            <text:p>36511968</text:p>
          </table:table-cell>
          <table:table-cell office:value-type="float" office:value="22988692" calcext:value-type="float">
            <text:p>22988692</text:p>
          </table:table-cell>
          <table:table-cell office:value-type="float" office:value="20167732" calcext:value-type="float">
            <text:p>20167732</text:p>
          </table:table-cell>
        </table:table-row>
        <table:table-row table:style-name="ro1">
          <table:table-cell office:value-type="float" office:value="4524144" calcext:value-type="float">
            <text:p>4524144</text:p>
          </table:table-cell>
          <table:table-cell office:value-type="float" office:value="19539192" calcext:value-type="float">
            <text:p>19539192</text:p>
          </table:table-cell>
          <table:table-cell office:value-type="float" office:value="17033780" calcext:value-type="float">
            <text:p>17033780</text:p>
          </table:table-cell>
          <table:table-cell office:value-type="float" office:value="36511732" calcext:value-type="float">
            <text:p>36511732</text:p>
          </table:table-cell>
          <table:table-cell office:value-type="float" office:value="22988568" calcext:value-type="float">
            <text:p>22988568</text:p>
          </table:table-cell>
          <table:table-cell office:value-type="float" office:value="20167036" calcext:value-type="float">
            <text:p>20167036</text:p>
          </table:table-cell>
        </table:table-row>
        <table:table-row table:style-name="ro1">
          <table:table-cell office:value-type="float" office:value="4502540" calcext:value-type="float">
            <text:p>4502540</text:p>
          </table:table-cell>
          <table:table-cell office:value-type="float" office:value="19539160" calcext:value-type="float">
            <text:p>19539160</text:p>
          </table:table-cell>
          <table:table-cell office:value-type="float" office:value="17033652" calcext:value-type="float">
            <text:p>17033652</text:p>
          </table:table-cell>
          <table:table-cell office:value-type="float" office:value="36512012" calcext:value-type="float">
            <text:p>36512012</text:p>
          </table:table-cell>
          <table:table-cell office:value-type="float" office:value="22988568" calcext:value-type="float">
            <text:p>22988568</text:p>
          </table:table-cell>
          <table:table-cell office:value-type="float" office:value="20166436" calcext:value-type="float">
            <text:p>20166436</text:p>
          </table:table-cell>
        </table:table-row>
        <table:table-row table:style-name="ro1">
          <table:table-cell office:value-type="float" office:value="4520256" calcext:value-type="float">
            <text:p>4520256</text:p>
          </table:table-cell>
          <table:table-cell office:value-type="float" office:value="19540184" calcext:value-type="float">
            <text:p>19540184</text:p>
          </table:table-cell>
          <table:table-cell office:value-type="float" office:value="17033396" calcext:value-type="float">
            <text:p>17033396</text:p>
          </table:table-cell>
          <table:table-cell office:value-type="float" office:value="36511468" calcext:value-type="float">
            <text:p>36511468</text:p>
          </table:table-cell>
          <table:table-cell office:value-type="float" office:value="22988320" calcext:value-type="float">
            <text:p>22988320</text:p>
          </table:table-cell>
          <table:table-cell office:value-type="float" office:value="20166124" calcext:value-type="float">
            <text:p>20166124</text:p>
          </table:table-cell>
        </table:table-row>
        <table:table-row table:style-name="ro1">
          <table:table-cell office:value-type="float" office:value="4495984" calcext:value-type="float">
            <text:p>4495984</text:p>
          </table:table-cell>
          <table:table-cell office:value-type="float" office:value="19540184" calcext:value-type="float">
            <text:p>19540184</text:p>
          </table:table-cell>
          <table:table-cell office:value-type="float" office:value="17033356" calcext:value-type="float">
            <text:p>17033356</text:p>
          </table:table-cell>
          <table:table-cell office:value-type="float" office:value="36511812" calcext:value-type="float">
            <text:p>36511812</text:p>
          </table:table-cell>
          <table:table-cell office:value-type="float" office:value="22988072" calcext:value-type="float">
            <text:p>22988072</text:p>
          </table:table-cell>
          <table:table-cell office:value-type="float" office:value="20166092" calcext:value-type="float">
            <text:p>20166092</text:p>
          </table:table-cell>
        </table:table-row>
        <table:table-row table:style-name="ro1">
          <table:table-cell office:value-type="float" office:value="4512780" calcext:value-type="float">
            <text:p>4512780</text:p>
          </table:table-cell>
          <table:table-cell office:value-type="float" office:value="19538732" calcext:value-type="float">
            <text:p>19538732</text:p>
          </table:table-cell>
          <table:table-cell office:value-type="float" office:value="17033228" calcext:value-type="float">
            <text:p>17033228</text:p>
          </table:table-cell>
          <table:table-cell office:value-type="float" office:value="36513340" calcext:value-type="float">
            <text:p>36513340</text:p>
          </table:table-cell>
          <table:table-cell office:value-type="float" office:value="22987948" calcext:value-type="float">
            <text:p>22987948</text:p>
          </table:table-cell>
          <table:table-cell office:value-type="float" office:value="20166028" calcext:value-type="float">
            <text:p>20166028</text:p>
          </table:table-cell>
        </table:table-row>
        <table:table-row table:style-name="ro1">
          <table:table-cell office:value-type="float" office:value="4503564" calcext:value-type="float">
            <text:p>4503564</text:p>
          </table:table-cell>
          <table:table-cell office:value-type="float" office:value="19538604" calcext:value-type="float">
            <text:p>19538604</text:p>
          </table:table-cell>
          <table:table-cell office:value-type="float" office:value="17033164" calcext:value-type="float">
            <text:p>17033164</text:p>
          </table:table-cell>
          <table:table-cell office:value-type="float" office:value="36513456" calcext:value-type="float">
            <text:p>36513456</text:p>
          </table:table-cell>
          <table:table-cell office:value-type="float" office:value="22988420" calcext:value-type="float">
            <text:p>22988420</text:p>
          </table:table-cell>
          <table:table-cell office:value-type="float" office:value="20165788" calcext:value-type="float">
            <text:p>20165788</text:p>
          </table:table-cell>
        </table:table-row>
        <table:table-row table:style-name="ro1">
          <table:table-cell office:value-type="float" office:value="4513060" calcext:value-type="float">
            <text:p>4513060</text:p>
          </table:table-cell>
          <table:table-cell office:value-type="float" office:value="19538576" calcext:value-type="float">
            <text:p>19538576</text:p>
          </table:table-cell>
          <table:table-cell office:value-type="float" office:value="17033100" calcext:value-type="float">
            <text:p>17033100</text:p>
          </table:table-cell>
          <table:table-cell office:value-type="float" office:value="36513500" calcext:value-type="float">
            <text:p>36513500</text:p>
          </table:table-cell>
          <table:table-cell office:value-type="float" office:value="22988420" calcext:value-type="float">
            <text:p>22988420</text:p>
          </table:table-cell>
          <table:table-cell office:value-type="float" office:value="20165780" calcext:value-type="float">
            <text:p>20165780</text:p>
          </table:table-cell>
        </table:table-row>
        <table:table-row table:style-name="ro1">
          <table:table-cell office:value-type="float" office:value="4527516" calcext:value-type="float">
            <text:p>4527516</text:p>
          </table:table-cell>
          <table:table-cell office:value-type="float" office:value="19538576" calcext:value-type="float">
            <text:p>19538576</text:p>
          </table:table-cell>
          <table:table-cell office:value-type="float" office:value="17033036" calcext:value-type="float">
            <text:p>17033036</text:p>
          </table:table-cell>
          <table:table-cell office:value-type="float" office:value="36512364" calcext:value-type="float">
            <text:p>36512364</text:p>
          </table:table-cell>
          <table:table-cell office:value-type="float" office:value="22988420" calcext:value-type="float">
            <text:p>22988420</text:p>
          </table:table-cell>
          <table:table-cell office:value-type="float" office:value="20165652" calcext:value-type="float">
            <text:p>20165652</text:p>
          </table:table-cell>
        </table:table-row>
        <table:table-row table:style-name="ro1">
          <table:table-cell office:value-type="float" office:value="4524420" calcext:value-type="float">
            <text:p>4524420</text:p>
          </table:table-cell>
          <table:table-cell office:value-type="float" office:value="19538544" calcext:value-type="float">
            <text:p>19538544</text:p>
          </table:table-cell>
          <table:table-cell office:value-type="float" office:value="17032624" calcext:value-type="float">
            <text:p>17032624</text:p>
          </table:table-cell>
          <table:table-cell office:value-type="float" office:value="36512528" calcext:value-type="float">
            <text:p>36512528</text:p>
          </table:table-cell>
          <table:table-cell office:value-type="float" office:value="22988420" calcext:value-type="float">
            <text:p>22988420</text:p>
          </table:table-cell>
          <table:table-cell office:value-type="float" office:value="20165652" calcext:value-type="float">
            <text:p>20165652</text:p>
          </table:table-cell>
        </table:table-row>
        <table:table-row table:style-name="ro1">
          <table:table-cell office:value-type="float" office:value="4531568" calcext:value-type="float">
            <text:p>4531568</text:p>
          </table:table-cell>
          <table:table-cell office:value-type="float" office:value="19538544" calcext:value-type="float">
            <text:p>19538544</text:p>
          </table:table-cell>
          <table:table-cell office:value-type="float" office:value="17032528" calcext:value-type="float">
            <text:p>17032528</text:p>
          </table:table-cell>
          <table:table-cell office:value-type="float" office:value="36512696" calcext:value-type="float">
            <text:p>36512696</text:p>
          </table:table-cell>
          <table:table-cell office:value-type="float" office:value="22988296" calcext:value-type="float">
            <text:p>22988296</text:p>
          </table:table-cell>
          <table:table-cell office:value-type="float" office:value="20165396" calcext:value-type="float">
            <text:p>20165396</text:p>
          </table:table-cell>
        </table:table-row>
        <table:table-row table:style-name="ro1">
          <table:table-cell office:value-type="float" office:value="4510800" calcext:value-type="float">
            <text:p>4510800</text:p>
          </table:table-cell>
          <table:table-cell office:value-type="float" office:value="19538516" calcext:value-type="float">
            <text:p>19538516</text:p>
          </table:table-cell>
          <table:table-cell office:value-type="float" office:value="17032436" calcext:value-type="float">
            <text:p>17032436</text:p>
          </table:table-cell>
          <table:table-cell office:value-type="float" office:value="36513536" calcext:value-type="float">
            <text:p>36513536</text:p>
          </table:table-cell>
          <table:table-cell office:value-type="float" office:value="22987996" calcext:value-type="float">
            <text:p>22987996</text:p>
          </table:table-cell>
          <table:table-cell office:value-type="float" office:value="20165300" calcext:value-type="float">
            <text:p>20165300</text:p>
          </table:table-cell>
        </table:table-row>
        <table:table-row table:style-name="ro1">
          <table:table-cell office:value-type="float" office:value="4525780" calcext:value-type="float">
            <text:p>4525780</text:p>
          </table:table-cell>
          <table:table-cell office:value-type="float" office:value="19538496" calcext:value-type="float">
            <text:p>19538496</text:p>
          </table:table-cell>
          <table:table-cell office:value-type="float" office:value="17032340" calcext:value-type="float">
            <text:p>17032340</text:p>
          </table:table-cell>
          <table:table-cell office:value-type="float" office:value="36512016" calcext:value-type="float">
            <text:p>36512016</text:p>
          </table:table-cell>
          <table:table-cell office:value-type="float" office:value="22987996" calcext:value-type="float">
            <text:p>22987996</text:p>
          </table:table-cell>
          <table:table-cell office:value-type="float" office:value="20166676" calcext:value-type="float">
            <text:p>20166676</text:p>
          </table:table-cell>
        </table:table-row>
        <table:table-row table:style-name="ro1">
          <table:table-cell office:value-type="float" office:value="4515092" calcext:value-type="float">
            <text:p>4515092</text:p>
          </table:table-cell>
          <table:table-cell office:value-type="float" office:value="19538488" calcext:value-type="float">
            <text:p>19538488</text:p>
          </table:table-cell>
          <table:table-cell office:value-type="float" office:value="17032276" calcext:value-type="float">
            <text:p>17032276</text:p>
          </table:table-cell>
          <table:table-cell office:value-type="float" office:value="36511836" calcext:value-type="float">
            <text:p>36511836</text:p>
          </table:table-cell>
          <table:table-cell office:value-type="float" office:value="22987500" calcext:value-type="float">
            <text:p>22987500</text:p>
          </table:table-cell>
          <table:table-cell office:value-type="float" office:value="20168212" calcext:value-type="float">
            <text:p>20168212</text:p>
          </table:table-cell>
        </table:table-row>
        <table:table-row table:style-name="ro1">
          <table:table-cell office:value-type="float" office:value="4520352" calcext:value-type="float">
            <text:p>4520352</text:p>
          </table:table-cell>
          <table:table-cell office:value-type="float" office:value="19538456" calcext:value-type="float">
            <text:p>19538456</text:p>
          </table:table-cell>
          <table:table-cell office:value-type="float" office:value="17032028" calcext:value-type="float">
            <text:p>17032028</text:p>
          </table:table-cell>
          <table:table-cell office:value-type="float" office:value="36513176" calcext:value-type="float">
            <text:p>36513176</text:p>
          </table:table-cell>
          <table:table-cell office:value-type="float" office:value="22988988" calcext:value-type="float">
            <text:p>22988988</text:p>
          </table:table-cell>
          <table:table-cell office:value-type="float" office:value="20167972" calcext:value-type="float">
            <text:p>20167972</text:p>
          </table:table-cell>
        </table:table-row>
        <table:table-row table:style-name="ro1">
          <table:table-cell office:value-type="float" office:value="4500768" calcext:value-type="float">
            <text:p>4500768</text:p>
          </table:table-cell>
          <table:table-cell office:value-type="float" office:value="19538424" calcext:value-type="float">
            <text:p>19538424</text:p>
          </table:table-cell>
          <table:table-cell office:value-type="float" office:value="17031932" calcext:value-type="float">
            <text:p>17031932</text:p>
          </table:table-cell>
          <table:table-cell office:value-type="float" office:value="36513680" calcext:value-type="float">
            <text:p>36513680</text:p>
          </table:table-cell>
          <table:table-cell office:value-type="float" office:value="22989316" calcext:value-type="float">
            <text:p>22989316</text:p>
          </table:table-cell>
          <table:table-cell office:value-type="float" office:value="20169444" calcext:value-type="float">
            <text:p>20169444</text:p>
          </table:table-cell>
        </table:table-row>
        <table:table-row table:style-name="ro1">
          <table:table-cell office:value-type="float" office:value="4512848" calcext:value-type="float">
            <text:p>4512848</text:p>
          </table:table-cell>
          <table:table-cell office:value-type="float" office:value="19538424" calcext:value-type="float">
            <text:p>19538424</text:p>
          </table:table-cell>
          <table:table-cell office:value-type="float" office:value="17031836" calcext:value-type="float">
            <text:p>17031836</text:p>
          </table:table-cell>
          <table:table-cell office:value-type="float" office:value="36513540" calcext:value-type="float">
            <text:p>36513540</text:p>
          </table:table-cell>
          <table:table-cell office:value-type="float" office:value="22988804" calcext:value-type="float">
            <text:p>22988804</text:p>
          </table:table-cell>
          <table:table-cell office:value-type="float" office:value="20169352" calcext:value-type="float">
            <text:p>20169352</text:p>
          </table:table-cell>
        </table:table-row>
        <table:table-row table:style-name="ro1">
          <table:table-cell office:value-type="float" office:value="4520380" calcext:value-type="float">
            <text:p>4520380</text:p>
          </table:table-cell>
          <table:table-cell office:value-type="float" office:value="19538424" calcext:value-type="float">
            <text:p>19538424</text:p>
          </table:table-cell>
          <table:table-cell office:value-type="float" office:value="17033372" calcext:value-type="float">
            <text:p>17033372</text:p>
          </table:table-cell>
          <table:table-cell office:value-type="float" office:value="36513296" calcext:value-type="float">
            <text:p>36513296</text:p>
          </table:table-cell>
          <table:table-cell office:value-type="float" office:value="22988680" calcext:value-type="float">
            <text:p>22988680</text:p>
          </table:table-cell>
          <table:table-cell office:value-type="float" office:value="20169164" calcext:value-type="float">
            <text:p>20169164</text:p>
          </table:table-cell>
        </table:table-row>
        <table:table-row table:style-name="ro1">
          <table:table-cell office:value-type="float" office:value="4523032" calcext:value-type="float">
            <text:p>4523032</text:p>
          </table:table-cell>
          <table:table-cell office:value-type="float" office:value="19538424" calcext:value-type="float">
            <text:p>19538424</text:p>
          </table:table-cell>
          <table:table-cell office:value-type="float" office:value="17033372" calcext:value-type="float">
            <text:p>17033372</text:p>
          </table:table-cell>
          <table:table-cell office:value-type="float" office:value="36513352" calcext:value-type="float">
            <text:p>36513352</text:p>
          </table:table-cell>
          <table:table-cell office:value-type="float" office:value="22988308" calcext:value-type="float">
            <text:p>22988308</text:p>
          </table:table-cell>
          <table:table-cell office:value-type="float" office:value="20169100" calcext:value-type="float">
            <text:p>20169100</text:p>
          </table:table-cell>
        </table:table-row>
        <table:table-row table:style-name="ro1">
          <table:table-cell office:value-type="float" office:value="4517780" calcext:value-type="float">
            <text:p>4517780</text:p>
          </table:table-cell>
          <table:table-cell office:value-type="float" office:value="19536828" calcext:value-type="float">
            <text:p>19536828</text:p>
          </table:table-cell>
          <table:table-cell office:value-type="float" office:value="17034908" calcext:value-type="float">
            <text:p>17034908</text:p>
          </table:table-cell>
          <table:table-cell office:value-type="float" office:value="36512188" calcext:value-type="float">
            <text:p>36512188</text:p>
          </table:table-cell>
          <table:table-cell office:value-type="float" office:value="22988308" calcext:value-type="float">
            <text:p>22988308</text:p>
          </table:table-cell>
          <table:table-cell office:value-type="float" office:value="20169068" calcext:value-type="float">
            <text:p>20169068</text:p>
          </table:table-cell>
        </table:table-row>
        <table:table-row table:style-name="ro1">
          <table:table-cell office:value-type="float" office:value="4504244" calcext:value-type="float">
            <text:p>4504244</text:p>
          </table:table-cell>
          <table:table-cell office:value-type="float" office:value="19536768" calcext:value-type="float">
            <text:p>19536768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1184" calcext:value-type="float">
            <text:p>36511184</text:p>
          </table:table-cell>
          <table:table-cell office:value-type="float" office:value="22988184" calcext:value-type="float">
            <text:p>22988184</text:p>
          </table:table-cell>
          <table:table-cell office:value-type="float" office:value="20168844" calcext:value-type="float">
            <text:p>20168844</text:p>
          </table:table-cell>
        </table:table-row>
        <table:table-row table:style-name="ro1">
          <table:table-cell office:value-type="float" office:value="4506420" calcext:value-type="float">
            <text:p>4506420</text:p>
          </table:table-cell>
          <table:table-cell office:value-type="float" office:value="19536768" calcext:value-type="float">
            <text:p>19536768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1036" calcext:value-type="float">
            <text:p>36511036</text:p>
          </table:table-cell>
          <table:table-cell office:value-type="float" office:value="22988060" calcext:value-type="float">
            <text:p>22988060</text:p>
          </table:table-cell>
          <table:table-cell office:value-type="float" office:value="20168812" calcext:value-type="float">
            <text:p>20168812</text:p>
          </table:table-cell>
        </table:table-row>
        <table:table-row table:style-name="ro1">
          <table:table-cell office:value-type="float" office:value="4518868" calcext:value-type="float">
            <text:p>4518868</text:p>
          </table:table-cell>
          <table:table-cell office:value-type="float" office:value="19538244" calcext:value-type="float">
            <text:p>19538244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1376" calcext:value-type="float">
            <text:p>36511376</text:p>
          </table:table-cell>
          <table:table-cell office:value-type="float" office:value="22988060" calcext:value-type="float">
            <text:p>22988060</text:p>
          </table:table-cell>
          <table:table-cell office:value-type="float" office:value="20168460" calcext:value-type="float">
            <text:p>20168460</text:p>
          </table:table-cell>
        </table:table-row>
        <table:table-row table:style-name="ro1">
          <table:table-cell office:value-type="float" office:value="4499492" calcext:value-type="float">
            <text:p>4499492</text:p>
          </table:table-cell>
          <table:table-cell office:value-type="float" office:value="19538208" calcext:value-type="float">
            <text:p>19538208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3380" calcext:value-type="float">
            <text:p>36513380</text:p>
          </table:table-cell>
          <table:table-cell office:value-type="float" office:value="22988060" calcext:value-type="float">
            <text:p>22988060</text:p>
          </table:table-cell>
          <table:table-cell office:value-type="float" office:value="20168428" calcext:value-type="float">
            <text:p>20168428</text:p>
          </table:table-cell>
        </table:table-row>
        <table:table-row table:style-name="ro1">
          <table:table-cell office:value-type="float" office:value="4513764" calcext:value-type="float">
            <text:p>4513764</text:p>
          </table:table-cell>
          <table:table-cell office:value-type="float" office:value="19538192" calcext:value-type="float">
            <text:p>19538192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3668" calcext:value-type="float">
            <text:p>36513668</text:p>
          </table:table-cell>
          <table:table-cell office:value-type="float" office:value="22989492" calcext:value-type="float">
            <text:p>22989492</text:p>
          </table:table-cell>
          <table:table-cell office:value-type="float" office:value="20169392" calcext:value-type="float">
            <text:p>20169392</text:p>
          </table:table-cell>
        </table:table-row>
        <table:table-row table:style-name="ro1">
          <table:table-cell office:value-type="float" office:value="4505036" calcext:value-type="float">
            <text:p>4505036</text:p>
          </table:table-cell>
          <table:table-cell office:value-type="float" office:value="19538152" calcext:value-type="float">
            <text:p>19538152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2480" calcext:value-type="float">
            <text:p>36512480</text:p>
          </table:table-cell>
          <table:table-cell office:value-type="float" office:value="22989368" calcext:value-type="float">
            <text:p>22989368</text:p>
          </table:table-cell>
          <table:table-cell office:value-type="float" office:value="20169888" calcext:value-type="float">
            <text:p>20169888</text:p>
          </table:table-cell>
        </table:table-row>
        <table:table-row table:style-name="ro1">
          <table:table-cell office:value-type="float" office:value="4510868" calcext:value-type="float">
            <text:p>4510868</text:p>
          </table:table-cell>
          <table:table-cell office:value-type="float" office:value="19538152" calcext:value-type="float">
            <text:p>19538152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2036" calcext:value-type="float">
            <text:p>36512036</text:p>
          </table:table-cell>
          <table:table-cell office:value-type="float" office:value="22989492" calcext:value-type="float">
            <text:p>22989492</text:p>
          </table:table-cell>
          <table:table-cell office:value-type="float" office:value="20169300" calcext:value-type="float">
            <text:p>20169300</text:p>
          </table:table-cell>
        </table:table-row>
        <table:table-row table:style-name="ro1">
          <table:table-cell office:value-type="float" office:value="4512676" calcext:value-type="float">
            <text:p>4512676</text:p>
          </table:table-cell>
          <table:table-cell office:value-type="float" office:value="19538152" calcext:value-type="float">
            <text:p>19538152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2284" calcext:value-type="float">
            <text:p>36512284</text:p>
          </table:table-cell>
          <table:table-cell office:value-type="float" office:value="22988988" calcext:value-type="float">
            <text:p>22988988</text:p>
          </table:table-cell>
          <table:table-cell office:value-type="float" office:value="20170304" calcext:value-type="float">
            <text:p>20170304</text:p>
          </table:table-cell>
        </table:table-row>
        <table:table-row table:style-name="ro1">
          <table:table-cell office:value-type="float" office:value="4524256" calcext:value-type="float">
            <text:p>4524256</text:p>
          </table:table-cell>
          <table:table-cell office:value-type="float" office:value="19538152" calcext:value-type="float">
            <text:p>19538152</text:p>
          </table:table-cell>
          <table:table-cell office:value-type="float" office:value="17034876" calcext:value-type="float">
            <text:p>17034876</text:p>
          </table:table-cell>
          <table:table-cell office:value-type="float" office:value="36512300" calcext:value-type="float">
            <text:p>36512300</text:p>
          </table:table-cell>
          <table:table-cell office:value-type="float" office:value="22988864" calcext:value-type="float">
            <text:p>22988864</text:p>
          </table:table-cell>
          <table:table-cell office:value-type="float" office:value="20170180" calcext:value-type="float">
            <text:p>20170180</text:p>
          </table:table-cell>
        </table:table-row>
        <table:table-row table:style-name="ro1">
          <table:table-cell office:value-type="float" office:value="4504028" calcext:value-type="float">
            <text:p>4504028</text:p>
          </table:table-cell>
          <table:table-cell office:value-type="float" office:value="19538120" calcext:value-type="float">
            <text:p>19538120</text:p>
          </table:table-cell>
          <table:table-cell office:value-type="float" office:value="17033228" calcext:value-type="float">
            <text:p>17033228</text:p>
          </table:table-cell>
          <table:table-cell office:value-type="float" office:value="36511944" calcext:value-type="float">
            <text:p>36511944</text:p>
          </table:table-cell>
          <table:table-cell office:value-type="float" office:value="22988864" calcext:value-type="float">
            <text:p>22988864</text:p>
          </table:table-cell>
          <table:table-cell office:value-type="float" office:value="20170128" calcext:value-type="float">
            <text:p>20170128</text:p>
          </table:table-cell>
        </table:table-row>
        <table:table-row table:style-name="ro1">
          <table:table-cell office:value-type="float" office:value="4504420" calcext:value-type="float">
            <text:p>4504420</text:p>
          </table:table-cell>
          <table:table-cell office:value-type="float" office:value="19538120" calcext:value-type="float">
            <text:p>19538120</text:p>
          </table:table-cell>
          <table:table-cell office:value-type="float" office:value="17033136" calcext:value-type="float">
            <text:p>17033136</text:p>
          </table:table-cell>
          <table:table-cell office:value-type="float" office:value="36513596" calcext:value-type="float">
            <text:p>36513596</text:p>
          </table:table-cell>
          <table:table-cell office:value-type="float" office:value="22991344" calcext:value-type="float">
            <text:p>22991344</text:p>
          </table:table-cell>
          <table:table-cell office:value-type="float" office:value="20169936" calcext:value-type="float">
            <text:p>20169936</text:p>
          </table:table-cell>
        </table:table-row>
        <table:table-row table:style-name="ro1">
          <table:table-cell office:value-type="float" office:value="4513968" calcext:value-type="float">
            <text:p>4513968</text:p>
          </table:table-cell>
          <table:table-cell office:value-type="float" office:value="19538120" calcext:value-type="float">
            <text:p>19538120</text:p>
          </table:table-cell>
          <table:table-cell office:value-type="float" office:value="17033136" calcext:value-type="float">
            <text:p>17033136</text:p>
          </table:table-cell>
          <table:table-cell office:value-type="float" office:value="36513620" calcext:value-type="float">
            <text:p>36513620</text:p>
          </table:table-cell>
          <table:table-cell office:value-type="float" office:value="22991220" calcext:value-type="float">
            <text:p>22991220</text:p>
          </table:table-cell>
          <table:table-cell office:value-type="float" office:value="20169812" calcext:value-type="float">
            <text:p>20169812</text:p>
          </table:table-cell>
        </table:table-row>
        <table:table-row table:style-name="ro1">
          <table:table-cell office:value-type="float" office:value="4521168" calcext:value-type="float">
            <text:p>4521168</text:p>
          </table:table-cell>
          <table:table-cell office:value-type="float" office:value="19536556" calcext:value-type="float">
            <text:p>19536556</text:p>
          </table:table-cell>
          <table:table-cell office:value-type="float" office:value="17033136" calcext:value-type="float">
            <text:p>17033136</text:p>
          </table:table-cell>
          <table:table-cell office:value-type="float" office:value="36514100" calcext:value-type="float">
            <text:p>36514100</text:p>
          </table:table-cell>
          <table:table-cell office:value-type="float" office:value="22990864" calcext:value-type="float">
            <text:p>22990864</text:p>
          </table:table-cell>
          <table:table-cell office:value-type="float" office:value="20169812" calcext:value-type="float">
            <text:p>20169812</text:p>
          </table:table-cell>
        </table:table-row>
        <table:table-row table:style-name="ro1">
          <table:table-cell office:value-type="float" office:value="4512036" calcext:value-type="float">
            <text:p>4512036</text:p>
          </table:table-cell>
          <table:table-cell office:value-type="float" office:value="19536492" calcext:value-type="float">
            <text:p>19536492</text:p>
          </table:table-cell>
          <table:table-cell office:value-type="float" office:value="17033008" calcext:value-type="float">
            <text:p>17033008</text:p>
          </table:table-cell>
          <table:table-cell office:value-type="float" office:value="36514064" calcext:value-type="float">
            <text:p>36514064</text:p>
          </table:table-cell>
          <table:table-cell office:value-type="float" office:value="22990556" calcext:value-type="float">
            <text:p>22990556</text:p>
          </table:table-cell>
          <table:table-cell office:value-type="float" office:value="20169780" calcext:value-type="float">
            <text:p>20169780</text:p>
          </table:table-cell>
        </table:table-row>
        <table:table-row table:style-name="ro1">
          <table:table-cell office:value-type="float" office:value="4518624" calcext:value-type="float">
            <text:p>4518624</text:p>
          </table:table-cell>
          <table:table-cell office:value-type="float" office:value="19536464" calcext:value-type="float">
            <text:p>19536464</text:p>
          </table:table-cell>
          <table:table-cell office:value-type="float" office:value="17034528" calcext:value-type="float">
            <text:p>17034528</text:p>
          </table:table-cell>
          <table:table-cell office:value-type="float" office:value="36514072" calcext:value-type="float">
            <text:p>36514072</text:p>
          </table:table-cell>
          <table:table-cell office:value-type="float" office:value="22990416" calcext:value-type="float">
            <text:p>22990416</text:p>
          </table:table-cell>
          <table:table-cell office:value-type="float" office:value="20171060" calcext:value-type="float">
            <text:p>20171060</text:p>
          </table:table-cell>
        </table:table-row>
        <table:table-row table:style-name="ro1">
          <table:table-cell office:value-type="float" office:value="4514508" calcext:value-type="float">
            <text:p>4514508</text:p>
          </table:table-cell>
          <table:table-cell office:value-type="float" office:value="19536400" calcext:value-type="float">
            <text:p>19536400</text:p>
          </table:table-cell>
          <table:table-cell office:value-type="float" office:value="17035460" calcext:value-type="float">
            <text:p>17035460</text:p>
          </table:table-cell>
          <table:table-cell office:value-type="float" office:value="36513448" calcext:value-type="float">
            <text:p>36513448</text:p>
          </table:table-cell>
          <table:table-cell office:value-type="float" office:value="22990416" calcext:value-type="float">
            <text:p>22990416</text:p>
          </table:table-cell>
          <table:table-cell office:value-type="float" office:value="20170968" calcext:value-type="float">
            <text:p>20170968</text:p>
          </table:table-cell>
        </table:table-row>
        <table:table-row table:style-name="ro1">
          <table:table-cell office:value-type="float" office:value="4522076" calcext:value-type="float">
            <text:p>4522076</text:p>
          </table:table-cell>
          <table:table-cell office:value-type="float" office:value="19536400" calcext:value-type="float">
            <text:p>19536400</text:p>
          </table:table-cell>
          <table:table-cell office:value-type="float" office:value="17035396" calcext:value-type="float">
            <text:p>17035396</text:p>
          </table:table-cell>
          <table:table-cell office:value-type="float" office:value="36513816" calcext:value-type="float">
            <text:p>36513816</text:p>
          </table:table-cell>
          <table:table-cell office:value-type="float" office:value="22990368" calcext:value-type="float">
            <text:p>22990368</text:p>
          </table:table-cell>
          <table:table-cell office:value-type="float" office:value="20170936" calcext:value-type="float">
            <text:p>20170936</text:p>
          </table:table-cell>
        </table:table-row>
        <table:table-row table:style-name="ro1">
          <table:table-cell office:value-type="float" office:value="4502320" calcext:value-type="float">
            <text:p>4502320</text:p>
          </table:table-cell>
          <table:table-cell office:value-type="float" office:value="19536368" calcext:value-type="float">
            <text:p>19536368</text:p>
          </table:table-cell>
          <table:table-cell office:value-type="float" office:value="17035396" calcext:value-type="float">
            <text:p>17035396</text:p>
          </table:table-cell>
          <table:table-cell office:value-type="float" office:value="36514384" calcext:value-type="float">
            <text:p>36514384</text:p>
          </table:table-cell>
          <table:table-cell office:value-type="float" office:value="22990368" calcext:value-type="float">
            <text:p>22990368</text:p>
          </table:table-cell>
          <table:table-cell office:value-type="float" office:value="20170684" calcext:value-type="float">
            <text:p>20170684</text:p>
          </table:table-cell>
        </table:table-row>
        <table:table-row table:style-name="ro1">
          <table:table-cell office:value-type="float" office:value="4511812" calcext:value-type="float">
            <text:p>4511812</text:p>
          </table:table-cell>
          <table:table-cell office:value-type="float" office:value="19536368" calcext:value-type="float">
            <text:p>19536368</text:p>
          </table:table-cell>
          <table:table-cell office:value-type="float" office:value="17036928" calcext:value-type="float">
            <text:p>17036928</text:p>
          </table:table-cell>
          <table:table-cell office:value-type="float" office:value="36514236" calcext:value-type="float">
            <text:p>36514236</text:p>
          </table:table-cell>
          <table:table-cell office:value-type="float" office:value="22990320" calcext:value-type="float">
            <text:p>22990320</text:p>
          </table:table-cell>
          <table:table-cell office:value-type="float" office:value="20170556" calcext:value-type="float">
            <text:p>20170556</text:p>
          </table:table-cell>
        </table:table-row>
        <table:table-row table:style-name="ro1">
          <table:table-cell office:value-type="float" office:value="4508904" calcext:value-type="float">
            <text:p>4508904</text:p>
          </table:table-cell>
          <table:table-cell office:value-type="float" office:value="19536336" calcext:value-type="float">
            <text:p>19536336</text:p>
          </table:table-cell>
          <table:table-cell office:value-type="float" office:value="17036928" calcext:value-type="float">
            <text:p>17036928</text:p>
          </table:table-cell>
          <table:table-cell office:value-type="float" office:value="36511956" calcext:value-type="float">
            <text:p>36511956</text:p>
          </table:table-cell>
          <table:table-cell office:value-type="float" office:value="22992304" calcext:value-type="float">
            <text:p>22992304</text:p>
          </table:table-cell>
          <table:table-cell office:value-type="float" office:value="20170148" calcext:value-type="float">
            <text:p>20170148</text:p>
          </table:table-cell>
        </table:table-row>
        <table:table-row table:style-name="ro1">
          <table:table-cell office:value-type="float" office:value="4529912" calcext:value-type="float">
            <text:p>4529912</text:p>
          </table:table-cell>
          <table:table-cell office:value-type="float" office:value="19536308" calcext:value-type="float">
            <text:p>19536308</text:p>
          </table:table-cell>
          <table:table-cell office:value-type="float" office:value="17037164" calcext:value-type="float">
            <text:p>17037164</text:p>
          </table:table-cell>
          <table:table-cell office:value-type="float" office:value="36511564" calcext:value-type="float">
            <text:p>36511564</text:p>
          </table:table-cell>
          <table:table-cell office:value-type="float" office:value="22992304" calcext:value-type="float">
            <text:p>22992304</text:p>
          </table:table-cell>
          <table:table-cell office:value-type="float" office:value="20170088" calcext:value-type="float">
            <text:p>20170088</text:p>
          </table:table-cell>
        </table:table-row>
        <table:table-row table:style-name="ro1">
          <table:table-cell office:value-type="float" office:value="4521932" calcext:value-type="float">
            <text:p>4521932</text:p>
          </table:table-cell>
          <table:table-cell office:value-type="float" office:value="19536276" calcext:value-type="float">
            <text:p>19536276</text:p>
          </table:table-cell>
          <table:table-cell office:value-type="float" office:value="17036396" calcext:value-type="float">
            <text:p>17036396</text:p>
          </table:table-cell>
          <table:table-cell office:value-type="float" office:value="36511424" calcext:value-type="float">
            <text:p>36511424</text:p>
          </table:table-cell>
          <table:table-cell office:value-type="float" office:value="22992280" calcext:value-type="float">
            <text:p>22992280</text:p>
          </table:table-cell>
          <table:table-cell office:value-type="float" office:value="20169992" calcext:value-type="float">
            <text:p>20169992</text:p>
          </table:table-cell>
        </table:table-row>
        <table:table-row table:style-name="ro1">
          <table:table-cell office:value-type="float" office:value="4522776" calcext:value-type="float">
            <text:p>4522776</text:p>
          </table:table-cell>
          <table:table-cell office:value-type="float" office:value="19536212" calcext:value-type="float">
            <text:p>19536212</text:p>
          </table:table-cell>
          <table:table-cell office:value-type="float" office:value="17037384" calcext:value-type="float">
            <text:p>17037384</text:p>
          </table:table-cell>
          <table:table-cell office:value-type="float" office:value="36511424" calcext:value-type="float">
            <text:p>36511424</text:p>
          </table:table-cell>
          <table:table-cell office:value-type="float" office:value="22992136" calcext:value-type="float">
            <text:p>22992136</text:p>
          </table:table-cell>
          <table:table-cell office:value-type="float" office:value="20169960" calcext:value-type="float">
            <text:p>20169960</text:p>
          </table:table-cell>
        </table:table-row>
        <table:table-row table:style-name="ro1">
          <table:table-cell office:value-type="float" office:value="4531780" calcext:value-type="float">
            <text:p>4531780</text:p>
          </table:table-cell>
          <table:table-cell office:value-type="float" office:value="19538740" calcext:value-type="float">
            <text:p>19538740</text:p>
          </table:table-cell>
          <table:table-cell office:value-type="float" office:value="17036736" calcext:value-type="float">
            <text:p>17036736</text:p>
          </table:table-cell>
          <table:table-cell office:value-type="float" office:value="36511308" calcext:value-type="float">
            <text:p>36511308</text:p>
          </table:table-cell>
          <table:table-cell office:value-type="float" office:value="22991872" calcext:value-type="float">
            <text:p>22991872</text:p>
          </table:table-cell>
          <table:table-cell office:value-type="float" office:value="20169672" calcext:value-type="float">
            <text:p>20169672</text:p>
          </table:table-cell>
        </table:table-row>
        <table:table-row table:style-name="ro1">
          <table:table-cell office:value-type="float" office:value="4518964" calcext:value-type="float">
            <text:p>4518964</text:p>
          </table:table-cell>
          <table:table-cell office:value-type="float" office:value="19538740" calcext:value-type="float">
            <text:p>19538740</text:p>
          </table:table-cell>
          <table:table-cell office:value-type="float" office:value="17036608" calcext:value-type="float">
            <text:p>17036608</text:p>
          </table:table-cell>
          <table:table-cell office:value-type="float" office:value="36511192" calcext:value-type="float">
            <text:p>36511192</text:p>
          </table:table-cell>
          <table:table-cell office:value-type="float" office:value="22991872" calcext:value-type="float">
            <text:p>22991872</text:p>
          </table:table-cell>
          <table:table-cell office:value-type="float" office:value="20169640" calcext:value-type="float">
            <text:p>20169640</text:p>
          </table:table-cell>
        </table:table-row>
        <table:table-row table:style-name="ro1">
          <table:table-cell office:value-type="float" office:value="4508652" calcext:value-type="float">
            <text:p>4508652</text:p>
          </table:table-cell>
          <table:table-cell office:value-type="float" office:value="19538264" calcext:value-type="float">
            <text:p>19538264</text:p>
          </table:table-cell>
          <table:table-cell office:value-type="float" office:value="17036608" calcext:value-type="float">
            <text:p>17036608</text:p>
          </table:table-cell>
          <table:table-cell office:value-type="float" office:value="36512724" calcext:value-type="float">
            <text:p>36512724</text:p>
          </table:table-cell>
          <table:table-cell office:value-type="float" office:value="22991840" calcext:value-type="float">
            <text:p>22991840</text:p>
          </table:table-cell>
          <table:table-cell office:value-type="float" office:value="20169544" calcext:value-type="float">
            <text:p>20169544</text:p>
          </table:table-cell>
        </table:table-row>
        <table:table-row table:style-name="ro1">
          <table:table-cell office:value-type="float" office:value="4512848" calcext:value-type="float">
            <text:p>4512848</text:p>
          </table:table-cell>
          <table:table-cell office:value-type="float" office:value="19538044" calcext:value-type="float">
            <text:p>19538044</text:p>
          </table:table-cell>
          <table:table-cell office:value-type="float" office:value="17036484" calcext:value-type="float">
            <text:p>17036484</text:p>
          </table:table-cell>
          <table:table-cell office:value-type="float" office:value="36512992" calcext:value-type="float">
            <text:p>36512992</text:p>
          </table:table-cell>
          <table:table-cell office:value-type="float" office:value="22991840" calcext:value-type="float">
            <text:p>22991840</text:p>
          </table:table-cell>
          <table:table-cell office:value-type="float" office:value="20169532" calcext:value-type="float">
            <text:p>20169532</text:p>
          </table:table-cell>
        </table:table-row>
        <table:table-row table:style-name="ro1">
          <table:table-cell office:value-type="float" office:value="4509364" calcext:value-type="float">
            <text:p>4509364</text:p>
          </table:table-cell>
          <table:table-cell office:value-type="float" office:value="19538016" calcext:value-type="float">
            <text:p>19538016</text:p>
          </table:table-cell>
          <table:table-cell office:value-type="float" office:value="17036484" calcext:value-type="float">
            <text:p>17036484</text:p>
          </table:table-cell>
          <table:table-cell office:value-type="float" office:value="36513516" calcext:value-type="float">
            <text:p>36513516</text:p>
          </table:table-cell>
          <table:table-cell office:value-type="float" office:value="22991840" calcext:value-type="float">
            <text:p>22991840</text:p>
          </table:table-cell>
          <table:table-cell office:value-type="float" office:value="20169308" calcext:value-type="float">
            <text:p>20169308</text:p>
          </table:table-cell>
        </table:table-row>
        <table:table-row table:style-name="ro1">
          <table:table-cell office:value-type="float" office:value="4523324" calcext:value-type="float">
            <text:p>4523324</text:p>
          </table:table-cell>
          <table:table-cell office:value-type="float" office:value="19538016" calcext:value-type="float">
            <text:p>19538016</text:p>
          </table:table-cell>
          <table:table-cell office:value-type="float" office:value="17036484" calcext:value-type="float">
            <text:p>17036484</text:p>
          </table:table-cell>
          <table:table-cell office:value-type="float" office:value="36515144" calcext:value-type="float">
            <text:p>36515144</text:p>
          </table:table-cell>
          <table:table-cell office:value-type="float" office:value="22993156" calcext:value-type="float">
            <text:p>22993156</text:p>
          </table:table-cell>
          <table:table-cell office:value-type="float" office:value="20169244" calcext:value-type="float">
            <text:p>20169244</text:p>
          </table:table-cell>
        </table:table-row>
        <table:table-row table:style-name="ro1">
          <table:table-cell office:value-type="float" office:value="4520192" calcext:value-type="float">
            <text:p>4520192</text:p>
          </table:table-cell>
          <table:table-cell office:value-type="float" office:value="19537920" calcext:value-type="float">
            <text:p>19537920</text:p>
          </table:table-cell>
          <table:table-cell office:value-type="float" office:value="17036444" calcext:value-type="float">
            <text:p>17036444</text:p>
          </table:table-cell>
          <table:table-cell office:value-type="float" office:value="36515220" calcext:value-type="float">
            <text:p>36515220</text:p>
          </table:table-cell>
          <table:table-cell office:value-type="float" office:value="22992624" calcext:value-type="float">
            <text:p>22992624</text:p>
          </table:table-cell>
          <table:table-cell office:value-type="float" office:value="20166648" calcext:value-type="float">
            <text:p>20166648</text:p>
          </table:table-cell>
        </table:table-row>
        <table:table-row table:style-name="ro1">
          <table:table-cell office:value-type="float" office:value="4502508" calcext:value-type="float">
            <text:p>4502508</text:p>
          </table:table-cell>
          <table:table-cell office:value-type="float" office:value="19537920" calcext:value-type="float">
            <text:p>19537920</text:p>
          </table:table-cell>
          <table:table-cell office:value-type="float" office:value="17036380" calcext:value-type="float">
            <text:p>17036380</text:p>
          </table:table-cell>
          <table:table-cell office:value-type="float" office:value="36515276" calcext:value-type="float">
            <text:p>36515276</text:p>
          </table:table-cell>
          <table:table-cell office:value-type="float" office:value="22992460" calcext:value-type="float">
            <text:p>22992460</text:p>
          </table:table-cell>
          <table:table-cell office:value-type="float" office:value="20164588" calcext:value-type="float">
            <text:p>20164588</text:p>
          </table:table-cell>
        </table:table-row>
        <table:table-row table:style-name="ro1">
          <table:table-cell office:value-type="float" office:value="4527016" calcext:value-type="float">
            <text:p>4527016</text:p>
          </table:table-cell>
          <table:table-cell office:value-type="float" office:value="19537920" calcext:value-type="float">
            <text:p>19537920</text:p>
          </table:table-cell>
          <table:table-cell office:value-type="float" office:value="17036380" calcext:value-type="float">
            <text:p>17036380</text:p>
          </table:table-cell>
          <table:table-cell office:value-type="float" office:value="36516436" calcext:value-type="float">
            <text:p>36516436</text:p>
          </table:table-cell>
          <table:table-cell office:value-type="float" office:value="22992452" calcext:value-type="float">
            <text:p>22992452</text:p>
          </table:table-cell>
          <table:table-cell office:value-type="float" office:value="20164556" calcext:value-type="float">
            <text:p>20164556</text:p>
          </table:table-cell>
        </table:table-row>
        <table:table-row table:style-name="ro1">
          <table:table-cell office:value-type="float" office:value="4503928" calcext:value-type="float">
            <text:p>4503928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6380" calcext:value-type="float">
            <text:p>17036380</text:p>
          </table:table-cell>
          <table:table-cell office:value-type="float" office:value="36514272" calcext:value-type="float">
            <text:p>36514272</text:p>
          </table:table-cell>
          <table:table-cell office:value-type="float" office:value="22992500" calcext:value-type="float">
            <text:p>22992500</text:p>
          </table:table-cell>
          <table:table-cell office:value-type="float" office:value="20164048" calcext:value-type="float">
            <text:p>20164048</text:p>
          </table:table-cell>
        </table:table-row>
        <table:table-row table:style-name="ro1">
          <table:table-cell office:value-type="float" office:value="4512008" calcext:value-type="float">
            <text:p>4512008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6348" calcext:value-type="float">
            <text:p>17036348</text:p>
          </table:table-cell>
          <table:table-cell office:value-type="float" office:value="36514140" calcext:value-type="float">
            <text:p>36514140</text:p>
          </table:table-cell>
          <table:table-cell office:value-type="float" office:value="22991748" calcext:value-type="float">
            <text:p>22991748</text:p>
          </table:table-cell>
          <table:table-cell office:value-type="float" office:value="20164048" calcext:value-type="float">
            <text:p>20164048</text:p>
          </table:table-cell>
        </table:table-row>
        <table:table-row table:style-name="ro1">
          <table:table-cell office:value-type="float" office:value="4528116" calcext:value-type="float">
            <text:p>4528116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6348" calcext:value-type="float">
            <text:p>17036348</text:p>
          </table:table-cell>
          <table:table-cell office:value-type="float" office:value="36515776" calcext:value-type="float">
            <text:p>36515776</text:p>
          </table:table-cell>
          <table:table-cell office:value-type="float" office:value="22991624" calcext:value-type="float">
            <text:p>22991624</text:p>
          </table:table-cell>
          <table:table-cell office:value-type="float" office:value="20163800" calcext:value-type="float">
            <text:p>20163800</text:p>
          </table:table-cell>
        </table:table-row>
        <table:table-row table:style-name="ro1">
          <table:table-cell office:value-type="float" office:value="4530104" calcext:value-type="float">
            <text:p>4530104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6348" calcext:value-type="float">
            <text:p>17036348</text:p>
          </table:table-cell>
          <table:table-cell office:value-type="float" office:value="36516148" calcext:value-type="float">
            <text:p>36516148</text:p>
          </table:table-cell>
          <table:table-cell office:value-type="float" office:value="22991376" calcext:value-type="float">
            <text:p>22991376</text:p>
          </table:table-cell>
          <table:table-cell office:value-type="float" office:value="20163740" calcext:value-type="float">
            <text:p>20163740</text:p>
          </table:table-cell>
        </table:table-row>
        <table:table-row table:style-name="ro1">
          <table:table-cell office:value-type="float" office:value="4526720" calcext:value-type="float">
            <text:p>4526720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5184" calcext:value-type="float">
            <text:p>17035184</text:p>
          </table:table-cell>
          <table:table-cell office:value-type="float" office:value="36515200" calcext:value-type="float">
            <text:p>36515200</text:p>
          </table:table-cell>
          <table:table-cell office:value-type="float" office:value="22991128" calcext:value-type="float">
            <text:p>22991128</text:p>
          </table:table-cell>
          <table:table-cell office:value-type="float" office:value="20163644" calcext:value-type="float">
            <text:p>20163644</text:p>
          </table:table-cell>
        </table:table-row>
        <table:table-row table:style-name="ro1">
          <table:table-cell office:value-type="float" office:value="4505984" calcext:value-type="float">
            <text:p>4505984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3000" calcext:value-type="float">
            <text:p>17033000</text:p>
          </table:table-cell>
          <table:table-cell office:value-type="float" office:value="36514940" calcext:value-type="float">
            <text:p>36514940</text:p>
          </table:table-cell>
          <table:table-cell office:value-type="float" office:value="22990848" calcext:value-type="float">
            <text:p>22990848</text:p>
          </table:table-cell>
          <table:table-cell office:value-type="float" office:value="20163952" calcext:value-type="float">
            <text:p>20163952</text:p>
          </table:table-cell>
        </table:table-row>
        <table:table-row table:style-name="ro1">
          <table:table-cell office:value-type="float" office:value="4509160" calcext:value-type="float">
            <text:p>4509160</text:p>
          </table:table-cell>
          <table:table-cell office:value-type="float" office:value="19537888" calcext:value-type="float">
            <text:p>19537888</text:p>
          </table:table-cell>
          <table:table-cell office:value-type="float" office:value="17034536" calcext:value-type="float">
            <text:p>17034536</text:p>
          </table:table-cell>
          <table:table-cell office:value-type="float" office:value="36514632" calcext:value-type="float">
            <text:p>36514632</text:p>
          </table:table-cell>
          <table:table-cell office:value-type="float" office:value="22992496" calcext:value-type="float">
            <text:p>22992496</text:p>
          </table:table-cell>
          <table:table-cell office:value-type="float" office:value="20163352" calcext:value-type="float">
            <text:p>20163352</text:p>
          </table:table-cell>
        </table:table-row>
        <table:table-row table:style-name="ro1">
          <table:table-cell office:value-type="float" office:value="4514724" calcext:value-type="float">
            <text:p>4514724</text:p>
          </table:table-cell>
          <table:table-cell office:value-type="float" office:value="19536484" calcext:value-type="float">
            <text:p>19536484</text:p>
          </table:table-cell>
          <table:table-cell office:value-type="float" office:value="17034536" calcext:value-type="float">
            <text:p>17034536</text:p>
          </table:table-cell>
          <table:table-cell office:value-type="float" office:value="36516000" calcext:value-type="float">
            <text:p>36516000</text:p>
          </table:table-cell>
          <table:table-cell office:value-type="float" office:value="22990932" calcext:value-type="float">
            <text:p>22990932</text:p>
          </table:table-cell>
          <table:table-cell office:value-type="float" office:value="20163352" calcext:value-type="float">
            <text:p>20163352</text:p>
          </table:table-cell>
        </table:table-row>
        <table:table-row table:style-name="ro1">
          <table:table-cell office:value-type="float" office:value="4506476" calcext:value-type="float">
            <text:p>4506476</text:p>
          </table:table-cell>
          <table:table-cell office:value-type="float" office:value="19537672" calcext:value-type="float">
            <text:p>19537672</text:p>
          </table:table-cell>
          <table:table-cell office:value-type="float" office:value="17034472" calcext:value-type="float">
            <text:p>17034472</text:p>
          </table:table-cell>
          <table:table-cell office:value-type="float" office:value="36515872" calcext:value-type="float">
            <text:p>36515872</text:p>
          </table:table-cell>
          <table:table-cell office:value-type="float" office:value="22990932" calcext:value-type="float">
            <text:p>22990932</text:p>
          </table:table-cell>
          <table:table-cell office:value-type="float" office:value="20163132" calcext:value-type="float">
            <text:p>20163132</text:p>
          </table:table-cell>
        </table:table-row>
        <table:table-row table:style-name="ro1">
          <table:table-cell office:value-type="float" office:value="4520708" calcext:value-type="float">
            <text:p>4520708</text:p>
          </table:table-cell>
          <table:table-cell office:value-type="float" office:value="19537672" calcext:value-type="float">
            <text:p>19537672</text:p>
          </table:table-cell>
          <table:table-cell office:value-type="float" office:value="17034472" calcext:value-type="float">
            <text:p>17034472</text:p>
          </table:table-cell>
          <table:table-cell office:value-type="float" office:value="36515640" calcext:value-type="float">
            <text:p>36515640</text:p>
          </table:table-cell>
          <table:table-cell office:value-type="float" office:value="22990816" calcext:value-type="float">
            <text:p>22990816</text:p>
          </table:table-cell>
          <table:table-cell office:value-type="float" office:value="20162940" calcext:value-type="float">
            <text:p>20162940</text:p>
          </table:table-cell>
        </table:table-row>
        <table:table-row table:style-name="ro1">
          <table:table-cell office:value-type="float" office:value="4520048" calcext:value-type="float">
            <text:p>4520048</text:p>
          </table:table-cell>
          <table:table-cell office:value-type="float" office:value="19536772" calcext:value-type="float">
            <text:p>19536772</text:p>
          </table:table-cell>
          <table:table-cell office:value-type="float" office:value="17034500" calcext:value-type="float">
            <text:p>17034500</text:p>
          </table:table-cell>
          <table:table-cell office:value-type="float" office:value="36515208" calcext:value-type="float">
            <text:p>36515208</text:p>
          </table:table-cell>
          <table:table-cell office:value-type="float" office:value="22990144" calcext:value-type="float">
            <text:p>22990144</text:p>
          </table:table-cell>
          <table:table-cell office:value-type="float" office:value="20162956" calcext:value-type="float">
            <text:p>20162956</text:p>
          </table:table-cell>
        </table:table-row>
        <table:table-row table:style-name="ro1">
          <table:table-cell office:value-type="float" office:value="4506012" calcext:value-type="float">
            <text:p>4506012</text:p>
          </table:table-cell>
          <table:table-cell office:value-type="float" office:value="19536760" calcext:value-type="float">
            <text:p>19536760</text:p>
          </table:table-cell>
          <table:table-cell office:value-type="float" office:value="17034472" calcext:value-type="float">
            <text:p>17034472</text:p>
          </table:table-cell>
          <table:table-cell office:value-type="float" office:value="36514856" calcext:value-type="float">
            <text:p>36514856</text:p>
          </table:table-cell>
          <table:table-cell office:value-type="float" office:value="22990020" calcext:value-type="float">
            <text:p>22990020</text:p>
          </table:table-cell>
          <table:table-cell office:value-type="float" office:value="20162928" calcext:value-type="float">
            <text:p>20162928</text:p>
          </table:table-cell>
        </table:table-row>
        <table:table-row table:style-name="ro1">
          <table:table-cell office:value-type="float" office:value="4511052" calcext:value-type="float">
            <text:p>4511052</text:p>
          </table:table-cell>
          <table:table-cell office:value-type="float" office:value="19538276" calcext:value-type="float">
            <text:p>19538276</text:p>
          </table:table-cell>
          <table:table-cell office:value-type="float" office:value="17034440" calcext:value-type="float">
            <text:p>17034440</text:p>
          </table:table-cell>
          <table:table-cell office:value-type="float" office:value="36516448" calcext:value-type="float">
            <text:p>36516448</text:p>
          </table:table-cell>
          <table:table-cell office:value-type="float" office:value="22992624" calcext:value-type="float">
            <text:p>22992624</text:p>
          </table:table-cell>
          <table:table-cell office:value-type="float" office:value="20164432" calcext:value-type="float">
            <text:p>20164432</text:p>
          </table:table-cell>
        </table:table-row>
        <table:table-row table:style-name="ro1">
          <table:table-cell office:value-type="float" office:value="4504836" calcext:value-type="float">
            <text:p>4504836</text:p>
          </table:table-cell>
          <table:table-cell office:value-type="float" office:value="19538276" calcext:value-type="float">
            <text:p>19538276</text:p>
          </table:table-cell>
          <table:table-cell office:value-type="float" office:value="17034644" calcext:value-type="float">
            <text:p>17034644</text:p>
          </table:table-cell>
          <table:table-cell office:value-type="float" office:value="36516372" calcext:value-type="float">
            <text:p>36516372</text:p>
          </table:table-cell>
          <table:table-cell office:value-type="float" office:value="22992344" calcext:value-type="float">
            <text:p>22992344</text:p>
          </table:table-cell>
          <table:table-cell office:value-type="float" office:value="20165456" calcext:value-type="float">
            <text:p>20165456</text:p>
          </table:table-cell>
        </table:table-row>
        <table:table-row table:style-name="ro1">
          <table:table-cell office:value-type="float" office:value="4523144" calcext:value-type="float">
            <text:p>4523144</text:p>
          </table:table-cell>
          <table:table-cell office:value-type="float" office:value="19538180" calcext:value-type="float">
            <text:p>19538180</text:p>
          </table:table-cell>
          <table:table-cell office:value-type="float" office:value="17034644" calcext:value-type="float">
            <text:p>17034644</text:p>
          </table:table-cell>
          <table:table-cell office:value-type="float" office:value="36516316" calcext:value-type="float">
            <text:p>36516316</text:p>
          </table:table-cell>
          <table:table-cell office:value-type="float" office:value="22992344" calcext:value-type="float">
            <text:p>22992344</text:p>
          </table:table-cell>
          <table:table-cell office:value-type="float" office:value="20165332" calcext:value-type="float">
            <text:p>20165332</text:p>
          </table:table-cell>
        </table:table-row>
        <table:table-row table:style-name="ro1">
          <table:table-cell office:value-type="float" office:value="4522868" calcext:value-type="float">
            <text:p>4522868</text:p>
          </table:table-cell>
          <table:table-cell office:value-type="float" office:value="19539716" calcext:value-type="float">
            <text:p>19539716</text:p>
          </table:table-cell>
          <table:table-cell office:value-type="float" office:value="17035612" calcext:value-type="float">
            <text:p>17035612</text:p>
          </table:table-cell>
          <table:table-cell office:value-type="float" office:value="36515296" calcext:value-type="float">
            <text:p>36515296</text:p>
          </table:table-cell>
          <table:table-cell office:value-type="float" office:value="22992344" calcext:value-type="float">
            <text:p>22992344</text:p>
          </table:table-cell>
          <table:table-cell office:value-type="float" office:value="20165268" calcext:value-type="float">
            <text:p>20165268</text:p>
          </table:table-cell>
        </table:table-row>
        <table:table-row table:style-name="ro1">
          <table:table-cell office:value-type="float" office:value="4532528" calcext:value-type="float">
            <text:p>4532528</text:p>
          </table:table-cell>
          <table:table-cell office:value-type="float" office:value="19539684" calcext:value-type="float">
            <text:p>19539684</text:p>
          </table:table-cell>
          <table:table-cell office:value-type="float" office:value="17035612" calcext:value-type="float">
            <text:p>17035612</text:p>
          </table:table-cell>
          <table:table-cell office:value-type="float" office:value="36515276" calcext:value-type="float">
            <text:p>36515276</text:p>
          </table:table-cell>
          <table:table-cell office:value-type="float" office:value="22991972" calcext:value-type="float">
            <text:p>22991972</text:p>
          </table:table-cell>
          <table:table-cell office:value-type="float" office:value="20165268" calcext:value-type="float">
            <text:p>20165268</text:p>
          </table:table-cell>
        </table:table-row>
        <table:table-row table:style-name="ro1">
          <table:table-cell office:value-type="float" office:value="4532308" calcext:value-type="float">
            <text:p>4532308</text:p>
          </table:table-cell>
          <table:table-cell office:value-type="float" office:value="19539684" calcext:value-type="float">
            <text:p>19539684</text:p>
          </table:table-cell>
          <table:table-cell office:value-type="float" office:value="17035612" calcext:value-type="float">
            <text:p>17035612</text:p>
          </table:table-cell>
          <table:table-cell office:value-type="float" office:value="36515392" calcext:value-type="float">
            <text:p>36515392</text:p>
          </table:table-cell>
          <table:table-cell office:value-type="float" office:value="22991468" calcext:value-type="float">
            <text:p>22991468</text:p>
          </table:table-cell>
          <table:table-cell office:value-type="float" office:value="20165240" calcext:value-type="float">
            <text:p>20165240</text:p>
          </table:table-cell>
        </table:table-row>
        <table:table-row table:style-name="ro1">
          <table:table-cell office:value-type="float" office:value="4528080" calcext:value-type="float">
            <text:p>4528080</text:p>
          </table:table-cell>
          <table:table-cell office:value-type="float" office:value="19539716" calcext:value-type="float">
            <text:p>19539716</text:p>
          </table:table-cell>
          <table:table-cell office:value-type="float" office:value="17033712" calcext:value-type="float">
            <text:p>17033712</text:p>
          </table:table-cell>
          <table:table-cell office:value-type="float" office:value="36515484" calcext:value-type="float">
            <text:p>36515484</text:p>
          </table:table-cell>
          <table:table-cell office:value-type="float" office:value="22991468" calcext:value-type="float">
            <text:p>22991468</text:p>
          </table:table-cell>
          <table:table-cell office:value-type="float" office:value="20164848" calcext:value-type="float">
            <text:p>20164848</text:p>
          </table:table-cell>
        </table:table-row>
        <table:table-row table:style-name="ro1">
          <table:table-cell office:value-type="float" office:value="4514964" calcext:value-type="float">
            <text:p>4514964</text:p>
          </table:table-cell>
          <table:table-cell office:value-type="float" office:value="19539716" calcext:value-type="float">
            <text:p>19539716</text:p>
          </table:table-cell>
          <table:table-cell office:value-type="float" office:value="17033680" calcext:value-type="float">
            <text:p>17033680</text:p>
          </table:table-cell>
          <table:table-cell office:value-type="float" office:value="36515424" calcext:value-type="float">
            <text:p>36515424</text:p>
          </table:table-cell>
          <table:table-cell office:value-type="float" office:value="22991468" calcext:value-type="float">
            <text:p>22991468</text:p>
          </table:table-cell>
          <table:table-cell office:value-type="float" office:value="20164788" calcext:value-type="float">
            <text:p>20164788</text:p>
          </table:table-cell>
        </table:table-row>
        <table:table-row table:style-name="ro1">
          <table:table-cell office:value-type="float" office:value="4522556" calcext:value-type="float">
            <text:p>4522556</text:p>
          </table:table-cell>
          <table:table-cell office:value-type="float" office:value="19539716" calcext:value-type="float">
            <text:p>19539716</text:p>
          </table:table-cell>
          <table:table-cell office:value-type="float" office:value="17033680" calcext:value-type="float">
            <text:p>17033680</text:p>
          </table:table-cell>
          <table:table-cell office:value-type="float" office:value="36515664" calcext:value-type="float">
            <text:p>36515664</text:p>
          </table:table-cell>
          <table:table-cell office:value-type="float" office:value="22991444" calcext:value-type="float">
            <text:p>22991444</text:p>
          </table:table-cell>
          <table:table-cell office:value-type="float" office:value="20164788" calcext:value-type="float">
            <text:p>20164788</text:p>
          </table:table-cell>
        </table:table-row>
        <table:table-row table:style-name="ro1">
          <table:table-cell office:value-type="float" office:value="4505180" calcext:value-type="float">
            <text:p>4505180</text:p>
          </table:table-cell>
          <table:table-cell office:value-type="float" office:value="19538332" calcext:value-type="float">
            <text:p>19538332</text:p>
          </table:table-cell>
          <table:table-cell office:value-type="float" office:value="17033580" calcext:value-type="float">
            <text:p>17033580</text:p>
          </table:table-cell>
          <table:table-cell office:value-type="float" office:value="36515980" calcext:value-type="float">
            <text:p>36515980</text:p>
          </table:table-cell>
          <table:table-cell office:value-type="float" office:value="22991444" calcext:value-type="float">
            <text:p>22991444</text:p>
          </table:table-cell>
          <table:table-cell office:value-type="float" office:value="20164628" calcext:value-type="float">
            <text:p>20164628</text:p>
          </table:table-cell>
        </table:table-row>
        <table:table-row table:style-name="ro1">
          <table:table-cell office:value-type="float" office:value="4514864" calcext:value-type="float">
            <text:p>4514864</text:p>
          </table:table-cell>
          <table:table-cell office:value-type="float" office:value="19538300" calcext:value-type="float">
            <text:p>19538300</text:p>
          </table:table-cell>
          <table:table-cell office:value-type="float" office:value="17033572" calcext:value-type="float">
            <text:p>17033572</text:p>
          </table:table-cell>
          <table:table-cell office:value-type="float" office:value="36516156" calcext:value-type="float">
            <text:p>36516156</text:p>
          </table:table-cell>
          <table:table-cell office:value-type="float" office:value="22991320" calcext:value-type="float">
            <text:p>22991320</text:p>
          </table:table-cell>
          <table:table-cell office:value-type="float" office:value="20166104" calcext:value-type="float">
            <text:p>20166104</text:p>
          </table:table-cell>
        </table:table-row>
        <table:table-row table:style-name="ro1">
          <table:table-cell office:value-type="float" office:value="4514396" calcext:value-type="float">
            <text:p>4514396</text:p>
          </table:table-cell>
          <table:table-cell office:value-type="float" office:value="19538300" calcext:value-type="float">
            <text:p>19538300</text:p>
          </table:table-cell>
          <table:table-cell office:value-type="float" office:value="17033572" calcext:value-type="float">
            <text:p>17033572</text:p>
          </table:table-cell>
          <table:table-cell office:value-type="float" office:value="36515488" calcext:value-type="float">
            <text:p>36515488</text:p>
          </table:table-cell>
          <table:table-cell office:value-type="float" office:value="22990824" calcext:value-type="float">
            <text:p>22990824</text:p>
          </table:table-cell>
          <table:table-cell office:value-type="float" office:value="20165852" calcext:value-type="float">
            <text:p>20165852</text:p>
          </table:table-cell>
        </table:table-row>
        <table:table-row table:style-name="ro1">
          <table:table-cell office:value-type="float" office:value="4516036" calcext:value-type="float">
            <text:p>4516036</text:p>
          </table:table-cell>
          <table:table-cell office:value-type="float" office:value="19538300" calcext:value-type="float">
            <text:p>19538300</text:p>
          </table:table-cell>
          <table:table-cell office:value-type="float" office:value="17033572" calcext:value-type="float">
            <text:p>17033572</text:p>
          </table:table-cell>
          <table:table-cell office:value-type="float" office:value="36515784" calcext:value-type="float">
            <text:p>36515784</text:p>
          </table:table-cell>
          <table:table-cell office:value-type="float" office:value="22990304" calcext:value-type="float">
            <text:p>22990304</text:p>
          </table:table-cell>
          <table:table-cell office:value-type="float" office:value="20165852" calcext:value-type="float">
            <text:p>20165852</text:p>
          </table:table-cell>
        </table:table-row>
        <table:table-row table:style-name="ro1">
          <table:table-cell office:value-type="float" office:value="4532060" calcext:value-type="float">
            <text:p>4532060</text:p>
          </table:table-cell>
          <table:table-cell office:value-type="float" office:value="19538300" calcext:value-type="float">
            <text:p>19538300</text:p>
          </table:table-cell>
          <table:table-cell office:value-type="float" office:value="17033540" calcext:value-type="float">
            <text:p>17033540</text:p>
          </table:table-cell>
          <table:table-cell office:value-type="float" office:value="36515924" calcext:value-type="float">
            <text:p>36515924</text:p>
          </table:table-cell>
          <table:table-cell office:value-type="float" office:value="22990304" calcext:value-type="float">
            <text:p>22990304</text:p>
          </table:table-cell>
          <table:table-cell office:value-type="float" office:value="20165660" calcext:value-type="float">
            <text:p>20165660</text:p>
          </table:table-cell>
        </table:table-row>
        <table:table-row table:style-name="ro1">
          <table:table-cell office:value-type="float" office:value="4521816" calcext:value-type="float">
            <text:p>4521816</text:p>
          </table:table-cell>
          <table:table-cell office:value-type="float" office:value="19538268" calcext:value-type="float">
            <text:p>19538268</text:p>
          </table:table-cell>
          <table:table-cell office:value-type="float" office:value="17035076" calcext:value-type="float">
            <text:p>17035076</text:p>
          </table:table-cell>
          <table:table-cell office:value-type="float" office:value="36516092" calcext:value-type="float">
            <text:p>36516092</text:p>
          </table:table-cell>
          <table:table-cell office:value-type="float" office:value="22989932" calcext:value-type="float">
            <text:p>22989932</text:p>
          </table:table-cell>
          <table:table-cell office:value-type="float" office:value="20165536" calcext:value-type="float">
            <text:p>20165536</text:p>
          </table:table-cell>
        </table:table-row>
        <table:table-row table:style-name="ro1">
          <table:table-cell office:value-type="float" office:value="4517252" calcext:value-type="float">
            <text:p>4517252</text:p>
          </table:table-cell>
          <table:table-cell office:value-type="float" office:value="19538236" calcext:value-type="float">
            <text:p>19538236</text:p>
          </table:table-cell>
          <table:table-cell office:value-type="float" office:value="17035044" calcext:value-type="float">
            <text:p>17035044</text:p>
          </table:table-cell>
          <table:table-cell office:value-type="float" office:value="36515056" calcext:value-type="float">
            <text:p>36515056</text:p>
          </table:table-cell>
          <table:table-cell office:value-type="float" office:value="22989684" calcext:value-type="float">
            <text:p>22989684</text:p>
          </table:table-cell>
          <table:table-cell office:value-type="float" office:value="20165444" calcext:value-type="float">
            <text:p>20165444</text:p>
          </table:table-cell>
        </table:table-row>
        <table:table-row table:style-name="ro1">
          <table:table-cell office:value-type="float" office:value="4519132" calcext:value-type="float">
            <text:p>4519132</text:p>
          </table:table-cell>
          <table:table-cell office:value-type="float" office:value="19538236" calcext:value-type="float">
            <text:p>19538236</text:p>
          </table:table-cell>
          <table:table-cell office:value-type="float" office:value="17035012" calcext:value-type="float">
            <text:p>17035012</text:p>
          </table:table-cell>
          <table:table-cell office:value-type="float" office:value="36515092" calcext:value-type="float">
            <text:p>36515092</text:p>
          </table:table-cell>
          <table:table-cell office:value-type="float" office:value="22989684" calcext:value-type="float">
            <text:p>22989684</text:p>
          </table:table-cell>
          <table:table-cell office:value-type="float" office:value="20165380" calcext:value-type="float">
            <text:p>20165380</text:p>
          </table:table-cell>
        </table:table-row>
        <table:table-row table:style-name="ro1">
          <table:table-cell office:value-type="float" office:value="4521476" calcext:value-type="float">
            <text:p>4521476</text:p>
          </table:table-cell>
          <table:table-cell office:value-type="float" office:value="19538204" calcext:value-type="float">
            <text:p>19538204</text:p>
          </table:table-cell>
          <table:table-cell office:value-type="float" office:value="17035012" calcext:value-type="float">
            <text:p>17035012</text:p>
          </table:table-cell>
          <table:table-cell office:value-type="float" office:value="36514876" calcext:value-type="float">
            <text:p>36514876</text:p>
          </table:table-cell>
          <table:table-cell office:value-type="float" office:value="22989412" calcext:value-type="float">
            <text:p>22989412</text:p>
          </table:table-cell>
          <table:table-cell office:value-type="float" office:value="20165000" calcext:value-type="float">
            <text:p>20165000</text:p>
          </table:table-cell>
        </table:table-row>
        <table:table-row table:style-name="ro1">
          <table:table-cell office:value-type="float" office:value="4520412" calcext:value-type="float">
            <text:p>4520412</text:p>
          </table:table-cell>
          <table:table-cell office:value-type="float" office:value="19539740" calcext:value-type="float">
            <text:p>19539740</text:p>
          </table:table-cell>
          <table:table-cell office:value-type="float" office:value="17035012" calcext:value-type="float">
            <text:p>17035012</text:p>
          </table:table-cell>
          <table:table-cell office:value-type="float" office:value="36516496" calcext:value-type="float">
            <text:p>36516496</text:p>
          </table:table-cell>
          <table:table-cell office:value-type="float" office:value="22989288" calcext:value-type="float">
            <text:p>22989288</text:p>
          </table:table-cell>
          <table:table-cell office:value-type="float" office:value="20164936" calcext:value-type="float">
            <text:p>20164936</text:p>
          </table:table-cell>
        </table:table-row>
        <table:table-row table:style-name="ro1">
          <table:table-cell office:value-type="float" office:value="4507048" calcext:value-type="float">
            <text:p>4507048</text:p>
          </table:table-cell>
          <table:table-cell office:value-type="float" office:value="19539676" calcext:value-type="float">
            <text:p>19539676</text:p>
          </table:table-cell>
          <table:table-cell office:value-type="float" office:value="17033624" calcext:value-type="float">
            <text:p>17033624</text:p>
          </table:table-cell>
          <table:table-cell office:value-type="float" office:value="36516400" calcext:value-type="float">
            <text:p>36516400</text:p>
          </table:table-cell>
          <table:table-cell office:value-type="float" office:value="22989288" calcext:value-type="float">
            <text:p>22989288</text:p>
          </table:table-cell>
          <table:table-cell office:value-type="float" office:value="20164768" calcext:value-type="float">
            <text:p>20164768</text:p>
          </table:table-cell>
        </table:table-row>
        <table:table-row table:style-name="ro1">
          <table:table-cell office:value-type="float" office:value="4510240" calcext:value-type="float">
            <text:p>4510240</text:p>
          </table:table-cell>
          <table:table-cell office:value-type="float" office:value="19539676" calcext:value-type="float">
            <text:p>19539676</text:p>
          </table:table-cell>
          <table:table-cell office:value-type="float" office:value="17033592" calcext:value-type="float">
            <text:p>17033592</text:p>
          </table:table-cell>
          <table:table-cell office:value-type="float" office:value="36517912" calcext:value-type="float">
            <text:p>36517912</text:p>
          </table:table-cell>
          <table:table-cell office:value-type="float" office:value="22989288" calcext:value-type="float">
            <text:p>22989288</text:p>
          </table:table-cell>
          <table:table-cell office:value-type="float" office:value="20164768" calcext:value-type="float">
            <text:p>20164768</text:p>
          </table:table-cell>
        </table:table-row>
        <table:table-row table:style-name="ro1">
          <table:table-cell office:value-type="float" office:value="4510180" calcext:value-type="float">
            <text:p>4510180</text:p>
          </table:table-cell>
          <table:table-cell office:value-type="float" office:value="19539676" calcext:value-type="float">
            <text:p>19539676</text:p>
          </table:table-cell>
          <table:table-cell office:value-type="float" office:value="17033592" calcext:value-type="float">
            <text:p>17033592</text:p>
          </table:table-cell>
          <table:table-cell office:value-type="float" office:value="36519484" calcext:value-type="float">
            <text:p>36519484</text:p>
          </table:table-cell>
          <table:table-cell office:value-type="float" office:value="22988776" calcext:value-type="float">
            <text:p>22988776</text:p>
          </table:table-cell>
          <table:table-cell office:value-type="float" office:value="20164420" calcext:value-type="float">
            <text:p>20164420</text:p>
          </table:table-cell>
        </table:table-row>
        <table:table-row table:style-name="ro1">
          <table:table-cell office:value-type="float" office:value="4511024" calcext:value-type="float">
            <text:p>4511024</text:p>
          </table:table-cell>
          <table:table-cell office:value-type="float" office:value="19538400" calcext:value-type="float">
            <text:p>19538400</text:p>
          </table:table-cell>
          <table:table-cell office:value-type="float" office:value="17033816" calcext:value-type="float">
            <text:p>17033816</text:p>
          </table:table-cell>
          <table:table-cell office:value-type="float" office:value="36519172" calcext:value-type="float">
            <text:p>36519172</text:p>
          </table:table-cell>
          <table:table-cell office:value-type="float" office:value="22988528" calcext:value-type="float">
            <text:p>22988528</text:p>
          </table:table-cell>
          <table:table-cell office:value-type="float" office:value="20165956" calcext:value-type="float">
            <text:p>20165956</text:p>
          </table:table-cell>
        </table:table-row>
        <table:table-row table:style-name="ro1">
          <table:table-cell office:value-type="float" office:value="4510356" calcext:value-type="float">
            <text:p>4510356</text:p>
          </table:table-cell>
          <table:table-cell office:value-type="float" office:value="19538272" calcext:value-type="float">
            <text:p>19538272</text:p>
          </table:table-cell>
          <table:table-cell office:value-type="float" office:value="17033720" calcext:value-type="float">
            <text:p>17033720</text:p>
          </table:table-cell>
          <table:table-cell office:value-type="float" office:value="36519316" calcext:value-type="float">
            <text:p>36519316</text:p>
          </table:table-cell>
          <table:table-cell office:value-type="float" office:value="22988528" calcext:value-type="float">
            <text:p>22988528</text:p>
          </table:table-cell>
          <table:table-cell office:value-type="float" office:value="20165956" calcext:value-type="float">
            <text:p>20165956</text:p>
          </table:table-cell>
        </table:table-row>
        <table:table-row table:style-name="ro1">
          <table:table-cell office:value-type="float" office:value="4506120" calcext:value-type="float">
            <text:p>4506120</text:p>
          </table:table-cell>
          <table:table-cell office:value-type="float" office:value="19538240" calcext:value-type="float">
            <text:p>19538240</text:p>
          </table:table-cell>
          <table:table-cell office:value-type="float" office:value="17033720" calcext:value-type="float">
            <text:p>17033720</text:p>
          </table:table-cell>
          <table:table-cell office:value-type="float" office:value="36518900" calcext:value-type="float">
            <text:p>36518900</text:p>
          </table:table-cell>
          <table:table-cell office:value-type="float" office:value="22988528" calcext:value-type="float">
            <text:p>22988528</text:p>
          </table:table-cell>
          <table:table-cell office:value-type="float" office:value="20165828" calcext:value-type="float">
            <text:p>20165828</text:p>
          </table:table-cell>
        </table:table-row>
        <table:table-row table:style-name="ro1">
          <table:table-cell office:value-type="float" office:value="4515832" calcext:value-type="float">
            <text:p>4515832</text:p>
          </table:table-cell>
          <table:table-cell office:value-type="float" office:value="19539712" calcext:value-type="float">
            <text:p>19539712</text:p>
          </table:table-cell>
          <table:table-cell office:value-type="float" office:value="17033688" calcext:value-type="float">
            <text:p>17033688</text:p>
          </table:table-cell>
          <table:table-cell office:value-type="float" office:value="36519168" calcext:value-type="float">
            <text:p>36519168</text:p>
          </table:table-cell>
          <table:table-cell office:value-type="float" office:value="22988380" calcext:value-type="float">
            <text:p>22988380</text:p>
          </table:table-cell>
          <table:table-cell office:value-type="float" office:value="20165732" calcext:value-type="float">
            <text:p>20165732</text:p>
          </table:table-cell>
        </table:table-row>
        <table:table-row table:style-name="ro1">
          <table:table-cell office:value-type="float" office:value="4519840" calcext:value-type="float">
            <text:p>4519840</text:p>
          </table:table-cell>
          <table:table-cell office:value-type="float" office:value="19539712" calcext:value-type="float">
            <text:p>19539712</text:p>
          </table:table-cell>
          <table:table-cell office:value-type="float" office:value="17035128" calcext:value-type="float">
            <text:p>17035128</text:p>
          </table:table-cell>
          <table:table-cell office:value-type="float" office:value="36518912" calcext:value-type="float">
            <text:p>36518912</text:p>
          </table:table-cell>
          <table:table-cell office:value-type="float" office:value="22988256" calcext:value-type="float">
            <text:p>22988256</text:p>
          </table:table-cell>
          <table:table-cell office:value-type="float" office:value="20165516" calcext:value-type="float">
            <text:p>20165516</text:p>
          </table:table-cell>
        </table:table-row>
        <table:table-row table:style-name="ro1">
          <table:table-cell office:value-type="float" office:value="4514288" calcext:value-type="float">
            <text:p>4514288</text:p>
          </table:table-cell>
          <table:table-cell office:value-type="float" office:value="19539712" calcext:value-type="float">
            <text:p>19539712</text:p>
          </table:table-cell>
          <table:table-cell office:value-type="float" office:value="17035128" calcext:value-type="float">
            <text:p>17035128</text:p>
          </table:table-cell>
          <table:table-cell office:value-type="float" office:value="36518544" calcext:value-type="float">
            <text:p>36518544</text:p>
          </table:table-cell>
          <table:table-cell office:value-type="float" office:value="22988228" calcext:value-type="float">
            <text:p>22988228</text:p>
          </table:table-cell>
          <table:table-cell office:value-type="float" office:value="20165480" calcext:value-type="float">
            <text:p>20165480</text:p>
          </table:table-cell>
        </table:table-row>
        <table:table-row table:style-name="ro1">
          <table:table-cell office:value-type="float" office:value="4511524" calcext:value-type="float">
            <text:p>4511524</text:p>
          </table:table-cell>
          <table:table-cell office:value-type="float" office:value="19539712" calcext:value-type="float">
            <text:p>19539712</text:p>
          </table:table-cell>
          <table:table-cell office:value-type="float" office:value="17035128" calcext:value-type="float">
            <text:p>17035128</text:p>
          </table:table-cell>
          <table:table-cell office:value-type="float" office:value="36518684" calcext:value-type="float">
            <text:p>36518684</text:p>
          </table:table-cell>
          <table:table-cell office:value-type="float" office:value="22988228" calcext:value-type="float">
            <text:p>22988228</text:p>
          </table:table-cell>
          <table:table-cell office:value-type="float" office:value="20165184" calcext:value-type="float">
            <text:p>20165184</text:p>
          </table:table-cell>
        </table:table-row>
        <table:table-row table:style-name="ro1">
          <table:table-cell office:value-type="float" office:value="4501088" calcext:value-type="float">
            <text:p>4501088</text:p>
          </table:table-cell>
          <table:table-cell office:value-type="float" office:value="19539680" calcext:value-type="float">
            <text:p>19539680</text:p>
          </table:table-cell>
          <table:table-cell office:value-type="float" office:value="17035128" calcext:value-type="float">
            <text:p>17035128</text:p>
          </table:table-cell>
          <table:table-cell office:value-type="float" office:value="36516436" calcext:value-type="float">
            <text:p>36516436</text:p>
          </table:table-cell>
          <table:table-cell office:value-type="float" office:value="22987856" calcext:value-type="float">
            <text:p>22987856</text:p>
          </table:table-cell>
          <table:table-cell office:value-type="float" office:value="20165152" calcext:value-type="float">
            <text:p>20165152</text:p>
          </table:table-cell>
        </table:table-row>
        <table:table-row table:style-name="ro1">
          <table:table-cell office:value-type="float" office:value="4511828" calcext:value-type="float">
            <text:p>4511828</text:p>
          </table:table-cell>
          <table:table-cell office:value-type="float" office:value="19539680" calcext:value-type="float">
            <text:p>19539680</text:p>
          </table:table-cell>
          <table:table-cell office:value-type="float" office:value="17035192" calcext:value-type="float">
            <text:p>17035192</text:p>
          </table:table-cell>
          <table:table-cell office:value-type="float" office:value="36516000" calcext:value-type="float">
            <text:p>36516000</text:p>
          </table:table-cell>
          <table:table-cell office:value-type="float" office:value="22987808" calcext:value-type="float">
            <text:p>22987808</text:p>
          </table:table-cell>
          <table:table-cell office:value-type="float" office:value="20165120" calcext:value-type="float">
            <text:p>20165120</text:p>
          </table:table-cell>
        </table:table-row>
        <table:table-row table:style-name="ro1">
          <table:table-cell office:value-type="float" office:value="4519924" calcext:value-type="float">
            <text:p>4519924</text:p>
          </table:table-cell>
          <table:table-cell office:value-type="float" office:value="19539680" calcext:value-type="float">
            <text:p>19539680</text:p>
          </table:table-cell>
          <table:table-cell office:value-type="float" office:value="17035192" calcext:value-type="float">
            <text:p>17035192</text:p>
          </table:table-cell>
          <table:table-cell office:value-type="float" office:value="36515500" calcext:value-type="float">
            <text:p>36515500</text:p>
          </table:table-cell>
          <table:table-cell office:value-type="float" office:value="22987684" calcext:value-type="float">
            <text:p>22987684</text:p>
          </table:table-cell>
          <table:table-cell office:value-type="float" office:value="20164996" calcext:value-type="float">
            <text:p>20164996</text:p>
          </table:table-cell>
        </table:table-row>
        <table:table-row table:style-name="ro1">
          <table:table-cell office:value-type="float" office:value="4539280" calcext:value-type="float">
            <text:p>4539280</text:p>
          </table:table-cell>
          <table:table-cell office:value-type="float" office:value="19539680" calcext:value-type="float">
            <text:p>19539680</text:p>
          </table:table-cell>
          <table:table-cell office:value-type="float" office:value="17035192" calcext:value-type="float">
            <text:p>17035192</text:p>
          </table:table-cell>
          <table:table-cell office:value-type="float" office:value="36516492" calcext:value-type="float">
            <text:p>36516492</text:p>
          </table:table-cell>
          <table:table-cell office:value-type="float" office:value="22987560" calcext:value-type="float">
            <text:p>22987560</text:p>
          </table:table-cell>
          <table:table-cell office:value-type="float" office:value="20164968" calcext:value-type="float">
            <text:p>20164968</text:p>
          </table:table-cell>
        </table:table-row>
        <table:table-row table:style-name="ro1">
          <table:table-cell office:value-type="float" office:value="4510840" calcext:value-type="float">
            <text:p>4510840</text:p>
          </table:table-cell>
          <table:table-cell office:value-type="float" office:value="19539648" calcext:value-type="float">
            <text:p>19539648</text:p>
          </table:table-cell>
          <table:table-cell office:value-type="float" office:value="17033636" calcext:value-type="float">
            <text:p>17033636</text:p>
          </table:table-cell>
          <table:table-cell office:value-type="float" office:value="36515704" calcext:value-type="float">
            <text:p>36515704</text:p>
          </table:table-cell>
          <table:table-cell office:value-type="float" office:value="22987480" calcext:value-type="float">
            <text:p>22987480</text:p>
          </table:table-cell>
          <table:table-cell office:value-type="float" office:value="20164968" calcext:value-type="float">
            <text:p>20164968</text:p>
          </table:table-cell>
        </table:table-row>
        <table:table-row table:style-name="ro1">
          <table:table-cell office:value-type="float" office:value="4508592" calcext:value-type="float">
            <text:p>4508592</text:p>
          </table:table-cell>
          <table:table-cell office:value-type="float" office:value="19539648" calcext:value-type="float">
            <text:p>19539648</text:p>
          </table:table-cell>
          <table:table-cell office:value-type="float" office:value="17033476" calcext:value-type="float">
            <text:p>17033476</text:p>
          </table:table-cell>
          <table:table-cell office:value-type="float" office:value="36517040" calcext:value-type="float">
            <text:p>36517040</text:p>
          </table:table-cell>
          <table:table-cell office:value-type="float" office:value="22987316" calcext:value-type="float">
            <text:p>22987316</text:p>
          </table:table-cell>
          <table:table-cell office:value-type="float" office:value="20164704" calcext:value-type="float">
            <text:p>20164704</text:p>
          </table:table-cell>
        </table:table-row>
        <table:table-row table:style-name="ro1">
          <table:table-cell office:value-type="float" office:value="4515400" calcext:value-type="float">
            <text:p>4515400</text:p>
          </table:table-cell>
          <table:table-cell office:value-type="float" office:value="19539648" calcext:value-type="float">
            <text:p>19539648</text:p>
          </table:table-cell>
          <table:table-cell office:value-type="float" office:value="17033384" calcext:value-type="float">
            <text:p>17033384</text:p>
          </table:table-cell>
          <table:table-cell office:value-type="float" office:value="36517272" calcext:value-type="float">
            <text:p>36517272</text:p>
          </table:table-cell>
          <table:table-cell office:value-type="float" office:value="22987192" calcext:value-type="float">
            <text:p>22987192</text:p>
          </table:table-cell>
          <table:table-cell office:value-type="float" office:value="20165516" calcext:value-type="float">
            <text:p>20165516</text:p>
          </table:table-cell>
        </table:table-row>
        <table:table-row table:style-name="ro1">
          <table:table-cell office:value-type="float" office:value="4513120" calcext:value-type="float">
            <text:p>4513120</text:p>
          </table:table-cell>
          <table:table-cell office:value-type="float" office:value="19539804" calcext:value-type="float">
            <text:p>19539804</text:p>
          </table:table-cell>
          <table:table-cell office:value-type="float" office:value="17033256" calcext:value-type="float">
            <text:p>17033256</text:p>
          </table:table-cell>
          <table:table-cell office:value-type="float" office:value="36517368" calcext:value-type="float">
            <text:p>36517368</text:p>
          </table:table-cell>
          <table:table-cell office:value-type="float" office:value="22987192" calcext:value-type="float">
            <text:p>22987192</text:p>
          </table:table-cell>
          <table:table-cell office:value-type="float" office:value="20164492" calcext:value-type="float">
            <text:p>20164492</text:p>
          </table:table-cell>
        </table:table-row>
        <table:table-row table:style-name="ro1">
          <table:table-cell office:value-type="float" office:value="4525656" calcext:value-type="float">
            <text:p>4525656</text:p>
          </table:table-cell>
          <table:table-cell office:value-type="float" office:value="19539804" calcext:value-type="float">
            <text:p>19539804</text:p>
          </table:table-cell>
          <table:table-cell office:value-type="float" office:value="17033224" calcext:value-type="float">
            <text:p>17033224</text:p>
          </table:table-cell>
          <table:table-cell office:value-type="float" office:value="36517288" calcext:value-type="float">
            <text:p>36517288</text:p>
          </table:table-cell>
          <table:table-cell office:value-type="float" office:value="22986820" calcext:value-type="float">
            <text:p>22986820</text:p>
          </table:table-cell>
          <table:table-cell office:value-type="float" office:value="20166064" calcext:value-type="float">
            <text:p>20166064</text:p>
          </table:table-cell>
        </table:table-row>
        <table:table-row table:style-name="ro1">
          <table:table-cell office:value-type="float" office:value="4524732" calcext:value-type="float">
            <text:p>4524732</text:p>
          </table:table-cell>
          <table:table-cell office:value-type="float" office:value="19539792" calcext:value-type="float">
            <text:p>19539792</text:p>
          </table:table-cell>
          <table:table-cell office:value-type="float" office:value="17033224" calcext:value-type="float">
            <text:p>17033224</text:p>
          </table:table-cell>
          <table:table-cell office:value-type="float" office:value="36517372" calcext:value-type="float">
            <text:p>36517372</text:p>
          </table:table-cell>
          <table:table-cell office:value-type="float" office:value="22986416" calcext:value-type="float">
            <text:p>22986416</text:p>
          </table:table-cell>
          <table:table-cell office:value-type="float" office:value="20165976" calcext:value-type="float">
            <text:p>20165976</text:p>
          </table:table-cell>
        </table:table-row>
        <table:table-row table:style-name="ro1">
          <table:table-cell office:value-type="float" office:value="4510916" calcext:value-type="float">
            <text:p>4510916</text:p>
          </table:table-cell>
          <table:table-cell office:value-type="float" office:value="19539728" calcext:value-type="float">
            <text:p>19539728</text:p>
          </table:table-cell>
          <table:table-cell office:value-type="float" office:value="17033224" calcext:value-type="float">
            <text:p>17033224</text:p>
          </table:table-cell>
          <table:table-cell office:value-type="float" office:value="36517340" calcext:value-type="float">
            <text:p>36517340</text:p>
          </table:table-cell>
          <table:table-cell office:value-type="float" office:value="22986416" calcext:value-type="float">
            <text:p>22986416</text:p>
          </table:table-cell>
          <table:table-cell office:value-type="float" office:value="20165816" calcext:value-type="float">
            <text:p>20165816</text:p>
          </table:table-cell>
        </table:table-row>
        <table:table-row table:style-name="ro1">
          <table:table-cell office:value-type="float" office:value="4523776" calcext:value-type="float">
            <text:p>4523776</text:p>
          </table:table-cell>
          <table:table-cell office:value-type="float" office:value="19539728" calcext:value-type="float">
            <text:p>19539728</text:p>
          </table:table-cell>
          <table:table-cell office:value-type="float" office:value="17033164" calcext:value-type="float">
            <text:p>17033164</text:p>
          </table:table-cell>
          <table:table-cell office:value-type="float" office:value="36517540" calcext:value-type="float">
            <text:p>36517540</text:p>
          </table:table-cell>
          <table:table-cell office:value-type="float" office:value="22986292" calcext:value-type="float">
            <text:p>22986292</text:p>
          </table:table-cell>
          <table:table-cell office:value-type="float" office:value="20165640" calcext:value-type="float">
            <text:p>20165640</text:p>
          </table:table-cell>
        </table:table-row>
        <table:table-row table:style-name="ro1">
          <table:table-cell office:value-type="float" office:value="4525000" calcext:value-type="float">
            <text:p>4525000</text:p>
          </table:table-cell>
          <table:table-cell office:value-type="float" office:value="19539696" calcext:value-type="float">
            <text:p>19539696</text:p>
          </table:table-cell>
          <table:table-cell office:value-type="float" office:value="17033164" calcext:value-type="float">
            <text:p>17033164</text:p>
          </table:table-cell>
          <table:table-cell office:value-type="float" office:value="36517228" calcext:value-type="float">
            <text:p>36517228</text:p>
          </table:table-cell>
          <table:table-cell office:value-type="float" office:value="22986292" calcext:value-type="float">
            <text:p>22986292</text:p>
          </table:table-cell>
          <table:table-cell office:value-type="float" office:value="20165384" calcext:value-type="float">
            <text:p>20165384</text:p>
          </table:table-cell>
        </table:table-row>
        <table:table-row table:style-name="ro1">
          <table:table-cell office:value-type="float" office:value="4522204" calcext:value-type="float">
            <text:p>4522204</text:p>
          </table:table-cell>
          <table:table-cell office:value-type="float" office:value="19539664" calcext:value-type="float">
            <text:p>19539664</text:p>
          </table:table-cell>
          <table:table-cell office:value-type="float" office:value="17033132" calcext:value-type="float">
            <text:p>17033132</text:p>
          </table:table-cell>
          <table:table-cell office:value-type="float" office:value="36515588" calcext:value-type="float">
            <text:p>36515588</text:p>
          </table:table-cell>
          <table:table-cell office:value-type="float" office:value="22986152" calcext:value-type="float">
            <text:p>22986152</text:p>
          </table:table-cell>
          <table:table-cell office:value-type="float" office:value="20165384" calcext:value-type="float">
            <text:p>20165384</text:p>
          </table:table-cell>
        </table:table-row>
        <table:table-row table:style-name="ro1">
          <table:table-cell office:value-type="float" office:value="4513016" calcext:value-type="float">
            <text:p>4513016</text:p>
          </table:table-cell>
          <table:table-cell office:value-type="float" office:value="19539696" calcext:value-type="float">
            <text:p>19539696</text:p>
          </table:table-cell>
          <table:table-cell office:value-type="float" office:value="17033100" calcext:value-type="float">
            <text:p>17033100</text:p>
          </table:table-cell>
          <table:table-cell office:value-type="float" office:value="36515520" calcext:value-type="float">
            <text:p>36515520</text:p>
          </table:table-cell>
          <table:table-cell office:value-type="float" office:value="22986276" calcext:value-type="float">
            <text:p>22986276</text:p>
          </table:table-cell>
          <table:table-cell office:value-type="float" office:value="20165320" calcext:value-type="float">
            <text:p>20165320</text:p>
          </table:table-cell>
        </table:table-row>
        <table:table-row table:style-name="ro1">
          <table:table-cell office:value-type="float" office:value="4517340" calcext:value-type="float">
            <text:p>4517340</text:p>
          </table:table-cell>
          <table:table-cell office:value-type="float" office:value="19539636" calcext:value-type="float">
            <text:p>19539636</text:p>
          </table:table-cell>
          <table:table-cell office:value-type="float" office:value="17033100" calcext:value-type="float">
            <text:p>17033100</text:p>
          </table:table-cell>
          <table:table-cell office:value-type="float" office:value="36515236" calcext:value-type="float">
            <text:p>36515236</text:p>
          </table:table-cell>
          <table:table-cell office:value-type="float" office:value="22986152" calcext:value-type="float">
            <text:p>22986152</text:p>
          </table:table-cell>
          <table:table-cell office:value-type="float" office:value="20165412" calcext:value-type="float">
            <text:p>20165412</text:p>
          </table:table-cell>
        </table:table-row>
        <table:table-row table:style-name="ro1">
          <table:table-cell office:value-type="float" office:value="4521700" calcext:value-type="float">
            <text:p>4521700</text:p>
          </table:table-cell>
          <table:table-cell office:value-type="float" office:value="19539636" calcext:value-type="float">
            <text:p>19539636</text:p>
          </table:table-cell>
          <table:table-cell office:value-type="float" office:value="17033100" calcext:value-type="float">
            <text:p>17033100</text:p>
          </table:table-cell>
          <table:table-cell office:value-type="float" office:value="36514704" calcext:value-type="float">
            <text:p>36514704</text:p>
          </table:table-cell>
          <table:table-cell office:value-type="float" office:value="22986128" calcext:value-type="float">
            <text:p>22986128</text:p>
          </table:table-cell>
          <table:table-cell office:value-type="float" office:value="20166648" calcext:value-type="float">
            <text:p>20166648</text:p>
          </table:table-cell>
        </table:table-row>
        <table:table-row table:style-name="ro1">
          <table:table-cell office:value-type="float" office:value="4519124" calcext:value-type="float">
            <text:p>4519124</text:p>
          </table:table-cell>
          <table:table-cell office:value-type="float" office:value="19539604" calcext:value-type="float">
            <text:p>19539604</text:p>
          </table:table-cell>
          <table:table-cell office:value-type="float" office:value="17033360" calcext:value-type="float">
            <text:p>17033360</text:p>
          </table:table-cell>
          <table:table-cell office:value-type="float" office:value="36514672" calcext:value-type="float">
            <text:p>36514672</text:p>
          </table:table-cell>
          <table:table-cell office:value-type="float" office:value="22986128" calcext:value-type="float">
            <text:p>22986128</text:p>
          </table:table-cell>
          <table:table-cell office:value-type="float" office:value="20166560" calcext:value-type="float">
            <text:p>20166560</text:p>
          </table:table-cell>
        </table:table-row>
        <table:table-row table:style-name="ro1">
          <table:table-cell office:value-type="float" office:value="4514976" calcext:value-type="float">
            <text:p>4514976</text:p>
          </table:table-cell>
          <table:table-cell office:value-type="float" office:value="19539604" calcext:value-type="float">
            <text:p>19539604</text:p>
          </table:table-cell>
          <table:table-cell office:value-type="float" office:value="17033360" calcext:value-type="float">
            <text:p>17033360</text:p>
          </table:table-cell>
          <table:table-cell office:value-type="float" office:value="36514232" calcext:value-type="float">
            <text:p>36514232</text:p>
          </table:table-cell>
          <table:table-cell office:value-type="float" office:value="22986128" calcext:value-type="float">
            <text:p>22986128</text:p>
          </table:table-cell>
          <table:table-cell office:value-type="float" office:value="20166432" calcext:value-type="float">
            <text:p>20166432</text:p>
          </table:table-cell>
        </table:table-row>
        <table:table-row table:style-name="ro1">
          <table:table-cell office:value-type="float" office:value="4517036" calcext:value-type="float">
            <text:p>4517036</text:p>
          </table:table-cell>
          <table:table-cell office:value-type="float" office:value="19539604" calcext:value-type="float">
            <text:p>19539604</text:p>
          </table:table-cell>
          <table:table-cell office:value-type="float" office:value="17033328" calcext:value-type="float">
            <text:p>17033328</text:p>
          </table:table-cell>
          <table:table-cell office:value-type="float" office:value="36514312" calcext:value-type="float">
            <text:p>36514312</text:p>
          </table:table-cell>
          <table:table-cell office:value-type="float" office:value="22985508" calcext:value-type="float">
            <text:p>22985508</text:p>
          </table:table-cell>
          <table:table-cell office:value-type="float" office:value="20166208" calcext:value-type="float">
            <text:p>20166208</text:p>
          </table:table-cell>
        </table:table-row>
        <table:table-row table:style-name="ro1">
          <table:table-cell office:value-type="float" office:value="4519940" calcext:value-type="float">
            <text:p>4519940</text:p>
          </table:table-cell>
          <table:table-cell office:value-type="float" office:value="19538256" calcext:value-type="float">
            <text:p>19538256</text:p>
          </table:table-cell>
          <table:table-cell office:value-type="float" office:value="17033264" calcext:value-type="float">
            <text:p>17033264</text:p>
          </table:table-cell>
          <table:table-cell office:value-type="float" office:value="36514164" calcext:value-type="float">
            <text:p>36514164</text:p>
          </table:table-cell>
          <table:table-cell office:value-type="float" office:value="22985384" calcext:value-type="float">
            <text:p>22985384</text:p>
          </table:table-cell>
          <table:table-cell office:value-type="float" office:value="20166208" calcext:value-type="float">
            <text:p>20166208</text:p>
          </table:table-cell>
        </table:table-row>
        <table:table-row table:style-name="ro1">
          <table:table-cell office:value-type="float" office:value="4497552" calcext:value-type="float">
            <text:p>4497552</text:p>
          </table:table-cell>
          <table:table-cell office:value-type="float" office:value="19538152" calcext:value-type="float">
            <text:p>19538152</text:p>
          </table:table-cell>
          <table:table-cell office:value-type="float" office:value="17033232" calcext:value-type="float">
            <text:p>17033232</text:p>
          </table:table-cell>
          <table:table-cell office:value-type="float" office:value="36513732" calcext:value-type="float">
            <text:p>36513732</text:p>
          </table:table-cell>
          <table:table-cell office:value-type="float" office:value="22985228" calcext:value-type="float">
            <text:p>22985228</text:p>
          </table:table-cell>
          <table:table-cell office:value-type="float" office:value="20165920" calcext:value-type="float">
            <text:p>20165920</text:p>
          </table:table-cell>
        </table:table-row>
        <table:table-row table:style-name="ro1">
          <table:table-cell office:value-type="float" office:value="4505700" calcext:value-type="float">
            <text:p>4505700</text:p>
          </table:table-cell>
          <table:table-cell office:value-type="float" office:value="19538092" calcext:value-type="float">
            <text:p>19538092</text:p>
          </table:table-cell>
          <table:table-cell office:value-type="float" office:value="17033232" calcext:value-type="float">
            <text:p>17033232</text:p>
          </table:table-cell>
          <table:table-cell office:value-type="float" office:value="36513956" calcext:value-type="float">
            <text:p>36513956</text:p>
          </table:table-cell>
          <table:table-cell office:value-type="float" office:value="22985228" calcext:value-type="float">
            <text:p>22985228</text:p>
          </table:table-cell>
          <table:table-cell office:value-type="float" office:value="20165792" calcext:value-type="float">
            <text:p>20165792</text:p>
          </table:table-cell>
        </table:table-row>
        <table:table-row table:style-name="ro1">
          <table:table-cell office:value-type="float" office:value="4508520" calcext:value-type="float">
            <text:p>4508520</text:p>
          </table:table-cell>
          <table:table-cell office:value-type="float" office:value="19538060" calcext:value-type="float">
            <text:p>19538060</text:p>
          </table:table-cell>
          <table:table-cell office:value-type="float" office:value="17033232" calcext:value-type="float">
            <text:p>17033232</text:p>
          </table:table-cell>
          <table:table-cell office:value-type="float" office:value="36513584" calcext:value-type="float">
            <text:p>36513584</text:p>
          </table:table-cell>
          <table:table-cell office:value-type="float" office:value="22985228" calcext:value-type="float">
            <text:p>22985228</text:p>
          </table:table-cell>
          <table:table-cell office:value-type="float" office:value="20165728" calcext:value-type="float">
            <text:p>20165728</text:p>
          </table:table-cell>
        </table:table-row>
        <table:table-row table:style-name="ro1">
          <table:table-cell office:value-type="float" office:value="4517856" calcext:value-type="float">
            <text:p>4517856</text:p>
          </table:table-cell>
          <table:table-cell office:value-type="float" office:value="19538060" calcext:value-type="float">
            <text:p>19538060</text:p>
          </table:table-cell>
          <table:table-cell office:value-type="float" office:value="17034704" calcext:value-type="float">
            <text:p>17034704</text:p>
          </table:table-cell>
          <table:table-cell office:value-type="float" office:value="36513536" calcext:value-type="float">
            <text:p>36513536</text:p>
          </table:table-cell>
          <table:table-cell office:value-type="float" office:value="22985228" calcext:value-type="float">
            <text:p>22985228</text:p>
          </table:table-cell>
          <table:table-cell office:value-type="float" office:value="20165696" calcext:value-type="float">
            <text:p>20165696</text:p>
          </table:table-cell>
        </table:table-row>
        <table:table-row table:style-name="ro1">
          <table:table-cell office:value-type="float" office:value="4509928" calcext:value-type="float">
            <text:p>4509928</text:p>
          </table:table-cell>
          <table:table-cell office:value-type="float" office:value="19538060" calcext:value-type="float">
            <text:p>19538060</text:p>
          </table:table-cell>
          <table:table-cell office:value-type="float" office:value="17034704" calcext:value-type="float">
            <text:p>17034704</text:p>
          </table:table-cell>
          <table:table-cell office:value-type="float" office:value="36513596" calcext:value-type="float">
            <text:p>36513596</text:p>
          </table:table-cell>
          <table:table-cell office:value-type="float" office:value="22985228" calcext:value-type="float">
            <text:p>22985228</text:p>
          </table:table-cell>
          <table:table-cell office:value-type="float" office:value="20165400" calcext:value-type="float">
            <text:p>20165400</text:p>
          </table:table-cell>
        </table:table-row>
        <table:table-row table:style-name="ro1">
          <table:table-cell office:value-type="float" office:value="4511592" calcext:value-type="float">
            <text:p>4511592</text:p>
          </table:table-cell>
          <table:table-cell office:value-type="float" office:value="19538032" calcext:value-type="float">
            <text:p>19538032</text:p>
          </table:table-cell>
          <table:table-cell office:value-type="float" office:value="17034704" calcext:value-type="float">
            <text:p>17034704</text:p>
          </table:table-cell>
          <table:table-cell office:value-type="float" office:value="36514964" calcext:value-type="float">
            <text:p>36514964</text:p>
          </table:table-cell>
          <table:table-cell office:value-type="float" office:value="22985352" calcext:value-type="float">
            <text:p>22985352</text:p>
          </table:table-cell>
          <table:table-cell office:value-type="float" office:value="20165180" calcext:value-type="float">
            <text:p>20165180</text:p>
          </table:table-cell>
        </table:table-row>
        <table:table-row table:style-name="ro1">
          <table:table-cell office:value-type="float" office:value="4517268" calcext:value-type="float">
            <text:p>4517268</text:p>
          </table:table-cell>
          <table:table-cell office:value-type="float" office:value="19537968" calcext:value-type="float">
            <text:p>19537968</text:p>
          </table:table-cell>
          <table:table-cell office:value-type="float" office:value="17034672" calcext:value-type="float">
            <text:p>17034672</text:p>
          </table:table-cell>
          <table:table-cell office:value-type="float" office:value="36513744" calcext:value-type="float">
            <text:p>36513744</text:p>
          </table:table-cell>
          <table:table-cell office:value-type="float" office:value="22985352" calcext:value-type="float">
            <text:p>22985352</text:p>
          </table:table-cell>
          <table:table-cell office:value-type="float" office:value="20165704" calcext:value-type="float">
            <text:p>20165704</text:p>
          </table:table-cell>
        </table:table-row>
        <table:table-row table:style-name="ro1">
          <table:table-cell office:value-type="float" office:value="4519344" calcext:value-type="float">
            <text:p>4519344</text:p>
          </table:table-cell>
          <table:table-cell office:value-type="float" office:value="19537968" calcext:value-type="float">
            <text:p>19537968</text:p>
          </table:table-cell>
          <table:table-cell office:value-type="float" office:value="17034640" calcext:value-type="float">
            <text:p>17034640</text:p>
          </table:table-cell>
          <table:table-cell office:value-type="float" office:value="36512312" calcext:value-type="float">
            <text:p>36512312</text:p>
          </table:table-cell>
          <table:table-cell office:value-type="float" office:value="22984808" calcext:value-type="float">
            <text:p>22984808</text:p>
          </table:table-cell>
          <table:table-cell office:value-type="float" office:value="20166204" calcext:value-type="float">
            <text:p>20166204</text:p>
          </table:table-cell>
        </table:table-row>
        <table:table-row table:style-name="ro1">
          <table:table-cell office:value-type="float" office:value="4538336" calcext:value-type="float">
            <text:p>4538336</text:p>
          </table:table-cell>
          <table:table-cell office:value-type="float" office:value="19537960" calcext:value-type="float">
            <text:p>19537960</text:p>
          </table:table-cell>
          <table:table-cell office:value-type="float" office:value="17034640" calcext:value-type="float">
            <text:p>17034640</text:p>
          </table:table-cell>
          <table:table-cell office:value-type="float" office:value="36512224" calcext:value-type="float">
            <text:p>36512224</text:p>
          </table:table-cell>
          <table:table-cell office:value-type="float" office:value="22984808" calcext:value-type="float">
            <text:p>22984808</text:p>
          </table:table-cell>
          <table:table-cell office:value-type="float" office:value="20165544" calcext:value-type="float">
            <text:p>20165544</text:p>
          </table:table-cell>
        </table:table-row>
        <table:table-row table:style-name="ro1">
          <table:table-cell office:value-type="float" office:value="4523424" calcext:value-type="float">
            <text:p>4523424</text:p>
          </table:table-cell>
          <table:table-cell office:value-type="float" office:value="19537960" calcext:value-type="float">
            <text:p>19537960</text:p>
          </table:table-cell>
          <table:table-cell office:value-type="float" office:value="17034640" calcext:value-type="float">
            <text:p>17034640</text:p>
          </table:table-cell>
          <table:table-cell office:value-type="float" office:value="36511816" calcext:value-type="float">
            <text:p>36511816</text:p>
          </table:table-cell>
          <table:table-cell office:value-type="float" office:value="22984396" calcext:value-type="float">
            <text:p>22984396</text:p>
          </table:table-cell>
          <table:table-cell office:value-type="float" office:value="20165228" calcext:value-type="float">
            <text:p>20165228</text:p>
          </table:table-cell>
        </table:table-row>
        <table:table-row table:style-name="ro1">
          <table:table-cell office:value-type="float" office:value="4529280" calcext:value-type="float">
            <text:p>4529280</text:p>
          </table:table-cell>
          <table:table-cell office:value-type="float" office:value="19537960" calcext:value-type="float">
            <text:p>19537960</text:p>
          </table:table-cell>
          <table:table-cell office:value-type="float" office:value="17033108" calcext:value-type="float">
            <text:p>17033108</text:p>
          </table:table-cell>
          <table:table-cell office:value-type="float" office:value="36512232" calcext:value-type="float">
            <text:p>36512232</text:p>
          </table:table-cell>
          <table:table-cell office:value-type="float" office:value="22984892" calcext:value-type="float">
            <text:p>22984892</text:p>
          </table:table-cell>
          <table:table-cell office:value-type="float" office:value="20164932" calcext:value-type="float">
            <text:p>20164932</text:p>
          </table:table-cell>
        </table:table-row>
        <table:table-row table:style-name="ro1">
          <table:table-cell office:value-type="float" office:value="4526164" calcext:value-type="float">
            <text:p>4526164</text:p>
          </table:table-cell>
          <table:table-cell office:value-type="float" office:value="19537928" calcext:value-type="float">
            <text:p>19537928</text:p>
          </table:table-cell>
          <table:table-cell office:value-type="float" office:value="17033012" calcext:value-type="float">
            <text:p>17033012</text:p>
          </table:table-cell>
          <table:table-cell office:value-type="float" office:value="36511952" calcext:value-type="float">
            <text:p>36511952</text:p>
          </table:table-cell>
          <table:table-cell office:value-type="float" office:value="22984892" calcext:value-type="float">
            <text:p>22984892</text:p>
          </table:table-cell>
          <table:table-cell office:value-type="float" office:value="20164900" calcext:value-type="float">
            <text:p>20164900</text:p>
          </table:table-cell>
        </table:table-row>
        <table:table-row table:style-name="ro1">
          <table:table-cell office:value-type="float" office:value="4518936" calcext:value-type="float">
            <text:p>4518936</text:p>
          </table:table-cell>
          <table:table-cell office:value-type="float" office:value="19537928" calcext:value-type="float">
            <text:p>19537928</text:p>
          </table:table-cell>
          <table:table-cell office:value-type="float" office:value="17032948" calcext:value-type="float">
            <text:p>17032948</text:p>
          </table:table-cell>
          <table:table-cell office:value-type="float" office:value="36511884" calcext:value-type="float">
            <text:p>36511884</text:p>
          </table:table-cell>
          <table:table-cell office:value-type="float" office:value="22984768" calcext:value-type="float">
            <text:p>22984768</text:p>
          </table:table-cell>
          <table:table-cell office:value-type="float" office:value="20164744" calcext:value-type="float">
            <text:p>20164744</text:p>
          </table:table-cell>
        </table:table-row>
        <table:table-row table:style-name="ro1">
          <table:table-cell office:value-type="float" office:value="4531824" calcext:value-type="float">
            <text:p>4531824</text:p>
          </table:table-cell>
          <table:table-cell office:value-type="float" office:value="19536296" calcext:value-type="float">
            <text:p>19536296</text:p>
          </table:table-cell>
          <table:table-cell office:value-type="float" office:value="17032916" calcext:value-type="float">
            <text:p>17032916</text:p>
          </table:table-cell>
          <table:table-cell office:value-type="float" office:value="36512092" calcext:value-type="float">
            <text:p>36512092</text:p>
          </table:table-cell>
          <table:table-cell office:value-type="float" office:value="22984480" calcext:value-type="float">
            <text:p>22984480</text:p>
          </table:table-cell>
          <table:table-cell office:value-type="float" office:value="20164680" calcext:value-type="float">
            <text:p>20164680</text:p>
          </table:table-cell>
        </table:table-row>
        <table:table-row table:style-name="ro1">
          <table:table-cell office:value-type="float" office:value="4517708" calcext:value-type="float">
            <text:p>4517708</text:p>
          </table:table-cell>
          <table:table-cell office:value-type="float" office:value="19536268" calcext:value-type="float">
            <text:p>19536268</text:p>
          </table:table-cell>
          <table:table-cell office:value-type="float" office:value="17032916" calcext:value-type="float">
            <text:p>17032916</text:p>
          </table:table-cell>
          <table:table-cell office:value-type="float" office:value="36512324" calcext:value-type="float">
            <text:p>36512324</text:p>
          </table:table-cell>
          <table:table-cell office:value-type="float" office:value="22984232" calcext:value-type="float">
            <text:p>22984232</text:p>
          </table:table-cell>
          <table:table-cell office:value-type="float" office:value="20164648" calcext:value-type="float">
            <text:p>20164648</text:p>
          </table:table-cell>
        </table:table-row>
        <table:table-row table:style-name="ro1">
          <table:table-cell office:value-type="float" office:value="4503948" calcext:value-type="float">
            <text:p>4503948</text:p>
          </table:table-cell>
          <table:table-cell office:value-type="float" office:value="19536204" calcext:value-type="float">
            <text:p>19536204</text:p>
          </table:table-cell>
          <table:table-cell office:value-type="float" office:value="17033608" calcext:value-type="float">
            <text:p>17033608</text:p>
          </table:table-cell>
          <table:table-cell office:value-type="float" office:value="36512268" calcext:value-type="float">
            <text:p>36512268</text:p>
          </table:table-cell>
          <table:table-cell office:value-type="float" office:value="22984604" calcext:value-type="float">
            <text:p>22984604</text:p>
          </table:table-cell>
          <table:table-cell office:value-type="float" office:value="20164584" calcext:value-type="float">
            <text:p>20164584</text:p>
          </table:table-cell>
        </table:table-row>
        <table:table-row table:style-name="ro1">
          <table:table-cell office:value-type="float" office:value="4524332" calcext:value-type="float">
            <text:p>4524332</text:p>
          </table:table-cell>
          <table:table-cell office:value-type="float" office:value="19536172" calcext:value-type="float">
            <text:p>19536172</text:p>
          </table:table-cell>
          <table:table-cell office:value-type="float" office:value="17034648" calcext:value-type="float">
            <text:p>17034648</text:p>
          </table:table-cell>
          <table:table-cell office:value-type="float" office:value="36512180" calcext:value-type="float">
            <text:p>36512180</text:p>
          </table:table-cell>
          <table:table-cell office:value-type="float" office:value="22984604" calcext:value-type="float">
            <text:p>22984604</text:p>
          </table:table-cell>
          <table:table-cell office:value-type="float" office:value="20165868" calcext:value-type="float">
            <text:p>20165868</text:p>
          </table:table-cell>
        </table:table-row>
        <table:table-row table:style-name="ro1">
          <table:table-cell office:value-type="float" office:value="4513288" calcext:value-type="float">
            <text:p>4513288</text:p>
          </table:table-cell>
          <table:table-cell office:value-type="float" office:value="19536140" calcext:value-type="float">
            <text:p>19536140</text:p>
          </table:table-cell>
          <table:table-cell office:value-type="float" office:value="17034144" calcext:value-type="float">
            <text:p>17034144</text:p>
          </table:table-cell>
          <table:table-cell office:value-type="float" office:value="36512104" calcext:value-type="float">
            <text:p>36512104</text:p>
          </table:table-cell>
          <table:table-cell office:value-type="float" office:value="22984480" calcext:value-type="float">
            <text:p>22984480</text:p>
          </table:table-cell>
          <table:table-cell office:value-type="float" office:value="20165808" calcext:value-type="float">
            <text:p>20165808</text:p>
          </table:table-cell>
        </table:table-row>
        <table:table-row table:style-name="ro1">
          <table:table-cell office:value-type="float" office:value="4510448" calcext:value-type="float">
            <text:p>4510448</text:p>
          </table:table-cell>
          <table:table-cell office:value-type="float" office:value="19536172" calcext:value-type="float">
            <text:p>19536172</text:p>
          </table:table-cell>
          <table:table-cell office:value-type="float" office:value="17034112" calcext:value-type="float">
            <text:p>17034112</text:p>
          </table:table-cell>
          <table:table-cell office:value-type="float" office:value="36513600" calcext:value-type="float">
            <text:p>36513600</text:p>
          </table:table-cell>
          <table:table-cell office:value-type="float" office:value="22984480" calcext:value-type="float">
            <text:p>22984480</text:p>
          </table:table-cell>
          <table:table-cell office:value-type="float" office:value="20165556" calcext:value-type="float">
            <text:p>20165556</text:p>
          </table:table-cell>
        </table:table-row>
        <table:table-row table:style-name="ro1">
          <table:table-cell office:value-type="float" office:value="4529088" calcext:value-type="float">
            <text:p>4529088</text:p>
          </table:table-cell>
          <table:table-cell office:value-type="float" office:value="19536172" calcext:value-type="float">
            <text:p>19536172</text:p>
          </table:table-cell>
          <table:table-cell office:value-type="float" office:value="17034112" calcext:value-type="float">
            <text:p>17034112</text:p>
          </table:table-cell>
          <table:table-cell office:value-type="float" office:value="36513084" calcext:value-type="float">
            <text:p>36513084</text:p>
          </table:table-cell>
          <table:table-cell office:value-type="float" office:value="22984480" calcext:value-type="float">
            <text:p>22984480</text:p>
          </table:table-cell>
          <table:table-cell office:value-type="float" office:value="20165396" calcext:value-type="float">
            <text:p>20165396</text:p>
          </table:table-cell>
        </table:table-row>
        <table:table-row table:style-name="ro1">
          <table:table-cell office:value-type="float" office:value="4508212" calcext:value-type="float">
            <text:p>4508212</text:p>
          </table:table-cell>
          <table:table-cell office:value-type="float" office:value="19536172" calcext:value-type="float">
            <text:p>19536172</text:p>
          </table:table-cell>
          <table:table-cell office:value-type="float" office:value="17034112" calcext:value-type="float">
            <text:p>17034112</text:p>
          </table:table-cell>
          <table:table-cell office:value-type="float" office:value="36514448" calcext:value-type="float">
            <text:p>36514448</text:p>
          </table:table-cell>
          <table:table-cell office:value-type="float" office:value="22984432" calcext:value-type="float">
            <text:p>22984432</text:p>
          </table:table-cell>
          <table:table-cell office:value-type="float" office:value="20166900" calcext:value-type="float">
            <text:p>20166900</text:p>
          </table:table-cell>
        </table:table-row>
        <table:table-row table:style-name="ro1">
          <table:table-cell office:value-type="float" office:value="4529336" calcext:value-type="float">
            <text:p>4529336</text:p>
          </table:table-cell>
          <table:table-cell office:value-type="float" office:value="19537708" calcext:value-type="float">
            <text:p>19537708</text:p>
          </table:table-cell>
          <table:table-cell office:value-type="float" office:value="17034080" calcext:value-type="float">
            <text:p>17034080</text:p>
          </table:table-cell>
          <table:table-cell office:value-type="float" office:value="36514152" calcext:value-type="float">
            <text:p>36514152</text:p>
          </table:table-cell>
          <table:table-cell office:value-type="float" office:value="22984432" calcext:value-type="float">
            <text:p>22984432</text:p>
          </table:table-cell>
          <table:table-cell office:value-type="float" office:value="20166644" calcext:value-type="float">
            <text:p>20166644</text:p>
          </table:table-cell>
        </table:table-row>
        <table:table-row table:style-name="ro1">
          <table:table-cell office:value-type="float" office:value="4523300" calcext:value-type="float">
            <text:p>4523300</text:p>
          </table:table-cell>
          <table:table-cell office:value-type="float" office:value="19537708" calcext:value-type="float">
            <text:p>19537708</text:p>
          </table:table-cell>
          <table:table-cell office:value-type="float" office:value="17034080" calcext:value-type="float">
            <text:p>17034080</text:p>
          </table:table-cell>
          <table:table-cell office:value-type="float" office:value="36513944" calcext:value-type="float">
            <text:p>36513944</text:p>
          </table:table-cell>
          <table:table-cell office:value-type="float" office:value="22984184" calcext:value-type="float">
            <text:p>22984184</text:p>
          </table:table-cell>
          <table:table-cell office:value-type="float" office:value="20166644" calcext:value-type="float">
            <text:p>20166644</text:p>
          </table:table-cell>
        </table:table-row>
        <table:table-row table:style-name="ro1">
          <table:table-cell office:value-type="float" office:value="4521304" calcext:value-type="float">
            <text:p>4521304</text:p>
          </table:table-cell>
          <table:table-cell office:value-type="float" office:value="19537708" calcext:value-type="float">
            <text:p>19537708</text:p>
          </table:table-cell>
          <table:table-cell office:value-type="float" office:value="17033360" calcext:value-type="float">
            <text:p>17033360</text:p>
          </table:table-cell>
          <table:table-cell office:value-type="float" office:value="36515740" calcext:value-type="float">
            <text:p>36515740</text:p>
          </table:table-cell>
          <table:table-cell office:value-type="float" office:value="22984184" calcext:value-type="float">
            <text:p>22984184</text:p>
          </table:table-cell>
          <table:table-cell office:value-type="float" office:value="20166484" calcext:value-type="float">
            <text:p>20166484</text:p>
          </table:table-cell>
        </table:table-row>
        <table:table-row table:style-name="ro1">
          <table:table-cell office:value-type="float" office:value="4514684" calcext:value-type="float">
            <text:p>4514684</text:p>
          </table:table-cell>
          <table:table-cell office:value-type="float" office:value="19537708" calcext:value-type="float">
            <text:p>19537708</text:p>
          </table:table-cell>
          <table:table-cell office:value-type="float" office:value="17033264" calcext:value-type="float">
            <text:p>17033264</text:p>
          </table:table-cell>
          <table:table-cell office:value-type="float" office:value="36515444" calcext:value-type="float">
            <text:p>36515444</text:p>
          </table:table-cell>
          <table:table-cell office:value-type="float" office:value="22983812" calcext:value-type="float">
            <text:p>22983812</text:p>
          </table:table-cell>
          <table:table-cell office:value-type="float" office:value="20166484" calcext:value-type="float">
            <text:p>20166484</text:p>
          </table:table-cell>
        </table:table-row>
        <table:table-row table:style-name="ro1">
          <table:table-cell office:value-type="float" office:value="4530648" calcext:value-type="float">
            <text:p>4530648</text:p>
          </table:table-cell>
          <table:table-cell office:value-type="float" office:value="19537676" calcext:value-type="float">
            <text:p>19537676</text:p>
          </table:table-cell>
          <table:table-cell office:value-type="float" office:value="17033268" calcext:value-type="float">
            <text:p>17033268</text:p>
          </table:table-cell>
          <table:table-cell office:value-type="float" office:value="36515224" calcext:value-type="float">
            <text:p>36515224</text:p>
          </table:table-cell>
          <table:table-cell office:value-type="float" office:value="22983656" calcext:value-type="float">
            <text:p>22983656</text:p>
          </table:table-cell>
          <table:table-cell office:value-type="float" office:value="20166360" calcext:value-type="float">
            <text:p>20166360</text:p>
          </table:table-cell>
        </table:table-row>
        <table:table-row table:style-name="ro1">
          <table:table-cell office:value-type="float" office:value="4520304" calcext:value-type="float">
            <text:p>4520304</text:p>
          </table:table-cell>
          <table:table-cell office:value-type="float" office:value="19536300" calcext:value-type="float">
            <text:p>19536300</text:p>
          </table:table-cell>
          <table:table-cell office:value-type="float" office:value="17033268" calcext:value-type="float">
            <text:p>17033268</text:p>
          </table:table-cell>
          <table:table-cell office:value-type="float" office:value="36515260" calcext:value-type="float">
            <text:p>36515260</text:p>
          </table:table-cell>
          <table:table-cell office:value-type="float" office:value="22983128" calcext:value-type="float">
            <text:p>22983128</text:p>
          </table:table-cell>
          <table:table-cell office:value-type="float" office:value="20166008" calcext:value-type="float">
            <text:p>20166008</text:p>
          </table:table-cell>
        </table:table-row>
        <table:table-row table:style-name="ro1">
          <table:table-cell office:value-type="float" office:value="4514928" calcext:value-type="float">
            <text:p>4514928</text:p>
          </table:table-cell>
          <table:table-cell office:value-type="float" office:value="19537280" calcext:value-type="float">
            <text:p>19537280</text:p>
          </table:table-cell>
          <table:table-cell office:value-type="float" office:value="17033076" calcext:value-type="float">
            <text:p>17033076</text:p>
          </table:table-cell>
          <table:table-cell office:value-type="float" office:value="36515500" calcext:value-type="float">
            <text:p>36515500</text:p>
          </table:table-cell>
          <table:table-cell office:value-type="float" office:value="22982756" calcext:value-type="float">
            <text:p>22982756</text:p>
          </table:table-cell>
          <table:table-cell office:value-type="float" office:value="20165980" calcext:value-type="float">
            <text:p>20165980</text:p>
          </table:table-cell>
        </table:table-row>
        <table:table-row table:style-name="ro1">
          <table:table-cell office:value-type="float" office:value="4516004" calcext:value-type="float">
            <text:p>4516004</text:p>
          </table:table-cell>
          <table:table-cell office:value-type="float" office:value="19536552" calcext:value-type="float">
            <text:p>19536552</text:p>
          </table:table-cell>
          <table:table-cell office:value-type="float" office:value="17033076" calcext:value-type="float">
            <text:p>17033076</text:p>
          </table:table-cell>
          <table:table-cell office:value-type="float" office:value="36515360" calcext:value-type="float">
            <text:p>36515360</text:p>
          </table:table-cell>
          <table:table-cell office:value-type="float" office:value="22982756" calcext:value-type="float">
            <text:p>22982756</text:p>
          </table:table-cell>
          <table:table-cell office:value-type="float" office:value="20165948" calcext:value-type="float">
            <text:p>20165948</text:p>
          </table:table-cell>
        </table:table-row>
        <table:table-row table:style-name="ro1">
          <table:table-cell office:value-type="float" office:value="4506836" calcext:value-type="float">
            <text:p>4506836</text:p>
          </table:table-cell>
          <table:table-cell office:value-type="float" office:value="19536488" calcext:value-type="float">
            <text:p>19536488</text:p>
          </table:table-cell>
          <table:table-cell office:value-type="float" office:value="17033076" calcext:value-type="float">
            <text:p>17033076</text:p>
          </table:table-cell>
          <table:table-cell office:value-type="float" office:value="36515552" calcext:value-type="float">
            <text:p>36515552</text:p>
          </table:table-cell>
          <table:table-cell office:value-type="float" office:value="22982632" calcext:value-type="float">
            <text:p>22982632</text:p>
          </table:table-cell>
          <table:table-cell office:value-type="float" office:value="20165948" calcext:value-type="float">
            <text:p>20165948</text:p>
          </table:table-cell>
        </table:table-row>
        <table:table-row table:style-name="ro1">
          <table:table-cell office:value-type="float" office:value="4528608" calcext:value-type="float">
            <text:p>4528608</text:p>
          </table:table-cell>
          <table:table-cell office:value-type="float" office:value="19536488" calcext:value-type="float">
            <text:p>19536488</text:p>
          </table:table-cell>
          <table:table-cell office:value-type="float" office:value="17034548" calcext:value-type="float">
            <text:p>17034548</text:p>
          </table:table-cell>
          <table:table-cell office:value-type="float" office:value="36515812" calcext:value-type="float">
            <text:p>36515812</text:p>
          </table:table-cell>
          <table:table-cell office:value-type="float" office:value="22982608" calcext:value-type="float">
            <text:p>22982608</text:p>
          </table:table-cell>
          <table:table-cell office:value-type="float" office:value="20165632" calcext:value-type="float">
            <text:p>20165632</text:p>
          </table:table-cell>
        </table:table-row>
        <table:table-row table:style-name="ro1">
          <table:table-cell office:value-type="float" office:value="4521852" calcext:value-type="float">
            <text:p>4521852</text:p>
          </table:table-cell>
          <table:table-cell office:value-type="float" office:value="19536456" calcext:value-type="float">
            <text:p>19536456</text:p>
          </table:table-cell>
          <table:table-cell office:value-type="float" office:value="17034548" calcext:value-type="float">
            <text:p>17034548</text:p>
          </table:table-cell>
          <table:table-cell office:value-type="float" office:value="36517640" calcext:value-type="float">
            <text:p>36517640</text:p>
          </table:table-cell>
          <table:table-cell office:value-type="float" office:value="22982608" calcext:value-type="float">
            <text:p>22982608</text:p>
          </table:table-cell>
          <table:table-cell office:value-type="float" office:value="20167104" calcext:value-type="float">
            <text:p>20167104</text:p>
          </table:table-cell>
        </table:table-row>
        <table:table-row table:style-name="ro1">
          <table:table-cell office:value-type="float" office:value="4522520" calcext:value-type="float">
            <text:p>4522520</text:p>
          </table:table-cell>
          <table:table-cell office:value-type="float" office:value="19536456" calcext:value-type="float">
            <text:p>19536456</text:p>
          </table:table-cell>
          <table:table-cell office:value-type="float" office:value="17036084" calcext:value-type="float">
            <text:p>17036084</text:p>
          </table:table-cell>
          <table:table-cell office:value-type="float" office:value="36518640" calcext:value-type="float">
            <text:p>36518640</text:p>
          </table:table-cell>
          <table:table-cell office:value-type="float" office:value="22982236" calcext:value-type="float">
            <text:p>22982236</text:p>
          </table:table-cell>
          <table:table-cell office:value-type="float" office:value="20166816" calcext:value-type="float">
            <text:p>20166816</text:p>
          </table:table-cell>
        </table:table-row>
        <table:table-row table:style-name="ro1">
          <table:table-cell office:value-type="float" office:value="4508320" calcext:value-type="float">
            <text:p>4508320</text:p>
          </table:table-cell>
          <table:table-cell office:value-type="float" office:value="19536416" calcext:value-type="float">
            <text:p>19536416</text:p>
          </table:table-cell>
          <table:table-cell office:value-type="float" office:value="17036084" calcext:value-type="float">
            <text:p>17036084</text:p>
          </table:table-cell>
          <table:table-cell office:value-type="float" office:value="36517612" calcext:value-type="float">
            <text:p>36517612</text:p>
          </table:table-cell>
          <table:table-cell office:value-type="float" office:value="22985428" calcext:value-type="float">
            <text:p>22985428</text:p>
          </table:table-cell>
          <table:table-cell office:value-type="float" office:value="20166752" calcext:value-type="float">
            <text:p>20166752</text:p>
          </table:table-cell>
        </table:table-row>
        <table:table-row table:style-name="ro1">
          <table:table-cell office:value-type="float" office:value="4515712" calcext:value-type="float">
            <text:p>4515712</text:p>
          </table:table-cell>
          <table:table-cell office:value-type="float" office:value="19536416" calcext:value-type="float">
            <text:p>19536416</text:p>
          </table:table-cell>
          <table:table-cell office:value-type="float" office:value="17036020" calcext:value-type="float">
            <text:p>17036020</text:p>
          </table:table-cell>
          <table:table-cell office:value-type="float" office:value="36518832" calcext:value-type="float">
            <text:p>36518832</text:p>
          </table:table-cell>
          <table:table-cell office:value-type="float" office:value="22985172" calcext:value-type="float">
            <text:p>22985172</text:p>
          </table:table-cell>
          <table:table-cell office:value-type="float" office:value="20166752" calcext:value-type="float">
            <text:p>20166752</text:p>
          </table:table-cell>
        </table:table-row>
        <table:table-row table:style-name="ro1">
          <table:table-cell office:value-type="float" office:value="4509480" calcext:value-type="float">
            <text:p>4509480</text:p>
          </table:table-cell>
          <table:table-cell office:value-type="float" office:value="19536416" calcext:value-type="float">
            <text:p>19536416</text:p>
          </table:table-cell>
          <table:table-cell office:value-type="float" office:value="17036020" calcext:value-type="float">
            <text:p>17036020</text:p>
          </table:table-cell>
          <table:table-cell office:value-type="float" office:value="36518540" calcext:value-type="float">
            <text:p>36518540</text:p>
          </table:table-cell>
          <table:table-cell office:value-type="float" office:value="22985408" calcext:value-type="float">
            <text:p>22985408</text:p>
          </table:table-cell>
          <table:table-cell office:value-type="float" office:value="20166624" calcext:value-type="float">
            <text:p>20166624</text:p>
          </table:table-cell>
        </table:table-row>
        <table:table-row table:style-name="ro1">
          <table:table-cell office:value-type="float" office:value="4506524" calcext:value-type="float">
            <text:p>4506524</text:p>
          </table:table-cell>
          <table:table-cell office:value-type="float" office:value="19536352" calcext:value-type="float">
            <text:p>19536352</text:p>
          </table:table-cell>
          <table:table-cell office:value-type="float" office:value="17036020" calcext:value-type="float">
            <text:p>17036020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5108" calcext:value-type="float">
            <text:p>22985108</text:p>
          </table:table-cell>
          <table:table-cell office:value-type="float" office:value="20166348" calcext:value-type="float">
            <text:p>20166348</text:p>
          </table:table-cell>
        </table:table-row>
        <table:table-row table:style-name="ro1">
          <table:table-cell office:value-type="float" office:value="4500728" calcext:value-type="float">
            <text:p>4500728</text:p>
          </table:table-cell>
          <table:table-cell office:value-type="float" office:value="19536320" calcext:value-type="float">
            <text:p>19536320</text:p>
          </table:table-cell>
          <table:table-cell office:value-type="float" office:value="17034736" calcext:value-type="float">
            <text:p>17034736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5108" calcext:value-type="float">
            <text:p>22985108</text:p>
          </table:table-cell>
          <table:table-cell office:value-type="float" office:value="20166288" calcext:value-type="float">
            <text:p>20166288</text:p>
          </table:table-cell>
        </table:table-row>
        <table:table-row table:style-name="ro1">
          <table:table-cell office:value-type="float" office:value="4499916" calcext:value-type="float">
            <text:p>4499916</text:p>
          </table:table-cell>
          <table:table-cell office:value-type="float" office:value="19536320" calcext:value-type="float">
            <text:p>19536320</text:p>
          </table:table-cell>
          <table:table-cell office:value-type="float" office:value="17034704" calcext:value-type="float">
            <text:p>17034704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5180" calcext:value-type="float">
            <text:p>22985180</text:p>
          </table:table-cell>
          <table:table-cell office:value-type="float" office:value="20166228" calcext:value-type="float">
            <text:p>20166228</text:p>
          </table:table-cell>
        </table:table-row>
        <table:table-row table:style-name="ro1">
          <table:table-cell office:value-type="float" office:value="4512484" calcext:value-type="float">
            <text:p>4512484</text:p>
          </table:table-cell>
          <table:table-cell office:value-type="float" office:value="19536496" calcext:value-type="float">
            <text:p>19536496</text:p>
          </table:table-cell>
          <table:table-cell office:value-type="float" office:value="17034736" calcext:value-type="float">
            <text:p>17034736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5032" calcext:value-type="float">
            <text:p>22985032</text:p>
          </table:table-cell>
          <table:table-cell office:value-type="float" office:value="20165908" calcext:value-type="float">
            <text:p>20165908</text:p>
          </table:table-cell>
        </table:table-row>
        <table:table-row table:style-name="ro1">
          <table:table-cell office:value-type="float" office:value="4513648" calcext:value-type="float">
            <text:p>4513648</text:p>
          </table:table-cell>
          <table:table-cell office:value-type="float" office:value="19536464" calcext:value-type="float">
            <text:p>19536464</text:p>
          </table:table-cell>
          <table:table-cell office:value-type="float" office:value="17034608" calcext:value-type="float">
            <text:p>17034608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4996" calcext:value-type="float">
            <text:p>22984996</text:p>
          </table:table-cell>
          <table:table-cell office:value-type="float" office:value="20165844" calcext:value-type="float">
            <text:p>20165844</text:p>
          </table:table-cell>
        </table:table-row>
        <table:table-row table:style-name="ro1">
          <table:table-cell office:value-type="float" office:value="4524980" calcext:value-type="float">
            <text:p>4524980</text:p>
          </table:table-cell>
          <table:table-cell office:value-type="float" office:value="19537668" calcext:value-type="float">
            <text:p>19537668</text:p>
          </table:table-cell>
          <table:table-cell office:value-type="float" office:value="17035136" calcext:value-type="float">
            <text:p>17035136</text:p>
          </table:table-cell>
          <table:table-cell office:value-type="float" office:value="36518828" calcext:value-type="float">
            <text:p>36518828</text:p>
          </table:table-cell>
          <table:table-cell office:value-type="float" office:value="22984996" calcext:value-type="float">
            <text:p>22984996</text:p>
          </table:table-cell>
          <table:table-cell office:value-type="float" office:value="20165812" calcext:value-type="float">
            <text:p>20165812</text:p>
          </table:table-cell>
        </table:table-row>
        <table:table-row table:style-name="ro1">
          <table:table-cell office:value-type="float" office:value="4509384" calcext:value-type="float">
            <text:p>4509384</text:p>
          </table:table-cell>
          <table:table-cell office:value-type="float" office:value="19537668" calcext:value-type="float">
            <text:p>19537668</text:p>
          </table:table-cell>
          <table:table-cell office:value-type="float" office:value="17035128" calcext:value-type="float">
            <text:p>17035128</text:p>
          </table:table-cell>
          <table:table-cell office:value-type="float" office:value="36517668" calcext:value-type="float">
            <text:p>36517668</text:p>
          </table:table-cell>
          <table:table-cell office:value-type="float" office:value="22984996" calcext:value-type="float">
            <text:p>22984996</text:p>
          </table:table-cell>
          <table:table-cell office:value-type="float" office:value="20165780" calcext:value-type="float">
            <text:p>20165780</text:p>
          </table:table-cell>
        </table:table-row>
        <table:table-row table:style-name="ro1">
          <table:table-cell office:value-type="float" office:value="4514688" calcext:value-type="float">
            <text:p>4514688</text:p>
          </table:table-cell>
          <table:table-cell office:value-type="float" office:value="19537296" calcext:value-type="float">
            <text:p>19537296</text:p>
          </table:table-cell>
          <table:table-cell office:value-type="float" office:value="17034292" calcext:value-type="float">
            <text:p>17034292</text:p>
          </table:table-cell>
          <table:table-cell office:value-type="float" office:value="36517636" calcext:value-type="float">
            <text:p>36517636</text:p>
          </table:table-cell>
          <table:table-cell office:value-type="float" office:value="22984832" calcext:value-type="float">
            <text:p>22984832</text:p>
          </table:table-cell>
          <table:table-cell office:value-type="float" office:value="20165780" calcext:value-type="float">
            <text:p>20165780</text:p>
          </table:table-cell>
        </table:table-row>
        <table:table-row table:style-name="ro1">
          <table:table-cell office:value-type="float" office:value="4514776" calcext:value-type="float">
            <text:p>4514776</text:p>
          </table:table-cell>
          <table:table-cell office:value-type="float" office:value="19537296" calcext:value-type="float">
            <text:p>19537296</text:p>
          </table:table-cell>
          <table:table-cell office:value-type="float" office:value="17034292" calcext:value-type="float">
            <text:p>17034292</text:p>
          </table:table-cell>
          <table:table-cell office:value-type="float" office:value="36517636" calcext:value-type="float">
            <text:p>36517636</text:p>
          </table:table-cell>
          <table:table-cell office:value-type="float" office:value="22984708" calcext:value-type="float">
            <text:p>22984708</text:p>
          </table:table-cell>
          <table:table-cell office:value-type="float" office:value="20166048" calcext:value-type="float">
            <text:p>20166048</text:p>
          </table:table-cell>
        </table:table-row>
        <table:table-row table:style-name="ro1">
          <table:table-cell office:value-type="float" office:value="4505432" calcext:value-type="float">
            <text:p>4505432</text:p>
          </table:table-cell>
          <table:table-cell office:value-type="float" office:value="19538736" calcext:value-type="float">
            <text:p>19538736</text:p>
          </table:table-cell>
          <table:table-cell office:value-type="float" office:value="17034292" calcext:value-type="float">
            <text:p>17034292</text:p>
          </table:table-cell>
          <table:table-cell office:value-type="float" office:value="36517576" calcext:value-type="float">
            <text:p>36517576</text:p>
          </table:table-cell>
          <table:table-cell office:value-type="float" office:value="22984708" calcext:value-type="float">
            <text:p>22984708</text:p>
          </table:table-cell>
          <table:table-cell office:value-type="float" office:value="20165072" calcext:value-type="float">
            <text:p>20165072</text:p>
          </table:table-cell>
        </table:table-row>
        <table:table-row table:style-name="ro1">
          <table:table-cell office:value-type="float" office:value="4512752" calcext:value-type="float">
            <text:p>4512752</text:p>
          </table:table-cell>
          <table:table-cell office:value-type="float" office:value="19538672" calcext:value-type="float">
            <text:p>19538672</text:p>
          </table:table-cell>
          <table:table-cell office:value-type="float" office:value="17034292" calcext:value-type="float">
            <text:p>17034292</text:p>
          </table:table-cell>
          <table:table-cell office:value-type="float" office:value="36517348" calcext:value-type="float">
            <text:p>36517348</text:p>
          </table:table-cell>
          <table:table-cell office:value-type="float" office:value="22984088" calcext:value-type="float">
            <text:p>22984088</text:p>
          </table:table-cell>
          <table:table-cell office:value-type="float" office:value="20165008" calcext:value-type="float">
            <text:p>20165008</text:p>
          </table:table-cell>
        </table:table-row>
        <table:table-row table:style-name="ro1">
          <table:table-cell office:value-type="float" office:value="4507912" calcext:value-type="float">
            <text:p>4507912</text:p>
          </table:table-cell>
          <table:table-cell office:value-type="float" office:value="19538672" calcext:value-type="float">
            <text:p>19538672</text:p>
          </table:table-cell>
          <table:table-cell office:value-type="float" office:value="17034260" calcext:value-type="float">
            <text:p>17034260</text:p>
          </table:table-cell>
          <table:table-cell office:value-type="float" office:value="36517288" calcext:value-type="float">
            <text:p>36517288</text:p>
          </table:table-cell>
          <table:table-cell office:value-type="float" office:value="22983956" calcext:value-type="float">
            <text:p>22983956</text:p>
          </table:table-cell>
          <table:table-cell office:value-type="float" office:value="20164976" calcext:value-type="float">
            <text:p>20164976</text:p>
          </table:table-cell>
        </table:table-row>
        <table:table-row table:style-name="ro1">
          <table:table-cell office:value-type="float" office:value="4506216" calcext:value-type="float">
            <text:p>4506216</text:p>
          </table:table-cell>
          <table:table-cell office:value-type="float" office:value="19538672" calcext:value-type="float">
            <text:p>19538672</text:p>
          </table:table-cell>
          <table:table-cell office:value-type="float" office:value="17034260" calcext:value-type="float">
            <text:p>17034260</text:p>
          </table:table-cell>
          <table:table-cell office:value-type="float" office:value="36517256" calcext:value-type="float">
            <text:p>36517256</text:p>
          </table:table-cell>
          <table:table-cell office:value-type="float" office:value="22983832" calcext:value-type="float">
            <text:p>22983832</text:p>
          </table:table-cell>
          <table:table-cell office:value-type="float" office:value="20164976" calcext:value-type="float">
            <text:p>20164976</text:p>
          </table:table-cell>
        </table:table-row>
        <table:table-row table:style-name="ro1">
          <table:table-cell office:value-type="float" office:value="4509120" calcext:value-type="float">
            <text:p>4509120</text:p>
          </table:table-cell>
          <table:table-cell office:value-type="float" office:value="19538640" calcext:value-type="float">
            <text:p>19538640</text:p>
          </table:table-cell>
          <table:table-cell office:value-type="float" office:value="17034260" calcext:value-type="float">
            <text:p>17034260</text:p>
          </table:table-cell>
          <table:table-cell office:value-type="float" office:value="36517852" calcext:value-type="float">
            <text:p>36517852</text:p>
          </table:table-cell>
          <table:table-cell office:value-type="float" office:value="22983832" calcext:value-type="float">
            <text:p>22983832</text:p>
          </table:table-cell>
          <table:table-cell office:value-type="float" office:value="20164756" calcext:value-type="float">
            <text:p>20164756</text:p>
          </table:table-cell>
        </table:table-row>
        <table:table-row table:style-name="ro1">
          <table:table-cell office:value-type="float" office:value="4513444" calcext:value-type="float">
            <text:p>4513444</text:p>
          </table:table-cell>
          <table:table-cell office:value-type="float" office:value="19538960" calcext:value-type="float">
            <text:p>19538960</text:p>
          </table:table-cell>
          <table:table-cell office:value-type="float" office:value="17033504" calcext:value-type="float">
            <text:p>17033504</text:p>
          </table:table-cell>
          <table:table-cell office:value-type="float" office:value="36517852" calcext:value-type="float">
            <text:p>36517852</text:p>
          </table:table-cell>
          <table:table-cell office:value-type="float" office:value="22983708" calcext:value-type="float">
            <text:p>22983708</text:p>
          </table:table-cell>
          <table:table-cell office:value-type="float" office:value="20164724" calcext:value-type="float">
            <text:p>20164724</text:p>
          </table:table-cell>
        </table:table-row>
        <table:table-row table:style-name="ro1">
          <table:table-cell office:value-type="float" office:value="4508448" calcext:value-type="float">
            <text:p>4508448</text:p>
          </table:table-cell>
          <table:table-cell office:value-type="float" office:value="19538960" calcext:value-type="float">
            <text:p>19538960</text:p>
          </table:table-cell>
          <table:table-cell office:value-type="float" office:value="17033408" calcext:value-type="float">
            <text:p>17033408</text:p>
          </table:table-cell>
          <table:table-cell office:value-type="float" office:value="36517852" calcext:value-type="float">
            <text:p>36517852</text:p>
          </table:table-cell>
          <table:table-cell office:value-type="float" office:value="22983528" calcext:value-type="float">
            <text:p>22983528</text:p>
          </table:table-cell>
          <table:table-cell office:value-type="float" office:value="20166260" calcext:value-type="float">
            <text:p>20166260</text:p>
          </table:table-cell>
        </table:table-row>
        <table:table-row table:style-name="ro1">
          <table:table-cell office:value-type="float" office:value="4508284" calcext:value-type="float">
            <text:p>4508284</text:p>
          </table:table-cell>
          <table:table-cell office:value-type="float" office:value="19538960" calcext:value-type="float">
            <text:p>19538960</text:p>
          </table:table-cell>
          <table:table-cell office:value-type="float" office:value="17033408" calcext:value-type="float">
            <text:p>17033408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3528" calcext:value-type="float">
            <text:p>22983528</text:p>
          </table:table-cell>
          <table:table-cell office:value-type="float" office:value="20165912" calcext:value-type="float">
            <text:p>20165912</text:p>
          </table:table-cell>
        </table:table-row>
        <table:table-row table:style-name="ro1">
          <table:table-cell office:value-type="float" office:value="4514028" calcext:value-type="float">
            <text:p>4514028</text:p>
          </table:table-cell>
          <table:table-cell office:value-type="float" office:value="19536708" calcext:value-type="float">
            <text:p>19536708</text:p>
          </table:table-cell>
          <table:table-cell office:value-type="float" office:value="17033408" calcext:value-type="float">
            <text:p>17033408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3528" calcext:value-type="float">
            <text:p>22983528</text:p>
          </table:table-cell>
          <table:table-cell office:value-type="float" office:value="20165848" calcext:value-type="float">
            <text:p>20165848</text:p>
          </table:table-cell>
        </table:table-row>
        <table:table-row table:style-name="ro1">
          <table:table-cell office:value-type="float" office:value="4503708" calcext:value-type="float">
            <text:p>4503708</text:p>
          </table:table-cell>
          <table:table-cell office:value-type="float" office:value="19536580" calcext:value-type="float">
            <text:p>19536580</text:p>
          </table:table-cell>
          <table:table-cell office:value-type="float" office:value="17033280" calcext:value-type="float">
            <text:p>17033280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3280" calcext:value-type="float">
            <text:p>22983280</text:p>
          </table:table-cell>
          <table:table-cell office:value-type="float" office:value="20165592" calcext:value-type="float">
            <text:p>20165592</text:p>
          </table:table-cell>
        </table:table-row>
        <table:table-row table:style-name="ro1">
          <table:table-cell office:value-type="float" office:value="4520496" calcext:value-type="float">
            <text:p>4520496</text:p>
          </table:table-cell>
          <table:table-cell office:value-type="float" office:value="19536580" calcext:value-type="float">
            <text:p>19536580</text:p>
          </table:table-cell>
          <table:table-cell office:value-type="float" office:value="17033248" calcext:value-type="float">
            <text:p>17033248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3032" calcext:value-type="float">
            <text:p>22983032</text:p>
          </table:table-cell>
          <table:table-cell office:value-type="float" office:value="20165528" calcext:value-type="float">
            <text:p>20165528</text:p>
          </table:table-cell>
        </table:table-row>
        <table:table-row table:style-name="ro1">
          <table:table-cell office:value-type="float" office:value="4518764" calcext:value-type="float">
            <text:p>4518764</text:p>
          </table:table-cell>
          <table:table-cell office:value-type="float" office:value="19536548" calcext:value-type="float">
            <text:p>19536548</text:p>
          </table:table-cell>
          <table:table-cell office:value-type="float" office:value="17033248" calcext:value-type="float">
            <text:p>17033248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2908" calcext:value-type="float">
            <text:p>22982908</text:p>
          </table:table-cell>
          <table:table-cell office:value-type="float" office:value="20165400" calcext:value-type="float">
            <text:p>20165400</text:p>
          </table:table-cell>
        </table:table-row>
        <table:table-row table:style-name="ro1">
          <table:table-cell office:value-type="float" office:value="4510056" calcext:value-type="float">
            <text:p>4510056</text:p>
          </table:table-cell>
          <table:table-cell office:value-type="float" office:value="19536548" calcext:value-type="float">
            <text:p>19536548</text:p>
          </table:table-cell>
          <table:table-cell office:value-type="float" office:value="17033216" calcext:value-type="float">
            <text:p>17033216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2744" calcext:value-type="float">
            <text:p>22982744</text:p>
          </table:table-cell>
          <table:table-cell office:value-type="float" office:value="20165368" calcext:value-type="float">
            <text:p>20165368</text:p>
          </table:table-cell>
        </table:table-row>
        <table:table-row table:style-name="ro1">
          <table:table-cell office:value-type="float" office:value="4527372" calcext:value-type="float">
            <text:p>4527372</text:p>
          </table:table-cell>
          <table:table-cell office:value-type="float" office:value="19536548" calcext:value-type="float">
            <text:p>19536548</text:p>
          </table:table-cell>
          <table:table-cell office:value-type="float" office:value="17033184" calcext:value-type="float">
            <text:p>17033184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2372" calcext:value-type="float">
            <text:p>22982372</text:p>
          </table:table-cell>
          <table:table-cell office:value-type="float" office:value="20165208" calcext:value-type="float">
            <text:p>20165208</text:p>
          </table:table-cell>
        </table:table-row>
        <table:table-row table:style-name="ro1">
          <table:table-cell office:value-type="float" office:value="4522404" calcext:value-type="float">
            <text:p>4522404</text:p>
          </table:table-cell>
          <table:table-cell office:value-type="float" office:value="19536516" calcext:value-type="float">
            <text:p>19536516</text:p>
          </table:table-cell>
          <table:table-cell office:value-type="float" office:value="17033152" calcext:value-type="float">
            <text:p>17033152</text:p>
          </table:table-cell>
          <table:table-cell office:value-type="float" office:value="36517824" calcext:value-type="float">
            <text:p>36517824</text:p>
          </table:table-cell>
          <table:table-cell office:value-type="float" office:value="22982372" calcext:value-type="float">
            <text:p>22982372</text:p>
          </table:table-cell>
          <table:table-cell office:value-type="float" office:value="20165112" calcext:value-type="float">
            <text:p>20165112</text:p>
          </table:table-cell>
        </table:table-row>
        <table:table-row table:style-name="ro1">
          <table:table-cell office:value-type="float" office:value="4511680" calcext:value-type="float">
            <text:p>4511680</text:p>
          </table:table-cell>
          <table:table-cell office:value-type="float" office:value="19536516" calcext:value-type="float">
            <text:p>19536516</text:p>
          </table:table-cell>
          <table:table-cell office:value-type="float" office:value="17033124" calcext:value-type="float">
            <text:p>17033124</text:p>
          </table:table-cell>
          <table:table-cell office:value-type="float" office:value="36516384" calcext:value-type="float">
            <text:p>36516384</text:p>
          </table:table-cell>
          <table:table-cell office:value-type="float" office:value="22982372" calcext:value-type="float">
            <text:p>22982372</text:p>
          </table:table-cell>
          <table:table-cell office:value-type="float" office:value="20164984" calcext:value-type="float">
            <text:p>20164984</text:p>
          </table:table-cell>
        </table:table-row>
        <table:table-row table:style-name="ro1">
          <table:table-cell office:value-type="float" office:value="4516792" calcext:value-type="float">
            <text:p>4516792</text:p>
          </table:table-cell>
          <table:table-cell office:value-type="float" office:value="19536516" calcext:value-type="float">
            <text:p>19536516</text:p>
          </table:table-cell>
          <table:table-cell office:value-type="float" office:value="17033156" calcext:value-type="float">
            <text:p>17033156</text:p>
          </table:table-cell>
          <table:table-cell office:value-type="float" office:value="36516236" calcext:value-type="float">
            <text:p>36516236</text:p>
          </table:table-cell>
          <table:table-cell office:value-type="float" office:value="22981876" calcext:value-type="float">
            <text:p>22981876</text:p>
          </table:table-cell>
          <table:table-cell office:value-type="float" office:value="20164856" calcext:value-type="float">
            <text:p>20164856</text:p>
          </table:table-cell>
        </table:table-row>
        <table:table-row table:style-name="ro1">
          <table:table-cell office:value-type="float" office:value="4514604" calcext:value-type="float">
            <text:p>4514604</text:p>
          </table:table-cell>
          <table:table-cell office:value-type="float" office:value="19537160" calcext:value-type="float">
            <text:p>19537160</text:p>
          </table:table-cell>
          <table:table-cell office:value-type="float" office:value="17033156" calcext:value-type="float">
            <text:p>17033156</text:p>
          </table:table-cell>
          <table:table-cell office:value-type="float" office:value="36516172" calcext:value-type="float">
            <text:p>36516172</text:p>
          </table:table-cell>
          <table:table-cell office:value-type="float" office:value="22981752" calcext:value-type="float">
            <text:p>22981752</text:p>
          </table:table-cell>
          <table:table-cell office:value-type="float" office:value="20164668" calcext:value-type="float">
            <text:p>20164668</text:p>
          </table:table-cell>
        </table:table-row>
        <table:table-row table:style-name="ro1">
          <table:table-cell office:value-type="float" office:value="4532428" calcext:value-type="float">
            <text:p>4532428</text:p>
          </table:table-cell>
          <table:table-cell office:value-type="float" office:value="19537012" calcext:value-type="float">
            <text:p>19537012</text:p>
          </table:table-cell>
          <table:table-cell office:value-type="float" office:value="17033156" calcext:value-type="float">
            <text:p>17033156</text:p>
          </table:table-cell>
          <table:table-cell office:value-type="float" office:value="36516172" calcext:value-type="float">
            <text:p>36516172</text:p>
          </table:table-cell>
          <table:table-cell office:value-type="float" office:value="22981472" calcext:value-type="float">
            <text:p>22981472</text:p>
          </table:table-cell>
          <table:table-cell office:value-type="float" office:value="20164604" calcext:value-type="float">
            <text:p>20164604</text:p>
          </table:table-cell>
        </table:table-row>
        <table:table-row table:style-name="ro1">
          <table:table-cell office:value-type="float" office:value="4519268" calcext:value-type="float">
            <text:p>4519268</text:p>
          </table:table-cell>
          <table:table-cell office:value-type="float" office:value="19537012" calcext:value-type="float">
            <text:p>19537012</text:p>
          </table:table-cell>
          <table:table-cell office:value-type="float" office:value="17031908" calcext:value-type="float">
            <text:p>17031908</text:p>
          </table:table-cell>
          <table:table-cell office:value-type="float" office:value="36516172" calcext:value-type="float">
            <text:p>36516172</text:p>
          </table:table-cell>
          <table:table-cell office:value-type="float" office:value="22983456" calcext:value-type="float">
            <text:p>22983456</text:p>
          </table:table-cell>
          <table:table-cell office:value-type="float" office:value="20164540" calcext:value-type="float">
            <text:p>20164540</text:p>
          </table:table-cell>
        </table:table-row>
        <table:table-row table:style-name="ro1">
          <table:table-cell office:value-type="float" office:value="4517372" calcext:value-type="float">
            <text:p>4517372</text:p>
          </table:table-cell>
          <table:table-cell office:value-type="float" office:value="19537012" calcext:value-type="float">
            <text:p>19537012</text:p>
          </table:table-cell>
          <table:table-cell office:value-type="float" office:value="17031816" calcext:value-type="float">
            <text:p>17031816</text:p>
          </table:table-cell>
          <table:table-cell office:value-type="float" office:value="36516172" calcext:value-type="float">
            <text:p>36516172</text:p>
          </table:table-cell>
          <table:table-cell office:value-type="float" office:value="22983316" calcext:value-type="float">
            <text:p>22983316</text:p>
          </table:table-cell>
          <table:table-cell office:value-type="float" office:value="20164356" calcext:value-type="float">
            <text:p>20164356</text:p>
          </table:table-cell>
        </table:table-row>
        <table:table-row table:style-name="ro1">
          <table:table-cell office:value-type="float" office:value="4519420" calcext:value-type="float">
            <text:p>4519420</text:p>
          </table:table-cell>
          <table:table-cell office:value-type="float" office:value="19536512" calcext:value-type="float">
            <text:p>19536512</text:p>
          </table:table-cell>
          <table:table-cell office:value-type="float" office:value="17033352" calcext:value-type="float">
            <text:p>17033352</text:p>
          </table:table-cell>
          <table:table-cell office:value-type="float" office:value="36516172" calcext:value-type="float">
            <text:p>36516172</text:p>
          </table:table-cell>
          <table:table-cell office:value-type="float" office:value="22985796" calcext:value-type="float">
            <text:p>22985796</text:p>
          </table:table-cell>
          <table:table-cell office:value-type="float" office:value="20164148" calcext:value-type="float">
            <text:p>20164148</text:p>
          </table:table-cell>
        </table:table-row>
        <table:table-row table:style-name="ro1">
          <table:table-cell office:value-type="float" office:value="4519800" calcext:value-type="float">
            <text:p>4519800</text:p>
          </table:table-cell>
          <table:table-cell office:value-type="float" office:value="19536416" calcext:value-type="float">
            <text:p>19536416</text:p>
          </table:table-cell>
          <table:table-cell office:value-type="float" office:value="17033288" calcext:value-type="float">
            <text:p>17033288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5904" calcext:value-type="float">
            <text:p>22985904</text:p>
          </table:table-cell>
          <table:table-cell office:value-type="float" office:value="20165652" calcext:value-type="float">
            <text:p>20165652</text:p>
          </table:table-cell>
        </table:table-row>
        <table:table-row table:style-name="ro1">
          <table:table-cell office:value-type="float" office:value="4525012" calcext:value-type="float">
            <text:p>4525012</text:p>
          </table:table-cell>
          <table:table-cell office:value-type="float" office:value="19536388" calcext:value-type="float">
            <text:p>19536388</text:p>
          </table:table-cell>
          <table:table-cell office:value-type="float" office:value="17033288" calcext:value-type="float">
            <text:p>17033288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5780" calcext:value-type="float">
            <text:p>22985780</text:p>
          </table:table-cell>
          <table:table-cell office:value-type="float" office:value="20165588" calcext:value-type="float">
            <text:p>20165588</text:p>
          </table:table-cell>
        </table:table-row>
        <table:table-row table:style-name="ro1">
          <table:table-cell office:value-type="float" office:value="4526132" calcext:value-type="float">
            <text:p>4526132</text:p>
          </table:table-cell>
          <table:table-cell office:value-type="float" office:value="19536356" calcext:value-type="float">
            <text:p>19536356</text:p>
          </table:table-cell>
          <table:table-cell office:value-type="float" office:value="17033288" calcext:value-type="float">
            <text:p>17033288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5756" calcext:value-type="float">
            <text:p>22985756</text:p>
          </table:table-cell>
          <table:table-cell office:value-type="float" office:value="20165524" calcext:value-type="float">
            <text:p>20165524</text:p>
          </table:table-cell>
        </table:table-row>
        <table:table-row table:style-name="ro1">
          <table:table-cell office:value-type="float" office:value="4555148" calcext:value-type="float">
            <text:p>4555148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3288" calcext:value-type="float">
            <text:p>17033288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5756" calcext:value-type="float">
            <text:p>22985756</text:p>
          </table:table-cell>
          <table:table-cell office:value-type="float" office:value="20165364" calcext:value-type="float">
            <text:p>20165364</text:p>
          </table:table-cell>
        </table:table-row>
        <table:table-row table:style-name="ro1">
          <table:table-cell office:value-type="float" office:value="4505648" calcext:value-type="float">
            <text:p>4505648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760" calcext:value-type="float">
            <text:p>17034760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7616" calcext:value-type="float">
            <text:p>22987616</text:p>
          </table:table-cell>
          <table:table-cell office:value-type="float" office:value="20165204" calcext:value-type="float">
            <text:p>20165204</text:p>
          </table:table-cell>
        </table:table-row>
        <table:table-row table:style-name="ro1">
          <table:table-cell office:value-type="float" office:value="4512480" calcext:value-type="float">
            <text:p>4512480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760" calcext:value-type="float">
            <text:p>17034760</text:p>
          </table:table-cell>
          <table:table-cell office:value-type="float" office:value="36516204" calcext:value-type="float">
            <text:p>36516204</text:p>
          </table:table-cell>
          <table:table-cell office:value-type="float" office:value="22987616" calcext:value-type="float">
            <text:p>22987616</text:p>
          </table:table-cell>
          <table:table-cell office:value-type="float" office:value="20165140" calcext:value-type="float">
            <text:p>20165140</text:p>
          </table:table-cell>
        </table:table-row>
        <table:table-row table:style-name="ro1">
          <table:table-cell office:value-type="float" office:value="4533920" calcext:value-type="float">
            <text:p>4533920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760" calcext:value-type="float">
            <text:p>17034760</text:p>
          </table:table-cell>
          <table:table-cell office:value-type="float" office:value="36514928" calcext:value-type="float">
            <text:p>36514928</text:p>
          </table:table-cell>
          <table:table-cell office:value-type="float" office:value="22987616" calcext:value-type="float">
            <text:p>22987616</text:p>
          </table:table-cell>
          <table:table-cell office:value-type="float" office:value="20164948" calcext:value-type="float">
            <text:p>20164948</text:p>
          </table:table-cell>
        </table:table-row>
        <table:table-row table:style-name="ro1">
          <table:table-cell office:value-type="float" office:value="4503920" calcext:value-type="float">
            <text:p>4503920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696" calcext:value-type="float">
            <text:p>17034696</text:p>
          </table:table-cell>
          <table:table-cell office:value-type="float" office:value="36514808" calcext:value-type="float">
            <text:p>36514808</text:p>
          </table:table-cell>
          <table:table-cell office:value-type="float" office:value="22987152" calcext:value-type="float">
            <text:p>22987152</text:p>
          </table:table-cell>
          <table:table-cell office:value-type="float" office:value="20164884" calcext:value-type="float">
            <text:p>20164884</text:p>
          </table:table-cell>
        </table:table-row>
        <table:table-row table:style-name="ro1">
          <table:table-cell office:value-type="float" office:value="4515168" calcext:value-type="float">
            <text:p>4515168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696" calcext:value-type="float">
            <text:p>17034696</text:p>
          </table:table-cell>
          <table:table-cell office:value-type="float" office:value="36514776" calcext:value-type="float">
            <text:p>36514776</text:p>
          </table:table-cell>
          <table:table-cell office:value-type="float" office:value="22987028" calcext:value-type="float">
            <text:p>22987028</text:p>
          </table:table-cell>
          <table:table-cell office:value-type="float" office:value="20164788" calcext:value-type="float">
            <text:p>20164788</text:p>
          </table:table-cell>
        </table:table-row>
        <table:table-row table:style-name="ro1">
          <table:table-cell office:value-type="float" office:value="4516256" calcext:value-type="float">
            <text:p>4516256</text:p>
          </table:table-cell>
          <table:table-cell office:value-type="float" office:value="19537860" calcext:value-type="float">
            <text:p>19537860</text:p>
          </table:table-cell>
          <table:table-cell office:value-type="float" office:value="17034696" calcext:value-type="float">
            <text:p>17034696</text:p>
          </table:table-cell>
          <table:table-cell office:value-type="float" office:value="36514776" calcext:value-type="float">
            <text:p>36514776</text:p>
          </table:table-cell>
          <table:table-cell office:value-type="float" office:value="22986980" calcext:value-type="float">
            <text:p>22986980</text:p>
          </table:table-cell>
          <table:table-cell office:value-type="float" office:value="20164536" calcext:value-type="float">
            <text:p>20164536</text:p>
          </table:table-cell>
        </table:table-row>
        <table:table-row table:style-name="ro1">
          <table:table-cell office:value-type="float" office:value="4515180" calcext:value-type="float">
            <text:p>4515180</text:p>
          </table:table-cell>
          <table:table-cell office:value-type="float" office:value="19539364" calcext:value-type="float">
            <text:p>19539364</text:p>
          </table:table-cell>
          <table:table-cell office:value-type="float" office:value="17033236" calcext:value-type="float">
            <text:p>17033236</text:p>
          </table:table-cell>
          <table:table-cell office:value-type="float" office:value="36514744" calcext:value-type="float">
            <text:p>36514744</text:p>
          </table:table-cell>
          <table:table-cell office:value-type="float" office:value="22986856" calcext:value-type="float">
            <text:p>22986856</text:p>
          </table:table-cell>
          <table:table-cell office:value-type="float" office:value="20164472" calcext:value-type="float">
            <text:p>20164472</text:p>
          </table:table-cell>
        </table:table-row>
        <table:table-row table:style-name="ro1">
          <table:table-cell office:value-type="float" office:value="4509844" calcext:value-type="float">
            <text:p>4509844</text:p>
          </table:table-cell>
          <table:table-cell office:value-type="float" office:value="19542436" calcext:value-type="float">
            <text:p>19542436</text:p>
          </table:table-cell>
          <table:table-cell office:value-type="float" office:value="17033204" calcext:value-type="float">
            <text:p>17033204</text:p>
          </table:table-cell>
          <table:table-cell office:value-type="float" office:value="36514744" calcext:value-type="float">
            <text:p>36514744</text:p>
          </table:table-cell>
          <table:table-cell office:value-type="float" office:value="22986856" calcext:value-type="float">
            <text:p>22986856</text:p>
          </table:table-cell>
          <table:table-cell office:value-type="float" office:value="20164248" calcext:value-type="float">
            <text:p>20164248</text:p>
          </table:table-cell>
        </table:table-row>
        <table:table-row table:style-name="ro1">
          <table:table-cell office:value-type="float" office:value="4509380" calcext:value-type="float">
            <text:p>4509380</text:p>
          </table:table-cell>
          <table:table-cell office:value-type="float" office:value="19542436" calcext:value-type="float">
            <text:p>19542436</text:p>
          </table:table-cell>
          <table:table-cell office:value-type="float" office:value="17033204" calcext:value-type="float">
            <text:p>17033204</text:p>
          </table:table-cell>
          <table:table-cell office:value-type="float" office:value="36514744" calcext:value-type="float">
            <text:p>36514744</text:p>
          </table:table-cell>
          <table:table-cell office:value-type="float" office:value="22986928" calcext:value-type="float">
            <text:p>22986928</text:p>
          </table:table-cell>
          <table:table-cell office:value-type="float" office:value="20164248" calcext:value-type="float">
            <text:p>20164248</text:p>
          </table:table-cell>
        </table:table-row>
        <table:table-row table:style-name="ro1">
          <table:table-cell office:value-type="float" office:value="4518836" calcext:value-type="float">
            <text:p>4518836</text:p>
          </table:table-cell>
          <table:table-cell office:value-type="float" office:value="19541160" calcext:value-type="float">
            <text:p>19541160</text:p>
          </table:table-cell>
          <table:table-cell office:value-type="float" office:value="17033204" calcext:value-type="float">
            <text:p>17033204</text:p>
          </table:table-cell>
          <table:table-cell office:value-type="float" office:value="36514744" calcext:value-type="float">
            <text:p>36514744</text:p>
          </table:table-cell>
          <table:table-cell office:value-type="float" office:value="22986928" calcext:value-type="float">
            <text:p>22986928</text:p>
          </table:table-cell>
          <table:table-cell office:value-type="float" office:value="20163992" calcext:value-type="float">
            <text:p>20163992</text:p>
          </table:table-cell>
        </table:table-row>
        <table:table-row table:style-name="ro1">
          <table:table-cell office:value-type="float" office:value="4518968" calcext:value-type="float">
            <text:p>4518968</text:p>
          </table:table-cell>
          <table:table-cell office:value-type="float" office:value="19541096" calcext:value-type="float">
            <text:p>19541096</text:p>
          </table:table-cell>
          <table:table-cell office:value-type="float" office:value="17034644" calcext:value-type="float">
            <text:p>17034644</text:p>
          </table:table-cell>
          <table:table-cell office:value-type="float" office:value="36514744" calcext:value-type="float">
            <text:p>36514744</text:p>
          </table:table-cell>
          <table:table-cell office:value-type="float" office:value="22986680" calcext:value-type="float">
            <text:p>22986680</text:p>
          </table:table-cell>
          <table:table-cell office:value-type="float" office:value="20163800" calcext:value-type="float">
            <text:p>20163800</text:p>
          </table:table-cell>
        </table:table-row>
        <table:table-row table:style-name="ro1">
          <table:table-cell office:value-type="float" office:value="4515420" calcext:value-type="float">
            <text:p>4515420</text:p>
          </table:table-cell>
          <table:table-cell office:value-type="float" office:value="19541032" calcext:value-type="float">
            <text:p>19541032</text:p>
          </table:table-cell>
          <table:table-cell office:value-type="float" office:value="17034644" calcext:value-type="float">
            <text:p>17034644</text:p>
          </table:table-cell>
          <table:table-cell office:value-type="float" office:value="36514712" calcext:value-type="float">
            <text:p>36514712</text:p>
          </table:table-cell>
          <table:table-cell office:value-type="float" office:value="22986680" calcext:value-type="float">
            <text:p>22986680</text:p>
          </table:table-cell>
          <table:table-cell office:value-type="float" office:value="20163736" calcext:value-type="float">
            <text:p>20163736</text:p>
          </table:table-cell>
        </table:table-row>
        <table:table-row table:style-name="ro1">
          <table:table-cell office:value-type="float" office:value="4514160" calcext:value-type="float">
            <text:p>4514160</text:p>
          </table:table-cell>
          <table:table-cell office:value-type="float" office:value="19542536" calcext:value-type="float">
            <text:p>19542536</text:p>
          </table:table-cell>
          <table:table-cell office:value-type="float" office:value="17037716" calcext:value-type="float">
            <text:p>17037716</text:p>
          </table:table-cell>
          <table:table-cell office:value-type="float" office:value="36514712" calcext:value-type="float">
            <text:p>36514712</text:p>
          </table:table-cell>
          <table:table-cell office:value-type="float" office:value="22986548" calcext:value-type="float">
            <text:p>22986548</text:p>
          </table:table-cell>
          <table:table-cell office:value-type="float" office:value="20163672" calcext:value-type="float">
            <text:p>20163672</text:p>
          </table:table-cell>
        </table:table-row>
        <table:table-row table:style-name="ro1">
          <table:table-cell office:value-type="float" office:value="4516268" calcext:value-type="float">
            <text:p>4516268</text:p>
          </table:table-cell>
          <table:table-cell office:value-type="float" office:value="19542536" calcext:value-type="float">
            <text:p>19542536</text:p>
          </table:table-cell>
          <table:table-cell office:value-type="float" office:value="17037716" calcext:value-type="float">
            <text:p>17037716</text:p>
          </table:table-cell>
          <table:table-cell office:value-type="float" office:value="36513760" calcext:value-type="float">
            <text:p>36513760</text:p>
          </table:table-cell>
          <table:table-cell office:value-type="float" office:value="22986548" calcext:value-type="float">
            <text:p>22986548</text:p>
          </table:table-cell>
          <table:table-cell office:value-type="float" office:value="20164928" calcext:value-type="float">
            <text:p>20164928</text:p>
          </table:table-cell>
        </table:table-row>
        <table:table-row table:style-name="ro1">
          <table:table-cell office:value-type="float" office:value="4526468" calcext:value-type="float">
            <text:p>4526468</text:p>
          </table:table-cell>
          <table:table-cell office:value-type="float" office:value="19542536" calcext:value-type="float">
            <text:p>19542536</text:p>
          </table:table-cell>
          <table:table-cell office:value-type="float" office:value="17037716" calcext:value-type="float">
            <text:p>17037716</text:p>
          </table:table-cell>
          <table:table-cell office:value-type="float" office:value="36513760" calcext:value-type="float">
            <text:p>36513760</text:p>
          </table:table-cell>
          <table:table-cell office:value-type="float" office:value="22988492" calcext:value-type="float">
            <text:p>22988492</text:p>
          </table:table-cell>
          <table:table-cell office:value-type="float" office:value="20164800" calcext:value-type="float">
            <text:p>20164800</text:p>
          </table:table-cell>
        </table:table-row>
        <table:table-row table:style-name="ro1">
          <table:table-cell office:value-type="float" office:value="4502008" calcext:value-type="float">
            <text:p>4502008</text:p>
          </table:table-cell>
          <table:table-cell office:value-type="float" office:value="19542536" calcext:value-type="float">
            <text:p>19542536</text:p>
          </table:table-cell>
          <table:table-cell office:value-type="float" office:value="17037716" calcext:value-type="float">
            <text:p>17037716</text:p>
          </table:table-cell>
          <table:table-cell office:value-type="float" office:value="36513728" calcext:value-type="float">
            <text:p>36513728</text:p>
          </table:table-cell>
          <table:table-cell office:value-type="float" office:value="22988368" calcext:value-type="float">
            <text:p>22988368</text:p>
          </table:table-cell>
          <table:table-cell office:value-type="float" office:value="20166424" calcext:value-type="float">
            <text:p>20166424</text:p>
          </table:table-cell>
        </table:table-row>
        <table:table-row table:style-name="ro1">
          <table:table-cell office:value-type="float" office:value="4507868" calcext:value-type="float">
            <text:p>4507868</text:p>
          </table:table-cell>
          <table:table-cell office:value-type="float" office:value="19542504" calcext:value-type="float">
            <text:p>19542504</text:p>
          </table:table-cell>
          <table:table-cell office:value-type="float" office:value="17036564" calcext:value-type="float">
            <text:p>17036564</text:p>
          </table:table-cell>
          <table:table-cell office:value-type="float" office:value="36513356" calcext:value-type="float">
            <text:p>36513356</text:p>
          </table:table-cell>
          <table:table-cell office:value-type="float" office:value="22988120" calcext:value-type="float">
            <text:p>22988120</text:p>
          </table:table-cell>
          <table:table-cell office:value-type="float" office:value="20165704" calcext:value-type="float">
            <text:p>20165704</text:p>
          </table:table-cell>
        </table:table-row>
        <table:table-row table:style-name="ro1">
          <table:table-cell office:value-type="float" office:value="4506040" calcext:value-type="float">
            <text:p>4506040</text:p>
          </table:table-cell>
          <table:table-cell office:value-type="float" office:value="19542504" calcext:value-type="float">
            <text:p>19542504</text:p>
          </table:table-cell>
          <table:table-cell office:value-type="float" office:value="17036564" calcext:value-type="float">
            <text:p>17036564</text:p>
          </table:table-cell>
          <table:table-cell office:value-type="float" office:value="36513832" calcext:value-type="float">
            <text:p>36513832</text:p>
          </table:table-cell>
          <table:table-cell office:value-type="float" office:value="22987872" calcext:value-type="float">
            <text:p>22987872</text:p>
          </table:table-cell>
          <table:table-cell office:value-type="float" office:value="20164828" calcext:value-type="float">
            <text:p>20164828</text:p>
          </table:table-cell>
        </table:table-row>
        <table:table-row table:style-name="ro1">
          <table:table-cell office:value-type="float" office:value="4510948" calcext:value-type="float">
            <text:p>4510948</text:p>
          </table:table-cell>
          <table:table-cell office:value-type="float" office:value="19543528" calcext:value-type="float">
            <text:p>19543528</text:p>
          </table:table-cell>
          <table:table-cell office:value-type="float" office:value="17037556" calcext:value-type="float">
            <text:p>17037556</text:p>
          </table:table-cell>
          <table:table-cell office:value-type="float" office:value="36513844" calcext:value-type="float">
            <text:p>36513844</text:p>
          </table:table-cell>
          <table:table-cell office:value-type="float" office:value="22988616" calcext:value-type="float">
            <text:p>22988616</text:p>
          </table:table-cell>
          <table:table-cell office:value-type="float" office:value="20164536" calcext:value-type="float">
            <text:p>20164536</text:p>
          </table:table-cell>
        </table:table-row>
        <table:table-row table:style-name="ro1">
          <table:table-cell office:value-type="float" office:value="4513408" calcext:value-type="float">
            <text:p>4513408</text:p>
          </table:table-cell>
          <table:table-cell office:value-type="float" office:value="19543496" calcext:value-type="float">
            <text:p>19543496</text:p>
          </table:table-cell>
          <table:table-cell office:value-type="float" office:value="17037556" calcext:value-type="float">
            <text:p>17037556</text:p>
          </table:table-cell>
          <table:table-cell office:value-type="float" office:value="36513540" calcext:value-type="float">
            <text:p>36513540</text:p>
          </table:table-cell>
          <table:table-cell office:value-type="float" office:value="22988616" calcext:value-type="float">
            <text:p>22988616</text:p>
          </table:table-cell>
          <table:table-cell office:value-type="float" office:value="20164308" calcext:value-type="float">
            <text:p>20164308</text:p>
          </table:table-cell>
        </table:table-row>
        <table:table-row table:style-name="ro1">
          <table:table-cell office:value-type="float" office:value="4517996" calcext:value-type="float">
            <text:p>4517996</text:p>
          </table:table-cell>
          <table:table-cell office:value-type="float" office:value="19543496" calcext:value-type="float">
            <text:p>19543496</text:p>
          </table:table-cell>
          <table:table-cell office:value-type="float" office:value="17037720" calcext:value-type="float">
            <text:p>17037720</text:p>
          </table:table-cell>
          <table:table-cell office:value-type="float" office:value="36513408" calcext:value-type="float">
            <text:p>36513408</text:p>
          </table:table-cell>
          <table:table-cell office:value-type="float" office:value="22988448" calcext:value-type="float">
            <text:p>22988448</text:p>
          </table:table-cell>
          <table:table-cell office:value-type="float" office:value="20164180" calcext:value-type="float">
            <text:p>20164180</text:p>
          </table:table-cell>
        </table:table-row>
        <table:table-row table:style-name="ro1">
          <table:table-cell office:value-type="float" office:value="4503548" calcext:value-type="float">
            <text:p>4503548</text:p>
          </table:table-cell>
          <table:table-cell office:value-type="float" office:value="19543496" calcext:value-type="float">
            <text:p>19543496</text:p>
          </table:table-cell>
          <table:table-cell office:value-type="float" office:value="17037688" calcext:value-type="float">
            <text:p>17037688</text:p>
          </table:table-cell>
          <table:table-cell office:value-type="float" office:value="36515052" calcext:value-type="float">
            <text:p>36515052</text:p>
          </table:table-cell>
          <table:table-cell office:value-type="float" office:value="22988448" calcext:value-type="float">
            <text:p>22988448</text:p>
          </table:table-cell>
          <table:table-cell office:value-type="float" office:value="20164024" calcext:value-type="float">
            <text:p>20164024</text:p>
          </table:table-cell>
        </table:table-row>
        <table:table-row table:style-name="ro1">
          <table:table-cell office:value-type="float" office:value="4515496" calcext:value-type="float">
            <text:p>4515496</text:p>
          </table:table-cell>
          <table:table-cell office:value-type="float" office:value="19542652" calcext:value-type="float">
            <text:p>19542652</text:p>
          </table:table-cell>
          <table:table-cell office:value-type="float" office:value="17037656" calcext:value-type="float">
            <text:p>17037656</text:p>
          </table:table-cell>
          <table:table-cell office:value-type="float" office:value="36516624" calcext:value-type="float">
            <text:p>36516624</text:p>
          </table:table-cell>
          <table:table-cell office:value-type="float" office:value="22988232" calcext:value-type="float">
            <text:p>22988232</text:p>
          </table:table-cell>
          <table:table-cell office:value-type="float" office:value="20164024" calcext:value-type="float">
            <text:p>20164024</text:p>
          </table:table-cell>
        </table:table-row>
        <table:table-row table:style-name="ro1">
          <table:table-cell office:value-type="float" office:value="4522132" calcext:value-type="float">
            <text:p>4522132</text:p>
          </table:table-cell>
          <table:table-cell office:value-type="float" office:value="19542620" calcext:value-type="float">
            <text:p>19542620</text:p>
          </table:table-cell>
          <table:table-cell office:value-type="float" office:value="17037656" calcext:value-type="float">
            <text:p>17037656</text:p>
          </table:table-cell>
          <table:table-cell office:value-type="float" office:value="36516544" calcext:value-type="float">
            <text:p>36516544</text:p>
          </table:table-cell>
          <table:table-cell office:value-type="float" office:value="22988108" calcext:value-type="float">
            <text:p>22988108</text:p>
          </table:table-cell>
          <table:table-cell office:value-type="float" office:value="20163896" calcext:value-type="float">
            <text:p>20163896</text:p>
          </table:table-cell>
        </table:table-row>
        <table:table-row table:style-name="ro1">
          <table:table-cell office:value-type="float" office:value="4512856" calcext:value-type="float">
            <text:p>4512856</text:p>
          </table:table-cell>
          <table:table-cell office:value-type="float" office:value="19542676" calcext:value-type="float">
            <text:p>19542676</text:p>
          </table:table-cell>
          <table:table-cell office:value-type="float" office:value="17039192" calcext:value-type="float">
            <text:p>17039192</text:p>
          </table:table-cell>
          <table:table-cell office:value-type="float" office:value="36516288" calcext:value-type="float">
            <text:p>36516288</text:p>
          </table:table-cell>
          <table:table-cell office:value-type="float" office:value="22988108" calcext:value-type="float">
            <text:p>22988108</text:p>
          </table:table-cell>
          <table:table-cell office:value-type="float" office:value="20163736" calcext:value-type="float">
            <text:p>20163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0:00:39.486238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19:21:43.133077997</meta:creation-date>
    <dc:date>2021-07-09T19:48:02.742545296</dc:date>
    <meta:editing-duration>PT16M8S</meta:editing-duration>
    <meta:editing-cycles>2</meta:editing-cycles>
    <meta:generator>LibreOffice/6.0.7.3$Linux_X86_64 LibreOffice_project/00m0$Build-3</meta:generator>
    <meta:document-statistic meta:table-count="1" meta:cell-count="3132" meta:object-count="0"/>
  </office:meta>
</office:document-meta>
</file>